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021cm"/>
    </style:style>
    <style:style style:name="co2" style:family="table-column">
      <style:table-column-properties fo:break-before="auto" style:column-width="1.746cm"/>
    </style:style>
    <style:style style:name="co3" style:family="table-column">
      <style:table-column-properties fo:break-before="auto" style:column-width="1.864cm"/>
    </style:style>
    <style:style style:name="co4" style:family="table-column">
      <style:table-column-properties fo:break-before="auto" style:column-width="1.669cm"/>
    </style:style>
    <style:style style:name="co5" style:family="table-column">
      <style:table-column-properties fo:break-before="auto" style:column-width="1.61cm"/>
    </style:style>
    <style:style style:name="co6" style:family="table-column">
      <style:table-column-properties fo:break-before="auto" style:column-width="1.845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cc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2" table:number-columns-repeated="4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Generation</text:p>
          </table:table-cell>
          <table:table-cell office:value-type="string" calcext:value-type="string">
            <text:p>Worst</text:p>
          </table:table-cell>
          <table:table-cell office:value-type="string" calcext:value-type="string">
            <text:p>0-10%</text:p>
          </table:table-cell>
          <table:table-cell office:value-type="string" calcext:value-type="string">
            <text:p>10-20%</text:p>
          </table:table-cell>
          <table:table-cell office:value-type="string" calcext:value-type="string">
            <text:p>20-30%</text:p>
          </table:table-cell>
          <table:table-cell office:value-type="string" calcext:value-type="string">
            <text:p>30-40%</text:p>
          </table:table-cell>
          <table:table-cell office:value-type="string" calcext:value-type="string">
            <text:p>40-50%</text:p>
          </table:table-cell>
          <table:table-cell office:value-type="string" calcext:value-type="string">
            <text:p>50-60%</text:p>
          </table:table-cell>
          <table:table-cell office:value-type="string" calcext:value-type="string">
            <text:p>60-70%</text:p>
          </table:table-cell>
          <table:table-cell office:value-type="string" calcext:value-type="string">
            <text:p>70-80%</text:p>
          </table:table-cell>
          <table:table-cell office:value-type="string" calcext:value-type="string">
            <text:p>80-90%</text:p>
          </table:table-cell>
          <table:table-cell office:value-type="string" calcext:value-type="string">
            <text:p>90-100%</text:p>
          </table:table-cell>
          <table:table-cell office:value-type="string" calcext:value-type="string">
            <text:p>Najboljši</text:p>
          </table:table-cell>
          <table:table-cell office:value-type="string" calcext:value-type="string">
            <text:p>Povprečj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 office:value-type="float" office:value="-1" calcext:value-type="float">
            <text:p>-1</text:p>
          </table:table-cell>
          <table:table-cell office:value-type="float" office:value="-0.17417" calcext:value-type="float">
            <text:p>-0.17417</text:p>
          </table:table-cell>
          <table:table-cell office:value-type="float" office:value="0.390835" calcext:value-type="float">
            <text:p>0.390835</text:p>
          </table:table-cell>
          <table:table-cell office:value-type="float" office:value="0.612372" calcext:value-type="float">
            <text:p>0.612372</text:p>
          </table:table-cell>
          <table:table-cell office:value-type="float" office:value="-0.778334" calcext:value-type="float">
            <text:p>-0.77833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-0.941856" calcext:value-type="float">
            <text:p>-0.941856</text:p>
          </table:table-cell>
          <table:table-cell office:value-type="float" office:value="-0.247269" calcext:value-type="float">
            <text:p>-0.247269</text:p>
          </table:table-cell>
          <table:table-cell office:value-type="float" office:value="0" calcext:value-type="float">
            <text:p>0</text:p>
          </table:table-cell>
          <table:table-cell office:value-type="float" office:value="0.041724" calcext:value-type="float">
            <text:p>0.041724</text:p>
          </table:table-cell>
          <table:table-cell office:value-type="float" office:value="0.292469" calcext:value-type="float">
            <text:p>0.292469</text:p>
          </table:table-cell>
          <table:table-cell office:value-type="float" office:value="0.513588" calcext:value-type="float">
            <text:p>0.513588</text:p>
          </table:table-cell>
          <table:table-cell office:value-type="float" office:value="0.588157" calcext:value-type="float">
            <text:p>0.588157</text:p>
          </table:table-cell>
          <table:table-cell table:number-columns-repeated="2" office:value-type="float" office:value="0.612372" calcext:value-type="float">
            <text:p>0.612372</text:p>
          </table:table-cell>
          <table:table-cell office:value-type="float" office:value="-0.114081" calcext:value-type="float">
            <text:p>-0.11408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-0.810842" calcext:value-type="float">
            <text:p>-0.810842</text:p>
          </table:table-cell>
          <table:table-cell office:value-type="float" office:value="-0.009241" calcext:value-type="float">
            <text:p>-0.009241</text:p>
          </table:table-cell>
          <table:table-cell office:value-type="float" office:value="0.039889" calcext:value-type="float">
            <text:p>0.039889</text:p>
          </table:table-cell>
          <table:table-cell office:value-type="float" office:value="0.254002" calcext:value-type="float">
            <text:p>0.254002</text:p>
          </table:table-cell>
          <table:table-cell office:value-type="float" office:value="0.491066" calcext:value-type="float">
            <text:p>0.491066</text:p>
          </table:table-cell>
          <table:table-cell office:value-type="float" office:value="0.571581" calcext:value-type="float">
            <text:p>0.571581</text:p>
          </table:table-cell>
          <table:table-cell office:value-type="float" office:value="0.607037" calcext:value-type="float">
            <text:p>0.607037</text:p>
          </table:table-cell>
          <table:table-cell office:value-type="float" office:value="0.612813" calcext:value-type="float">
            <text:p>0.612813</text:p>
          </table:table-cell>
          <table:table-cell office:value-type="float" office:value="0.621182" calcext:value-type="float">
            <text:p>0.621182</text:p>
          </table:table-cell>
          <table:table-cell office:value-type="float" office:value="-0.024369" calcext:value-type="float">
            <text:p>-0.02436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-0.520304" calcext:value-type="float">
            <text:p>-0.520304</text:p>
          </table:table-cell>
          <table:table-cell office:value-type="float" office:value="0.016889" calcext:value-type="float">
            <text:p>0.016889</text:p>
          </table:table-cell>
          <table:table-cell office:value-type="float" office:value="0.224187" calcext:value-type="float">
            <text:p>0.224187</text:p>
          </table:table-cell>
          <table:table-cell office:value-type="float" office:value="0.475652" calcext:value-type="float">
            <text:p>0.475652</text:p>
          </table:table-cell>
          <table:table-cell office:value-type="float" office:value="0.560937" calcext:value-type="float">
            <text:p>0.560937</text:p>
          </table:table-cell>
          <table:table-cell office:value-type="float" office:value="0.598561" calcext:value-type="float">
            <text:p>0.598561</text:p>
          </table:table-cell>
          <table:table-cell office:value-type="float" office:value="0.612372" calcext:value-type="float">
            <text:p>0.612372</text:p>
          </table:table-cell>
          <table:table-cell office:value-type="float" office:value="0.620986" calcext:value-type="float">
            <text:p>0.620986</text:p>
          </table:table-cell>
          <table:table-cell office:value-type="float" office:value="0.767032" calcext:value-type="float">
            <text:p>0.767032</text:p>
          </table:table-cell>
          <table:table-cell office:value-type="float" office:value="0.058928" calcext:value-type="float">
            <text:p>0.05892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-0.358688" calcext:value-type="float">
            <text:p>-0.358688</text:p>
          </table:table-cell>
          <table:table-cell office:value-type="float" office:value="0.075295" calcext:value-type="float">
            <text:p>0.075295</text:p>
          </table:table-cell>
          <table:table-cell office:value-type="float" office:value="0.295476" calcext:value-type="float">
            <text:p>0.295476</text:p>
          </table:table-cell>
          <table:table-cell office:value-type="float" office:value="0.513196" calcext:value-type="float">
            <text:p>0.513196</text:p>
          </table:table-cell>
          <table:table-cell office:value-type="float" office:value="0.584849" calcext:value-type="float">
            <text:p>0.584849</text:p>
          </table:table-cell>
          <table:table-cell office:value-type="float" office:value="0.609502" calcext:value-type="float">
            <text:p>0.609502</text:p>
          </table:table-cell>
          <table:table-cell office:value-type="float" office:value="0.612372" calcext:value-type="float">
            <text:p>0.612372</text:p>
          </table:table-cell>
          <table:table-cell office:value-type="float" office:value="0.628719" calcext:value-type="float">
            <text:p>0.628719</text:p>
          </table:table-cell>
          <table:table-cell office:value-type="float" office:value="0.767032" calcext:value-type="float">
            <text:p>0.767032</text:p>
          </table:table-cell>
          <table:table-cell office:value-type="float" office:value="0.096072" calcext:value-type="float">
            <text:p>0.09607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-0.093094" calcext:value-type="float">
            <text:p>-0.093094</text:p>
          </table:table-cell>
          <table:table-cell office:value-type="float" office:value="0.18636" calcext:value-type="float">
            <text:p>0.18636</text:p>
          </table:table-cell>
          <table:table-cell office:value-type="float" office:value="0.410451" calcext:value-type="float">
            <text:p>0.410451</text:p>
          </table:table-cell>
          <table:table-cell office:value-type="float" office:value="0.544913" calcext:value-type="float">
            <text:p>0.544913</text:p>
          </table:table-cell>
          <table:table-cell office:value-type="float" office:value="0.593957" calcext:value-type="float">
            <text:p>0.593957</text:p>
          </table:table-cell>
          <table:table-cell office:value-type="float" office:value="0.611952" calcext:value-type="float">
            <text:p>0.611952</text:p>
          </table:table-cell>
          <table:table-cell office:value-type="float" office:value="0.612372" calcext:value-type="float">
            <text:p>0.612372</text:p>
          </table:table-cell>
          <table:table-cell office:value-type="float" office:value="0.636452" calcext:value-type="float">
            <text:p>0.636452</text:p>
          </table:table-cell>
          <table:table-cell office:value-type="float" office:value="0.767032" calcext:value-type="float">
            <text:p>0.767032</text:p>
          </table:table-cell>
          <table:table-cell office:value-type="float" office:value="0.150336" calcext:value-type="float">
            <text:p>0.150336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.022788" calcext:value-type="float">
            <text:p>0.022788</text:p>
          </table:table-cell>
          <table:table-cell office:value-type="float" office:value="0.296741" calcext:value-type="float">
            <text:p>0.296741</text:p>
          </table:table-cell>
          <table:table-cell office:value-type="float" office:value="0.492799" calcext:value-type="float">
            <text:p>0.492799</text:p>
          </table:table-cell>
          <table:table-cell office:value-type="float" office:value="0.583577" calcext:value-type="float">
            <text:p>0.583577</text:p>
          </table:table-cell>
          <table:table-cell office:value-type="float" office:value="0.607829" calcext:value-type="float">
            <text:p>0.607829</text:p>
          </table:table-cell>
          <table:table-cell table:number-columns-repeated="2" office:value-type="float" office:value="0.612372" calcext:value-type="float">
            <text:p>0.612372</text:p>
          </table:table-cell>
          <table:table-cell office:value-type="float" office:value="0.650246" calcext:value-type="float">
            <text:p>0.650246</text:p>
          </table:table-cell>
          <table:table-cell office:value-type="float" office:value="0.767032" calcext:value-type="float">
            <text:p>0.767032</text:p>
          </table:table-cell>
          <table:table-cell office:value-type="float" office:value="0.187873" calcext:value-type="float">
            <text:p>0.187873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84925" calcext:value-type="float">
            <text:p>-0.84925</text:p>
          </table:table-cell>
          <table:table-cell office:value-type="float" office:value="0.166683" calcext:value-type="float">
            <text:p>0.166683</text:p>
          </table:table-cell>
          <table:table-cell office:value-type="float" office:value="0.44407" calcext:value-type="float">
            <text:p>0.44407</text:p>
          </table:table-cell>
          <table:table-cell office:value-type="float" office:value="0.563424" calcext:value-type="float">
            <text:p>0.563424</text:p>
          </table:table-cell>
          <table:table-cell office:value-type="float" office:value="0.597875" calcext:value-type="float">
            <text:p>0.597875</text:p>
          </table:table-cell>
          <table:table-cell office:value-type="float" office:value="0.611531" calcext:value-type="float">
            <text:p>0.611531</text:p>
          </table:table-cell>
          <table:table-cell table:number-columns-repeated="2" office:value-type="float" office:value="0.612372" calcext:value-type="float">
            <text:p>0.612372</text:p>
          </table:table-cell>
          <table:table-cell office:value-type="float" office:value="0.658866" calcext:value-type="float">
            <text:p>0.658866</text:p>
          </table:table-cell>
          <table:table-cell office:value-type="float" office:value="0.767032" calcext:value-type="float">
            <text:p>0.767032</text:p>
          </table:table-cell>
          <table:table-cell office:value-type="float" office:value="0.241794" calcext:value-type="float">
            <text:p>0.241794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023798" calcext:value-type="float">
            <text:p>-0.023798</text:p>
          </table:table-cell>
          <table:table-cell office:value-type="float" office:value="0.338827" calcext:value-type="float">
            <text:p>0.338827</text:p>
          </table:table-cell>
          <table:table-cell office:value-type="float" office:value="0.533529" calcext:value-type="float">
            <text:p>0.533529</text:p>
          </table:table-cell>
          <table:table-cell office:value-type="float" office:value="0.587621" calcext:value-type="float">
            <text:p>0.587621</text:p>
          </table:table-cell>
          <table:table-cell office:value-type="float" office:value="0.606268" calcext:value-type="float">
            <text:p>0.606268</text:p>
          </table:table-cell>
          <table:table-cell table:number-columns-repeated="3" office:value-type="float" office:value="0.612372" calcext:value-type="float">
            <text:p>0.612372</text:p>
          </table:table-cell>
          <table:table-cell office:value-type="float" office:value="0.656992" calcext:value-type="float">
            <text:p>0.656992</text:p>
          </table:table-cell>
          <table:table-cell office:value-type="float" office:value="0.767032" calcext:value-type="float">
            <text:p>0.767032</text:p>
          </table:table-cell>
          <table:table-cell office:value-type="float" office:value="0.353656" calcext:value-type="float">
            <text:p>0.353656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754246" calcext:value-type="float">
            <text:p>-0.754246</text:p>
          </table:table-cell>
          <table:table-cell office:value-type="float" office:value="0.196184" calcext:value-type="float">
            <text:p>0.196184</text:p>
          </table:table-cell>
          <table:table-cell office:value-type="float" office:value="0.472731" calcext:value-type="float">
            <text:p>0.472731</text:p>
          </table:table-cell>
          <table:table-cell office:value-type="float" office:value="0.579788" calcext:value-type="float">
            <text:p>0.579788</text:p>
          </table:table-cell>
          <table:table-cell office:value-type="float" office:value="0.602267" calcext:value-type="float">
            <text:p>0.602267</text:p>
          </table:table-cell>
          <table:table-cell table:number-columns-repeated="3" office:value-type="float" office:value="0.612372" calcext:value-type="float">
            <text:p>0.612372</text:p>
          </table:table-cell>
          <table:table-cell office:value-type="float" office:value="0.64789" calcext:value-type="float">
            <text:p>0.64789</text:p>
          </table:table-cell>
          <table:table-cell office:value-type="float" office:value="0.767032" calcext:value-type="float">
            <text:p>0.767032</text:p>
          </table:table-cell>
          <table:table-cell office:value-type="float" office:value="0.258173" calcext:value-type="float">
            <text:p>0.25817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038852" calcext:value-type="float">
            <text:p>-0.038852</text:p>
          </table:table-cell>
          <table:table-cell office:value-type="float" office:value="0.350177" calcext:value-type="float">
            <text:p>0.350177</text:p>
          </table:table-cell>
          <table:table-cell office:value-type="float" office:value="0.559636" calcext:value-type="float">
            <text:p>0.559636</text:p>
          </table:table-cell>
          <table:table-cell office:value-type="float" office:value="0.58995" calcext:value-type="float">
            <text:p>0.58995</text:p>
          </table:table-cell>
          <table:table-cell office:value-type="float" office:value="0.609106" calcext:value-type="float">
            <text:p>0.609106</text:p>
          </table:table-cell>
          <table:table-cell table:number-columns-repeated="3" office:value-type="float" office:value="0.612372" calcext:value-type="float">
            <text:p>0.612372</text:p>
          </table:table-cell>
          <table:table-cell office:value-type="float" office:value="0.668115" calcext:value-type="float">
            <text:p>0.668115</text:p>
          </table:table-cell>
          <table:table-cell office:value-type="float" office:value="0.916283" calcext:value-type="float">
            <text:p>0.916283</text:p>
          </table:table-cell>
          <table:table-cell office:value-type="float" office:value="0.357525" calcext:value-type="float">
            <text:p>0.357525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1" calcext:value-type="float">
            <text:p>-1</text:p>
          </table:table-cell>
          <table:table-cell office:value-type="float" office:value="-0.8" calcext:value-type="float">
            <text:p>-0.8</text:p>
          </table:table-cell>
          <table:table-cell office:value-type="float" office:value="0.168059" calcext:value-type="float">
            <text:p>0.168059</text:p>
          </table:table-cell>
          <table:table-cell office:value-type="float" office:value="0.471873" calcext:value-type="float">
            <text:p>0.471873</text:p>
          </table:table-cell>
          <table:table-cell office:value-type="float" office:value="0.579377" calcext:value-type="float">
            <text:p>0.579377</text:p>
          </table:table-cell>
          <table:table-cell office:value-type="float" office:value="0.600552" calcext:value-type="float">
            <text:p>0.600552</text:p>
          </table:table-cell>
          <table:table-cell office:value-type="float" office:value="0.612162" calcext:value-type="float">
            <text:p>0.612162</text:p>
          </table:table-cell>
          <table:table-cell table:number-columns-repeated="3" office:value-type="float" office:value="0.612372" calcext:value-type="float">
            <text:p>0.612372</text:p>
          </table:table-cell>
          <table:table-cell office:value-type="float" office:value="0.667718" calcext:value-type="float">
            <text:p>0.667718</text:p>
          </table:table-cell>
          <table:table-cell office:value-type="float" office:value="0.916283" calcext:value-type="float">
            <text:p>0.916283</text:p>
          </table:table-cell>
          <table:table-cell office:value-type="float" office:value="0.413686" calcext:value-type="float">
            <text:p>0.413686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388188" calcext:value-type="float">
            <text:p>-0.388188</text:p>
          </table:table-cell>
          <table:table-cell office:value-type="float" office:value="0.287298" calcext:value-type="float">
            <text:p>0.287298</text:p>
          </table:table-cell>
          <table:table-cell office:value-type="float" office:value="0.508371" calcext:value-type="float">
            <text:p>0.508371</text:p>
          </table:table-cell>
          <table:table-cell office:value-type="float" office:value="0.58798" calcext:value-type="float">
            <text:p>0.58798</text:p>
          </table:table-cell>
          <table:table-cell office:value-type="float" office:value="0.609089" calcext:value-type="float">
            <text:p>0.609089</text:p>
          </table:table-cell>
          <table:table-cell table:number-columns-repeated="3" office:value-type="float" office:value="0.612372" calcext:value-type="float">
            <text:p>0.612372</text:p>
          </table:table-cell>
          <table:table-cell office:value-type="float" office:value="0.648504" calcext:value-type="float">
            <text:p>0.648504</text:p>
          </table:table-cell>
          <table:table-cell office:value-type="float" office:value="0.916283" calcext:value-type="float">
            <text:p>0.916283</text:p>
          </table:table-cell>
          <table:table-cell office:value-type="float" office:value="0.309017" calcext:value-type="float">
            <text:p>0.309017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100502" calcext:value-type="float">
            <text:p>-0.100502</text:p>
          </table:table-cell>
          <table:table-cell office:value-type="float" office:value="0.373637" calcext:value-type="float">
            <text:p>0.373637</text:p>
          </table:table-cell>
          <table:table-cell office:value-type="float" office:value="0.539548" calcext:value-type="float">
            <text:p>0.539548</text:p>
          </table:table-cell>
          <table:table-cell office:value-type="float" office:value="0.59644" calcext:value-type="float">
            <text:p>0.59644</text:p>
          </table:table-cell>
          <table:table-cell office:value-type="float" office:value="0.611321" calcext:value-type="float">
            <text:p>0.611321</text:p>
          </table:table-cell>
          <table:table-cell table:number-columns-repeated="3" office:value-type="float" office:value="0.612372" calcext:value-type="float">
            <text:p>0.612372</text:p>
          </table:table-cell>
          <table:table-cell office:value-type="float" office:value="0.648064" calcext:value-type="float">
            <text:p>0.648064</text:p>
          </table:table-cell>
          <table:table-cell office:value-type="float" office:value="0.916283" calcext:value-type="float">
            <text:p>0.916283</text:p>
          </table:table-cell>
          <table:table-cell office:value-type="float" office:value="0.350563" calcext:value-type="float">
            <text:p>0.350563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office:value-type="float" office:value="-0.8" calcext:value-type="float">
            <text:p>-0.8</text:p>
          </table:table-cell>
          <table:table-cell office:value-type="float" office:value="0.0675" calcext:value-type="float">
            <text:p>0.0675</text:p>
          </table:table-cell>
          <table:table-cell office:value-type="float" office:value="0.367194" calcext:value-type="float">
            <text:p>0.367194</text:p>
          </table:table-cell>
          <table:table-cell office:value-type="float" office:value="0.509164" calcext:value-type="float">
            <text:p>0.509164</text:p>
          </table:table-cell>
          <table:table-cell office:value-type="float" office:value="0.586417" calcext:value-type="float">
            <text:p>0.586417</text:p>
          </table:table-cell>
          <table:table-cell office:value-type="float" office:value="0.606412" calcext:value-type="float">
            <text:p>0.606412</text:p>
          </table:table-cell>
          <table:table-cell table:number-columns-repeated="3" office:value-type="float" office:value="0.612372" calcext:value-type="float">
            <text:p>0.612372</text:p>
          </table:table-cell>
          <table:table-cell office:value-type="float" office:value="0.655526" calcext:value-type="float">
            <text:p>0.655526</text:p>
          </table:table-cell>
          <table:table-cell office:value-type="float" office:value="0.916283" calcext:value-type="float">
            <text:p>0.916283</text:p>
          </table:table-cell>
          <table:table-cell office:value-type="float" office:value="0.382933" calcext:value-type="float">
            <text:p>0.382933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-0.903017" calcext:value-type="float">
            <text:p>-0.903017</text:p>
          </table:table-cell>
          <table:table-cell office:value-type="float" office:value="0.053569" calcext:value-type="float">
            <text:p>0.053569</text:p>
          </table:table-cell>
          <table:table-cell office:value-type="float" office:value="0.330302" calcext:value-type="float">
            <text:p>0.330302</text:p>
          </table:table-cell>
          <table:table-cell office:value-type="float" office:value="0.519525" calcext:value-type="float">
            <text:p>0.519525</text:p>
          </table:table-cell>
          <table:table-cell office:value-type="float" office:value="0.588276" calcext:value-type="float">
            <text:p>0.588276</text:p>
          </table:table-cell>
          <table:table-cell office:value-type="float" office:value="0.605425" calcext:value-type="float">
            <text:p>0.605425</text:p>
          </table:table-cell>
          <table:table-cell table:number-columns-repeated="3" office:value-type="float" office:value="0.612372" calcext:value-type="float">
            <text:p>0.612372</text:p>
          </table:table-cell>
          <table:table-cell office:value-type="float" office:value="0.660205" calcext:value-type="float">
            <text:p>0.660205</text:p>
          </table:table-cell>
          <table:table-cell office:value-type="float" office:value="0.916283" calcext:value-type="float">
            <text:p>0.916283</text:p>
          </table:table-cell>
          <table:table-cell office:value-type="float" office:value="0.36914" calcext:value-type="float">
            <text:p>0.36914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.069532" calcext:value-type="float">
            <text:p>0.069532</text:p>
          </table:table-cell>
          <table:table-cell office:value-type="float" office:value="0.290549" calcext:value-type="float">
            <text:p>0.290549</text:p>
          </table:table-cell>
          <table:table-cell office:value-type="float" office:value="0.53376" calcext:value-type="float">
            <text:p>0.53376</text:p>
          </table:table-cell>
          <table:table-cell office:value-type="float" office:value="0.591195" calcext:value-type="float">
            <text:p>0.591195</text:p>
          </table:table-cell>
          <table:table-cell office:value-type="float" office:value="0.608413" calcext:value-type="float">
            <text:p>0.608413</text:p>
          </table:table-cell>
          <table:table-cell table:number-columns-repeated="3" office:value-type="float" office:value="0.612372" calcext:value-type="float">
            <text:p>0.612372</text:p>
          </table:table-cell>
          <table:table-cell office:value-type="float" office:value="0.65641" calcext:value-type="float">
            <text:p>0.65641</text:p>
          </table:table-cell>
          <table:table-cell office:value-type="float" office:value="0.916283" calcext:value-type="float">
            <text:p>0.916283</text:p>
          </table:table-cell>
          <table:table-cell office:value-type="float" office:value="0.358698" calcext:value-type="float">
            <text:p>0.358698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-0.501869" calcext:value-type="float">
            <text:p>-0.501869</text:p>
          </table:table-cell>
          <table:table-cell office:value-type="float" office:value="0.142039" calcext:value-type="float">
            <text:p>0.142039</text:p>
          </table:table-cell>
          <table:table-cell office:value-type="float" office:value="0.36653" calcext:value-type="float">
            <text:p>0.36653</text:p>
          </table:table-cell>
          <table:table-cell office:value-type="float" office:value="0.56593" calcext:value-type="float">
            <text:p>0.56593</text:p>
          </table:table-cell>
          <table:table-cell office:value-type="float" office:value="0.601986" calcext:value-type="float">
            <text:p>0.601986</text:p>
          </table:table-cell>
          <table:table-cell office:value-type="float" office:value="0.611952" calcext:value-type="float">
            <text:p>0.611952</text:p>
          </table:table-cell>
          <table:table-cell table:number-columns-repeated="3" office:value-type="float" office:value="0.612372" calcext:value-type="float">
            <text:p>0.612372</text:p>
          </table:table-cell>
          <table:table-cell office:value-type="float" office:value="0.680875" calcext:value-type="float">
            <text:p>0.680875</text:p>
          </table:table-cell>
          <table:table-cell office:value-type="float" office:value="0.916283" calcext:value-type="float">
            <text:p>0.916283</text:p>
          </table:table-cell>
          <table:table-cell office:value-type="float" office:value="0.430456" calcext:value-type="float">
            <text:p>0.430456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1" calcext:value-type="float">
            <text:p>-1</text:p>
          </table:table-cell>
          <table:table-cell office:value-type="float" office:value="-0.853017" calcext:value-type="float">
            <text:p>-0.853017</text:p>
          </table:table-cell>
          <table:table-cell office:value-type="float" office:value="0.101962" calcext:value-type="float">
            <text:p>0.101962</text:p>
          </table:table-cell>
          <table:table-cell office:value-type="float" office:value="0.325749" calcext:value-type="float">
            <text:p>0.325749</text:p>
          </table:table-cell>
          <table:table-cell office:value-type="float" office:value="0.546956" calcext:value-type="float">
            <text:p>0.546956</text:p>
          </table:table-cell>
          <table:table-cell office:value-type="float" office:value="0.598596" calcext:value-type="float">
            <text:p>0.598596</text:p>
          </table:table-cell>
          <table:table-cell office:value-type="float" office:value="0.611337" calcext:value-type="float">
            <text:p>0.611337</text:p>
          </table:table-cell>
          <table:table-cell table:number-columns-repeated="3" office:value-type="float" office:value="0.612372" calcext:value-type="float">
            <text:p>0.612372</text:p>
          </table:table-cell>
          <table:table-cell office:value-type="float" office:value="0.674961" calcext:value-type="float">
            <text:p>0.674961</text:p>
          </table:table-cell>
          <table:table-cell office:value-type="float" office:value="0.916283" calcext:value-type="float">
            <text:p>0.916283</text:p>
          </table:table-cell>
          <table:table-cell office:value-type="float" office:value="0.384366" calcext:value-type="float">
            <text:p>0.384366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office:value-type="float" office:value="-0.699278" calcext:value-type="float">
            <text:p>-0.699278</text:p>
          </table:table-cell>
          <table:table-cell office:value-type="float" office:value="0.126275" calcext:value-type="float">
            <text:p>0.126275</text:p>
          </table:table-cell>
          <table:table-cell office:value-type="float" office:value="0.308274" calcext:value-type="float">
            <text:p>0.308274</text:p>
          </table:table-cell>
          <table:table-cell office:value-type="float" office:value="0.532198" calcext:value-type="float">
            <text:p>0.532198</text:p>
          </table:table-cell>
          <table:table-cell office:value-type="float" office:value="0.591997" calcext:value-type="float">
            <text:p>0.591997</text:p>
          </table:table-cell>
          <table:table-cell office:value-type="float" office:value="0.610529" calcext:value-type="float">
            <text:p>0.610529</text:p>
          </table:table-cell>
          <table:table-cell table:number-columns-repeated="3" office:value-type="float" office:value="0.612372" calcext:value-type="float">
            <text:p>0.612372</text:p>
          </table:table-cell>
          <table:table-cell office:value-type="float" office:value="0.665041" calcext:value-type="float">
            <text:p>0.665041</text:p>
          </table:table-cell>
          <table:table-cell office:value-type="float" office:value="0.916283" calcext:value-type="float">
            <text:p>0.916283</text:p>
          </table:table-cell>
          <table:table-cell office:value-type="float" office:value="0.397215" calcext:value-type="float">
            <text:p>0.397215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1" calcext:value-type="float">
            <text:p>-1</text:p>
          </table:table-cell>
          <table:table-cell office:value-type="float" office:value="-0.7" calcext:value-type="float">
            <text:p>-0.7</text:p>
          </table:table-cell>
          <table:table-cell office:value-type="float" office:value="0.100832" calcext:value-type="float">
            <text:p>0.100832</text:p>
          </table:table-cell>
          <table:table-cell office:value-type="float" office:value="0.310829" calcext:value-type="float">
            <text:p>0.310829</text:p>
          </table:table-cell>
          <table:table-cell office:value-type="float" office:value="0.550456" calcext:value-type="float">
            <text:p>0.550456</text:p>
          </table:table-cell>
          <table:table-cell office:value-type="float" office:value="0.602618" calcext:value-type="float">
            <text:p>0.602618</text:p>
          </table:table-cell>
          <table:table-cell table:number-columns-repeated="4" office:value-type="float" office:value="0.612372" calcext:value-type="float">
            <text:p>0.612372</text:p>
          </table:table-cell>
          <table:table-cell office:value-type="float" office:value="0.671437" calcext:value-type="float">
            <text:p>0.671437</text:p>
          </table:table-cell>
          <table:table-cell office:value-type="float" office:value="0.916283" calcext:value-type="float">
            <text:p>0.916283</text:p>
          </table:table-cell>
          <table:table-cell office:value-type="float" office:value="0.398566" calcext:value-type="float">
            <text:p>0.398566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1" calcext:value-type="float">
            <text:p>-1</text:p>
          </table:table-cell>
          <table:table-cell office:value-type="float" office:value="-0.8" calcext:value-type="float">
            <text:p>-0.8</text:p>
          </table:table-cell>
          <table:table-cell office:value-type="float" office:value="0.088378" calcext:value-type="float">
            <text:p>0.088378</text:p>
          </table:table-cell>
          <table:table-cell office:value-type="float" office:value="0.360491" calcext:value-type="float">
            <text:p>0.360491</text:p>
          </table:table-cell>
          <table:table-cell office:value-type="float" office:value="0.565322" calcext:value-type="float">
            <text:p>0.565322</text:p>
          </table:table-cell>
          <table:table-cell office:value-type="float" office:value="0.608622" calcext:value-type="float">
            <text:p>0.608622</text:p>
          </table:table-cell>
          <table:table-cell table:number-columns-repeated="4" office:value-type="float" office:value="0.612372" calcext:value-type="float">
            <text:p>0.612372</text:p>
          </table:table-cell>
          <table:table-cell office:value-type="float" office:value="0.670409" calcext:value-type="float">
            <text:p>0.670409</text:p>
          </table:table-cell>
          <table:table-cell office:value-type="float" office:value="0.916283" calcext:value-type="float">
            <text:p>0.916283</text:p>
          </table:table-cell>
          <table:table-cell office:value-type="float" office:value="0.394271" calcext:value-type="float">
            <text:p>0.394271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1" calcext:value-type="float">
            <text:p>-1</text:p>
          </table:table-cell>
          <table:table-cell office:value-type="float" office:value="-0.435796" calcext:value-type="float">
            <text:p>-0.435796</text:p>
          </table:table-cell>
          <table:table-cell office:value-type="float" office:value="0.23517" calcext:value-type="float">
            <text:p>0.23517</text:p>
          </table:table-cell>
          <table:table-cell office:value-type="float" office:value="0.514135" calcext:value-type="float">
            <text:p>0.514135</text:p>
          </table:table-cell>
          <table:table-cell office:value-type="float" office:value="0.595758" calcext:value-type="float">
            <text:p>0.595758</text:p>
          </table:table-cell>
          <table:table-cell table:number-columns-repeated="5" office:value-type="float" office:value="0.612372" calcext:value-type="float">
            <text:p>0.612372</text:p>
          </table:table-cell>
          <table:table-cell office:value-type="float" office:value="0.670409" calcext:value-type="float">
            <text:p>0.670409</text:p>
          </table:table-cell>
          <table:table-cell office:value-type="float" office:value="0.916283" calcext:value-type="float">
            <text:p>0.916283</text:p>
          </table:table-cell>
          <table:table-cell office:value-type="float" office:value="0.464154" calcext:value-type="float">
            <text:p>0.464154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1" calcext:value-type="float">
            <text:p>-1</text:p>
          </table:table-cell>
          <table:table-cell office:value-type="float" office:value="-0.447318" calcext:value-type="float">
            <text:p>-0.447318</text:p>
          </table:table-cell>
          <table:table-cell office:value-type="float" office:value="0.204899" calcext:value-type="float">
            <text:p>0.204899</text:p>
          </table:table-cell>
          <table:table-cell office:value-type="float" office:value="0.482533" calcext:value-type="float">
            <text:p>0.482533</text:p>
          </table:table-cell>
          <table:table-cell office:value-type="float" office:value="0.589342" calcext:value-type="float">
            <text:p>0.589342</text:p>
          </table:table-cell>
          <table:table-cell office:value-type="float" office:value="0.608879" calcext:value-type="float">
            <text:p>0.608879</text:p>
          </table:table-cell>
          <table:table-cell table:number-columns-repeated="4" office:value-type="float" office:value="0.612372" calcext:value-type="float">
            <text:p>0.612372</text:p>
          </table:table-cell>
          <table:table-cell office:value-type="float" office:value="0.760149" calcext:value-type="float">
            <text:p>0.760149</text:p>
          </table:table-cell>
          <table:table-cell office:value-type="float" office:value="0.943371" calcext:value-type="float">
            <text:p>0.943371</text:p>
          </table:table-cell>
          <table:table-cell office:value-type="float" office:value="0.464797" calcext:value-type="float">
            <text:p>0.464797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1" calcext:value-type="float">
            <text:p>-1</text:p>
          </table:table-cell>
          <table:table-cell office:value-type="float" office:value="-0.528633" calcext:value-type="float">
            <text:p>-0.528633</text:p>
          </table:table-cell>
          <table:table-cell office:value-type="float" office:value="0.221552" calcext:value-type="float">
            <text:p>0.221552</text:p>
          </table:table-cell>
          <table:table-cell office:value-type="float" office:value="0.544367" calcext:value-type="float">
            <text:p>0.544367</text:p>
          </table:table-cell>
          <table:table-cell office:value-type="float" office:value="0.596505" calcext:value-type="float">
            <text:p>0.596505</text:p>
          </table:table-cell>
          <table:table-cell office:value-type="float" office:value="0.609519" calcext:value-type="float">
            <text:p>0.609519</text:p>
          </table:table-cell>
          <table:table-cell table:number-columns-repeated="4" office:value-type="float" office:value="0.612372" calcext:value-type="float">
            <text:p>0.612372</text:p>
          </table:table-cell>
          <table:table-cell office:value-type="float" office:value="0.773896" calcext:value-type="float">
            <text:p>0.773896</text:p>
          </table:table-cell>
          <table:table-cell office:value-type="float" office:value="0.943371" calcext:value-type="float">
            <text:p>0.943371</text:p>
          </table:table-cell>
          <table:table-cell office:value-type="float" office:value="0.46667" calcext:value-type="float">
            <text:p>0.46667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1" calcext:value-type="float">
            <text:p>-1</text:p>
          </table:table-cell>
          <table:table-cell office:value-type="float" office:value="-0.359681" calcext:value-type="float">
            <text:p>-0.359681</text:p>
          </table:table-cell>
          <table:table-cell office:value-type="float" office:value="0.328842" calcext:value-type="float">
            <text:p>0.328842</text:p>
          </table:table-cell>
          <table:table-cell office:value-type="float" office:value="0.568225" calcext:value-type="float">
            <text:p>0.568225</text:p>
          </table:table-cell>
          <table:table-cell office:value-type="float" office:value="0.597801" calcext:value-type="float">
            <text:p>0.597801</text:p>
          </table:table-cell>
          <table:table-cell office:value-type="float" office:value="0.610538" calcext:value-type="float">
            <text:p>0.610538</text:p>
          </table:table-cell>
          <table:table-cell table:number-columns-repeated="4" office:value-type="float" office:value="0.612372" calcext:value-type="float">
            <text:p>0.612372</text:p>
          </table:table-cell>
          <table:table-cell office:value-type="float" office:value="0.75099" calcext:value-type="float">
            <text:p>0.75099</text:p>
          </table:table-cell>
          <table:table-cell office:value-type="float" office:value="0.943371" calcext:value-type="float">
            <text:p>0.943371</text:p>
          </table:table-cell>
          <table:table-cell office:value-type="float" office:value="0.49462" calcext:value-type="float">
            <text:p>0.49462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1" calcext:value-type="float">
            <text:p>-1</text:p>
          </table:table-cell>
          <table:table-cell office:value-type="float" office:value="0.04975" calcext:value-type="float">
            <text:p>0.04975</text:p>
          </table:table-cell>
          <table:table-cell office:value-type="float" office:value="0.460081" calcext:value-type="float">
            <text:p>0.460081</text:p>
          </table:table-cell>
          <table:table-cell office:value-type="float" office:value="0.578523" calcext:value-type="float">
            <text:p>0.578523</text:p>
          </table:table-cell>
          <table:table-cell office:value-type="float" office:value="0.599797" calcext:value-type="float">
            <text:p>0.599797</text:p>
          </table:table-cell>
          <table:table-cell office:value-type="float" office:value="0.612162" calcext:value-type="float">
            <text:p>0.612162</text:p>
          </table:table-cell>
          <table:table-cell table:number-columns-repeated="4" office:value-type="float" office:value="0.612372" calcext:value-type="float">
            <text:p>0.612372</text:p>
          </table:table-cell>
          <table:table-cell office:value-type="float" office:value="0.742731" calcext:value-type="float">
            <text:p>0.742731</text:p>
          </table:table-cell>
          <table:table-cell office:value-type="float" office:value="0.944916" calcext:value-type="float">
            <text:p>0.944916</text:p>
          </table:table-cell>
          <table:table-cell office:value-type="float" office:value="0.549253" calcext:value-type="float">
            <text:p>0.549253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1" calcext:value-type="float">
            <text:p>-1</text:p>
          </table:table-cell>
          <table:table-cell office:value-type="float" office:value="0.044654" calcext:value-type="float">
            <text:p>0.044654</text:p>
          </table:table-cell>
          <table:table-cell office:value-type="float" office:value="0.514085" calcext:value-type="float">
            <text:p>0.514085</text:p>
          </table:table-cell>
          <table:table-cell office:value-type="float" office:value="0.584253" calcext:value-type="float">
            <text:p>0.584253</text:p>
          </table:table-cell>
          <table:table-cell office:value-type="float" office:value="0.599804" calcext:value-type="float">
            <text:p>0.599804</text:p>
          </table:table-cell>
          <table:table-cell office:value-type="float" office:value="0.611321" calcext:value-type="float">
            <text:p>0.611321</text:p>
          </table:table-cell>
          <table:table-cell table:number-columns-repeated="4" office:value-type="float" office:value="0.612372" calcext:value-type="float">
            <text:p>0.612372</text:p>
          </table:table-cell>
          <table:table-cell office:value-type="float" office:value="0.753179" calcext:value-type="float">
            <text:p>0.753179</text:p>
          </table:table-cell>
          <table:table-cell office:value-type="float" office:value="0.944916" calcext:value-type="float">
            <text:p>0.944916</text:p>
          </table:table-cell>
          <table:table-cell office:value-type="float" office:value="0.555679" calcext:value-type="float">
            <text:p>0.555679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1" calcext:value-type="float">
            <text:p>-1</text:p>
          </table:table-cell>
          <table:table-cell office:value-type="float" office:value="-0.520081" calcext:value-type="float">
            <text:p>-0.520081</text:p>
          </table:table-cell>
          <table:table-cell office:value-type="float" office:value="0.325209" calcext:value-type="float">
            <text:p>0.325209</text:p>
          </table:table-cell>
          <table:table-cell office:value-type="float" office:value="0.561732" calcext:value-type="float">
            <text:p>0.561732</text:p>
          </table:table-cell>
          <table:table-cell office:value-type="float" office:value="0.594958" calcext:value-type="float">
            <text:p>0.594958</text:p>
          </table:table-cell>
          <table:table-cell office:value-type="float" office:value="0.610621" calcext:value-type="float">
            <text:p>0.610621</text:p>
          </table:table-cell>
          <table:table-cell table:number-columns-repeated="4" office:value-type="float" office:value="0.612372" calcext:value-type="float">
            <text:p>0.612372</text:p>
          </table:table-cell>
          <table:table-cell office:value-type="float" office:value="0.763612" calcext:value-type="float">
            <text:p>0.763612</text:p>
          </table:table-cell>
          <table:table-cell office:value-type="float" office:value="0.958317" calcext:value-type="float">
            <text:p>0.958317</text:p>
          </table:table-cell>
          <table:table-cell office:value-type="float" office:value="0.478554" calcext:value-type="float">
            <text:p>0.478554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1" calcext:value-type="float">
            <text:p>-1</text:p>
          </table:table-cell>
          <table:table-cell office:value-type="float" office:value="-0.299179" calcext:value-type="float">
            <text:p>-0.299179</text:p>
          </table:table-cell>
          <table:table-cell office:value-type="float" office:value="0.399188" calcext:value-type="float">
            <text:p>0.399188</text:p>
          </table:table-cell>
          <table:table-cell office:value-type="float" office:value="0.584985" calcext:value-type="float">
            <text:p>0.584985</text:p>
          </table:table-cell>
          <table:table-cell office:value-type="float" office:value="0.606834" calcext:value-type="float">
            <text:p>0.606834</text:p>
          </table:table-cell>
          <table:table-cell table:number-columns-repeated="4" office:value-type="float" office:value="0.612372" calcext:value-type="float">
            <text:p>0.612372</text:p>
          </table:table-cell>
          <table:table-cell office:value-type="float" office:value="0.614311" calcext:value-type="float">
            <text:p>0.614311</text:p>
          </table:table-cell>
          <table:table-cell office:value-type="float" office:value="0.815877" calcext:value-type="float">
            <text:p>0.815877</text:p>
          </table:table-cell>
          <table:table-cell office:value-type="float" office:value="0.958317" calcext:value-type="float">
            <text:p>0.958317</text:p>
          </table:table-cell>
          <table:table-cell office:value-type="float" office:value="0.517151" calcext:value-type="float">
            <text:p>0.517151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1" calcext:value-type="float">
            <text:p>-1</text:p>
          </table:table-cell>
          <table:table-cell office:value-type="float" office:value="-0.523143" calcext:value-type="float">
            <text:p>-0.523143</text:p>
          </table:table-cell>
          <table:table-cell office:value-type="float" office:value="0.290466" calcext:value-type="float">
            <text:p>0.290466</text:p>
          </table:table-cell>
          <table:table-cell office:value-type="float" office:value="0.554275" calcext:value-type="float">
            <text:p>0.554275</text:p>
          </table:table-cell>
          <table:table-cell office:value-type="float" office:value="0.599857" calcext:value-type="float">
            <text:p>0.599857</text:p>
          </table:table-cell>
          <table:table-cell office:value-type="float" office:value="0.61069" calcext:value-type="float">
            <text:p>0.61069</text:p>
          </table:table-cell>
          <table:table-cell table:number-columns-repeated="3" office:value-type="float" office:value="0.612372" calcext:value-type="float">
            <text:p>0.612372</text:p>
          </table:table-cell>
          <table:table-cell office:value-type="float" office:value="0.629066" calcext:value-type="float">
            <text:p>0.629066</text:p>
          </table:table-cell>
          <table:table-cell office:value-type="float" office:value="0.837627" calcext:value-type="float">
            <text:p>0.837627</text:p>
          </table:table-cell>
          <table:table-cell office:value-type="float" office:value="0.958317" calcext:value-type="float">
            <text:p>0.958317</text:p>
          </table:table-cell>
          <table:table-cell office:value-type="float" office:value="0.483596" calcext:value-type="float">
            <text:p>0.483596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1" calcext:value-type="float">
            <text:p>-1</text:p>
          </table:table-cell>
          <table:table-cell office:value-type="float" office:value="-0.302581" calcext:value-type="float">
            <text:p>-0.302581</text:p>
          </table:table-cell>
          <table:table-cell office:value-type="float" office:value="0.392251" calcext:value-type="float">
            <text:p>0.392251</text:p>
          </table:table-cell>
          <table:table-cell office:value-type="float" office:value="0.586464" calcext:value-type="float">
            <text:p>0.586464</text:p>
          </table:table-cell>
          <table:table-cell office:value-type="float" office:value="0.6053" calcext:value-type="float">
            <text:p>0.6053</text:p>
          </table:table-cell>
          <table:table-cell table:number-columns-repeated="4" office:value-type="float" office:value="0.612372" calcext:value-type="float">
            <text:p>0.612372</text:p>
          </table:table-cell>
          <table:table-cell office:value-type="float" office:value="0.614311" calcext:value-type="float">
            <text:p>0.614311</text:p>
          </table:table-cell>
          <table:table-cell office:value-type="float" office:value="0.825359" calcext:value-type="float">
            <text:p>0.825359</text:p>
          </table:table-cell>
          <table:table-cell office:value-type="float" office:value="0.958317" calcext:value-type="float">
            <text:p>0.958317</text:p>
          </table:table-cell>
          <table:table-cell office:value-type="float" office:value="0.517059" calcext:value-type="float">
            <text:p>0.517059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1" calcext:value-type="float">
            <text:p>-1</text:p>
          </table:table-cell>
          <table:table-cell office:value-type="float" office:value="-0.142576" calcext:value-type="float">
            <text:p>-0.142576</text:p>
          </table:table-cell>
          <table:table-cell office:value-type="float" office:value="0.366017" calcext:value-type="float">
            <text:p>0.366017</text:p>
          </table:table-cell>
          <table:table-cell office:value-type="float" office:value="0.567131" calcext:value-type="float">
            <text:p>0.567131</text:p>
          </table:table-cell>
          <table:table-cell office:value-type="float" office:value="0.5968" calcext:value-type="float">
            <text:p>0.5968</text:p>
          </table:table-cell>
          <table:table-cell office:value-type="float" office:value="0.61069" calcext:value-type="float">
            <text:p>0.61069</text:p>
          </table:table-cell>
          <table:table-cell table:number-columns-repeated="4" office:value-type="float" office:value="0.612372" calcext:value-type="float">
            <text:p>0.612372</text:p>
          </table:table-cell>
          <table:table-cell office:value-type="float" office:value="0.769408" calcext:value-type="float">
            <text:p>0.769408</text:p>
          </table:table-cell>
          <table:table-cell office:value-type="float" office:value="0.958317" calcext:value-type="float">
            <text:p>0.958317</text:p>
          </table:table-cell>
          <table:table-cell office:value-type="float" office:value="0.521696" calcext:value-type="float">
            <text:p>0.521696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1" calcext:value-type="float">
            <text:p>-1</text:p>
          </table:table-cell>
          <table:table-cell office:value-type="float" office:value="0.00385" calcext:value-type="float">
            <text:p>0.00385</text:p>
          </table:table-cell>
          <table:table-cell office:value-type="float" office:value="0.382046" calcext:value-type="float">
            <text:p>0.382046</text:p>
          </table:table-cell>
          <table:table-cell office:value-type="float" office:value="0.562971" calcext:value-type="float">
            <text:p>0.562971</text:p>
          </table:table-cell>
          <table:table-cell office:value-type="float" office:value="0.598427" calcext:value-type="float">
            <text:p>0.598427</text:p>
          </table:table-cell>
          <table:table-cell office:value-type="float" office:value="0.611321" calcext:value-type="float">
            <text:p>0.611321</text:p>
          </table:table-cell>
          <table:table-cell table:number-columns-repeated="4" office:value-type="float" office:value="0.612372" calcext:value-type="float">
            <text:p>0.612372</text:p>
          </table:table-cell>
          <table:table-cell office:value-type="float" office:value="0.797199" calcext:value-type="float">
            <text:p>0.797199</text:p>
          </table:table-cell>
          <table:table-cell office:value-type="float" office:value="0.958317" calcext:value-type="float">
            <text:p>0.958317</text:p>
          </table:table-cell>
          <table:table-cell office:value-type="float" office:value="0.54053" calcext:value-type="float">
            <text:p>0.54053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1" calcext:value-type="float">
            <text:p>-1</text:p>
          </table:table-cell>
          <table:table-cell office:value-type="float" office:value="-0.178892" calcext:value-type="float">
            <text:p>-0.178892</text:p>
          </table:table-cell>
          <table:table-cell office:value-type="float" office:value="0.386478" calcext:value-type="float">
            <text:p>0.386478</text:p>
          </table:table-cell>
          <table:table-cell office:value-type="float" office:value="0.56713" calcext:value-type="float">
            <text:p>0.56713</text:p>
          </table:table-cell>
          <table:table-cell office:value-type="float" office:value="0.598015" calcext:value-type="float">
            <text:p>0.598015</text:p>
          </table:table-cell>
          <table:table-cell office:value-type="float" office:value="0.610529" calcext:value-type="float">
            <text:p>0.610529</text:p>
          </table:table-cell>
          <table:table-cell table:number-columns-repeated="4" office:value-type="float" office:value="0.612372" calcext:value-type="float">
            <text:p>0.612372</text:p>
          </table:table-cell>
          <table:table-cell office:value-type="float" office:value="0.788595" calcext:value-type="float">
            <text:p>0.788595</text:p>
          </table:table-cell>
          <table:table-cell office:value-type="float" office:value="0.958317" calcext:value-type="float">
            <text:p>0.958317</text:p>
          </table:table-cell>
          <table:table-cell office:value-type="float" office:value="0.522134" calcext:value-type="float">
            <text:p>0.522134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1" calcext:value-type="float">
            <text:p>-1</text:p>
          </table:table-cell>
          <table:table-cell office:value-type="float" office:value="-0.082748" calcext:value-type="float">
            <text:p>-0.082748</text:p>
          </table:table-cell>
          <table:table-cell office:value-type="float" office:value="0.416132" calcext:value-type="float">
            <text:p>0.416132</text:p>
          </table:table-cell>
          <table:table-cell office:value-type="float" office:value="0.571804" calcext:value-type="float">
            <text:p>0.571804</text:p>
          </table:table-cell>
          <table:table-cell office:value-type="float" office:value="0.603518" calcext:value-type="float">
            <text:p>0.603518</text:p>
          </table:table-cell>
          <table:table-cell table:number-columns-repeated="5" office:value-type="float" office:value="0.612372" calcext:value-type="float">
            <text:p>0.612372</text:p>
          </table:table-cell>
          <table:table-cell office:value-type="float" office:value="0.768785" calcext:value-type="float">
            <text:p>0.768785</text:p>
          </table:table-cell>
          <table:table-cell office:value-type="float" office:value="0.958317" calcext:value-type="float">
            <text:p>0.958317</text:p>
          </table:table-cell>
          <table:table-cell office:value-type="float" office:value="0.533935" calcext:value-type="float">
            <text:p>0.533935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1" calcext:value-type="float">
            <text:p>-1</text:p>
          </table:table-cell>
          <table:table-cell office:value-type="float" office:value="0.068185" calcext:value-type="float">
            <text:p>0.068185</text:p>
          </table:table-cell>
          <table:table-cell office:value-type="float" office:value="0.515863" calcext:value-type="float">
            <text:p>0.515863</text:p>
          </table:table-cell>
          <table:table-cell office:value-type="float" office:value="0.592315" calcext:value-type="float">
            <text:p>0.592315</text:p>
          </table:table-cell>
          <table:table-cell office:value-type="float" office:value="0.61035" calcext:value-type="float">
            <text:p>0.61035</text:p>
          </table:table-cell>
          <table:table-cell table:number-columns-repeated="5" office:value-type="float" office:value="0.612372" calcext:value-type="float">
            <text:p>0.612372</text:p>
          </table:table-cell>
          <table:table-cell office:value-type="float" office:value="0.769041" calcext:value-type="float">
            <text:p>0.769041</text:p>
          </table:table-cell>
          <table:table-cell office:value-type="float" office:value="0.958317" calcext:value-type="float">
            <text:p>0.958317</text:p>
          </table:table-cell>
          <table:table-cell office:value-type="float" office:value="0.561762" calcext:value-type="float">
            <text:p>0.561762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-0.129766" calcext:value-type="float">
            <text:p>-0.129766</text:p>
          </table:table-cell>
          <table:table-cell office:value-type="float" office:value="0.532253" calcext:value-type="float">
            <text:p>0.532253</text:p>
          </table:table-cell>
          <table:table-cell office:value-type="float" office:value="0.600066" calcext:value-type="float">
            <text:p>0.600066</text:p>
          </table:table-cell>
          <table:table-cell office:value-type="float" office:value="0.611531" calcext:value-type="float">
            <text:p>0.611531</text:p>
          </table:table-cell>
          <table:table-cell table:number-columns-repeated="4" office:value-type="float" office:value="0.612372" calcext:value-type="float">
            <text:p>0.612372</text:p>
          </table:table-cell>
          <table:table-cell office:value-type="float" office:value="0.612813" calcext:value-type="float">
            <text:p>0.612813</text:p>
          </table:table-cell>
          <table:table-cell office:value-type="float" office:value="0.756796" calcext:value-type="float">
            <text:p>0.756796</text:p>
          </table:table-cell>
          <table:table-cell office:value-type="float" office:value="0.958317" calcext:value-type="float">
            <text:p>0.958317</text:p>
          </table:table-cell>
          <table:table-cell office:value-type="float" office:value="0.543318" calcext:value-type="float">
            <text:p>0.543318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1" calcext:value-type="float">
            <text:p>-1</text:p>
          </table:table-cell>
          <table:table-cell office:value-type="float" office:value="-0.008189" calcext:value-type="float">
            <text:p>-0.008189</text:p>
          </table:table-cell>
          <table:table-cell office:value-type="float" office:value="0.532818" calcext:value-type="float">
            <text:p>0.532818</text:p>
          </table:table-cell>
          <table:table-cell office:value-type="float" office:value="0.595468" calcext:value-type="float">
            <text:p>0.595468</text:p>
          </table:table-cell>
          <table:table-cell office:value-type="float" office:value="0.609909" calcext:value-type="float">
            <text:p>0.609909</text:p>
          </table:table-cell>
          <table:table-cell table:number-columns-repeated="5" office:value-type="float" office:value="0.612372" calcext:value-type="float">
            <text:p>0.612372</text:p>
          </table:table-cell>
          <table:table-cell office:value-type="float" office:value="0.748348" calcext:value-type="float">
            <text:p>0.748348</text:p>
          </table:table-cell>
          <table:table-cell office:value-type="float" office:value="0.958317" calcext:value-type="float">
            <text:p>0.958317</text:p>
          </table:table-cell>
          <table:table-cell office:value-type="float" office:value="0.554022" calcext:value-type="float">
            <text:p>0.554022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1" calcext:value-type="float">
            <text:p>-1</text:p>
          </table:table-cell>
          <table:table-cell office:value-type="float" office:value="0.021286" calcext:value-type="float">
            <text:p>0.021286</text:p>
          </table:table-cell>
          <table:table-cell office:value-type="float" office:value="0.413575" calcext:value-type="float">
            <text:p>0.413575</text:p>
          </table:table-cell>
          <table:table-cell office:value-type="float" office:value="0.583021" calcext:value-type="float">
            <text:p>0.583021</text:p>
          </table:table-cell>
          <table:table-cell office:value-type="float" office:value="0.60639" calcext:value-type="float">
            <text:p>0.60639</text:p>
          </table:table-cell>
          <table:table-cell table:number-columns-repeated="5" office:value-type="float" office:value="0.612372" calcext:value-type="float">
            <text:p>0.612372</text:p>
          </table:table-cell>
          <table:table-cell office:value-type="float" office:value="0.708191" calcext:value-type="float">
            <text:p>0.708191</text:p>
          </table:table-cell>
          <table:table-cell office:value-type="float" office:value="0.958317" calcext:value-type="float">
            <text:p>0.958317</text:p>
          </table:table-cell>
          <table:table-cell office:value-type="float" office:value="0.539433" calcext:value-type="float">
            <text:p>0.539433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1" calcext:value-type="float">
            <text:p>-1</text:p>
          </table:table-cell>
          <table:table-cell office:value-type="float" office:value="-0.036236" calcext:value-type="float">
            <text:p>-0.036236</text:p>
          </table:table-cell>
          <table:table-cell office:value-type="float" office:value="0.492491" calcext:value-type="float">
            <text:p>0.492491</text:p>
          </table:table-cell>
          <table:table-cell office:value-type="float" office:value="0.59961" calcext:value-type="float">
            <text:p>0.59961</text:p>
          </table:table-cell>
          <table:table-cell table:number-columns-repeated="6" office:value-type="float" office:value="0.612372" calcext:value-type="float">
            <text:p>0.612372</text:p>
          </table:table-cell>
          <table:table-cell office:value-type="float" office:value="0.719838" calcext:value-type="float">
            <text:p>0.719838</text:p>
          </table:table-cell>
          <table:table-cell office:value-type="float" office:value="0.958317" calcext:value-type="float">
            <text:p>0.958317</text:p>
          </table:table-cell>
          <table:table-cell office:value-type="float" office:value="0.544994" calcext:value-type="float">
            <text:p>0.544994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1" calcext:value-type="float">
            <text:p>-1</text:p>
          </table:table-cell>
          <table:table-cell office:value-type="float" office:value="0.014555" calcext:value-type="float">
            <text:p>0.014555</text:p>
          </table:table-cell>
          <table:table-cell office:value-type="float" office:value="0.453191" calcext:value-type="float">
            <text:p>0.453191</text:p>
          </table:table-cell>
          <table:table-cell office:value-type="float" office:value="0.600302" calcext:value-type="float">
            <text:p>0.600302</text:p>
          </table:table-cell>
          <table:table-cell office:value-type="float" office:value="0.612162" calcext:value-type="float">
            <text:p>0.612162</text:p>
          </table:table-cell>
          <table:table-cell table:number-columns-repeated="5" office:value-type="float" office:value="0.612372" calcext:value-type="float">
            <text:p>0.612372</text:p>
          </table:table-cell>
          <table:table-cell office:value-type="float" office:value="0.749711" calcext:value-type="float">
            <text:p>0.749711</text:p>
          </table:table-cell>
          <table:table-cell office:value-type="float" office:value="0.958317" calcext:value-type="float">
            <text:p>0.958317</text:p>
          </table:table-cell>
          <table:table-cell office:value-type="float" office:value="0.549178" calcext:value-type="float">
            <text:p>0.549178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5149" calcext:value-type="float">
            <text:p>0.05149</text:p>
          </table:table-cell>
          <table:table-cell office:value-type="float" office:value="0.323082" calcext:value-type="float">
            <text:p>0.323082</text:p>
          </table:table-cell>
          <table:table-cell office:value-type="float" office:value="0.586429" calcext:value-type="float">
            <text:p>0.586429</text:p>
          </table:table-cell>
          <table:table-cell office:value-type="float" office:value="0.611321" calcext:value-type="float">
            <text:p>0.611321</text:p>
          </table:table-cell>
          <table:table-cell table:number-columns-repeated="5" office:value-type="float" office:value="0.612372" calcext:value-type="float">
            <text:p>0.612372</text:p>
          </table:table-cell>
          <table:table-cell office:value-type="float" office:value="0.612576" calcext:value-type="float">
            <text:p>0.612576</text:p>
          </table:table-cell>
          <table:table-cell office:value-type="float" office:value="0.790643" calcext:value-type="float">
            <text:p>0.790643</text:p>
          </table:table-cell>
          <table:table-cell office:value-type="float" office:value="0.958317" calcext:value-type="float">
            <text:p>0.958317</text:p>
          </table:table-cell>
          <table:table-cell office:value-type="float" office:value="0.598591" calcext:value-type="float">
            <text:p>0.598591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1" calcext:value-type="float">
            <text:p>-1</text:p>
          </table:table-cell>
          <table:table-cell office:value-type="float" office:value="-0.017892" calcext:value-type="float">
            <text:p>-0.017892</text:p>
          </table:table-cell>
          <table:table-cell office:value-type="float" office:value="0.588404" calcext:value-type="float">
            <text:p>0.588404</text:p>
          </table:table-cell>
          <table:table-cell office:value-type="float" office:value="0.611742" calcext:value-type="float">
            <text:p>0.611742</text:p>
          </table:table-cell>
          <table:table-cell table:number-columns-repeated="5" office:value-type="float" office:value="0.612372" calcext:value-type="float">
            <text:p>0.612372</text:p>
          </table:table-cell>
          <table:table-cell office:value-type="float" office:value="0.613016" calcext:value-type="float">
            <text:p>0.613016</text:p>
          </table:table-cell>
          <table:table-cell office:value-type="float" office:value="0.773436" calcext:value-type="float">
            <text:p>0.773436</text:p>
          </table:table-cell>
          <table:table-cell office:value-type="float" office:value="0.958317" calcext:value-type="float">
            <text:p>0.958317</text:p>
          </table:table-cell>
          <table:table-cell office:value-type="float" office:value="0.563057" calcext:value-type="float">
            <text:p>0.563057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34752" calcext:value-type="float">
            <text:p>0.034752</text:p>
          </table:table-cell>
          <table:table-cell office:value-type="float" office:value="0.411087" calcext:value-type="float">
            <text:p>0.411087</text:p>
          </table:table-cell>
          <table:table-cell office:value-type="float" office:value="0.592355" calcext:value-type="float">
            <text:p>0.592355</text:p>
          </table:table-cell>
          <table:table-cell office:value-type="float" office:value="0.611143" calcext:value-type="float">
            <text:p>0.611143</text:p>
          </table:table-cell>
          <table:table-cell table:number-columns-repeated="5" office:value-type="float" office:value="0.612372" calcext:value-type="float">
            <text:p>0.612372</text:p>
          </table:table-cell>
          <table:table-cell office:value-type="float" office:value="0.613016" calcext:value-type="float">
            <text:p>0.613016</text:p>
          </table:table-cell>
          <table:table-cell office:value-type="float" office:value="0.788599" calcext:value-type="float">
            <text:p>0.788599</text:p>
          </table:table-cell>
          <table:table-cell office:value-type="float" office:value="0.958317" calcext:value-type="float">
            <text:p>0.958317</text:p>
          </table:table-cell>
          <table:table-cell office:value-type="float" office:value="0.607806" calcext:value-type="float">
            <text:p>0.607806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34752" calcext:value-type="float">
            <text:p>0.034752</text:p>
          </table:table-cell>
          <table:table-cell office:value-type="float" office:value="0.363178" calcext:value-type="float">
            <text:p>0.363178</text:p>
          </table:table-cell>
          <table:table-cell office:value-type="float" office:value="0.583958" calcext:value-type="float">
            <text:p>0.583958</text:p>
          </table:table-cell>
          <table:table-cell office:value-type="float" office:value="0.601227" calcext:value-type="float">
            <text:p>0.601227</text:p>
          </table:table-cell>
          <table:table-cell table:number-columns-repeated="6" office:value-type="float" office:value="0.612372" calcext:value-type="float">
            <text:p>0.612372</text:p>
          </table:table-cell>
          <table:table-cell office:value-type="float" office:value="0.835847" calcext:value-type="float">
            <text:p>0.835847</text:p>
          </table:table-cell>
          <table:table-cell office:value-type="float" office:value="0.958317" calcext:value-type="float">
            <text:p>0.958317</text:p>
          </table:table-cell>
          <table:table-cell office:value-type="float" office:value="0.605844" calcext:value-type="float">
            <text:p>0.605844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-1" calcext:value-type="float">
            <text:p>-1</text:p>
          </table:table-cell>
          <table:table-cell office:value-type="float" office:value="0.248297" calcext:value-type="float">
            <text:p>0.248297</text:p>
          </table:table-cell>
          <table:table-cell office:value-type="float" office:value="0.588773" calcext:value-type="float">
            <text:p>0.588773</text:p>
          </table:table-cell>
          <table:table-cell office:value-type="float" office:value="0.607696" calcext:value-type="float">
            <text:p>0.607696</text:p>
          </table:table-cell>
          <table:table-cell table:number-columns-repeated="6" office:value-type="float" office:value="0.612372" calcext:value-type="float">
            <text:p>0.612372</text:p>
          </table:table-cell>
          <table:table-cell office:value-type="float" office:value="0.839435" calcext:value-type="float">
            <text:p>0.839435</text:p>
          </table:table-cell>
          <table:table-cell office:value-type="float" office:value="0.958317" calcext:value-type="float">
            <text:p>0.958317</text:p>
          </table:table-cell>
          <table:table-cell office:value-type="float" office:value="0.595844" calcext:value-type="float">
            <text:p>0.595844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0.296373" calcext:value-type="float">
            <text:p>0.296373</text:p>
          </table:table-cell>
          <table:table-cell office:value-type="float" office:value="0.576214" calcext:value-type="float">
            <text:p>0.576214</text:p>
          </table:table-cell>
          <table:table-cell office:value-type="float" office:value="0.609608" calcext:value-type="float">
            <text:p>0.609608</text:p>
          </table:table-cell>
          <table:table-cell table:number-columns-repeated="6" office:value-type="float" office:value="0.612372" calcext:value-type="float">
            <text:p>0.612372</text:p>
          </table:table-cell>
          <table:table-cell office:value-type="float" office:value="0.789866" calcext:value-type="float">
            <text:p>0.789866</text:p>
          </table:table-cell>
          <table:table-cell office:value-type="float" office:value="0.958317" calcext:value-type="float">
            <text:p>0.958317</text:p>
          </table:table-cell>
          <table:table-cell office:value-type="float" office:value="0.59463" calcext:value-type="float">
            <text:p>0.59463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office:value-type="float" office:value="0.077935" calcext:value-type="float">
            <text:p>0.077935</text:p>
          </table:table-cell>
          <table:table-cell office:value-type="float" office:value="0.571608" calcext:value-type="float">
            <text:p>0.571608</text:p>
          </table:table-cell>
          <table:table-cell office:value-type="float" office:value="0.604319" calcext:value-type="float">
            <text:p>0.604319</text:p>
          </table:table-cell>
          <table:table-cell table:number-columns-repeated="6" office:value-type="float" office:value="0.612372" calcext:value-type="float">
            <text:p>0.612372</text:p>
          </table:table-cell>
          <table:table-cell office:value-type="float" office:value="0.775187" calcext:value-type="float">
            <text:p>0.775187</text:p>
          </table:table-cell>
          <table:table-cell office:value-type="float" office:value="0.958317" calcext:value-type="float">
            <text:p>0.958317</text:p>
          </table:table-cell>
          <table:table-cell office:value-type="float" office:value="0.570328" calcext:value-type="float">
            <text:p>0.570328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0.343305" calcext:value-type="float">
            <text:p>0.343305</text:p>
          </table:table-cell>
          <table:table-cell office:value-type="float" office:value="0.590067" calcext:value-type="float">
            <text:p>0.590067</text:p>
          </table:table-cell>
          <table:table-cell office:value-type="float" office:value="0.609657" calcext:value-type="float">
            <text:p>0.609657</text:p>
          </table:table-cell>
          <table:table-cell table:number-columns-repeated="5" office:value-type="float" office:value="0.612372" calcext:value-type="float">
            <text:p>0.612372</text:p>
          </table:table-cell>
          <table:table-cell office:value-type="float" office:value="0.6137" calcext:value-type="float">
            <text:p>0.6137</text:p>
          </table:table-cell>
          <table:table-cell office:value-type="float" office:value="0.869157" calcext:value-type="float">
            <text:p>0.869157</text:p>
          </table:table-cell>
          <table:table-cell office:value-type="float" office:value="0.971958" calcext:value-type="float">
            <text:p>0.971958</text:p>
          </table:table-cell>
          <table:table-cell office:value-type="float" office:value="0.608775" calcext:value-type="float">
            <text:p>0.608775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1" calcext:value-type="float">
            <text:p>-1</text:p>
          </table:table-cell>
          <table:table-cell office:value-type="float" office:value="0.291929" calcext:value-type="float">
            <text:p>0.291929</text:p>
          </table:table-cell>
          <table:table-cell office:value-type="float" office:value="0.586384" calcext:value-type="float">
            <text:p>0.586384</text:p>
          </table:table-cell>
          <table:table-cell office:value-type="float" office:value="0.608793" calcext:value-type="float">
            <text:p>0.608793</text:p>
          </table:table-cell>
          <table:table-cell table:number-columns-repeated="5" office:value-type="float" office:value="0.612372" calcext:value-type="float">
            <text:p>0.612372</text:p>
          </table:table-cell>
          <table:table-cell office:value-type="float" office:value="0.617758" calcext:value-type="float">
            <text:p>0.617758</text:p>
          </table:table-cell>
          <table:table-cell office:value-type="float" office:value="0.889217" calcext:value-type="float">
            <text:p>0.889217</text:p>
          </table:table-cell>
          <table:table-cell office:value-type="float" office:value="0.971958" calcext:value-type="float">
            <text:p>0.971958</text:p>
          </table:table-cell>
          <table:table-cell office:value-type="float" office:value="0.605594" calcext:value-type="float">
            <text:p>0.605594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1" calcext:value-type="float">
            <text:p>-1</text:p>
          </table:table-cell>
          <table:table-cell office:value-type="float" office:value="0.392181" calcext:value-type="float">
            <text:p>0.392181</text:p>
          </table:table-cell>
          <table:table-cell office:value-type="float" office:value="0.591441" calcext:value-type="float">
            <text:p>0.591441</text:p>
          </table:table-cell>
          <table:table-cell office:value-type="float" office:value="0.610513" calcext:value-type="float">
            <text:p>0.610513</text:p>
          </table:table-cell>
          <table:table-cell table:number-columns-repeated="5" office:value-type="float" office:value="0.612372" calcext:value-type="float">
            <text:p>0.612372</text:p>
          </table:table-cell>
          <table:table-cell office:value-type="float" office:value="0.615275" calcext:value-type="float">
            <text:p>0.615275</text:p>
          </table:table-cell>
          <table:table-cell office:value-type="float" office:value="0.863655" calcext:value-type="float">
            <text:p>0.863655</text:p>
          </table:table-cell>
          <table:table-cell office:value-type="float" office:value="0.971958" calcext:value-type="float">
            <text:p>0.971958</text:p>
          </table:table-cell>
          <table:table-cell office:value-type="float" office:value="0.613493" calcext:value-type="float">
            <text:p>0.613493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1" calcext:value-type="float">
            <text:p>-1</text:p>
          </table:table-cell>
          <table:table-cell office:value-type="float" office:value="0.336662" calcext:value-type="float">
            <text:p>0.336662</text:p>
          </table:table-cell>
          <table:table-cell office:value-type="float" office:value="0.594256" calcext:value-type="float">
            <text:p>0.594256</text:p>
          </table:table-cell>
          <table:table-cell table:number-columns-repeated="6" office:value-type="float" office:value="0.612372" calcext:value-type="float">
            <text:p>0.612372</text:p>
          </table:table-cell>
          <table:table-cell office:value-type="float" office:value="0.659138" calcext:value-type="float">
            <text:p>0.659138</text:p>
          </table:table-cell>
          <table:table-cell office:value-type="float" office:value="0.925868" calcext:value-type="float">
            <text:p>0.925868</text:p>
          </table:table-cell>
          <table:table-cell office:value-type="float" office:value="0.971958" calcext:value-type="float">
            <text:p>0.971958</text:p>
          </table:table-cell>
          <table:table-cell office:value-type="float" office:value="0.619016" calcext:value-type="float">
            <text:p>0.619016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0.45551" calcext:value-type="float">
            <text:p>0.45551</text:p>
          </table:table-cell>
          <table:table-cell office:value-type="float" office:value="0.593991" calcext:value-type="float">
            <text:p>0.593991</text:p>
          </table:table-cell>
          <table:table-cell office:value-type="float" office:value="0.612162" calcext:value-type="float">
            <text:p>0.612162</text:p>
          </table:table-cell>
          <table:table-cell table:number-columns-repeated="5" office:value-type="float" office:value="0.612372" calcext:value-type="float">
            <text:p>0.612372</text:p>
          </table:table-cell>
          <table:table-cell office:value-type="float" office:value="0.649832" calcext:value-type="float">
            <text:p>0.649832</text:p>
          </table:table-cell>
          <table:table-cell office:value-type="float" office:value="0.917295" calcext:value-type="float">
            <text:p>0.917295</text:p>
          </table:table-cell>
          <table:table-cell office:value-type="float" office:value="0.971958" calcext:value-type="float">
            <text:p>0.971958</text:p>
          </table:table-cell>
          <table:table-cell office:value-type="float" office:value="0.629065" calcext:value-type="float">
            <text:p>0.629065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019365" calcext:value-type="float">
            <text:p>0.019365</text:p>
          </table:table-cell>
          <table:table-cell office:value-type="float" office:value="0.484178" calcext:value-type="float">
            <text:p>0.484178</text:p>
          </table:table-cell>
          <table:table-cell office:value-type="float" office:value="0.596619" calcext:value-type="float">
            <text:p>0.596619</text:p>
          </table:table-cell>
          <table:table-cell office:value-type="float" office:value="0.612162" calcext:value-type="float">
            <text:p>0.612162</text:p>
          </table:table-cell>
          <table:table-cell table:number-columns-repeated="4" office:value-type="float" office:value="0.612372" calcext:value-type="float">
            <text:p>0.612372</text:p>
          </table:table-cell>
          <table:table-cell office:value-type="float" office:value="0.614575" calcext:value-type="float">
            <text:p>0.614575</text:p>
          </table:table-cell>
          <table:table-cell office:value-type="float" office:value="0.707554" calcext:value-type="float">
            <text:p>0.707554</text:p>
          </table:table-cell>
          <table:table-cell office:value-type="float" office:value="0.956534" calcext:value-type="float">
            <text:p>0.956534</text:p>
          </table:table-cell>
          <table:table-cell office:value-type="float" office:value="0.971958" calcext:value-type="float">
            <text:p>0.971958</text:p>
          </table:table-cell>
          <table:table-cell office:value-type="float" office:value="0.642111" calcext:value-type="float">
            <text:p>0.642111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19365" calcext:value-type="float">
            <text:p>0.019365</text:p>
          </table:table-cell>
          <table:table-cell office:value-type="float" office:value="0.443356" calcext:value-type="float">
            <text:p>0.443356</text:p>
          </table:table-cell>
          <table:table-cell office:value-type="float" office:value="0.595718" calcext:value-type="float">
            <text:p>0.595718</text:p>
          </table:table-cell>
          <table:table-cell office:value-type="float" office:value="0.609946" calcext:value-type="float">
            <text:p>0.609946</text:p>
          </table:table-cell>
          <table:table-cell table:number-columns-repeated="5" office:value-type="float" office:value="0.612372" calcext:value-type="float">
            <text:p>0.612372</text:p>
          </table:table-cell>
          <table:table-cell office:value-type="float" office:value="0.63725" calcext:value-type="float">
            <text:p>0.63725</text:p>
          </table:table-cell>
          <table:table-cell office:value-type="float" office:value="0.90359" calcext:value-type="float">
            <text:p>0.90359</text:p>
          </table:table-cell>
          <table:table-cell office:value-type="float" office:value="0.971958" calcext:value-type="float">
            <text:p>0.971958</text:p>
          </table:table-cell>
          <table:table-cell office:value-type="float" office:value="0.625172" calcext:value-type="float">
            <text:p>0.625172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0.428104" calcext:value-type="float">
            <text:p>0.428104</text:p>
          </table:table-cell>
          <table:table-cell office:value-type="float" office:value="0.601601" calcext:value-type="float">
            <text:p>0.601601</text:p>
          </table:table-cell>
          <table:table-cell table:number-columns-repeated="6" office:value-type="float" office:value="0.612372" calcext:value-type="float">
            <text:p>0.612372</text:p>
          </table:table-cell>
          <table:table-cell office:value-type="float" office:value="0.62096" calcext:value-type="float">
            <text:p>0.62096</text:p>
          </table:table-cell>
          <table:table-cell office:value-type="float" office:value="0.890392" calcext:value-type="float">
            <text:p>0.890392</text:p>
          </table:table-cell>
          <table:table-cell office:value-type="float" office:value="0.971958" calcext:value-type="float">
            <text:p>0.971958</text:p>
          </table:table-cell>
          <table:table-cell office:value-type="float" office:value="0.621529" calcext:value-type="float">
            <text:p>0.621529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0.366153" calcext:value-type="float">
            <text:p>0.366153</text:p>
          </table:table-cell>
          <table:table-cell office:value-type="float" office:value="0.597334" calcext:value-type="float">
            <text:p>0.597334</text:p>
          </table:table-cell>
          <table:table-cell table:number-columns-repeated="6" office:value-type="float" office:value="0.612372" calcext:value-type="float">
            <text:p>0.612372</text:p>
          </table:table-cell>
          <table:table-cell office:value-type="float" office:value="0.645874" calcext:value-type="float">
            <text:p>0.645874</text:p>
          </table:table-cell>
          <table:table-cell office:value-type="float" office:value="0.937579" calcext:value-type="float">
            <text:p>0.937579</text:p>
          </table:table-cell>
          <table:table-cell office:value-type="float" office:value="0.971958" calcext:value-type="float">
            <text:p>0.971958</text:p>
          </table:table-cell>
          <table:table-cell office:value-type="float" office:value="0.622117" calcext:value-type="float">
            <text:p>0.622117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-1" calcext:value-type="float">
            <text:p>-1</text:p>
          </table:table-cell>
          <table:table-cell office:value-type="float" office:value="-0.131912" calcext:value-type="float">
            <text:p>-0.131912</text:p>
          </table:table-cell>
          <table:table-cell office:value-type="float" office:value="0.564995" calcext:value-type="float">
            <text:p>0.564995</text:p>
          </table:table-cell>
          <table:table-cell office:value-type="float" office:value="0.610201" calcext:value-type="float">
            <text:p>0.610201</text:p>
          </table:table-cell>
          <table:table-cell table:number-columns-repeated="4" office:value-type="float" office:value="0.612372" calcext:value-type="float">
            <text:p>0.612372</text:p>
          </table:table-cell>
          <table:table-cell office:value-type="float" office:value="0.622775" calcext:value-type="float">
            <text:p>0.622775</text:p>
          </table:table-cell>
          <table:table-cell office:value-type="float" office:value="0.780458" calcext:value-type="float">
            <text:p>0.780458</text:p>
          </table:table-cell>
          <table:table-cell office:value-type="float" office:value="0.96213" calcext:value-type="float">
            <text:p>0.96213</text:p>
          </table:table-cell>
          <table:table-cell office:value-type="float" office:value="0.971958" calcext:value-type="float">
            <text:p>0.971958</text:p>
          </table:table-cell>
          <table:table-cell office:value-type="float" office:value="0.585814" calcext:value-type="float">
            <text:p>0.585814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0.458171" calcext:value-type="float">
            <text:p>0.458171</text:p>
          </table:table-cell>
          <table:table-cell office:value-type="float" office:value="0.609198" calcext:value-type="float">
            <text:p>0.609198</text:p>
          </table:table-cell>
          <table:table-cell table:number-columns-repeated="4" office:value-type="float" office:value="0.612372" calcext:value-type="float">
            <text:p>0.612372</text:p>
          </table:table-cell>
          <table:table-cell office:value-type="float" office:value="0.616912" calcext:value-type="float">
            <text:p>0.616912</text:p>
          </table:table-cell>
          <table:table-cell office:value-type="float" office:value="0.64854" calcext:value-type="float">
            <text:p>0.64854</text:p>
          </table:table-cell>
          <table:table-cell office:value-type="float" office:value="0.805826" calcext:value-type="float">
            <text:p>0.805826</text:p>
          </table:table-cell>
          <table:table-cell office:value-type="float" office:value="0.959145" calcext:value-type="float">
            <text:p>0.959145</text:p>
          </table:table-cell>
          <table:table-cell office:value-type="float" office:value="0.971958" calcext:value-type="float">
            <text:p>0.971958</text:p>
          </table:table-cell>
          <table:table-cell office:value-type="float" office:value="0.654728" calcext:value-type="float">
            <text:p>0.654728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-1" calcext:value-type="float">
            <text:p>-1</text:p>
          </table:table-cell>
          <table:table-cell office:value-type="float" office:value="0.441058" calcext:value-type="float">
            <text:p>0.441058</text:p>
          </table:table-cell>
          <table:table-cell office:value-type="float" office:value="0.6049" calcext:value-type="float">
            <text:p>0.6049</text:p>
          </table:table-cell>
          <table:table-cell table:number-columns-repeated="4" office:value-type="float" office:value="0.612372" calcext:value-type="float">
            <text:p>0.612372</text:p>
          </table:table-cell>
          <table:table-cell office:value-type="float" office:value="0.619867" calcext:value-type="float">
            <text:p>0.619867</text:p>
          </table:table-cell>
          <table:table-cell office:value-type="float" office:value="0.655589" calcext:value-type="float">
            <text:p>0.655589</text:p>
          </table:table-cell>
          <table:table-cell office:value-type="float" office:value="0.846158" calcext:value-type="float">
            <text:p>0.846158</text:p>
          </table:table-cell>
          <table:table-cell office:value-type="float" office:value="0.956285" calcext:value-type="float">
            <text:p>0.956285</text:p>
          </table:table-cell>
          <table:table-cell office:value-type="float" office:value="0.971958" calcext:value-type="float">
            <text:p>0.971958</text:p>
          </table:table-cell>
          <table:table-cell office:value-type="float" office:value="0.657335" calcext:value-type="float">
            <text:p>0.657335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1" calcext:value-type="float">
            <text:p>-1</text:p>
          </table:table-cell>
          <table:table-cell office:value-type="float" office:value="0.371513" calcext:value-type="float">
            <text:p>0.371513</text:p>
          </table:table-cell>
          <table:table-cell office:value-type="float" office:value="0.587557" calcext:value-type="float">
            <text:p>0.587557</text:p>
          </table:table-cell>
          <table:table-cell table:number-columns-repeated="4" office:value-type="float" office:value="0.612372" calcext:value-type="float">
            <text:p>0.612372</text:p>
          </table:table-cell>
          <table:table-cell office:value-type="float" office:value="0.621224" calcext:value-type="float">
            <text:p>0.621224</text:p>
          </table:table-cell>
          <table:table-cell office:value-type="float" office:value="0.681929" calcext:value-type="float">
            <text:p>0.681929</text:p>
          </table:table-cell>
          <table:table-cell office:value-type="float" office:value="0.829482" calcext:value-type="float">
            <text:p>0.829482</text:p>
          </table:table-cell>
          <table:table-cell office:value-type="float" office:value="0.954535" calcext:value-type="float">
            <text:p>0.954535</text:p>
          </table:table-cell>
          <table:table-cell office:value-type="float" office:value="0.971958" calcext:value-type="float">
            <text:p>0.971958</text:p>
          </table:table-cell>
          <table:table-cell office:value-type="float" office:value="0.649573" calcext:value-type="float">
            <text:p>0.649573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0.397628" calcext:value-type="float">
            <text:p>0.397628</text:p>
          </table:table-cell>
          <table:table-cell office:value-type="float" office:value="0.580769" calcext:value-type="float">
            <text:p>0.580769</text:p>
          </table:table-cell>
          <table:table-cell table:number-columns-repeated="3" office:value-type="float" office:value="0.612372" calcext:value-type="float">
            <text:p>0.612372</text:p>
          </table:table-cell>
          <table:table-cell office:value-type="float" office:value="0.614575" calcext:value-type="float">
            <text:p>0.614575</text:p>
          </table:table-cell>
          <table:table-cell office:value-type="float" office:value="0.643391" calcext:value-type="float">
            <text:p>0.643391</text:p>
          </table:table-cell>
          <table:table-cell office:value-type="float" office:value="0.741795" calcext:value-type="float">
            <text:p>0.741795</text:p>
          </table:table-cell>
          <table:table-cell office:value-type="float" office:value="0.84804" calcext:value-type="float">
            <text:p>0.84804</text:p>
          </table:table-cell>
          <table:table-cell office:value-type="float" office:value="0.951585" calcext:value-type="float">
            <text:p>0.951585</text:p>
          </table:table-cell>
          <table:table-cell office:value-type="float" office:value="0.971958" calcext:value-type="float">
            <text:p>0.971958</text:p>
          </table:table-cell>
          <table:table-cell office:value-type="float" office:value="0.66149" calcext:value-type="float">
            <text:p>0.66149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042927" calcext:value-type="float">
            <text:p>0.042927</text:p>
          </table:table-cell>
          <table:table-cell office:value-type="float" office:value="0.467517" calcext:value-type="float">
            <text:p>0.467517</text:p>
          </table:table-cell>
          <table:table-cell office:value-type="float" office:value="0.592068" calcext:value-type="float">
            <text:p>0.592068</text:p>
          </table:table-cell>
          <table:table-cell table:number-columns-repeated="3" office:value-type="float" office:value="0.612372" calcext:value-type="float">
            <text:p>0.612372</text:p>
          </table:table-cell>
          <table:table-cell office:value-type="float" office:value="0.616343" calcext:value-type="float">
            <text:p>0.616343</text:p>
          </table:table-cell>
          <table:table-cell office:value-type="float" office:value="0.64897" calcext:value-type="float">
            <text:p>0.64897</text:p>
          </table:table-cell>
          <table:table-cell office:value-type="float" office:value="0.759075" calcext:value-type="float">
            <text:p>0.759075</text:p>
          </table:table-cell>
          <table:table-cell office:value-type="float" office:value="0.868558" calcext:value-type="float">
            <text:p>0.868558</text:p>
          </table:table-cell>
          <table:table-cell office:value-type="float" office:value="0.966479" calcext:value-type="float">
            <text:p>0.966479</text:p>
          </table:table-cell>
          <table:table-cell office:value-type="float" office:value="0.971958" calcext:value-type="float">
            <text:p>0.971958</text:p>
          </table:table-cell>
          <table:table-cell office:value-type="float" office:value="0.675613" calcext:value-type="float">
            <text:p>0.675613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325543" calcext:value-type="float">
            <text:p>0.325543</text:p>
          </table:table-cell>
          <table:table-cell office:value-type="float" office:value="0.47845" calcext:value-type="float">
            <text:p>0.47845</text:p>
          </table:table-cell>
          <table:table-cell office:value-type="float" office:value="0.59391" calcext:value-type="float">
            <text:p>0.59391</text:p>
          </table:table-cell>
          <table:table-cell table:number-columns-repeated="3" office:value-type="float" office:value="0.612372" calcext:value-type="float">
            <text:p>0.612372</text:p>
          </table:table-cell>
          <table:table-cell office:value-type="float" office:value="0.617577" calcext:value-type="float">
            <text:p>0.617577</text:p>
          </table:table-cell>
          <table:table-cell office:value-type="float" office:value="0.65445" calcext:value-type="float">
            <text:p>0.65445</text:p>
          </table:table-cell>
          <table:table-cell office:value-type="float" office:value="0.776682" calcext:value-type="float">
            <text:p>0.776682</text:p>
          </table:table-cell>
          <table:table-cell office:value-type="float" office:value="0.884536" calcext:value-type="float">
            <text:p>0.884536</text:p>
          </table:table-cell>
          <table:table-cell office:value-type="float" office:value="0.969021" calcext:value-type="float">
            <text:p>0.969021</text:p>
          </table:table-cell>
          <table:table-cell office:value-type="float" office:value="0.971958" calcext:value-type="float">
            <text:p>0.971958</text:p>
          </table:table-cell>
          <table:table-cell office:value-type="float" office:value="0.681174" calcext:value-type="float">
            <text:p>0.681174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325543" calcext:value-type="float">
            <text:p>0.325543</text:p>
          </table:table-cell>
          <table:table-cell office:value-type="float" office:value="0.481496" calcext:value-type="float">
            <text:p>0.481496</text:p>
          </table:table-cell>
          <table:table-cell office:value-type="float" office:value="0.602528" calcext:value-type="float">
            <text:p>0.602528</text:p>
          </table:table-cell>
          <table:table-cell table:number-columns-repeated="3" office:value-type="float" office:value="0.612372" calcext:value-type="float">
            <text:p>0.612372</text:p>
          </table:table-cell>
          <table:table-cell office:value-type="float" office:value="0.616337" calcext:value-type="float">
            <text:p>0.616337</text:p>
          </table:table-cell>
          <table:table-cell office:value-type="float" office:value="0.64917" calcext:value-type="float">
            <text:p>0.64917</text:p>
          </table:table-cell>
          <table:table-cell office:value-type="float" office:value="0.755164" calcext:value-type="float">
            <text:p>0.755164</text:p>
          </table:table-cell>
          <table:table-cell office:value-type="float" office:value="0.894717" calcext:value-type="float">
            <text:p>0.894717</text:p>
          </table:table-cell>
          <table:table-cell office:value-type="float" office:value="0.970489" calcext:value-type="float">
            <text:p>0.970489</text:p>
          </table:table-cell>
          <table:table-cell office:value-type="float" office:value="0.971958" calcext:value-type="float">
            <text:p>0.971958</text:p>
          </table:table-cell>
          <table:table-cell office:value-type="float" office:value="0.680702" calcext:value-type="float">
            <text:p>0.680702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05149" calcext:value-type="float">
            <text:p>0.05149</text:p>
          </table:table-cell>
          <table:table-cell office:value-type="float" office:value="0.421537" calcext:value-type="float">
            <text:p>0.421537</text:p>
          </table:table-cell>
          <table:table-cell office:value-type="float" office:value="0.559428" calcext:value-type="float">
            <text:p>0.559428</text:p>
          </table:table-cell>
          <table:table-cell office:value-type="float" office:value="0.612021" calcext:value-type="float">
            <text:p>0.612021</text:p>
          </table:table-cell>
          <table:table-cell table:number-columns-repeated="3" office:value-type="float" office:value="0.612372" calcext:value-type="float">
            <text:p>0.612372</text:p>
          </table:table-cell>
          <table:table-cell office:value-type="float" office:value="0.628453" calcext:value-type="float">
            <text:p>0.628453</text:p>
          </table:table-cell>
          <table:table-cell office:value-type="float" office:value="0.698418" calcext:value-type="float">
            <text:p>0.698418</text:p>
          </table:table-cell>
          <table:table-cell office:value-type="float" office:value="0.847961" calcext:value-type="float">
            <text:p>0.847961</text:p>
          </table:table-cell>
          <table:table-cell office:value-type="float" office:value="0.95433" calcext:value-type="float">
            <text:p>0.95433</text:p>
          </table:table-cell>
          <table:table-cell office:value-type="float" office:value="0.971958" calcext:value-type="float">
            <text:p>0.971958</text:p>
          </table:table-cell>
          <table:table-cell office:value-type="float" office:value="0.655926" calcext:value-type="float">
            <text:p>0.655926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325543" calcext:value-type="float">
            <text:p>0.325543</text:p>
          </table:table-cell>
          <table:table-cell office:value-type="float" office:value="0.461039" calcext:value-type="float">
            <text:p>0.461039</text:p>
          </table:table-cell>
          <table:table-cell office:value-type="float" office:value="0.564354" calcext:value-type="float">
            <text:p>0.564354</text:p>
          </table:table-cell>
          <table:table-cell office:value-type="float" office:value="0.61179" calcext:value-type="float">
            <text:p>0.61179</text:p>
          </table:table-cell>
          <table:table-cell table:number-columns-repeated="2" office:value-type="float" office:value="0.612372" calcext:value-type="float">
            <text:p>0.612372</text:p>
          </table:table-cell>
          <table:table-cell office:value-type="float" office:value="0.614134" calcext:value-type="float">
            <text:p>0.614134</text:p>
          </table:table-cell>
          <table:table-cell office:value-type="float" office:value="0.642418" calcext:value-type="float">
            <text:p>0.642418</text:p>
          </table:table-cell>
          <table:table-cell office:value-type="float" office:value="0.753477" calcext:value-type="float">
            <text:p>0.753477</text:p>
          </table:table-cell>
          <table:table-cell office:value-type="float" office:value="0.865692" calcext:value-type="float">
            <text:p>0.865692</text:p>
          </table:table-cell>
          <table:table-cell office:value-type="float" office:value="0.963399" calcext:value-type="float">
            <text:p>0.963399</text:p>
          </table:table-cell>
          <table:table-cell office:value-type="float" office:value="0.971958" calcext:value-type="float">
            <text:p>0.971958</text:p>
          </table:table-cell>
          <table:table-cell office:value-type="float" office:value="0.670105" calcext:value-type="float">
            <text:p>0.670105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325543" calcext:value-type="float">
            <text:p>0.325543</text:p>
          </table:table-cell>
          <table:table-cell office:value-type="float" office:value="0.460257" calcext:value-type="float">
            <text:p>0.460257</text:p>
          </table:table-cell>
          <table:table-cell office:value-type="float" office:value="0.569913" calcext:value-type="float">
            <text:p>0.569913</text:p>
          </table:table-cell>
          <table:table-cell table:number-columns-repeated="3" office:value-type="float" office:value="0.612372" calcext:value-type="float">
            <text:p>0.612372</text:p>
          </table:table-cell>
          <table:table-cell office:value-type="float" office:value="0.615456" calcext:value-type="float">
            <text:p>0.615456</text:p>
          </table:table-cell>
          <table:table-cell office:value-type="float" office:value="0.633292" calcext:value-type="float">
            <text:p>0.633292</text:p>
          </table:table-cell>
          <table:table-cell office:value-type="float" office:value="0.724798" calcext:value-type="float">
            <text:p>0.724798</text:p>
          </table:table-cell>
          <table:table-cell office:value-type="float" office:value="0.862885" calcext:value-type="float">
            <text:p>0.862885</text:p>
          </table:table-cell>
          <table:table-cell office:value-type="float" office:value="0.961209" calcext:value-type="float">
            <text:p>0.961209</text:p>
          </table:table-cell>
          <table:table-cell office:value-type="float" office:value="0.971958" calcext:value-type="float">
            <text:p>0.971958</text:p>
          </table:table-cell>
          <table:table-cell office:value-type="float" office:value="0.666493" calcext:value-type="float">
            <text:p>0.666493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-1" calcext:value-type="float">
            <text:p>-1</text:p>
          </table:table-cell>
          <table:table-cell office:value-type="float" office:value="0.347987" calcext:value-type="float">
            <text:p>0.347987</text:p>
          </table:table-cell>
          <table:table-cell office:value-type="float" office:value="0.572712" calcext:value-type="float">
            <text:p>0.572712</text:p>
          </table:table-cell>
          <table:table-cell table:number-columns-repeated="3" office:value-type="float" office:value="0.612372" calcext:value-type="float">
            <text:p>0.612372</text:p>
          </table:table-cell>
          <table:table-cell office:value-type="float" office:value="0.614134" calcext:value-type="float">
            <text:p>0.614134</text:p>
          </table:table-cell>
          <table:table-cell office:value-type="float" office:value="0.640655" calcext:value-type="float">
            <text:p>0.640655</text:p>
          </table:table-cell>
          <table:table-cell office:value-type="float" office:value="0.706863" calcext:value-type="float">
            <text:p>0.706863</text:p>
          </table:table-cell>
          <table:table-cell office:value-type="float" office:value="0.871516" calcext:value-type="float">
            <text:p>0.871516</text:p>
          </table:table-cell>
          <table:table-cell office:value-type="float" office:value="0.961945" calcext:value-type="float">
            <text:p>0.961945</text:p>
          </table:table-cell>
          <table:table-cell office:value-type="float" office:value="0.971958" calcext:value-type="float">
            <text:p>0.971958</text:p>
          </table:table-cell>
          <table:table-cell office:value-type="float" office:value="0.655293" calcext:value-type="float">
            <text:p>0.655293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-1" calcext:value-type="float">
            <text:p>-1</text:p>
          </table:table-cell>
          <table:table-cell office:value-type="float" office:value="0.338487" calcext:value-type="float">
            <text:p>0.338487</text:p>
          </table:table-cell>
          <table:table-cell office:value-type="float" office:value="0.585275" calcext:value-type="float">
            <text:p>0.585275</text:p>
          </table:table-cell>
          <table:table-cell table:number-columns-repeated="3" office:value-type="float" office:value="0.612372" calcext:value-type="float">
            <text:p>0.612372</text:p>
          </table:table-cell>
          <table:table-cell office:value-type="float" office:value="0.613747" calcext:value-type="float">
            <text:p>0.613747</text:p>
          </table:table-cell>
          <table:table-cell office:value-type="float" office:value="0.642199" calcext:value-type="float">
            <text:p>0.642199</text:p>
          </table:table-cell>
          <table:table-cell office:value-type="float" office:value="0.733008" calcext:value-type="float">
            <text:p>0.733008</text:p>
          </table:table-cell>
          <table:table-cell office:value-type="float" office:value="0.891633" calcext:value-type="float">
            <text:p>0.891633</text:p>
          </table:table-cell>
          <table:table-cell office:value-type="float" office:value="0.962563" calcext:value-type="float">
            <text:p>0.962563</text:p>
          </table:table-cell>
          <table:table-cell office:value-type="float" office:value="0.971958" calcext:value-type="float">
            <text:p>0.971958</text:p>
          </table:table-cell>
          <table:table-cell office:value-type="float" office:value="0.660403" calcext:value-type="float">
            <text:p>0.660403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120678" calcext:value-type="float">
            <text:p>0.120678</text:p>
          </table:table-cell>
          <table:table-cell office:value-type="float" office:value="0.492066" calcext:value-type="float">
            <text:p>0.492066</text:p>
          </table:table-cell>
          <table:table-cell office:value-type="float" office:value="0.608032" calcext:value-type="float">
            <text:p>0.608032</text:p>
          </table:table-cell>
          <table:table-cell table:number-columns-repeated="3" office:value-type="float" office:value="0.612372" calcext:value-type="float">
            <text:p>0.612372</text:p>
          </table:table-cell>
          <table:table-cell office:value-type="float" office:value="0.622563" calcext:value-type="float">
            <text:p>0.622563</text:p>
          </table:table-cell>
          <table:table-cell office:value-type="float" office:value="0.688719" calcext:value-type="float">
            <text:p>0.688719</text:p>
          </table:table-cell>
          <table:table-cell office:value-type="float" office:value="0.810324" calcext:value-type="float">
            <text:p>0.810324</text:p>
          </table:table-cell>
          <table:table-cell office:value-type="float" office:value="0.907848" calcext:value-type="float">
            <text:p>0.907848</text:p>
          </table:table-cell>
          <table:table-cell office:value-type="float" office:value="0.966857" calcext:value-type="float">
            <text:p>0.966857</text:p>
          </table:table-cell>
          <table:table-cell office:value-type="float" office:value="0.971958" calcext:value-type="float">
            <text:p>0.971958</text:p>
          </table:table-cell>
          <table:table-cell office:value-type="float" office:value="0.693353" calcext:value-type="float">
            <text:p>0.693353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471405" calcext:value-type="float">
            <text:p>0.471405</text:p>
          </table:table-cell>
          <table:table-cell office:value-type="float" office:value="0.53248" calcext:value-type="float">
            <text:p>0.53248</text:p>
          </table:table-cell>
          <table:table-cell office:value-type="float" office:value="0.609281" calcext:value-type="float">
            <text:p>0.609281</text:p>
          </table:table-cell>
          <table:table-cell table:number-columns-repeated="3" office:value-type="float" office:value="0.612372" calcext:value-type="float">
            <text:p>0.612372</text:p>
          </table:table-cell>
          <table:table-cell office:value-type="float" office:value="0.619908" calcext:value-type="float">
            <text:p>0.619908</text:p>
          </table:table-cell>
          <table:table-cell office:value-type="float" office:value="0.68295" calcext:value-type="float">
            <text:p>0.68295</text:p>
          </table:table-cell>
          <table:table-cell office:value-type="float" office:value="0.800044" calcext:value-type="float">
            <text:p>0.800044</text:p>
          </table:table-cell>
          <table:table-cell office:value-type="float" office:value="0.906653" calcext:value-type="float">
            <text:p>0.906653</text:p>
          </table:table-cell>
          <table:table-cell office:value-type="float" office:value="0.965402" calcext:value-type="float">
            <text:p>0.965402</text:p>
          </table:table-cell>
          <table:table-cell office:value-type="float" office:value="0.971958" calcext:value-type="float">
            <text:p>0.971958</text:p>
          </table:table-cell>
          <table:table-cell office:value-type="float" office:value="0.695384" calcext:value-type="float">
            <text:p>0.695384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337963" calcext:value-type="float">
            <text:p>0.337963</text:p>
          </table:table-cell>
          <table:table-cell office:value-type="float" office:value="0.493605" calcext:value-type="float">
            <text:p>0.493605</text:p>
          </table:table-cell>
          <table:table-cell office:value-type="float" office:value="0.605726" calcext:value-type="float">
            <text:p>0.605726</text:p>
          </table:table-cell>
          <table:table-cell table:number-columns-repeated="3" office:value-type="float" office:value="0.612372" calcext:value-type="float">
            <text:p>0.612372</text:p>
          </table:table-cell>
          <table:table-cell office:value-type="float" office:value="0.622846" calcext:value-type="float">
            <text:p>0.622846</text:p>
          </table:table-cell>
          <table:table-cell office:value-type="float" office:value="0.711732" calcext:value-type="float">
            <text:p>0.711732</text:p>
          </table:table-cell>
          <table:table-cell office:value-type="float" office:value="0.801399" calcext:value-type="float">
            <text:p>0.801399</text:p>
          </table:table-cell>
          <table:table-cell office:value-type="float" office:value="0.881282" calcext:value-type="float">
            <text:p>0.881282</text:p>
          </table:table-cell>
          <table:table-cell office:value-type="float" office:value="0.964779" calcext:value-type="float">
            <text:p>0.964779</text:p>
          </table:table-cell>
          <table:table-cell office:value-type="float" office:value="0.971958" calcext:value-type="float">
            <text:p>0.971958</text:p>
          </table:table-cell>
          <table:table-cell office:value-type="float" office:value="0.691848" calcext:value-type="float">
            <text:p>0.691848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120678" calcext:value-type="float">
            <text:p>0.120678</text:p>
          </table:table-cell>
          <table:table-cell office:value-type="float" office:value="0.444501" calcext:value-type="float">
            <text:p>0.444501</text:p>
          </table:table-cell>
          <table:table-cell office:value-type="float" office:value="0.589368" calcext:value-type="float">
            <text:p>0.589368</text:p>
          </table:table-cell>
          <table:table-cell table:number-columns-repeated="3" office:value-type="float" office:value="0.612372" calcext:value-type="float">
            <text:p>0.612372</text:p>
          </table:table-cell>
          <table:table-cell office:value-type="float" office:value="0.618711" calcext:value-type="float">
            <text:p>0.618711</text:p>
          </table:table-cell>
          <table:table-cell office:value-type="float" office:value="0.698676" calcext:value-type="float">
            <text:p>0.698676</text:p>
          </table:table-cell>
          <table:table-cell office:value-type="float" office:value="0.799733" calcext:value-type="float">
            <text:p>0.799733</text:p>
          </table:table-cell>
          <table:table-cell office:value-type="float" office:value="0.877108" calcext:value-type="float">
            <text:p>0.877108</text:p>
          </table:table-cell>
          <table:table-cell office:value-type="float" office:value="0.948515" calcext:value-type="float">
            <text:p>0.948515</text:p>
          </table:table-cell>
          <table:table-cell office:value-type="float" office:value="0.971958" calcext:value-type="float">
            <text:p>0.971958</text:p>
          </table:table-cell>
          <table:table-cell office:value-type="float" office:value="0.681373" calcext:value-type="float">
            <text:p>0.681373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120678" calcext:value-type="float">
            <text:p>0.120678</text:p>
          </table:table-cell>
          <table:table-cell office:value-type="float" office:value="0.478783" calcext:value-type="float">
            <text:p>0.478783</text:p>
          </table:table-cell>
          <table:table-cell office:value-type="float" office:value="0.598576" calcext:value-type="float">
            <text:p>0.598576</text:p>
          </table:table-cell>
          <table:table-cell table:number-columns-repeated="2" office:value-type="float" office:value="0.612372" calcext:value-type="float">
            <text:p>0.612372</text:p>
          </table:table-cell>
          <table:table-cell office:value-type="float" office:value="0.612813" calcext:value-type="float">
            <text:p>0.612813</text:p>
          </table:table-cell>
          <table:table-cell office:value-type="float" office:value="0.624202" calcext:value-type="float">
            <text:p>0.624202</text:p>
          </table:table-cell>
          <table:table-cell office:value-type="float" office:value="0.738914" calcext:value-type="float">
            <text:p>0.738914</text:p>
          </table:table-cell>
          <table:table-cell office:value-type="float" office:value="0.835383" calcext:value-type="float">
            <text:p>0.835383</text:p>
          </table:table-cell>
          <table:table-cell office:value-type="float" office:value="0.893889" calcext:value-type="float">
            <text:p>0.893889</text:p>
          </table:table-cell>
          <table:table-cell office:value-type="float" office:value="0.958492" calcext:value-type="float">
            <text:p>0.958492</text:p>
          </table:table-cell>
          <table:table-cell office:value-type="float" office:value="0.971958" calcext:value-type="float">
            <text:p>0.971958</text:p>
          </table:table-cell>
          <table:table-cell office:value-type="float" office:value="0.69658" calcext:value-type="float">
            <text:p>0.69658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120678" calcext:value-type="float">
            <text:p>0.120678</text:p>
          </table:table-cell>
          <table:table-cell office:value-type="float" office:value="0.451696" calcext:value-type="float">
            <text:p>0.451696</text:p>
          </table:table-cell>
          <table:table-cell office:value-type="float" office:value="0.591787" calcext:value-type="float">
            <text:p>0.591787</text:p>
          </table:table-cell>
          <table:table-cell table:number-columns-repeated="3" office:value-type="float" office:value="0.612372" calcext:value-type="float">
            <text:p>0.612372</text:p>
          </table:table-cell>
          <table:table-cell office:value-type="float" office:value="0.618615" calcext:value-type="float">
            <text:p>0.618615</text:p>
          </table:table-cell>
          <table:table-cell office:value-type="float" office:value="0.733566" calcext:value-type="float">
            <text:p>0.733566</text:p>
          </table:table-cell>
          <table:table-cell office:value-type="float" office:value="0.826633" calcext:value-type="float">
            <text:p>0.826633</text:p>
          </table:table-cell>
          <table:table-cell office:value-type="float" office:value="0.891672" calcext:value-type="float">
            <text:p>0.891672</text:p>
          </table:table-cell>
          <table:table-cell office:value-type="float" office:value="0.969093" calcext:value-type="float">
            <text:p>0.969093</text:p>
          </table:table-cell>
          <table:table-cell office:value-type="float" office:value="0.971958" calcext:value-type="float">
            <text:p>0.971958</text:p>
          </table:table-cell>
          <table:table-cell office:value-type="float" office:value="0.692018" calcext:value-type="float">
            <text:p>0.692018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-1" calcext:value-type="float">
            <text:p>-1</text:p>
          </table:table-cell>
          <table:table-cell office:value-type="float" office:value="0.388333" calcext:value-type="float">
            <text:p>0.388333</text:p>
          </table:table-cell>
          <table:table-cell office:value-type="float" office:value="0.603713" calcext:value-type="float">
            <text:p>0.603713</text:p>
          </table:table-cell>
          <table:table-cell table:number-columns-repeated="3" office:value-type="float" office:value="0.612372" calcext:value-type="float">
            <text:p>0.612372</text:p>
          </table:table-cell>
          <table:table-cell office:value-type="float" office:value="0.623279" calcext:value-type="float">
            <text:p>0.623279</text:p>
          </table:table-cell>
          <table:table-cell office:value-type="float" office:value="0.744347" calcext:value-type="float">
            <text:p>0.744347</text:p>
          </table:table-cell>
          <table:table-cell office:value-type="float" office:value="0.826926" calcext:value-type="float">
            <text:p>0.826926</text:p>
          </table:table-cell>
          <table:table-cell office:value-type="float" office:value="0.895393" calcext:value-type="float">
            <text:p>0.895393</text:p>
          </table:table-cell>
          <table:table-cell office:value-type="float" office:value="0.968352" calcext:value-type="float">
            <text:p>0.968352</text:p>
          </table:table-cell>
          <table:table-cell office:value-type="float" office:value="0.971958" calcext:value-type="float">
            <text:p>0.971958</text:p>
          </table:table-cell>
          <table:table-cell office:value-type="float" office:value="0.688746" calcext:value-type="float">
            <text:p>0.688746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117851" calcext:value-type="float">
            <text:p>0.117851</text:p>
          </table:table-cell>
          <table:table-cell office:value-type="float" office:value="0.448209" calcext:value-type="float">
            <text:p>0.448209</text:p>
          </table:table-cell>
          <table:table-cell office:value-type="float" office:value="0.597749" calcext:value-type="float">
            <text:p>0.597749</text:p>
          </table:table-cell>
          <table:table-cell table:number-columns-repeated="2" office:value-type="float" office:value="0.612372" calcext:value-type="float">
            <text:p>0.612372</text:p>
          </table:table-cell>
          <table:table-cell office:value-type="float" office:value="0.613253" calcext:value-type="float">
            <text:p>0.613253</text:p>
          </table:table-cell>
          <table:table-cell office:value-type="float" office:value="0.635172" calcext:value-type="float">
            <text:p>0.635172</text:p>
          </table:table-cell>
          <table:table-cell office:value-type="float" office:value="0.747109" calcext:value-type="float">
            <text:p>0.747109</text:p>
          </table:table-cell>
          <table:table-cell office:value-type="float" office:value="0.813863" calcext:value-type="float">
            <text:p>0.813863</text:p>
          </table:table-cell>
          <table:table-cell office:value-type="float" office:value="0.906784" calcext:value-type="float">
            <text:p>0.906784</text:p>
          </table:table-cell>
          <table:table-cell table:number-columns-repeated="2" office:value-type="float" office:value="0.971958" calcext:value-type="float">
            <text:p>0.971958</text:p>
          </table:table-cell>
          <table:table-cell office:value-type="float" office:value="0.695884" calcext:value-type="float">
            <text:p>0.695884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364246" calcext:value-type="float">
            <text:p>0.364246</text:p>
          </table:table-cell>
          <table:table-cell office:value-type="float" office:value="0.481763" calcext:value-type="float">
            <text:p>0.481763</text:p>
          </table:table-cell>
          <table:table-cell office:value-type="float" office:value="0.603942" calcext:value-type="float">
            <text:p>0.603942</text:p>
          </table:table-cell>
          <table:table-cell table:number-columns-repeated="3" office:value-type="float" office:value="0.612372" calcext:value-type="float">
            <text:p>0.612372</text:p>
          </table:table-cell>
          <table:table-cell office:value-type="float" office:value="0.625254" calcext:value-type="float">
            <text:p>0.625254</text:p>
          </table:table-cell>
          <table:table-cell office:value-type="float" office:value="0.757519" calcext:value-type="float">
            <text:p>0.757519</text:p>
          </table:table-cell>
          <table:table-cell office:value-type="float" office:value="0.859931" calcext:value-type="float">
            <text:p>0.859931</text:p>
          </table:table-cell>
          <table:table-cell office:value-type="float" office:value="0.937389" calcext:value-type="float">
            <text:p>0.937389</text:p>
          </table:table-cell>
          <table:table-cell table:number-columns-repeated="2" office:value-type="float" office:value="0.971958" calcext:value-type="float">
            <text:p>0.971958</text:p>
          </table:table-cell>
          <table:table-cell office:value-type="float" office:value="0.707487" calcext:value-type="float">
            <text:p>0.707487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364246" calcext:value-type="float">
            <text:p>0.364246</text:p>
          </table:table-cell>
          <table:table-cell office:value-type="float" office:value="0.520265" calcext:value-type="float">
            <text:p>0.520265</text:p>
          </table:table-cell>
          <table:table-cell office:value-type="float" office:value="0.611717" calcext:value-type="float">
            <text:p>0.611717</text:p>
          </table:table-cell>
          <table:table-cell table:number-columns-repeated="2" office:value-type="float" office:value="0.612372" calcext:value-type="float">
            <text:p>0.612372</text:p>
          </table:table-cell>
          <table:table-cell office:value-type="float" office:value="0.614524" calcext:value-type="float">
            <text:p>0.614524</text:p>
          </table:table-cell>
          <table:table-cell office:value-type="float" office:value="0.653737" calcext:value-type="float">
            <text:p>0.653737</text:p>
          </table:table-cell>
          <table:table-cell office:value-type="float" office:value="0.76932" calcext:value-type="float">
            <text:p>0.76932</text:p>
          </table:table-cell>
          <table:table-cell office:value-type="float" office:value="0.851283" calcext:value-type="float">
            <text:p>0.851283</text:p>
          </table:table-cell>
          <table:table-cell office:value-type="float" office:value="0.933494" calcext:value-type="float">
            <text:p>0.933494</text:p>
          </table:table-cell>
          <table:table-cell table:number-columns-repeated="2" office:value-type="float" office:value="0.971958" calcext:value-type="float">
            <text:p>0.971958</text:p>
          </table:table-cell>
          <table:table-cell office:value-type="float" office:value="0.715104" calcext:value-type="float">
            <text:p>0.715104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213201" calcext:value-type="float">
            <text:p>0.213201</text:p>
          </table:table-cell>
          <table:table-cell office:value-type="float" office:value="0.503193" calcext:value-type="float">
            <text:p>0.503193</text:p>
          </table:table-cell>
          <table:table-cell office:value-type="float" office:value="0.61037" calcext:value-type="float">
            <text:p>0.61037</text:p>
          </table:table-cell>
          <table:table-cell table:number-columns-repeated="3" office:value-type="float" office:value="0.612372" calcext:value-type="float">
            <text:p>0.612372</text:p>
          </table:table-cell>
          <table:table-cell office:value-type="float" office:value="0.622965" calcext:value-type="float">
            <text:p>0.622965</text:p>
          </table:table-cell>
          <table:table-cell office:value-type="float" office:value="0.741569" calcext:value-type="float">
            <text:p>0.741569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921668" calcext:value-type="float">
            <text:p>0.921668</text:p>
          </table:table-cell>
          <table:table-cell table:number-columns-repeated="2" office:value-type="float" office:value="0.971958" calcext:value-type="float">
            <text:p>0.971958</text:p>
          </table:table-cell>
          <table:table-cell office:value-type="float" office:value="0.704214" calcext:value-type="float">
            <text:p>0.704214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45286" calcext:value-type="float">
            <text:p>0.45286</text:p>
          </table:table-cell>
          <table:table-cell office:value-type="float" office:value="0.543898" calcext:value-type="float">
            <text:p>0.543898</text:p>
          </table:table-cell>
          <table:table-cell office:value-type="float" office:value="0.611624" calcext:value-type="float">
            <text:p>0.611624</text:p>
          </table:table-cell>
          <table:table-cell table:number-columns-repeated="2" office:value-type="float" office:value="0.612372" calcext:value-type="float">
            <text:p>0.612372</text:p>
          </table:table-cell>
          <table:table-cell office:value-type="float" office:value="0.613593" calcext:value-type="float">
            <text:p>0.613593</text:p>
          </table:table-cell>
          <table:table-cell office:value-type="float" office:value="0.639485" calcext:value-type="float">
            <text:p>0.639485</text:p>
          </table:table-cell>
          <table:table-cell office:value-type="float" office:value="0.747087" calcext:value-type="float">
            <text:p>0.747087</text:p>
          </table:table-cell>
          <table:table-cell office:value-type="float" office:value="0.831119" calcext:value-type="float">
            <text:p>0.831119</text:p>
          </table:table-cell>
          <table:table-cell office:value-type="float" office:value="0.922259" calcext:value-type="float">
            <text:p>0.922259</text:p>
          </table:table-cell>
          <table:table-cell table:number-columns-repeated="2" office:value-type="float" office:value="0.971958" calcext:value-type="float">
            <text:p>0.971958</text:p>
          </table:table-cell>
          <table:table-cell office:value-type="float" office:value="0.710577" calcext:value-type="float">
            <text:p>0.710577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-1" calcext:value-type="float">
            <text:p>-1</text:p>
          </table:table-cell>
          <table:table-cell office:value-type="float" office:value="0.469608" calcext:value-type="float">
            <text:p>0.469608</text:p>
          </table:table-cell>
          <table:table-cell office:value-type="float" office:value="0.612255" calcext:value-type="float">
            <text:p>0.612255</text:p>
          </table:table-cell>
          <table:table-cell table:number-columns-repeated="2" office:value-type="float" office:value="0.612372" calcext:value-type="float">
            <text:p>0.612372</text:p>
          </table:table-cell>
          <table:table-cell office:value-type="float" office:value="0.620754" calcext:value-type="float">
            <text:p>0.620754</text:p>
          </table:table-cell>
          <table:table-cell office:value-type="float" office:value="0.712055" calcext:value-type="float">
            <text:p>0.712055</text:p>
          </table:table-cell>
          <table:table-cell office:value-type="float" office:value="0.807839" calcext:value-type="float">
            <text:p>0.807839</text:p>
          </table:table-cell>
          <table:table-cell office:value-type="float" office:value="0.880495" calcext:value-type="float">
            <text:p>0.880495</text:p>
          </table:table-cell>
          <table:table-cell office:value-type="float" office:value="0.954677" calcext:value-type="float">
            <text:p>0.954677</text:p>
          </table:table-cell>
          <table:table-cell table:number-columns-repeated="2" office:value-type="float" office:value="0.971958" calcext:value-type="float">
            <text:p>0.971958</text:p>
          </table:table-cell>
          <table:table-cell office:value-type="float" office:value="0.725439" calcext:value-type="float">
            <text:p>0.725439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084921" calcext:value-type="float">
            <text:p>0.084921</text:p>
          </table:table-cell>
          <table:table-cell office:value-type="float" office:value="0.531084" calcext:value-type="float">
            <text:p>0.531084</text:p>
          </table:table-cell>
          <table:table-cell office:value-type="float" office:value="0.610723" calcext:value-type="float">
            <text:p>0.610723</text:p>
          </table:table-cell>
          <table:table-cell table:number-columns-repeated="2" office:value-type="float" office:value="0.612372" calcext:value-type="float">
            <text:p>0.612372</text:p>
          </table:table-cell>
          <table:table-cell office:value-type="float" office:value="0.615456" calcext:value-type="float">
            <text:p>0.615456</text:p>
          </table:table-cell>
          <table:table-cell office:value-type="float" office:value="0.653181" calcext:value-type="float">
            <text:p>0.653181</text:p>
          </table:table-cell>
          <table:table-cell office:value-type="float" office:value="0.769653" calcext:value-type="float">
            <text:p>0.769653</text:p>
          </table:table-cell>
          <table:table-cell office:value-type="float" office:value="0.878408" calcext:value-type="float">
            <text:p>0.878408</text:p>
          </table:table-cell>
          <table:table-cell office:value-type="float" office:value="0.951187" calcext:value-type="float">
            <text:p>0.951187</text:p>
          </table:table-cell>
          <table:table-cell table:number-columns-repeated="2" office:value-type="float" office:value="0.971958" calcext:value-type="float">
            <text:p>0.971958</text:p>
          </table:table-cell>
          <table:table-cell office:value-type="float" office:value="0.720639" calcext:value-type="float">
            <text:p>0.720639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1" calcext:value-type="float">
            <text:p>-1</text:p>
          </table:table-cell>
          <table:table-cell office:value-type="float" office:value="0.341043" calcext:value-type="float">
            <text:p>0.341043</text:p>
          </table:table-cell>
          <table:table-cell office:value-type="float" office:value="0.606973" calcext:value-type="float">
            <text:p>0.606973</text:p>
          </table:table-cell>
          <table:table-cell table:number-columns-repeated="3" office:value-type="float" office:value="0.612372" calcext:value-type="float">
            <text:p>0.612372</text:p>
          </table:table-cell>
          <table:table-cell office:value-type="float" office:value="0.621194" calcext:value-type="float">
            <text:p>0.621194</text:p>
          </table:table-cell>
          <table:table-cell office:value-type="float" office:value="0.684753" calcext:value-type="float">
            <text:p>0.684753</text:p>
          </table:table-cell>
          <table:table-cell office:value-type="float" office:value="0.843126" calcext:value-type="float">
            <text:p>0.843126</text:p>
          </table:table-cell>
          <table:table-cell office:value-type="float" office:value="0.954423" calcext:value-type="float">
            <text:p>0.954423</text:p>
          </table:table-cell>
          <table:table-cell table:number-columns-repeated="2" office:value-type="float" office:value="0.971958" calcext:value-type="float">
            <text:p>0.971958</text:p>
          </table:table-cell>
          <table:table-cell office:value-type="float" office:value="0.686059" calcext:value-type="float">
            <text:p>0.686059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-1" calcext:value-type="float">
            <text:p>-1</text:p>
          </table:table-cell>
          <table:table-cell office:value-type="float" office:value="0.393812" calcext:value-type="float">
            <text:p>0.393812</text:p>
          </table:table-cell>
          <table:table-cell office:value-type="float" office:value="0.609609" calcext:value-type="float">
            <text:p>0.609609</text:p>
          </table:table-cell>
          <table:table-cell table:number-columns-repeated="3" office:value-type="float" office:value="0.612372" calcext:value-type="float">
            <text:p>0.612372</text:p>
          </table:table-cell>
          <table:table-cell office:value-type="float" office:value="0.616777" calcext:value-type="float">
            <text:p>0.616777</text:p>
          </table:table-cell>
          <table:table-cell office:value-type="float" office:value="0.661435" calcext:value-type="float">
            <text:p>0.661435</text:p>
          </table:table-cell>
          <table:table-cell office:value-type="float" office:value="0.825419" calcext:value-type="float">
            <text:p>0.825419</text:p>
          </table:table-cell>
          <table:table-cell office:value-type="float" office:value="0.936666" calcext:value-type="float">
            <text:p>0.936666</text:p>
          </table:table-cell>
          <table:table-cell table:number-columns-repeated="2" office:value-type="float" office:value="0.971958" calcext:value-type="float">
            <text:p>0.971958</text:p>
          </table:table-cell>
          <table:table-cell office:value-type="float" office:value="0.685279" calcext:value-type="float">
            <text:p>0.685279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-1" calcext:value-type="float">
            <text:p>-1</text:p>
          </table:table-cell>
          <table:table-cell office:value-type="float" office:value="0.264845" calcext:value-type="float">
            <text:p>0.264845</text:p>
          </table:table-cell>
          <table:table-cell office:value-type="float" office:value="0.610457" calcext:value-type="float">
            <text:p>0.610457</text:p>
          </table:table-cell>
          <table:table-cell table:number-columns-repeated="3" office:value-type="float" office:value="0.612372" calcext:value-type="float">
            <text:p>0.612372</text:p>
          </table:table-cell>
          <table:table-cell office:value-type="float" office:value="0.645581" calcext:value-type="float">
            <text:p>0.645581</text:p>
          </table:table-cell>
          <table:table-cell office:value-type="float" office:value="0.785902" calcext:value-type="float">
            <text:p>0.785902</text:p>
          </table:table-cell>
          <table:table-cell office:value-type="float" office:value="0.88991" calcext:value-type="float">
            <text:p>0.88991</text:p>
          </table:table-cell>
          <table:table-cell office:value-type="float" office:value="0.957253" calcext:value-type="float">
            <text:p>0.957253</text:p>
          </table:table-cell>
          <table:table-cell table:number-columns-repeated="2" office:value-type="float" office:value="0.971958" calcext:value-type="float">
            <text:p>0.971958</text:p>
          </table:table-cell>
          <table:table-cell office:value-type="float" office:value="0.696302" calcext:value-type="float">
            <text:p>0.696302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-1" calcext:value-type="float">
            <text:p>-1</text:p>
          </table:table-cell>
          <table:table-cell office:value-type="float" office:value="0.385809" calcext:value-type="float">
            <text:p>0.385809</text:p>
          </table:table-cell>
          <table:table-cell office:value-type="float" office:value="0.610917" calcext:value-type="float">
            <text:p>0.610917</text:p>
          </table:table-cell>
          <table:table-cell table:number-columns-repeated="3" office:value-type="float" office:value="0.612372" calcext:value-type="float">
            <text:p>0.612372</text:p>
          </table:table-cell>
          <table:table-cell office:value-type="float" office:value="0.625683" calcext:value-type="float">
            <text:p>0.625683</text:p>
          </table:table-cell>
          <table:table-cell office:value-type="float" office:value="0.739394" calcext:value-type="float">
            <text:p>0.739394</text:p>
          </table:table-cell>
          <table:table-cell office:value-type="float" office:value="0.871537" calcext:value-type="float">
            <text:p>0.871537</text:p>
          </table:table-cell>
          <table:table-cell office:value-type="float" office:value="0.952367" calcext:value-type="float">
            <text:p>0.952367</text:p>
          </table:table-cell>
          <table:table-cell table:number-columns-repeated="2" office:value-type="float" office:value="0.971958" calcext:value-type="float">
            <text:p>0.971958</text:p>
          </table:table-cell>
          <table:table-cell office:value-type="float" office:value="0.699478" calcext:value-type="float">
            <text:p>0.699478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-1" calcext:value-type="float">
            <text:p>-1</text:p>
          </table:table-cell>
          <table:table-cell office:value-type="float" office:value="0.441135" calcext:value-type="float">
            <text:p>0.441135</text:p>
          </table:table-cell>
          <table:table-cell office:value-type="float" office:value="0.611742" calcext:value-type="float">
            <text:p>0.611742</text:p>
          </table:table-cell>
          <table:table-cell table:number-columns-repeated="2" office:value-type="float" office:value="0.612372" calcext:value-type="float">
            <text:p>0.612372</text:p>
          </table:table-cell>
          <table:table-cell office:value-type="float" office:value="0.619674" calcext:value-type="float">
            <text:p>0.619674</text:p>
          </table:table-cell>
          <table:table-cell office:value-type="float" office:value="0.654849" calcext:value-type="float">
            <text:p>0.654849</text:p>
          </table:table-cell>
          <table:table-cell office:value-type="float" office:value="0.811281" calcext:value-type="float">
            <text:p>0.811281</text:p>
          </table:table-cell>
          <table:table-cell office:value-type="float" office:value="0.87513" calcext:value-type="float">
            <text:p>0.87513</text:p>
          </table:table-cell>
          <table:table-cell office:value-type="float" office:value="0.948799" calcext:value-type="float">
            <text:p>0.948799</text:p>
          </table:table-cell>
          <table:table-cell table:number-columns-repeated="2" office:value-type="float" office:value="0.971958" calcext:value-type="float">
            <text:p>0.971958</text:p>
          </table:table-cell>
          <table:table-cell office:value-type="float" office:value="0.715931" calcext:value-type="float">
            <text:p>0.715931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1" calcext:value-type="float">
            <text:p>-1</text:p>
          </table:table-cell>
          <table:table-cell office:value-type="float" office:value="0.426519" calcext:value-type="float">
            <text:p>0.426519</text:p>
          </table:table-cell>
          <table:table-cell office:value-type="float" office:value="0.611337" calcext:value-type="float">
            <text:p>0.611337</text:p>
          </table:table-cell>
          <table:table-cell table:number-columns-repeated="2" office:value-type="float" office:value="0.612372" calcext:value-type="float">
            <text:p>0.612372</text:p>
          </table:table-cell>
          <table:table-cell office:value-type="float" office:value="0.617218" calcext:value-type="float">
            <text:p>0.617218</text:p>
          </table:table-cell>
          <table:table-cell office:value-type="float" office:value="0.632085" calcext:value-type="float">
            <text:p>0.632085</text:p>
          </table:table-cell>
          <table:table-cell office:value-type="float" office:value="0.772875" calcext:value-type="float">
            <text:p>0.772875</text:p>
          </table:table-cell>
          <table:table-cell office:value-type="float" office:value="0.862395" calcext:value-type="float">
            <text:p>0.862395</text:p>
          </table:table-cell>
          <table:table-cell office:value-type="float" office:value="0.921774" calcext:value-type="float">
            <text:p>0.921774</text:p>
          </table:table-cell>
          <table:table-cell office:value-type="float" office:value="0.969216" calcext:value-type="float">
            <text:p>0.969216</text:p>
          </table:table-cell>
          <table:table-cell office:value-type="float" office:value="0.971958" calcext:value-type="float">
            <text:p>0.971958</text:p>
          </table:table-cell>
          <table:table-cell office:value-type="float" office:value="0.703817" calcext:value-type="float">
            <text:p>0.703817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1" calcext:value-type="float">
            <text:p>-1</text:p>
          </table:table-cell>
          <table:table-cell office:value-type="float" office:value="0.421964" calcext:value-type="float">
            <text:p>0.421964</text:p>
          </table:table-cell>
          <table:table-cell office:value-type="float" office:value="0.610917" calcext:value-type="float">
            <text:p>0.610917</text:p>
          </table:table-cell>
          <table:table-cell office:value-type="float" office:value="0.612372" calcext:value-type="float">
            <text:p>0.612372</text:p>
          </table:table-cell>
          <table:table-cell office:value-type="float" office:value="0.615254" calcext:value-type="float">
            <text:p>0.615254</text:p>
          </table:table-cell>
          <table:table-cell office:value-type="float" office:value="0.629577" calcext:value-type="float">
            <text:p>0.629577</text:p>
          </table:table-cell>
          <table:table-cell office:value-type="float" office:value="0.742549" calcext:value-type="float">
            <text:p>0.742549</text:p>
          </table:table-cell>
          <table:table-cell office:value-type="float" office:value="0.838554" calcext:value-type="float">
            <text:p>0.838554</text:p>
          </table:table-cell>
          <table:table-cell office:value-type="float" office:value="0.894805" calcext:value-type="float">
            <text:p>0.894805</text:p>
          </table:table-cell>
          <table:table-cell office:value-type="float" office:value="0.94593" calcext:value-type="float">
            <text:p>0.94593</text:p>
          </table:table-cell>
          <table:table-cell table:number-columns-repeated="2" office:value-type="float" office:value="0.971958" calcext:value-type="float">
            <text:p>0.971958</text:p>
          </table:table-cell>
          <table:table-cell office:value-type="float" office:value="0.728388" calcext:value-type="float">
            <text:p>0.728388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-1" calcext:value-type="float">
            <text:p>-1</text:p>
          </table:table-cell>
          <table:table-cell office:value-type="float" office:value="0.183734" calcext:value-type="float">
            <text:p>0.183734</text:p>
          </table:table-cell>
          <table:table-cell office:value-type="float" office:value="0.599056" calcext:value-type="float">
            <text:p>0.599056</text:p>
          </table:table-cell>
          <table:table-cell office:value-type="float" office:value="0.612372" calcext:value-type="float">
            <text:p>0.612372</text:p>
          </table:table-cell>
          <table:table-cell office:value-type="float" office:value="0.614814" calcext:value-type="float">
            <text:p>0.614814</text:p>
          </table:table-cell>
          <table:table-cell office:value-type="float" office:value="0.647677" calcext:value-type="float">
            <text:p>0.647677</text:p>
          </table:table-cell>
          <table:table-cell office:value-type="float" office:value="0.77547" calcext:value-type="float">
            <text:p>0.77547</text:p>
          </table:table-cell>
          <table:table-cell office:value-type="float" office:value="0.857258" calcext:value-type="float">
            <text:p>0.857258</text:p>
          </table:table-cell>
          <table:table-cell office:value-type="float" office:value="0.89618" calcext:value-type="float">
            <text:p>0.89618</text:p>
          </table:table-cell>
          <table:table-cell office:value-type="float" office:value="0.944655" calcext:value-type="float">
            <text:p>0.944655</text:p>
          </table:table-cell>
          <table:table-cell table:number-columns-repeated="2" office:value-type="float" office:value="0.971958" calcext:value-type="float">
            <text:p>0.971958</text:p>
          </table:table-cell>
          <table:table-cell office:value-type="float" office:value="0.710317" calcext:value-type="float">
            <text:p>0.710317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-1" calcext:value-type="float">
            <text:p>-1</text:p>
          </table:table-cell>
          <table:table-cell office:value-type="float" office:value="0.257946" calcext:value-type="float">
            <text:p>0.257946</text:p>
          </table:table-cell>
          <table:table-cell office:value-type="float" office:value="0.594176" calcext:value-type="float">
            <text:p>0.594176</text:p>
          </table:table-cell>
          <table:table-cell office:value-type="float" office:value="0.612372" calcext:value-type="float">
            <text:p>0.612372</text:p>
          </table:table-cell>
          <table:table-cell office:value-type="float" office:value="0.612813" calcext:value-type="float">
            <text:p>0.612813</text:p>
          </table:table-cell>
          <table:table-cell office:value-type="float" office:value="0.641512" calcext:value-type="float">
            <text:p>0.641512</text:p>
          </table:table-cell>
          <table:table-cell office:value-type="float" office:value="0.796873" calcext:value-type="float">
            <text:p>0.796873</text:p>
          </table:table-cell>
          <table:table-cell office:value-type="float" office:value="0.868438" calcext:value-type="float">
            <text:p>0.868438</text:p>
          </table:table-cell>
          <table:table-cell office:value-type="float" office:value="0.900726" calcext:value-type="float">
            <text:p>0.900726</text:p>
          </table:table-cell>
          <table:table-cell office:value-type="float" office:value="0.949499" calcext:value-type="float">
            <text:p>0.949499</text:p>
          </table:table-cell>
          <table:table-cell table:number-columns-repeated="2" office:value-type="float" office:value="0.971958" calcext:value-type="float">
            <text:p>0.971958</text:p>
          </table:table-cell>
          <table:table-cell office:value-type="float" office:value="0.720631" calcext:value-type="float">
            <text:p>0.720631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136346" calcext:value-type="float">
            <text:p>0.136346</text:p>
          </table:table-cell>
          <table:table-cell office:value-type="float" office:value="0.498982" calcext:value-type="float">
            <text:p>0.498982</text:p>
          </table:table-cell>
          <table:table-cell office:value-type="float" office:value="0.608257" calcext:value-type="float">
            <text:p>0.608257</text:p>
          </table:table-cell>
          <table:table-cell office:value-type="float" office:value="0.612372" calcext:value-type="float">
            <text:p>0.612372</text:p>
          </table:table-cell>
          <table:table-cell office:value-type="float" office:value="0.614134" calcext:value-type="float">
            <text:p>0.614134</text:p>
          </table:table-cell>
          <table:table-cell office:value-type="float" office:value="0.665537" calcext:value-type="float">
            <text:p>0.665537</text:p>
          </table:table-cell>
          <table:table-cell office:value-type="float" office:value="0.8159" calcext:value-type="float">
            <text:p>0.8159</text:p>
          </table:table-cell>
          <table:table-cell office:value-type="float" office:value="0.878037" calcext:value-type="float">
            <text:p>0.878037</text:p>
          </table:table-cell>
          <table:table-cell office:value-type="float" office:value="0.906305" calcext:value-type="float">
            <text:p>0.906305</text:p>
          </table:table-cell>
          <table:table-cell office:value-type="float" office:value="0.958911" calcext:value-type="float">
            <text:p>0.958911</text:p>
          </table:table-cell>
          <table:table-cell table:number-columns-repeated="2" office:value-type="float" office:value="0.971958" calcext:value-type="float">
            <text:p>0.971958</text:p>
          </table:table-cell>
          <table:table-cell office:value-type="float" office:value="0.753039" calcext:value-type="float">
            <text:p>0.753039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-1" calcext:value-type="float">
            <text:p>-1</text:p>
          </table:table-cell>
          <table:table-cell office:value-type="float" office:value="0.395644" calcext:value-type="float">
            <text:p>0.395644</text:p>
          </table:table-cell>
          <table:table-cell office:value-type="float" office:value="0.608375" calcext:value-type="float">
            <text:p>0.608375</text:p>
          </table:table-cell>
          <table:table-cell office:value-type="float" office:value="0.612372" calcext:value-type="float">
            <text:p>0.612372</text:p>
          </table:table-cell>
          <table:table-cell office:value-type="float" office:value="0.614575" calcext:value-type="float">
            <text:p>0.614575</text:p>
          </table:table-cell>
          <table:table-cell office:value-type="float" office:value="0.63362" calcext:value-type="float">
            <text:p>0.63362</text:p>
          </table:table-cell>
          <table:table-cell office:value-type="float" office:value="0.769777" calcext:value-type="float">
            <text:p>0.769777</text:p>
          </table:table-cell>
          <table:table-cell office:value-type="float" office:value="0.854094" calcext:value-type="float">
            <text:p>0.854094</text:p>
          </table:table-cell>
          <table:table-cell office:value-type="float" office:value="0.89845" calcext:value-type="float">
            <text:p>0.89845</text:p>
          </table:table-cell>
          <table:table-cell office:value-type="float" office:value="0.962803" calcext:value-type="float">
            <text:p>0.962803</text:p>
          </table:table-cell>
          <table:table-cell table:number-columns-repeated="2" office:value-type="float" office:value="0.971958" calcext:value-type="float">
            <text:p>0.971958</text:p>
          </table:table-cell>
          <table:table-cell office:value-type="float" office:value="0.732167" calcext:value-type="float">
            <text:p>0.732167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311086" calcext:value-type="float">
            <text:p>0.311086</text:p>
          </table:table-cell>
          <table:table-cell office:value-type="float" office:value="0.49116" calcext:value-type="float">
            <text:p>0.49116</text:p>
          </table:table-cell>
          <table:table-cell office:value-type="float" office:value="0.605916" calcext:value-type="float">
            <text:p>0.605916</text:p>
          </table:table-cell>
          <table:table-cell office:value-type="float" office:value="0.612372" calcext:value-type="float">
            <text:p>0.612372</text:p>
          </table:table-cell>
          <table:table-cell office:value-type="float" office:value="0.615695" calcext:value-type="float">
            <text:p>0.615695</text:p>
          </table:table-cell>
          <table:table-cell office:value-type="float" office:value="0.636725" calcext:value-type="float">
            <text:p>0.636725</text:p>
          </table:table-cell>
          <table:table-cell office:value-type="float" office:value="0.780635" calcext:value-type="float">
            <text:p>0.780635</text:p>
          </table:table-cell>
          <table:table-cell office:value-type="float" office:value="0.848101" calcext:value-type="float">
            <text:p>0.848101</text:p>
          </table:table-cell>
          <table:table-cell office:value-type="float" office:value="0.893421" calcext:value-type="float">
            <text:p>0.893421</text:p>
          </table:table-cell>
          <table:table-cell office:value-type="float" office:value="0.949677" calcext:value-type="float">
            <text:p>0.949677</text:p>
          </table:table-cell>
          <table:table-cell table:number-columns-repeated="2" office:value-type="float" office:value="0.971958" calcext:value-type="float">
            <text:p>0.971958</text:p>
          </table:table-cell>
          <table:table-cell office:value-type="float" office:value="0.740566" calcext:value-type="float">
            <text:p>0.740566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398967" calcext:value-type="float">
            <text:p>0.398967</text:p>
          </table:table-cell>
          <table:table-cell office:value-type="float" office:value="0.562478" calcext:value-type="float">
            <text:p>0.562478</text:p>
          </table:table-cell>
          <table:table-cell table:number-columns-repeated="2" office:value-type="float" office:value="0.612372" calcext:value-type="float">
            <text:p>0.612372</text:p>
          </table:table-cell>
          <table:table-cell office:value-type="float" office:value="0.615896" calcext:value-type="float">
            <text:p>0.615896</text:p>
          </table:table-cell>
          <table:table-cell office:value-type="float" office:value="0.634059" calcext:value-type="float">
            <text:p>0.634059</text:p>
          </table:table-cell>
          <table:table-cell office:value-type="float" office:value="0.730176" calcext:value-type="float">
            <text:p>0.730176</text:p>
          </table:table-cell>
          <table:table-cell office:value-type="float" office:value="0.836772" calcext:value-type="float">
            <text:p>0.836772</text:p>
          </table:table-cell>
          <table:table-cell office:value-type="float" office:value="0.885426" calcext:value-type="float">
            <text:p>0.885426</text:p>
          </table:table-cell>
          <table:table-cell office:value-type="float" office:value="0.963543" calcext:value-type="float">
            <text:p>0.963543</text:p>
          </table:table-cell>
          <table:table-cell table:number-columns-repeated="2" office:value-type="float" office:value="0.971958" calcext:value-type="float">
            <text:p>0.971958</text:p>
          </table:table-cell>
          <table:table-cell office:value-type="float" office:value="0.742505" calcext:value-type="float">
            <text:p>0.742505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-1" calcext:value-type="float">
            <text:p>-1</text:p>
          </table:table-cell>
          <table:table-cell office:value-type="float" office:value="0.512743" calcext:value-type="float">
            <text:p>0.512743</text:p>
          </table:table-cell>
          <table:table-cell table:number-columns-repeated="2" office:value-type="float" office:value="0.612372" calcext:value-type="float">
            <text:p>0.612372</text:p>
          </table:table-cell>
          <table:table-cell office:value-type="float" office:value="0.617218" calcext:value-type="float">
            <text:p>0.617218</text:p>
          </table:table-cell>
          <table:table-cell office:value-type="float" office:value="0.629736" calcext:value-type="float">
            <text:p>0.629736</text:p>
          </table:table-cell>
          <table:table-cell office:value-type="float" office:value="0.74932" calcext:value-type="float">
            <text:p>0.74932</text:p>
          </table:table-cell>
          <table:table-cell office:value-type="float" office:value="0.841396" calcext:value-type="float">
            <text:p>0.841396</text:p>
          </table:table-cell>
          <table:table-cell office:value-type="float" office:value="0.893381" calcext:value-type="float">
            <text:p>0.893381</text:p>
          </table:table-cell>
          <table:table-cell office:value-type="float" office:value="0.968403" calcext:value-type="float">
            <text:p>0.968403</text:p>
          </table:table-cell>
          <table:table-cell table:number-columns-repeated="2" office:value-type="float" office:value="0.971958" calcext:value-type="float">
            <text:p>0.971958</text:p>
          </table:table-cell>
          <table:table-cell office:value-type="float" office:value="0.74089" calcext:value-type="float">
            <text:p>0.74089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522233" calcext:value-type="float">
            <text:p>0.522233</text:p>
          </table:table-cell>
          <table:table-cell office:value-type="float" office:value="0.586675" calcext:value-type="float">
            <text:p>0.586675</text:p>
          </table:table-cell>
          <table:table-cell office:value-type="float" office:value="0.612162" calcext:value-type="float">
            <text:p>0.612162</text:p>
          </table:table-cell>
          <table:table-cell table:number-columns-repeated="2" office:value-type="float" office:value="0.612372" calcext:value-type="float">
            <text:p>0.612372</text:p>
          </table:table-cell>
          <table:table-cell office:value-type="float" office:value="0.622081" calcext:value-type="float">
            <text:p>0.622081</text:p>
          </table:table-cell>
          <table:table-cell office:value-type="float" office:value="0.71742" calcext:value-type="float">
            <text:p>0.71742</text:p>
          </table:table-cell>
          <table:table-cell office:value-type="float" office:value="0.829099" calcext:value-type="float">
            <text:p>0.829099</text:p>
          </table:table-cell>
          <table:table-cell office:value-type="float" office:value="0.865623" calcext:value-type="float">
            <text:p>0.865623</text:p>
          </table:table-cell>
          <table:table-cell office:value-type="float" office:value="0.947251" calcext:value-type="float">
            <text:p>0.947251</text:p>
          </table:table-cell>
          <table:table-cell table:number-columns-repeated="2" office:value-type="float" office:value="0.971958" calcext:value-type="float">
            <text:p>0.971958</text:p>
          </table:table-cell>
          <table:table-cell office:value-type="float" office:value="0.737701" calcext:value-type="float">
            <text:p>0.737701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522233" calcext:value-type="float">
            <text:p>0.522233</text:p>
          </table:table-cell>
          <table:table-cell office:value-type="float" office:value="0.581159" calcext:value-type="float">
            <text:p>0.581159</text:p>
          </table:table-cell>
          <table:table-cell office:value-type="float" office:value="0.611952" calcext:value-type="float">
            <text:p>0.611952</text:p>
          </table:table-cell>
          <table:table-cell office:value-type="float" office:value="0.612372" calcext:value-type="float">
            <text:p>0.612372</text:p>
          </table:table-cell>
          <table:table-cell office:value-type="float" office:value="0.614134" calcext:value-type="float">
            <text:p>0.614134</text:p>
          </table:table-cell>
          <table:table-cell office:value-type="float" office:value="0.62839" calcext:value-type="float">
            <text:p>0.62839</text:p>
          </table:table-cell>
          <table:table-cell office:value-type="float" office:value="0.70626" calcext:value-type="float">
            <text:p>0.70626</text:p>
          </table:table-cell>
          <table:table-cell office:value-type="float" office:value="0.815829" calcext:value-type="float">
            <text:p>0.815829</text:p>
          </table:table-cell>
          <table:table-cell office:value-type="float" office:value="0.85745" calcext:value-type="float">
            <text:p>0.85745</text:p>
          </table:table-cell>
          <table:table-cell office:value-type="float" office:value="0.933991" calcext:value-type="float">
            <text:p>0.933991</text:p>
          </table:table-cell>
          <table:table-cell table:number-columns-repeated="2" office:value-type="float" office:value="0.971958" calcext:value-type="float">
            <text:p>0.971958</text:p>
          </table:table-cell>
          <table:table-cell office:value-type="float" office:value="0.73335" calcext:value-type="float">
            <text:p>0.73335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446735" calcext:value-type="float">
            <text:p>0.446735</text:p>
          </table:table-cell>
          <table:table-cell office:value-type="float" office:value="0.564703" calcext:value-type="float">
            <text:p>0.564703</text:p>
          </table:table-cell>
          <table:table-cell office:value-type="float" office:value="0.612162" calcext:value-type="float">
            <text:p>0.612162</text:p>
          </table:table-cell>
          <table:table-cell table:number-columns-repeated="2" office:value-type="float" office:value="0.612372" calcext:value-type="float">
            <text:p>0.612372</text:p>
          </table:table-cell>
          <table:table-cell office:value-type="float" office:value="0.620673" calcext:value-type="float">
            <text:p>0.620673</text:p>
          </table:table-cell>
          <table:table-cell office:value-type="float" office:value="0.669226" calcext:value-type="float">
            <text:p>0.669226</text:p>
          </table:table-cell>
          <table:table-cell office:value-type="float" office:value="0.814569" calcext:value-type="float">
            <text:p>0.814569</text:p>
          </table:table-cell>
          <table:table-cell office:value-type="float" office:value="0.88268" calcext:value-type="float">
            <text:p>0.88268</text:p>
          </table:table-cell>
          <table:table-cell office:value-type="float" office:value="0.95866" calcext:value-type="float">
            <text:p>0.95866</text:p>
          </table:table-cell>
          <table:table-cell table:number-columns-repeated="2" office:value-type="float" office:value="0.971958" calcext:value-type="float">
            <text:p>0.971958</text:p>
          </table:table-cell>
          <table:table-cell office:value-type="float" office:value="0.731938" calcext:value-type="float">
            <text:p>0.731938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213201" calcext:value-type="float">
            <text:p>0.213201</text:p>
          </table:table-cell>
          <table:table-cell office:value-type="float" office:value="0.56526" calcext:value-type="float">
            <text:p>0.56526</text:p>
          </table:table-cell>
          <table:table-cell table:number-columns-repeated="2" office:value-type="float" office:value="0.612372" calcext:value-type="float">
            <text:p>0.612372</text:p>
          </table:table-cell>
          <table:table-cell office:value-type="float" office:value="0.617658" calcext:value-type="float">
            <text:p>0.617658</text:p>
          </table:table-cell>
          <table:table-cell office:value-type="float" office:value="0.669059" calcext:value-type="float">
            <text:p>0.669059</text:p>
          </table:table-cell>
          <table:table-cell office:value-type="float" office:value="0.798879" calcext:value-type="float">
            <text:p>0.798879</text:p>
          </table:table-cell>
          <table:table-cell office:value-type="float" office:value="0.853221" calcext:value-type="float">
            <text:p>0.853221</text:p>
          </table:table-cell>
          <table:table-cell office:value-type="float" office:value="0.912954" calcext:value-type="float">
            <text:p>0.912954</text:p>
          </table:table-cell>
          <table:table-cell office:value-type="float" office:value="0.971223" calcext:value-type="float">
            <text:p>0.971223</text:p>
          </table:table-cell>
          <table:table-cell table:number-columns-repeated="2" office:value-type="float" office:value="0.971958" calcext:value-type="float">
            <text:p>0.971958</text:p>
          </table:table-cell>
          <table:table-cell office:value-type="float" office:value="0.758496" calcext:value-type="float">
            <text:p>0.758496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-1" calcext:value-type="float">
            <text:p>-1</text:p>
          </table:table-cell>
          <table:table-cell office:value-type="float" office:value="0.398476" calcext:value-type="float">
            <text:p>0.398476</text:p>
          </table:table-cell>
          <table:table-cell office:value-type="float" office:value="0.612372" calcext:value-type="float">
            <text:p>0.612372</text:p>
          </table:table-cell>
          <table:table-cell office:value-type="float" office:value="0.613694" calcext:value-type="float">
            <text:p>0.613694</text:p>
          </table:table-cell>
          <table:table-cell office:value-type="float" office:value="0.62365" calcext:value-type="float">
            <text:p>0.62365</text:p>
          </table:table-cell>
          <table:table-cell office:value-type="float" office:value="0.655959" calcext:value-type="float">
            <text:p>0.655959</text:p>
          </table:table-cell>
          <table:table-cell office:value-type="float" office:value="0.73958" calcext:value-type="float">
            <text:p>0.73958</text:p>
          </table:table-cell>
          <table:table-cell office:value-type="float" office:value="0.833789" calcext:value-type="float">
            <text:p>0.833789</text:p>
          </table:table-cell>
          <table:table-cell office:value-type="float" office:value="0.896399" calcext:value-type="float">
            <text:p>0.896399</text:p>
          </table:table-cell>
          <table:table-cell office:value-type="float" office:value="0.965712" calcext:value-type="float">
            <text:p>0.965712</text:p>
          </table:table-cell>
          <table:table-cell table:number-columns-repeated="2" office:value-type="float" office:value="0.971958" calcext:value-type="float">
            <text:p>0.971958</text:p>
          </table:table-cell>
          <table:table-cell office:value-type="float" office:value="0.731159" calcext:value-type="float">
            <text:p>0.731159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231455" calcext:value-type="float">
            <text:p>0.231455</text:p>
          </table:table-cell>
          <table:table-cell office:value-type="float" office:value="0.578845" calcext:value-type="float">
            <text:p>0.578845</text:p>
          </table:table-cell>
          <table:table-cell office:value-type="float" office:value="0.612372" calcext:value-type="float">
            <text:p>0.612372</text:p>
          </table:table-cell>
          <table:table-cell office:value-type="float" office:value="0.614814" calcext:value-type="float">
            <text:p>0.614814</text:p>
          </table:table-cell>
          <table:table-cell office:value-type="float" office:value="0.621864" calcext:value-type="float">
            <text:p>0.621864</text:p>
          </table:table-cell>
          <table:table-cell office:value-type="float" office:value="0.649038" calcext:value-type="float">
            <text:p>0.649038</text:p>
          </table:table-cell>
          <table:table-cell office:value-type="float" office:value="0.717567" calcext:value-type="float">
            <text:p>0.717567</text:p>
          </table:table-cell>
          <table:table-cell office:value-type="float" office:value="0.832332" calcext:value-type="float">
            <text:p>0.832332</text:p>
          </table:table-cell>
          <table:table-cell office:value-type="float" office:value="0.909276" calcext:value-type="float">
            <text:p>0.909276</text:p>
          </table:table-cell>
          <table:table-cell table:number-columns-repeated="3" office:value-type="float" office:value="0.971958" calcext:value-type="float">
            <text:p>0.971958</text:p>
          </table:table-cell>
          <table:table-cell office:value-type="float" office:value="0.748002" calcext:value-type="float">
            <text:p>0.748002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193649" calcext:value-type="float">
            <text:p>0.193649</text:p>
          </table:table-cell>
          <table:table-cell office:value-type="float" office:value="0.560013" calcext:value-type="float">
            <text:p>0.560013</text:p>
          </table:table-cell>
          <table:table-cell office:value-type="float" office:value="0.612372" calcext:value-type="float">
            <text:p>0.612372</text:p>
          </table:table-cell>
          <table:table-cell office:value-type="float" office:value="0.615254" calcext:value-type="float">
            <text:p>0.615254</text:p>
          </table:table-cell>
          <table:table-cell office:value-type="float" office:value="0.636677" calcext:value-type="float">
            <text:p>0.636677</text:p>
          </table:table-cell>
          <table:table-cell office:value-type="float" office:value="0.70355" calcext:value-type="float">
            <text:p>0.70355</text:p>
          </table:table-cell>
          <table:table-cell office:value-type="float" office:value="0.796154" calcext:value-type="float">
            <text:p>0.796154</text:p>
          </table:table-cell>
          <table:table-cell office:value-type="float" office:value="0.877451" calcext:value-type="float">
            <text:p>0.877451</text:p>
          </table:table-cell>
          <table:table-cell office:value-type="float" office:value="0.924096" calcext:value-type="float">
            <text:p>0.924096</text:p>
          </table:table-cell>
          <table:table-cell table:number-columns-repeated="3" office:value-type="float" office:value="0.971958" calcext:value-type="float">
            <text:p>0.971958</text:p>
          </table:table-cell>
          <table:table-cell office:value-type="float" office:value="0.766948" calcext:value-type="float">
            <text:p>0.766948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-1" calcext:value-type="float">
            <text:p>-1</text:p>
          </table:table-cell>
          <table:table-cell office:value-type="float" office:value="0.450866" calcext:value-type="float">
            <text:p>0.450866</text:p>
          </table:table-cell>
          <table:table-cell office:value-type="float" office:value="0.611553" calcext:value-type="float">
            <text:p>0.611553</text:p>
          </table:table-cell>
          <table:table-cell office:value-type="float" office:value="0.612372" calcext:value-type="float">
            <text:p>0.612372</text:p>
          </table:table-cell>
          <table:table-cell office:value-type="float" office:value="0.621963" calcext:value-type="float">
            <text:p>0.621963</text:p>
          </table:table-cell>
          <table:table-cell office:value-type="float" office:value="0.663877" calcext:value-type="float">
            <text:p>0.663877</text:p>
          </table:table-cell>
          <table:table-cell office:value-type="float" office:value="0.765408" calcext:value-type="float">
            <text:p>0.765408</text:p>
          </table:table-cell>
          <table:table-cell office:value-type="float" office:value="0.861634" calcext:value-type="float">
            <text:p>0.861634</text:p>
          </table:table-cell>
          <table:table-cell office:value-type="float" office:value="0.922187" calcext:value-type="float">
            <text:p>0.922187</text:p>
          </table:table-cell>
          <table:table-cell office:value-type="float" office:value="0.969755" calcext:value-type="float">
            <text:p>0.969755</text:p>
          </table:table-cell>
          <table:table-cell table:number-columns-repeated="2" office:value-type="float" office:value="0.971958" calcext:value-type="float">
            <text:p>0.971958</text:p>
          </table:table-cell>
          <table:table-cell office:value-type="float" office:value="0.745157" calcext:value-type="float">
            <text:p>0.745157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084921" calcext:value-type="float">
            <text:p>0.084921</text:p>
          </table:table-cell>
          <table:table-cell office:value-type="float" office:value="0.557659" calcext:value-type="float">
            <text:p>0.557659</text:p>
          </table:table-cell>
          <table:table-cell office:value-type="float" office:value="0.612372" calcext:value-type="float">
            <text:p>0.612372</text:p>
          </table:table-cell>
          <table:table-cell office:value-type="float" office:value="0.613052" calcext:value-type="float">
            <text:p>0.613052</text:p>
          </table:table-cell>
          <table:table-cell office:value-type="float" office:value="0.628407" calcext:value-type="float">
            <text:p>0.628407</text:p>
          </table:table-cell>
          <table:table-cell office:value-type="float" office:value="0.696124" calcext:value-type="float">
            <text:p>0.696124</text:p>
          </table:table-cell>
          <table:table-cell office:value-type="float" office:value="0.817498" calcext:value-type="float">
            <text:p>0.817498</text:p>
          </table:table-cell>
          <table:table-cell office:value-type="float" office:value="0.8914" calcext:value-type="float">
            <text:p>0.8914</text:p>
          </table:table-cell>
          <table:table-cell office:value-type="float" office:value="0.956299" calcext:value-type="float">
            <text:p>0.956299</text:p>
          </table:table-cell>
          <table:table-cell table:number-columns-repeated="3" office:value-type="float" office:value="0.971958" calcext:value-type="float">
            <text:p>0.971958</text:p>
          </table:table-cell>
          <table:table-cell office:value-type="float" office:value="0.771673" calcext:value-type="float">
            <text:p>0.771673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017376" calcext:value-type="float">
            <text:p>0.017376</text:p>
          </table:table-cell>
          <table:table-cell office:value-type="float" office:value="0.521173" calcext:value-type="float">
            <text:p>0.521173</text:p>
          </table:table-cell>
          <table:table-cell office:value-type="float" office:value="0.612372" calcext:value-type="float">
            <text:p>0.612372</text:p>
          </table:table-cell>
          <table:table-cell office:value-type="float" office:value="0.614612" calcext:value-type="float">
            <text:p>0.614612</text:p>
          </table:table-cell>
          <table:table-cell office:value-type="float" office:value="0.646739" calcext:value-type="float">
            <text:p>0.646739</text:p>
          </table:table-cell>
          <table:table-cell office:value-type="float" office:value="0.726533" calcext:value-type="float">
            <text:p>0.726533</text:p>
          </table:table-cell>
          <table:table-cell office:value-type="float" office:value="0.832945" calcext:value-type="float">
            <text:p>0.832945</text:p>
          </table:table-cell>
          <table:table-cell office:value-type="float" office:value="0.902885" calcext:value-type="float">
            <text:p>0.902885</text:p>
          </table:table-cell>
          <table:table-cell office:value-type="float" office:value="0.956981" calcext:value-type="float">
            <text:p>0.956981</text:p>
          </table:table-cell>
          <table:table-cell table:number-columns-repeated="3" office:value-type="float" office:value="0.971958" calcext:value-type="float">
            <text:p>0.971958</text:p>
          </table:table-cell>
          <table:table-cell office:value-type="float" office:value="0.775816" calcext:value-type="float">
            <text:p>0.775816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084921" calcext:value-type="float">
            <text:p>0.084921</text:p>
          </table:table-cell>
          <table:table-cell office:value-type="float" office:value="0.551431" calcext:value-type="float">
            <text:p>0.551431</text:p>
          </table:table-cell>
          <table:table-cell table:number-columns-repeated="2" office:value-type="float" office:value="0.612372" calcext:value-type="float">
            <text:p>0.612372</text:p>
          </table:table-cell>
          <table:table-cell office:value-type="float" office:value="0.620797" calcext:value-type="float">
            <text:p>0.620797</text:p>
          </table:table-cell>
          <table:table-cell office:value-type="float" office:value="0.671728" calcext:value-type="float">
            <text:p>0.671728</text:p>
          </table:table-cell>
          <table:table-cell office:value-type="float" office:value="0.787344" calcext:value-type="float">
            <text:p>0.787344</text:p>
          </table:table-cell>
          <table:table-cell office:value-type="float" office:value="0.890284" calcext:value-type="float">
            <text:p>0.890284</text:p>
          </table:table-cell>
          <table:table-cell office:value-type="float" office:value="0.96127" calcext:value-type="float">
            <text:p>0.96127</text:p>
          </table:table-cell>
          <table:table-cell table:number-columns-repeated="3" office:value-type="float" office:value="0.971958" calcext:value-type="float">
            <text:p>0.971958</text:p>
          </table:table-cell>
          <table:table-cell office:value-type="float" office:value="0.765152" calcext:value-type="float">
            <text:p>0.765152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-1" calcext:value-type="float">
            <text:p>-1</text:p>
          </table:table-cell>
          <table:table-cell office:value-type="float" office:value="0.444275" calcext:value-type="float">
            <text:p>0.444275</text:p>
          </table:table-cell>
          <table:table-cell office:value-type="float" office:value="0.612372" calcext:value-type="float">
            <text:p>0.612372</text:p>
          </table:table-cell>
          <table:table-cell office:value-type="float" office:value="0.615934" calcext:value-type="float">
            <text:p>0.615934</text:p>
          </table:table-cell>
          <table:table-cell office:value-type="float" office:value="0.640705" calcext:value-type="float">
            <text:p>0.640705</text:p>
          </table:table-cell>
          <table:table-cell office:value-type="float" office:value="0.714177" calcext:value-type="float">
            <text:p>0.714177</text:p>
          </table:table-cell>
          <table:table-cell office:value-type="float" office:value="0.852558" calcext:value-type="float">
            <text:p>0.852558</text:p>
          </table:table-cell>
          <table:table-cell office:value-type="float" office:value="0.915706" calcext:value-type="float">
            <text:p>0.915706</text:p>
          </table:table-cell>
          <table:table-cell office:value-type="float" office:value="0.971223" calcext:value-type="float">
            <text:p>0.971223</text:p>
          </table:table-cell>
          <table:table-cell table:number-columns-repeated="3" office:value-type="float" office:value="0.971958" calcext:value-type="float">
            <text:p>0.971958</text:p>
          </table:table-cell>
          <table:table-cell office:value-type="float" office:value="0.771087" calcext:value-type="float">
            <text:p>0.771087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084921" calcext:value-type="float">
            <text:p>0.084921</text:p>
          </table:table-cell>
          <table:table-cell office:value-type="float" office:value="0.49329" calcext:value-type="float">
            <text:p>0.49329</text:p>
          </table:table-cell>
          <table:table-cell office:value-type="float" office:value="0.610279" calcext:value-type="float">
            <text:p>0.610279</text:p>
          </table:table-cell>
          <table:table-cell office:value-type="float" office:value="0.615015" calcext:value-type="float">
            <text:p>0.615015</text:p>
          </table:table-cell>
          <table:table-cell office:value-type="float" office:value="0.631622" calcext:value-type="float">
            <text:p>0.631622</text:p>
          </table:table-cell>
          <table:table-cell office:value-type="float" office:value="0.71893" calcext:value-type="float">
            <text:p>0.71893</text:p>
          </table:table-cell>
          <table:table-cell office:value-type="float" office:value="0.859536" calcext:value-type="float">
            <text:p>0.859536</text:p>
          </table:table-cell>
          <table:table-cell office:value-type="float" office:value="0.919033" calcext:value-type="float">
            <text:p>0.919033</text:p>
          </table:table-cell>
          <table:table-cell office:value-type="float" office:value="0.971223" calcext:value-type="float">
            <text:p>0.971223</text:p>
          </table:table-cell>
          <table:table-cell table:number-columns-repeated="3" office:value-type="float" office:value="0.971958" calcext:value-type="float">
            <text:p>0.971958</text:p>
          </table:table-cell>
          <table:table-cell office:value-type="float" office:value="0.776284" calcext:value-type="float">
            <text:p>0.776284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-1" calcext:value-type="float">
            <text:p>-1</text:p>
          </table:table-cell>
          <table:table-cell office:value-type="float" office:value="0.336716" calcext:value-type="float">
            <text:p>0.336716</text:p>
          </table:table-cell>
          <table:table-cell office:value-type="float" office:value="0.612372" calcext:value-type="float">
            <text:p>0.612372</text:p>
          </table:table-cell>
          <table:table-cell office:value-type="float" office:value="0.619255" calcext:value-type="float">
            <text:p>0.619255</text:p>
          </table:table-cell>
          <table:table-cell office:value-type="float" office:value="0.661826" calcext:value-type="float">
            <text:p>0.661826</text:p>
          </table:table-cell>
          <table:table-cell office:value-type="float" office:value="0.804003" calcext:value-type="float">
            <text:p>0.804003</text:p>
          </table:table-cell>
          <table:table-cell office:value-type="float" office:value="0.8887" calcext:value-type="float">
            <text:p>0.8887</text:p>
          </table:table-cell>
          <table:table-cell office:value-type="float" office:value="0.958474" calcext:value-type="float">
            <text:p>0.958474</text:p>
          </table:table-cell>
          <table:table-cell table:number-columns-repeated="4" office:value-type="float" office:value="0.971958" calcext:value-type="float">
            <text:p>0.971958</text:p>
          </table:table-cell>
          <table:table-cell office:value-type="float" office:value="0.779722" calcext:value-type="float">
            <text:p>0.779722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-1" calcext:value-type="float">
            <text:p>-1</text:p>
          </table:table-cell>
          <table:table-cell office:value-type="float" office:value="0.398931" calcext:value-type="float">
            <text:p>0.398931</text:p>
          </table:table-cell>
          <table:table-cell office:value-type="float" office:value="0.612372" calcext:value-type="float">
            <text:p>0.612372</text:p>
          </table:table-cell>
          <table:table-cell office:value-type="float" office:value="0.615266" calcext:value-type="float">
            <text:p>0.615266</text:p>
          </table:table-cell>
          <table:table-cell office:value-type="float" office:value="0.68049" calcext:value-type="float">
            <text:p>0.68049</text:p>
          </table:table-cell>
          <table:table-cell office:value-type="float" office:value="0.803115" calcext:value-type="float">
            <text:p>0.803115</text:p>
          </table:table-cell>
          <table:table-cell office:value-type="float" office:value="0.875904" calcext:value-type="float">
            <text:p>0.875904</text:p>
          </table:table-cell>
          <table:table-cell office:value-type="float" office:value="0.954909" calcext:value-type="float">
            <text:p>0.954909</text:p>
          </table:table-cell>
          <table:table-cell table:number-columns-repeated="4" office:value-type="float" office:value="0.971958" calcext:value-type="float">
            <text:p>0.971958</text:p>
          </table:table-cell>
          <table:table-cell office:value-type="float" office:value="0.785686" calcext:value-type="float">
            <text:p>0.785686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-1" calcext:value-type="float">
            <text:p>-1</text:p>
          </table:table-cell>
          <table:table-cell office:value-type="float" office:value="0.4709" calcext:value-type="float">
            <text:p>0.4709</text:p>
          </table:table-cell>
          <table:table-cell office:value-type="float" office:value="0.612372" calcext:value-type="float">
            <text:p>0.612372</text:p>
          </table:table-cell>
          <table:table-cell office:value-type="float" office:value="0.620566" calcext:value-type="float">
            <text:p>0.620566</text:p>
          </table:table-cell>
          <table:table-cell office:value-type="float" office:value="0.71986" calcext:value-type="float">
            <text:p>0.71986</text:p>
          </table:table-cell>
          <table:table-cell office:value-type="float" office:value="0.822852" calcext:value-type="float">
            <text:p>0.822852</text:p>
          </table:table-cell>
          <table:table-cell office:value-type="float" office:value="0.87039" calcext:value-type="float">
            <text:p>0.87039</text:p>
          </table:table-cell>
          <table:table-cell office:value-type="float" office:value="0.946332" calcext:value-type="float">
            <text:p>0.946332</text:p>
          </table:table-cell>
          <table:table-cell table:number-columns-repeated="4" office:value-type="float" office:value="0.971958" calcext:value-type="float">
            <text:p>0.971958</text:p>
          </table:table-cell>
          <table:table-cell office:value-type="float" office:value="0.797914" calcext:value-type="float">
            <text:p>0.797914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420084" calcext:value-type="float">
            <text:p>0.420084</text:p>
          </table:table-cell>
          <table:table-cell office:value-type="float" office:value="0.60059" calcext:value-type="float">
            <text:p>0.60059</text:p>
          </table:table-cell>
          <table:table-cell office:value-type="float" office:value="0.618575" calcext:value-type="float">
            <text:p>0.618575</text:p>
          </table:table-cell>
          <table:table-cell office:value-type="float" office:value="0.711381" calcext:value-type="float">
            <text:p>0.711381</text:p>
          </table:table-cell>
          <table:table-cell office:value-type="float" office:value="0.804567" calcext:value-type="float">
            <text:p>0.804567</text:p>
          </table:table-cell>
          <table:table-cell office:value-type="float" office:value="0.853198" calcext:value-type="float">
            <text:p>0.853198</text:p>
          </table:table-cell>
          <table:table-cell office:value-type="float" office:value="0.905408" calcext:value-type="float">
            <text:p>0.905408</text:p>
          </table:table-cell>
          <table:table-cell office:value-type="float" office:value="0.964965" calcext:value-type="float">
            <text:p>0.964965</text:p>
          </table:table-cell>
          <table:table-cell table:number-columns-repeated="4" office:value-type="float" office:value="0.971958" calcext:value-type="float">
            <text:p>0.971958</text:p>
          </table:table-cell>
          <table:table-cell office:value-type="float" office:value="0.837456" calcext:value-type="float">
            <text:p>0.837456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40706" calcext:value-type="float">
            <text:p>0.40706</text:p>
          </table:table-cell>
          <table:table-cell office:value-type="float" office:value="0.594425" calcext:value-type="float">
            <text:p>0.594425</text:p>
          </table:table-cell>
          <table:table-cell office:value-type="float" office:value="0.617248" calcext:value-type="float">
            <text:p>0.617248</text:p>
          </table:table-cell>
          <table:table-cell office:value-type="float" office:value="0.689294" calcext:value-type="float">
            <text:p>0.689294</text:p>
          </table:table-cell>
          <table:table-cell office:value-type="float" office:value="0.784908" calcext:value-type="float">
            <text:p>0.784908</text:p>
          </table:table-cell>
          <table:table-cell office:value-type="float" office:value="0.857994" calcext:value-type="float">
            <text:p>0.857994</text:p>
          </table:table-cell>
          <table:table-cell office:value-type="float" office:value="0.915531" calcext:value-type="float">
            <text:p>0.915531</text:p>
          </table:table-cell>
          <table:table-cell office:value-type="float" office:value="0.97058" calcext:value-type="float">
            <text:p>0.97058</text:p>
          </table:table-cell>
          <table:table-cell table:number-columns-repeated="4" office:value-type="float" office:value="0.971958" calcext:value-type="float">
            <text:p>0.971958</text:p>
          </table:table-cell>
          <table:table-cell office:value-type="float" office:value="0.834585" calcext:value-type="float">
            <text:p>0.834585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-1" calcext:value-type="float">
            <text:p>-1</text:p>
          </table:table-cell>
          <table:table-cell office:value-type="float" office:value="0.422755" calcext:value-type="float">
            <text:p>0.422755</text:p>
          </table:table-cell>
          <table:table-cell office:value-type="float" office:value="0.612372" calcext:value-type="float">
            <text:p>0.612372</text:p>
          </table:table-cell>
          <table:table-cell office:value-type="float" office:value="0.678087" calcext:value-type="float">
            <text:p>0.678087</text:p>
          </table:table-cell>
          <table:table-cell office:value-type="float" office:value="0.800739" calcext:value-type="float">
            <text:p>0.800739</text:p>
          </table:table-cell>
          <table:table-cell office:value-type="float" office:value="0.873773" calcext:value-type="float">
            <text:p>0.873773</text:p>
          </table:table-cell>
          <table:table-cell office:value-type="float" office:value="0.93657" calcext:value-type="float">
            <text:p>0.93657</text:p>
          </table:table-cell>
          <table:table-cell table:number-columns-repeated="5" office:value-type="float" office:value="0.971958" calcext:value-type="float">
            <text:p>0.971958</text:p>
          </table:table-cell>
          <table:table-cell office:value-type="float" office:value="0.821213" calcext:value-type="float">
            <text:p>0.821213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-1" calcext:value-type="float">
            <text:p>-1</text:p>
          </table:table-cell>
          <table:table-cell office:value-type="float" office:value="0.492822" calcext:value-type="float">
            <text:p>0.492822</text:p>
          </table:table-cell>
          <table:table-cell office:value-type="float" office:value="0.632179" calcext:value-type="float">
            <text:p>0.632179</text:p>
          </table:table-cell>
          <table:table-cell office:value-type="float" office:value="0.751196" calcext:value-type="float">
            <text:p>0.751196</text:p>
          </table:table-cell>
          <table:table-cell office:value-type="float" office:value="0.845584" calcext:value-type="float">
            <text:p>0.845584</text:p>
          </table:table-cell>
          <table:table-cell office:value-type="float" office:value="0.9128" calcext:value-type="float">
            <text:p>0.9128</text:p>
          </table:table-cell>
          <table:table-cell office:value-type="float" office:value="0.962313" calcext:value-type="float">
            <text:p>0.962313</text:p>
          </table:table-cell>
          <table:table-cell table:number-columns-repeated="5" office:value-type="float" office:value="0.971958" calcext:value-type="float">
            <text:p>0.971958</text:p>
          </table:table-cell>
          <table:table-cell office:value-type="float" office:value="0.848472" calcext:value-type="float">
            <text:p>0.848472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084921" calcext:value-type="float">
            <text:p>0.084921</text:p>
          </table:table-cell>
          <table:table-cell office:value-type="float" office:value="0.582575" calcext:value-type="float">
            <text:p>0.582575</text:p>
          </table:table-cell>
          <table:table-cell office:value-type="float" office:value="0.662131" calcext:value-type="float">
            <text:p>0.662131</text:p>
          </table:table-cell>
          <table:table-cell office:value-type="float" office:value="0.786323" calcext:value-type="float">
            <text:p>0.786323</text:p>
          </table:table-cell>
          <table:table-cell office:value-type="float" office:value="0.870585" calcext:value-type="float">
            <text:p>0.870585</text:p>
          </table:table-cell>
          <table:table-cell office:value-type="float" office:value="0.930962" calcext:value-type="float">
            <text:p>0.930962</text:p>
          </table:table-cell>
          <table:table-cell office:value-type="float" office:value="0.959557" calcext:value-type="float">
            <text:p>0.959557</text:p>
          </table:table-cell>
          <table:table-cell table:number-columns-repeated="5" office:value-type="float" office:value="0.971958" calcext:value-type="float">
            <text:p>0.971958</text:p>
          </table:table-cell>
          <table:table-cell office:value-type="float" office:value="0.867996" calcext:value-type="float">
            <text:p>0.867996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511208" calcext:value-type="float">
            <text:p>0.511208</text:p>
          </table:table-cell>
          <table:table-cell office:value-type="float" office:value="0.625249" calcext:value-type="float">
            <text:p>0.625249</text:p>
          </table:table-cell>
          <table:table-cell office:value-type="float" office:value="0.730353" calcext:value-type="float">
            <text:p>0.730353</text:p>
          </table:table-cell>
          <table:table-cell office:value-type="float" office:value="0.830353" calcext:value-type="float">
            <text:p>0.830353</text:p>
          </table:table-cell>
          <table:table-cell office:value-type="float" office:value="0.910973" calcext:value-type="float">
            <text:p>0.910973</text:p>
          </table:table-cell>
          <table:table-cell office:value-type="float" office:value="0.956544" calcext:value-type="float">
            <text:p>0.956544</text:p>
          </table:table-cell>
          <table:table-cell table:number-columns-repeated="6" office:value-type="float" office:value="0.971958" calcext:value-type="float">
            <text:p>0.971958</text:p>
          </table:table-cell>
          <table:table-cell office:value-type="float" office:value="0.891326" calcext:value-type="float">
            <text:p>0.891326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367194" calcext:value-type="float">
            <text:p>0.367194</text:p>
          </table:table-cell>
          <table:table-cell office:value-type="float" office:value="0.595865" calcext:value-type="float">
            <text:p>0.595865</text:p>
          </table:table-cell>
          <table:table-cell office:value-type="float" office:value="0.699509" calcext:value-type="float">
            <text:p>0.699509</text:p>
          </table:table-cell>
          <table:table-cell office:value-type="float" office:value="0.786861" calcext:value-type="float">
            <text:p>0.786861</text:p>
          </table:table-cell>
          <table:table-cell office:value-type="float" office:value="0.886256" calcext:value-type="float">
            <text:p>0.886256</text:p>
          </table:table-cell>
          <table:table-cell office:value-type="float" office:value="0.947865" calcext:value-type="float">
            <text:p>0.947865</text:p>
          </table:table-cell>
          <table:table-cell table:number-columns-repeated="6" office:value-type="float" office:value="0.971958" calcext:value-type="float">
            <text:p>0.971958</text:p>
          </table:table-cell>
          <table:table-cell office:value-type="float" office:value="0.877614" calcext:value-type="float">
            <text:p>0.877614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-1" calcext:value-type="float">
            <text:p>-1</text:p>
          </table:table-cell>
          <table:table-cell office:value-type="float" office:value="0.478852" calcext:value-type="float">
            <text:p>0.478852</text:p>
          </table:table-cell>
          <table:table-cell office:value-type="float" office:value="0.668417" calcext:value-type="float">
            <text:p>0.668417</text:p>
          </table:table-cell>
          <table:table-cell office:value-type="float" office:value="0.782555" calcext:value-type="float">
            <text:p>0.782555</text:p>
          </table:table-cell>
          <table:table-cell office:value-type="float" office:value="0.882214" calcext:value-type="float">
            <text:p>0.882214</text:p>
          </table:table-cell>
          <table:table-cell office:value-type="float" office:value="0.956492" calcext:value-type="float">
            <text:p>0.956492</text:p>
          </table:table-cell>
          <table:table-cell table:number-columns-repeated="6" office:value-type="float" office:value="0.971958" calcext:value-type="float">
            <text:p>0.971958</text:p>
          </table:table-cell>
          <table:table-cell office:value-type="float" office:value="0.862832" calcext:value-type="float">
            <text:p>0.862832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float" office:value="0.541421" calcext:value-type="float">
            <text:p>0.541421</text:p>
          </table:table-cell>
          <table:table-cell office:value-type="float" office:value="0.703294" calcext:value-type="float">
            <text:p>0.703294</text:p>
          </table:table-cell>
          <table:table-cell office:value-type="float" office:value="0.834606" calcext:value-type="float">
            <text:p>0.834606</text:p>
          </table:table-cell>
          <table:table-cell office:value-type="float" office:value="0.922103" calcext:value-type="float">
            <text:p>0.922103</text:p>
          </table:table-cell>
          <table:table-cell office:value-type="float" office:value="0.962313" calcext:value-type="float">
            <text:p>0.962313</text:p>
          </table:table-cell>
          <table:table-cell table:number-columns-repeated="6" office:value-type="float" office:value="0.971958" calcext:value-type="float">
            <text:p>0.971958</text:p>
          </table:table-cell>
          <table:table-cell office:value-type="float" office:value="0.882353" calcext:value-type="float">
            <text:p>0.882353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-1" calcext:value-type="float">
            <text:p>-1</text:p>
          </table:table-cell>
          <table:table-cell office:value-type="float" office:value="0.49441" calcext:value-type="float">
            <text:p>0.49441</text:p>
          </table:table-cell>
          <table:table-cell office:value-type="float" office:value="0.743653" calcext:value-type="float">
            <text:p>0.743653</text:p>
          </table:table-cell>
          <table:table-cell office:value-type="float" office:value="0.87706" calcext:value-type="float">
            <text:p>0.87706</text:p>
          </table:table-cell>
          <table:table-cell office:value-type="float" office:value="0.943885" calcext:value-type="float">
            <text:p>0.943885</text:p>
          </table:table-cell>
          <table:table-cell office:value-type="float" office:value="0.97058" calcext:value-type="float">
            <text:p>0.97058</text:p>
          </table:table-cell>
          <table:table-cell table:number-columns-repeated="6" office:value-type="float" office:value="0.971958" calcext:value-type="float">
            <text:p>0.971958</text:p>
          </table:table-cell>
          <table:table-cell office:value-type="float" office:value="0.888938" calcext:value-type="float">
            <text:p>0.888938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471405" calcext:value-type="float">
            <text:p>0.471405</text:p>
          </table:table-cell>
          <table:table-cell office:value-type="float" office:value="0.644176" calcext:value-type="float">
            <text:p>0.644176</text:p>
          </table:table-cell>
          <table:table-cell office:value-type="float" office:value="0.8197" calcext:value-type="float">
            <text:p>0.8197</text:p>
          </table:table-cell>
          <table:table-cell office:value-type="float" office:value="0.943474" calcext:value-type="float">
            <text:p>0.943474</text:p>
          </table:table-cell>
          <table:table-cell office:value-type="float" office:value="0.959557" calcext:value-type="float">
            <text:p>0.959557</text:p>
          </table:table-cell>
          <table:table-cell table:number-columns-repeated="7" office:value-type="float" office:value="0.971958" calcext:value-type="float">
            <text:p>0.971958</text:p>
          </table:table-cell>
          <table:table-cell office:value-type="float" office:value="0.919865" calcext:value-type="float">
            <text:p>0.919865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569756" calcext:value-type="float">
            <text:p>0.569756</text:p>
          </table:table-cell>
          <table:table-cell office:value-type="float" office:value="0.65849" calcext:value-type="float">
            <text:p>0.65849</text:p>
          </table:table-cell>
          <table:table-cell office:value-type="float" office:value="0.860352" calcext:value-type="float">
            <text:p>0.860352</text:p>
          </table:table-cell>
          <table:table-cell office:value-type="float" office:value="0.943834" calcext:value-type="float">
            <text:p>0.943834</text:p>
          </table:table-cell>
          <table:table-cell office:value-type="float" office:value="0.962313" calcext:value-type="float">
            <text:p>0.962313</text:p>
          </table:table-cell>
          <table:table-cell table:number-columns-repeated="7" office:value-type="float" office:value="0.971958" calcext:value-type="float">
            <text:p>0.971958</text:p>
          </table:table-cell>
          <table:table-cell office:value-type="float" office:value="0.925673" calcext:value-type="float">
            <text:p>0.925673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-1" calcext:value-type="float">
            <text:p>-1</text:p>
          </table:table-cell>
          <table:table-cell office:value-type="float" office:value="0.615744" calcext:value-type="float">
            <text:p>0.615744</text:p>
          </table:table-cell>
          <table:table-cell office:value-type="float" office:value="0.883392" calcext:value-type="float">
            <text:p>0.883392</text:p>
          </table:table-cell>
          <table:table-cell office:value-type="float" office:value="0.943628" calcext:value-type="float">
            <text:p>0.943628</text:p>
          </table:table-cell>
          <table:table-cell office:value-type="float" office:value="0.948534" calcext:value-type="float">
            <text:p>0.948534</text:p>
          </table:table-cell>
          <table:table-cell table:number-columns-repeated="7" office:value-type="float" office:value="0.971958" calcext:value-type="float">
            <text:p>0.971958</text:p>
          </table:table-cell>
          <table:table-cell office:value-type="float" office:value="0.922304" calcext:value-type="float">
            <text:p>0.922304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84921" calcext:value-type="float">
            <text:p>0.084921</text:p>
          </table:table-cell>
          <table:table-cell office:value-type="float" office:value="0.671922" calcext:value-type="float">
            <text:p>0.671922</text:p>
          </table:table-cell>
          <table:table-cell office:value-type="float" office:value="0.888377" calcext:value-type="float">
            <text:p>0.888377</text:p>
          </table:table-cell>
          <table:table-cell office:value-type="float" office:value="0.94368" calcext:value-type="float">
            <text:p>0.94368</text:p>
          </table:table-cell>
          <table:table-cell office:value-type="float" office:value="0.959557" calcext:value-type="float">
            <text:p>0.959557</text:p>
          </table:table-cell>
          <table:table-cell table:number-columns-repeated="7" office:value-type="float" office:value="0.971958" calcext:value-type="float">
            <text:p>0.971958</text:p>
          </table:table-cell>
          <table:table-cell office:value-type="float" office:value="0.929528" calcext:value-type="float">
            <text:p>0.929528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-1" calcext:value-type="float">
            <text:p>-1</text:p>
          </table:table-cell>
          <table:table-cell office:value-type="float" office:value="0.616178" calcext:value-type="float">
            <text:p>0.616178</text:p>
          </table:table-cell>
          <table:table-cell office:value-type="float" office:value="0.921433" calcext:value-type="float">
            <text:p>0.921433</text:p>
          </table:table-cell>
          <table:table-cell office:value-type="float" office:value="0.946899" calcext:value-type="float">
            <text:p>0.946899</text:p>
          </table:table-cell>
          <table:table-cell table:number-columns-repeated="8" office:value-type="float" office:value="0.971958" calcext:value-type="float">
            <text:p>0.971958</text:p>
          </table:table-cell>
          <table:table-cell office:value-type="float" office:value="0.928821" calcext:value-type="float">
            <text:p>0.928821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512439" calcext:value-type="float">
            <text:p>0.512439</text:p>
          </table:table-cell>
          <table:table-cell office:value-type="float" office:value="0.724583" calcext:value-type="float">
            <text:p>0.724583</text:p>
          </table:table-cell>
          <table:table-cell office:value-type="float" office:value="0.943371" calcext:value-type="float">
            <text:p>0.943371</text:p>
          </table:table-cell>
          <table:table-cell office:value-type="float" office:value="0.944246" calcext:value-type="float">
            <text:p>0.944246</text:p>
          </table:table-cell>
          <table:table-cell table:number-columns-repeated="8" office:value-type="float" office:value="0.971958" calcext:value-type="float">
            <text:p>0.971958</text:p>
          </table:table-cell>
          <table:table-cell office:value-type="float" office:value="0.94159" calcext:value-type="float">
            <text:p>0.94159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-1" calcext:value-type="float">
            <text:p>-1</text:p>
          </table:table-cell>
          <table:table-cell office:value-type="float" office:value="0.541845" calcext:value-type="float">
            <text:p>0.541845</text:p>
          </table:table-cell>
          <table:table-cell office:value-type="float" office:value="0.939382" calcext:value-type="float">
            <text:p>0.939382</text:p>
          </table:table-cell>
          <table:table-cell office:value-type="float" office:value="0.949551" calcext:value-type="float">
            <text:p>0.949551</text:p>
          </table:table-cell>
          <table:table-cell table:number-columns-repeated="8" office:value-type="float" office:value="0.971958" calcext:value-type="float">
            <text:p>0.971958</text:p>
          </table:table-cell>
          <table:table-cell office:value-type="float" office:value="0.923448" calcext:value-type="float">
            <text:p>0.923448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550525" calcext:value-type="float">
            <text:p>0.550525</text:p>
          </table:table-cell>
          <table:table-cell office:value-type="float" office:value="0.801346" calcext:value-type="float">
            <text:p>0.801346</text:p>
          </table:table-cell>
          <table:table-cell office:value-type="float" office:value="0.943371" calcext:value-type="float">
            <text:p>0.943371</text:p>
          </table:table-cell>
          <table:table-cell office:value-type="float" office:value="0.948908" calcext:value-type="float">
            <text:p>0.948908</text:p>
          </table:table-cell>
          <table:table-cell table:number-columns-repeated="8" office:value-type="float" office:value="0.971958" calcext:value-type="float">
            <text:p>0.971958</text:p>
          </table:table-cell>
          <table:table-cell office:value-type="float" office:value="0.949733" calcext:value-type="float">
            <text:p>0.949733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550525" calcext:value-type="float">
            <text:p>0.550525</text:p>
          </table:table-cell>
          <table:table-cell office:value-type="float" office:value="0.839242" calcext:value-type="float">
            <text:p>0.839242</text:p>
          </table:table-cell>
          <table:table-cell office:value-type="float" office:value="0.943371" calcext:value-type="float">
            <text:p>0.943371</text:p>
          </table:table-cell>
          <table:table-cell office:value-type="float" office:value="0.948482" calcext:value-type="float">
            <text:p>0.948482</text:p>
          </table:table-cell>
          <table:table-cell table:number-columns-repeated="8" office:value-type="float" office:value="0.971958" calcext:value-type="float">
            <text:p>0.971958</text:p>
          </table:table-cell>
          <table:table-cell office:value-type="float" office:value="0.95348" calcext:value-type="float">
            <text:p>0.95348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550525" calcext:value-type="float">
            <text:p>0.550525</text:p>
          </table:table-cell>
          <table:table-cell office:value-type="float" office:value="0.86555" calcext:value-type="float">
            <text:p>0.86555</text:p>
          </table:table-cell>
          <table:table-cell office:value-type="float" office:value="0.943371" calcext:value-type="float">
            <text:p>0.943371</text:p>
          </table:table-cell>
          <table:table-cell office:value-type="float" office:value="0.95675" calcext:value-type="float">
            <text:p>0.95675</text:p>
          </table:table-cell>
          <table:table-cell table:number-columns-repeated="8" office:value-type="float" office:value="0.971958" calcext:value-type="float">
            <text:p>0.971958</text:p>
          </table:table-cell>
          <table:table-cell office:value-type="float" office:value="0.956937" calcext:value-type="float">
            <text:p>0.956937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530994" calcext:value-type="float">
            <text:p>0.530994</text:p>
          </table:table-cell>
          <table:table-cell office:value-type="float" office:value="0.870798" calcext:value-type="float">
            <text:p>0.870798</text:p>
          </table:table-cell>
          <table:table-cell office:value-type="float" office:value="0.943371" calcext:value-type="float">
            <text:p>0.943371</text:p>
          </table:table-cell>
          <table:table-cell office:value-type="float" office:value="0.960677" calcext:value-type="float">
            <text:p>0.960677</text:p>
          </table:table-cell>
          <table:table-cell table:number-columns-repeated="8" office:value-type="float" office:value="0.971958" calcext:value-type="float">
            <text:p>0.971958</text:p>
          </table:table-cell>
          <table:table-cell office:value-type="float" office:value="0.957855" calcext:value-type="float">
            <text:p>0.957855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084921" calcext:value-type="float">
            <text:p>0.084921</text:p>
          </table:table-cell>
          <table:table-cell office:value-type="float" office:value="0.855562" calcext:value-type="float">
            <text:p>0.855562</text:p>
          </table:table-cell>
          <table:table-cell office:value-type="float" office:value="0.943371" calcext:value-type="float">
            <text:p>0.943371</text:p>
          </table:table-cell>
          <table:table-cell office:value-type="float" office:value="0.95496" calcext:value-type="float">
            <text:p>0.95496</text:p>
          </table:table-cell>
          <table:table-cell table:number-columns-repeated="8" office:value-type="float" office:value="0.971958" calcext:value-type="float">
            <text:p>0.971958</text:p>
          </table:table-cell>
          <table:table-cell office:value-type="float" office:value="0.95576" calcext:value-type="float">
            <text:p>0.95576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560526" calcext:value-type="float">
            <text:p>0.560526</text:p>
          </table:table-cell>
          <table:table-cell office:value-type="float" office:value="0.906945" calcext:value-type="float">
            <text:p>0.906945</text:p>
          </table:table-cell>
          <table:table-cell office:value-type="float" office:value="0.943371" calcext:value-type="float">
            <text:p>0.943371</text:p>
          </table:table-cell>
          <table:table-cell office:value-type="float" office:value="0.959145" calcext:value-type="float">
            <text:p>0.959145</text:p>
          </table:table-cell>
          <table:table-cell table:number-columns-repeated="8" office:value-type="float" office:value="0.971958" calcext:value-type="float">
            <text:p>0.971958</text:p>
          </table:table-cell>
          <table:table-cell office:value-type="float" office:value="0.961316" calcext:value-type="float">
            <text:p>0.961316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550525" calcext:value-type="float">
            <text:p>0.550525</text:p>
          </table:table-cell>
          <table:table-cell office:value-type="float" office:value="0.87725" calcext:value-type="float">
            <text:p>0.87725</text:p>
          </table:table-cell>
          <table:table-cell office:value-type="float" office:value="0.943371" calcext:value-type="float">
            <text:p>0.943371</text:p>
          </table:table-cell>
          <table:table-cell office:value-type="float" office:value="0.95787" calcext:value-type="float">
            <text:p>0.95787</text:p>
          </table:table-cell>
          <table:table-cell table:number-columns-repeated="8" office:value-type="float" office:value="0.971958" calcext:value-type="float">
            <text:p>0.971958</text:p>
          </table:table-cell>
          <table:table-cell office:value-type="float" office:value="0.958219" calcext:value-type="float">
            <text:p>0.958219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-1" calcext:value-type="float">
            <text:p>-1</text:p>
          </table:table-cell>
          <table:table-cell office:value-type="float" office:value="0.628318" calcext:value-type="float">
            <text:p>0.628318</text:p>
          </table:table-cell>
          <table:table-cell office:value-type="float" office:value="0.943371" calcext:value-type="float">
            <text:p>0.943371</text:p>
          </table:table-cell>
          <table:table-cell office:value-type="float" office:value="0.947968" calcext:value-type="float">
            <text:p>0.947968</text:p>
          </table:table-cell>
          <table:table-cell table:number-columns-repeated="8" office:value-type="float" office:value="0.971958" calcext:value-type="float">
            <text:p>0.971958</text:p>
          </table:table-cell>
          <table:table-cell office:value-type="float" office:value="0.932336" calcext:value-type="float">
            <text:p>0.932336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-1" calcext:value-type="float">
            <text:p>-1</text:p>
          </table:table-cell>
          <table:table-cell office:value-type="float" office:value="0.743381" calcext:value-type="float">
            <text:p>0.743381</text:p>
          </table:table-cell>
          <table:table-cell office:value-type="float" office:value="0.943371" calcext:value-type="float">
            <text:p>0.943371</text:p>
          </table:table-cell>
          <table:table-cell office:value-type="float" office:value="0.943628" calcext:value-type="float">
            <text:p>0.943628</text:p>
          </table:table-cell>
          <table:table-cell office:value-type="float" office:value="0.97058" calcext:value-type="float">
            <text:p>0.97058</text:p>
          </table:table-cell>
          <table:table-cell table:number-columns-repeated="7" office:value-type="float" office:value="0.971958" calcext:value-type="float">
            <text:p>0.971958</text:p>
          </table:table-cell>
          <table:table-cell office:value-type="float" office:value="0.943271" calcext:value-type="float">
            <text:p>0.943271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172345" calcext:value-type="float">
            <text:p>0.172345</text:p>
          </table:table-cell>
          <table:table-cell office:value-type="float" office:value="0.783852" calcext:value-type="float">
            <text:p>0.783852</text:p>
          </table:table-cell>
          <table:table-cell office:value-type="float" office:value="0.943371" calcext:value-type="float">
            <text:p>0.943371</text:p>
          </table:table-cell>
          <table:table-cell office:value-type="float" office:value="0.963587" calcext:value-type="float">
            <text:p>0.963587</text:p>
          </table:table-cell>
          <table:table-cell table:number-columns-repeated="8" office:value-type="float" office:value="0.971958" calcext:value-type="float">
            <text:p>0.971958</text:p>
          </table:table-cell>
          <table:table-cell office:value-type="float" office:value="0.949451" calcext:value-type="float">
            <text:p>0.949451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172345" calcext:value-type="float">
            <text:p>0.172345</text:p>
          </table:table-cell>
          <table:table-cell office:value-type="float" office:value="0.852713" calcext:value-type="float">
            <text:p>0.852713</text:p>
          </table:table-cell>
          <table:table-cell office:value-type="float" office:value="0.943371" calcext:value-type="float">
            <text:p>0.943371</text:p>
          </table:table-cell>
          <table:table-cell office:value-type="float" office:value="0.957973" calcext:value-type="float">
            <text:p>0.957973</text:p>
          </table:table-cell>
          <table:table-cell table:number-columns-repeated="8" office:value-type="float" office:value="0.971958" calcext:value-type="float">
            <text:p>0.971958</text:p>
          </table:table-cell>
          <table:table-cell office:value-type="float" office:value="0.955776" calcext:value-type="float">
            <text:p>0.955776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-1" calcext:value-type="float">
            <text:p>-1</text:p>
          </table:table-cell>
          <table:table-cell office:value-type="float" office:value="0.759261" calcext:value-type="float">
            <text:p>0.759261</text:p>
          </table:table-cell>
          <table:table-cell office:value-type="float" office:value="0.943371" calcext:value-type="float">
            <text:p>0.943371</text:p>
          </table:table-cell>
          <table:table-cell office:value-type="float" office:value="0.964914" calcext:value-type="float">
            <text:p>0.964914</text:p>
          </table:table-cell>
          <table:table-cell table:number-columns-repeated="8" office:value-type="float" office:value="0.971958" calcext:value-type="float">
            <text:p>0.971958</text:p>
          </table:table-cell>
          <table:table-cell office:value-type="float" office:value="0.947125" calcext:value-type="float">
            <text:p>0.947125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599295" calcext:value-type="float">
            <text:p>0.599295</text:p>
          </table:table-cell>
          <table:table-cell office:value-type="float" office:value="0.883035" calcext:value-type="float">
            <text:p>0.883035</text:p>
          </table:table-cell>
          <table:table-cell office:value-type="float" office:value="0.943371" calcext:value-type="float">
            <text:p>0.943371</text:p>
          </table:table-cell>
          <table:table-cell office:value-type="float" office:value="0.964914" calcext:value-type="float">
            <text:p>0.964914</text:p>
          </table:table-cell>
          <table:table-cell table:number-columns-repeated="8" office:value-type="float" office:value="0.971958" calcext:value-type="float">
            <text:p>0.971958</text:p>
          </table:table-cell>
          <table:table-cell office:value-type="float" office:value="0.959502" calcext:value-type="float">
            <text:p>0.959502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599295" calcext:value-type="float">
            <text:p>0.599295</text:p>
          </table:table-cell>
          <table:table-cell office:value-type="float" office:value="0.891064" calcext:value-type="float">
            <text:p>0.891064</text:p>
          </table:table-cell>
          <table:table-cell office:value-type="float" office:value="0.943371" calcext:value-type="float">
            <text:p>0.943371</text:p>
          </table:table-cell>
          <table:table-cell table:number-columns-repeated="9" office:value-type="float" office:value="0.971958" calcext:value-type="float">
            <text:p>0.971958</text:p>
          </table:table-cell>
          <table:table-cell office:value-type="float" office:value="0.96101" calcext:value-type="float">
            <text:p>0.96101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556711" calcext:value-type="float">
            <text:p>0.556711</text:p>
          </table:table-cell>
          <table:table-cell office:value-type="float" office:value="0.874178" calcext:value-type="float">
            <text:p>0.874178</text:p>
          </table:table-cell>
          <table:table-cell office:value-type="float" office:value="0.943371" calcext:value-type="float">
            <text:p>0.943371</text:p>
          </table:table-cell>
          <table:table-cell office:value-type="float" office:value="0.959094" calcext:value-type="float">
            <text:p>0.959094</text:p>
          </table:table-cell>
          <table:table-cell table:number-columns-repeated="8" office:value-type="float" office:value="0.971958" calcext:value-type="float">
            <text:p>0.971958</text:p>
          </table:table-cell>
          <table:table-cell office:value-type="float" office:value="0.958035" calcext:value-type="float">
            <text:p>0.958035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569756" calcext:value-type="float">
            <text:p>0.569756</text:p>
          </table:table-cell>
          <table:table-cell office:value-type="float" office:value="0.840031" calcext:value-type="float">
            <text:p>0.840031</text:p>
          </table:table-cell>
          <table:table-cell office:value-type="float" office:value="0.943371" calcext:value-type="float">
            <text:p>0.943371</text:p>
          </table:table-cell>
          <table:table-cell office:value-type="float" office:value="0.95205" calcext:value-type="float">
            <text:p>0.95205</text:p>
          </table:table-cell>
          <table:table-cell table:number-columns-repeated="8" office:value-type="float" office:value="0.971958" calcext:value-type="float">
            <text:p>0.971958</text:p>
          </table:table-cell>
          <table:table-cell office:value-type="float" office:value="0.953915" calcext:value-type="float">
            <text:p>0.953915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569756" calcext:value-type="float">
            <text:p>0.569756</text:p>
          </table:table-cell>
          <table:table-cell office:value-type="float" office:value="0.771242" calcext:value-type="float">
            <text:p>0.771242</text:p>
          </table:table-cell>
          <table:table-cell office:value-type="float" office:value="0.943371" calcext:value-type="float">
            <text:p>0.943371</text:p>
          </table:table-cell>
          <table:table-cell office:value-type="float" office:value="0.963587" calcext:value-type="float">
            <text:p>0.963587</text:p>
          </table:table-cell>
          <table:table-cell table:number-columns-repeated="8" office:value-type="float" office:value="0.971958" calcext:value-type="float">
            <text:p>0.971958</text:p>
          </table:table-cell>
          <table:table-cell office:value-type="float" office:value="0.94819" calcext:value-type="float">
            <text:p>0.94819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569756" calcext:value-type="float">
            <text:p>0.569756</text:p>
          </table:table-cell>
          <table:table-cell office:value-type="float" office:value="0.832808" calcext:value-type="float">
            <text:p>0.832808</text:p>
          </table:table-cell>
          <table:table-cell office:value-type="float" office:value="0.956389" calcext:value-type="float">
            <text:p>0.956389</text:p>
          </table:table-cell>
          <table:table-cell table:number-columns-repeated="9" office:value-type="float" office:value="0.971958" calcext:value-type="float">
            <text:p>0.971958</text:p>
          </table:table-cell>
          <table:table-cell office:value-type="float" office:value="0.956486" calcext:value-type="float">
            <text:p>0.956486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39908" calcext:value-type="float">
            <text:p>0.39908</text:p>
          </table:table-cell>
          <table:table-cell office:value-type="float" office:value="0.745992" calcext:value-type="float">
            <text:p>0.745992</text:p>
          </table:table-cell>
          <table:table-cell office:value-type="float" office:value="0.947968" calcext:value-type="float">
            <text:p>0.947968</text:p>
          </table:table-cell>
          <table:table-cell table:number-columns-repeated="9" office:value-type="float" office:value="0.971958" calcext:value-type="float">
            <text:p>0.971958</text:p>
          </table:table-cell>
          <table:table-cell office:value-type="float" office:value="0.946962" calcext:value-type="float">
            <text:p>0.946962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569756" calcext:value-type="float">
            <text:p>0.569756</text:p>
          </table:table-cell>
          <table:table-cell office:value-type="float" office:value="0.725002" calcext:value-type="float">
            <text:p>0.725002</text:p>
          </table:table-cell>
          <table:table-cell office:value-type="float" office:value="0.943525" calcext:value-type="float">
            <text:p>0.943525</text:p>
          </table:table-cell>
          <table:table-cell office:value-type="float" office:value="0.963008" calcext:value-type="float">
            <text:p>0.963008</text:p>
          </table:table-cell>
          <table:table-cell table:number-columns-repeated="8" office:value-type="float" office:value="0.971958" calcext:value-type="float">
            <text:p>0.971958</text:p>
          </table:table-cell>
          <table:table-cell office:value-type="float" office:value="0.943524" calcext:value-type="float">
            <text:p>0.943524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-1" calcext:value-type="float">
            <text:p>-1</text:p>
          </table:table-cell>
          <table:table-cell office:value-type="float" office:value="0.525812" calcext:value-type="float">
            <text:p>0.525812</text:p>
          </table:table-cell>
          <table:table-cell office:value-type="float" office:value="0.931781" calcext:value-type="float">
            <text:p>0.931781</text:p>
          </table:table-cell>
          <table:table-cell office:value-type="float" office:value="0.951728" calcext:value-type="float">
            <text:p>0.951728</text:p>
          </table:table-cell>
          <table:table-cell table:number-columns-repeated="8" office:value-type="float" office:value="0.971958" calcext:value-type="float">
            <text:p>0.971958</text:p>
          </table:table-cell>
          <table:table-cell office:value-type="float" office:value="0.921302" calcext:value-type="float">
            <text:p>0.921302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569756" calcext:value-type="float">
            <text:p>0.569756</text:p>
          </table:table-cell>
          <table:table-cell office:value-type="float" office:value="0.613407" calcext:value-type="float">
            <text:p>0.613407</text:p>
          </table:table-cell>
          <table:table-cell office:value-type="float" office:value="0.943371" calcext:value-type="float">
            <text:p>0.943371</text:p>
          </table:table-cell>
          <table:table-cell office:value-type="float" office:value="0.94404" calcext:value-type="float">
            <text:p>0.94404</text:p>
          </table:table-cell>
          <table:table-cell office:value-type="float" office:value="0.967824" calcext:value-type="float">
            <text:p>0.967824</text:p>
          </table:table-cell>
          <table:table-cell table:number-columns-repeated="7" office:value-type="float" office:value="0.971958" calcext:value-type="float">
            <text:p>0.971958</text:p>
          </table:table-cell>
          <table:table-cell office:value-type="float" office:value="0.930039" calcext:value-type="float">
            <text:p>0.930039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084921" calcext:value-type="float">
            <text:p>0.084921</text:p>
          </table:table-cell>
          <table:table-cell office:value-type="float" office:value="0.543517" calcext:value-type="float">
            <text:p>0.543517</text:p>
          </table:table-cell>
          <table:table-cell office:value-type="float" office:value="0.820892" calcext:value-type="float">
            <text:p>0.820892</text:p>
          </table:table-cell>
          <table:table-cell office:value-type="float" office:value="0.943834" calcext:value-type="float">
            <text:p>0.943834</text:p>
          </table:table-cell>
          <table:table-cell office:value-type="float" office:value="0.96369" calcext:value-type="float">
            <text:p>0.96369</text:p>
          </table:table-cell>
          <table:table-cell table:number-columns-repeated="7" office:value-type="float" office:value="0.971958" calcext:value-type="float">
            <text:p>0.971958</text:p>
          </table:table-cell>
          <table:table-cell office:value-type="float" office:value="0.910368" calcext:value-type="float">
            <text:p>0.910368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-1" calcext:value-type="float">
            <text:p>-1</text:p>
          </table:table-cell>
          <table:table-cell office:value-type="float" office:value="0.571978" calcext:value-type="float">
            <text:p>0.571978</text:p>
          </table:table-cell>
          <table:table-cell office:value-type="float" office:value="0.943371" calcext:value-type="float">
            <text:p>0.943371</text:p>
          </table:table-cell>
          <table:table-cell office:value-type="float" office:value="0.946847" calcext:value-type="float">
            <text:p>0.946847</text:p>
          </table:table-cell>
          <table:table-cell table:number-columns-repeated="8" office:value-type="float" office:value="0.971958" calcext:value-type="float">
            <text:p>0.971958</text:p>
          </table:table-cell>
          <table:table-cell office:value-type="float" office:value="0.92659" calcext:value-type="float">
            <text:p>0.92659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084921" calcext:value-type="float">
            <text:p>0.084921</text:p>
          </table:table-cell>
          <table:table-cell office:value-type="float" office:value="0.562143" calcext:value-type="float">
            <text:p>0.562143</text:p>
          </table:table-cell>
          <table:table-cell office:value-type="float" office:value="0.942637" calcext:value-type="float">
            <text:p>0.942637</text:p>
          </table:table-cell>
          <table:table-cell office:value-type="float" office:value="0.948225" calcext:value-type="float">
            <text:p>0.948225</text:p>
          </table:table-cell>
          <table:table-cell table:number-columns-repeated="8" office:value-type="float" office:value="0.971958" calcext:value-type="float">
            <text:p>0.971958</text:p>
          </table:table-cell>
          <table:table-cell office:value-type="float" office:value="0.925671" calcext:value-type="float">
            <text:p>0.925671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569756" calcext:value-type="float">
            <text:p>0.569756</text:p>
          </table:table-cell>
          <table:table-cell office:value-type="float" office:value="0.703852" calcext:value-type="float">
            <text:p>0.703852</text:p>
          </table:table-cell>
          <table:table-cell office:value-type="float" office:value="0.943628" calcext:value-type="float">
            <text:p>0.943628</text:p>
          </table:table-cell>
          <table:table-cell table:number-columns-repeated="9" office:value-type="float" office:value="0.971958" calcext:value-type="float">
            <text:p>0.971958</text:p>
          </table:table-cell>
          <table:table-cell office:value-type="float" office:value="0.942314" calcext:value-type="float">
            <text:p>0.942314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569756" calcext:value-type="float">
            <text:p>0.569756</text:p>
          </table:table-cell>
          <table:table-cell office:value-type="float" office:value="0.800542" calcext:value-type="float">
            <text:p>0.800542</text:p>
          </table:table-cell>
          <table:table-cell office:value-type="float" office:value="0.953685" calcext:value-type="float">
            <text:p>0.953685</text:p>
          </table:table-cell>
          <table:table-cell table:number-columns-repeated="9" office:value-type="float" office:value="0.971958" calcext:value-type="float">
            <text:p>0.971958</text:p>
          </table:table-cell>
          <table:table-cell office:value-type="float" office:value="0.952989" calcext:value-type="float">
            <text:p>0.952989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612372" calcext:value-type="float">
            <text:p>0.612372</text:p>
          </table:table-cell>
          <table:table-cell office:value-type="float" office:value="0.788999" calcext:value-type="float">
            <text:p>0.788999</text:p>
          </table:table-cell>
          <table:table-cell office:value-type="float" office:value="0.966446" calcext:value-type="float">
            <text:p>0.966446</text:p>
          </table:table-cell>
          <table:table-cell table:number-columns-repeated="9" office:value-type="float" office:value="0.971958" calcext:value-type="float">
            <text:p>0.971958</text:p>
          </table:table-cell>
          <table:table-cell office:value-type="float" office:value="0.953111" calcext:value-type="float">
            <text:p>0.953111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-1" calcext:value-type="float">
            <text:p>-1</text:p>
          </table:table-cell>
          <table:table-cell office:value-type="float" office:value="0.810623" calcext:value-type="float">
            <text:p>0.810623</text:p>
          </table:table-cell>
          <table:table-cell table:number-columns-repeated="10" office:value-type="float" office:value="0.971958" calcext:value-type="float">
            <text:p>0.971958</text:p>
          </table:table-cell>
          <table:table-cell office:value-type="float" office:value="0.955824" calcext:value-type="float">
            <text:p>0.955824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084921" calcext:value-type="float">
            <text:p>0.084921</text:p>
          </table:table-cell>
          <table:table-cell office:value-type="float" office:value="0.846864" calcext:value-type="float">
            <text:p>0.846864</text:p>
          </table:table-cell>
          <table:table-cell table:number-columns-repeated="10" office:value-type="float" office:value="0.971958" calcext:value-type="float">
            <text:p>0.971958</text:p>
          </table:table-cell>
          <table:table-cell office:value-type="float" office:value="0.959448" calcext:value-type="float">
            <text:p>0.959448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084921" calcext:value-type="float">
            <text:p>0.084921</text:p>
          </table:table-cell>
          <table:table-cell office:value-type="float" office:value="0.818487" calcext:value-type="float">
            <text:p>0.818487</text:p>
          </table:table-cell>
          <table:table-cell office:value-type="float" office:value="0.96369" calcext:value-type="float">
            <text:p>0.96369</text:p>
          </table:table-cell>
          <table:table-cell table:number-columns-repeated="9" office:value-type="float" office:value="0.971958" calcext:value-type="float">
            <text:p>0.971958</text:p>
          </table:table-cell>
          <table:table-cell office:value-type="float" office:value="0.955784" calcext:value-type="float">
            <text:p>0.955784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569756" calcext:value-type="float">
            <text:p>0.569756</text:p>
          </table:table-cell>
          <table:table-cell office:value-type="float" office:value="0.748445" calcext:value-type="float">
            <text:p>0.748445</text:p>
          </table:table-cell>
          <table:table-cell office:value-type="float" office:value="0.955217" calcext:value-type="float">
            <text:p>0.955217</text:p>
          </table:table-cell>
          <table:table-cell table:number-columns-repeated="9" office:value-type="float" office:value="0.971958" calcext:value-type="float">
            <text:p>0.971958</text:p>
          </table:table-cell>
          <table:table-cell office:value-type="float" office:value="0.947932" calcext:value-type="float">
            <text:p>0.947932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569756" calcext:value-type="float">
            <text:p>0.569756</text:p>
          </table:table-cell>
          <table:table-cell office:value-type="float" office:value="0.712733" calcext:value-type="float">
            <text:p>0.712733</text:p>
          </table:table-cell>
          <table:table-cell office:value-type="float" office:value="0.948225" calcext:value-type="float">
            <text:p>0.948225</text:p>
          </table:table-cell>
          <table:table-cell table:number-columns-repeated="9" office:value-type="float" office:value="0.971958" calcext:value-type="float">
            <text:p>0.971958</text:p>
          </table:table-cell>
          <table:table-cell office:value-type="float" office:value="0.943662" calcext:value-type="float">
            <text:p>0.943662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612372" calcext:value-type="float">
            <text:p>0.612372</text:p>
          </table:table-cell>
          <table:table-cell office:value-type="float" office:value="0.725278" calcext:value-type="float">
            <text:p>0.725278</text:p>
          </table:table-cell>
          <table:table-cell office:value-type="float" office:value="0.944194" calcext:value-type="float">
            <text:p>0.944194</text:p>
          </table:table-cell>
          <table:table-cell office:value-type="float" office:value="0.97058" calcext:value-type="float">
            <text:p>0.97058</text:p>
          </table:table-cell>
          <table:table-cell table:number-columns-repeated="8" office:value-type="float" office:value="0.971958" calcext:value-type="float">
            <text:p>0.971958</text:p>
          </table:table-cell>
          <table:table-cell office:value-type="float" office:value="0.944376" calcext:value-type="float">
            <text:p>0.944376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084921" calcext:value-type="float">
            <text:p>0.084921</text:p>
          </table:table-cell>
          <table:table-cell office:value-type="float" office:value="0.686553" calcext:value-type="float">
            <text:p>0.686553</text:p>
          </table:table-cell>
          <table:table-cell office:value-type="float" office:value="0.94695" calcext:value-type="float">
            <text:p>0.94695</text:p>
          </table:table-cell>
          <table:table-cell table:number-columns-repeated="9" office:value-type="float" office:value="0.971958" calcext:value-type="float">
            <text:p>0.971958</text:p>
          </table:table-cell>
          <table:table-cell office:value-type="float" office:value="0.940916" calcext:value-type="float">
            <text:p>0.940916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612372" calcext:value-type="float">
            <text:p>0.612372</text:p>
          </table:table-cell>
          <table:table-cell office:value-type="float" office:value="0.776774" calcext:value-type="float">
            <text:p>0.776774</text:p>
          </table:table-cell>
          <table:table-cell office:value-type="float" office:value="0.948482" calcext:value-type="float">
            <text:p>0.948482</text:p>
          </table:table-cell>
          <table:table-cell table:number-columns-repeated="9" office:value-type="float" office:value="0.971958" calcext:value-type="float">
            <text:p>0.971958</text:p>
          </table:table-cell>
          <table:table-cell office:value-type="float" office:value="0.950092" calcext:value-type="float">
            <text:p>0.950092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265165" calcext:value-type="float">
            <text:p>0.265165</text:p>
          </table:table-cell>
          <table:table-cell office:value-type="float" office:value="0.748486" calcext:value-type="float">
            <text:p>0.748486</text:p>
          </table:table-cell>
          <table:table-cell office:value-type="float" office:value="0.945778" calcext:value-type="float">
            <text:p>0.945778</text:p>
          </table:table-cell>
          <table:table-cell table:number-columns-repeated="9" office:value-type="float" office:value="0.971958" calcext:value-type="float">
            <text:p>0.971958</text:p>
          </table:table-cell>
          <table:table-cell office:value-type="float" office:value="0.946993" calcext:value-type="float">
            <text:p>0.946993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084921" calcext:value-type="float">
            <text:p>0.084921</text:p>
          </table:table-cell>
          <table:table-cell office:value-type="float" office:value="0.726261" calcext:value-type="float">
            <text:p>0.726261</text:p>
          </table:table-cell>
          <table:table-cell office:value-type="float" office:value="0.9444" calcext:value-type="float">
            <text:p>0.9444</text:p>
          </table:table-cell>
          <table:table-cell office:value-type="float" office:value="0.967824" calcext:value-type="float">
            <text:p>0.967824</text:p>
          </table:table-cell>
          <table:table-cell table:number-columns-repeated="8" office:value-type="float" office:value="0.971958" calcext:value-type="float">
            <text:p>0.971958</text:p>
          </table:table-cell>
          <table:table-cell office:value-type="float" office:value="0.944219" calcext:value-type="float">
            <text:p>0.944219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-1" calcext:value-type="float">
            <text:p>-1</text:p>
          </table:table-cell>
          <table:table-cell office:value-type="float" office:value="0.697435" calcext:value-type="float">
            <text:p>0.697435</text:p>
          </table:table-cell>
          <table:table-cell office:value-type="float" office:value="0.9444" calcext:value-type="float">
            <text:p>0.9444</text:p>
          </table:table-cell>
          <table:table-cell office:value-type="float" office:value="0.965068" calcext:value-type="float">
            <text:p>0.965068</text:p>
          </table:table-cell>
          <table:table-cell table:number-columns-repeated="8" office:value-type="float" office:value="0.971958" calcext:value-type="float">
            <text:p>0.971958</text:p>
          </table:table-cell>
          <table:table-cell office:value-type="float" office:value="0.941061" calcext:value-type="float">
            <text:p>0.941061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084921" calcext:value-type="float">
            <text:p>0.084921</text:p>
          </table:table-cell>
          <table:table-cell office:value-type="float" office:value="0.712603" calcext:value-type="float">
            <text:p>0.712603</text:p>
          </table:table-cell>
          <table:table-cell office:value-type="float" office:value="0.9444" calcext:value-type="float">
            <text:p>0.9444</text:p>
          </table:table-cell>
          <table:table-cell office:value-type="float" office:value="0.952667" calcext:value-type="float">
            <text:p>0.952667</text:p>
          </table:table-cell>
          <table:table-cell table:number-columns-repeated="8" office:value-type="float" office:value="0.971958" calcext:value-type="float">
            <text:p>0.971958</text:p>
          </table:table-cell>
          <table:table-cell office:value-type="float" office:value="0.941337" calcext:value-type="float">
            <text:p>0.941337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569756" calcext:value-type="float">
            <text:p>0.569756</text:p>
          </table:table-cell>
          <table:table-cell office:value-type="float" office:value="0.817444" calcext:value-type="float">
            <text:p>0.817444</text:p>
          </table:table-cell>
          <table:table-cell office:value-type="float" office:value="0.9444" calcext:value-type="float">
            <text:p>0.9444</text:p>
          </table:table-cell>
          <table:table-cell office:value-type="float" office:value="0.954045" calcext:value-type="float">
            <text:p>0.954045</text:p>
          </table:table-cell>
          <table:table-cell table:number-columns-repeated="8" office:value-type="float" office:value="0.971958" calcext:value-type="float">
            <text:p>0.971958</text:p>
          </table:table-cell>
          <table:table-cell office:value-type="float" office:value="0.951959" calcext:value-type="float">
            <text:p>0.951959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-1" calcext:value-type="float">
            <text:p>-1</text:p>
          </table:table-cell>
          <table:table-cell office:value-type="float" office:value="0.62814" calcext:value-type="float">
            <text:p>0.62814</text:p>
          </table:table-cell>
          <table:table-cell office:value-type="float" office:value="0.9444" calcext:value-type="float">
            <text:p>0.9444</text:p>
          </table:table-cell>
          <table:table-cell office:value-type="float" office:value="0.947156" calcext:value-type="float">
            <text:p>0.947156</text:p>
          </table:table-cell>
          <table:table-cell table:number-columns-repeated="8" office:value-type="float" office:value="0.971958" calcext:value-type="float">
            <text:p>0.971958</text:p>
          </table:table-cell>
          <table:table-cell office:value-type="float" office:value="0.93234" calcext:value-type="float">
            <text:p>0.93234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530994" calcext:value-type="float">
            <text:p>0.530994</text:p>
          </table:table-cell>
          <table:table-cell office:value-type="float" office:value="0.729806" calcext:value-type="float">
            <text:p>0.729806</text:p>
          </table:table-cell>
          <table:table-cell office:value-type="float" office:value="0.9444" calcext:value-type="float">
            <text:p>0.9444</text:p>
          </table:table-cell>
          <table:table-cell office:value-type="float" office:value="0.956801" calcext:value-type="float">
            <text:p>0.956801</text:p>
          </table:table-cell>
          <table:table-cell table:number-columns-repeated="8" office:value-type="float" office:value="0.971958" calcext:value-type="float">
            <text:p>0.971958</text:p>
          </table:table-cell>
          <table:table-cell office:value-type="float" office:value="0.943471" calcext:value-type="float">
            <text:p>0.943471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569756" calcext:value-type="float">
            <text:p>0.569756</text:p>
          </table:table-cell>
          <table:table-cell office:value-type="float" office:value="0.780841" calcext:value-type="float">
            <text:p>0.780841</text:p>
          </table:table-cell>
          <table:table-cell office:value-type="float" office:value="0.945778" calcext:value-type="float">
            <text:p>0.945778</text:p>
          </table:table-cell>
          <table:table-cell table:number-columns-repeated="9" office:value-type="float" office:value="0.971958" calcext:value-type="float">
            <text:p>0.971958</text:p>
          </table:table-cell>
          <table:table-cell office:value-type="float" office:value="0.950228" calcext:value-type="float">
            <text:p>0.950228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-1" calcext:value-type="float">
            <text:p>-1</text:p>
          </table:table-cell>
          <table:table-cell office:value-type="float" office:value="0.678125" calcext:value-type="float">
            <text:p>0.678125</text:p>
          </table:table-cell>
          <table:table-cell office:value-type="float" office:value="0.9444" calcext:value-type="float">
            <text:p>0.9444</text:p>
          </table:table-cell>
          <table:table-cell office:value-type="float" office:value="0.97058" calcext:value-type="float">
            <text:p>0.97058</text:p>
          </table:table-cell>
          <table:table-cell table:number-columns-repeated="8" office:value-type="float" office:value="0.971958" calcext:value-type="float">
            <text:p>0.971958</text:p>
          </table:table-cell>
          <table:table-cell office:value-type="float" office:value="0.939681" calcext:value-type="float">
            <text:p>0.939681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193649" calcext:value-type="float">
            <text:p>0.193649</text:p>
          </table:table-cell>
          <table:table-cell office:value-type="float" office:value="0.632622" calcext:value-type="float">
            <text:p>0.632622</text:p>
          </table:table-cell>
          <table:table-cell office:value-type="float" office:value="0.93717" calcext:value-type="float">
            <text:p>0.93717</text:p>
          </table:table-cell>
          <table:table-cell office:value-type="float" office:value="0.958179" calcext:value-type="float">
            <text:p>0.958179</text:p>
          </table:table-cell>
          <table:table-cell table:number-columns-repeated="8" office:value-type="float" office:value="0.971958" calcext:value-type="float">
            <text:p>0.971958</text:p>
          </table:table-cell>
          <table:table-cell office:value-type="float" office:value="0.933167" calcext:value-type="float">
            <text:p>0.933167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-1" calcext:value-type="float">
            <text:p>-1</text:p>
          </table:table-cell>
          <table:table-cell office:value-type="float" office:value="0.612289" calcext:value-type="float">
            <text:p>0.612289</text:p>
          </table:table-cell>
          <table:table-cell office:value-type="float" office:value="0.9444" calcext:value-type="float">
            <text:p>0.9444</text:p>
          </table:table-cell>
          <table:table-cell office:value-type="float" office:value="0.967824" calcext:value-type="float">
            <text:p>0.967824</text:p>
          </table:table-cell>
          <table:table-cell table:number-columns-repeated="8" office:value-type="float" office:value="0.971958" calcext:value-type="float">
            <text:p>0.971958</text:p>
          </table:table-cell>
          <table:table-cell office:value-type="float" office:value="0.932822" calcext:value-type="float">
            <text:p>0.932822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-1" calcext:value-type="float">
            <text:p>-1</text:p>
          </table:table-cell>
          <table:table-cell office:value-type="float" office:value="0.696652" calcext:value-type="float">
            <text:p>0.696652</text:p>
          </table:table-cell>
          <table:table-cell office:value-type="float" office:value="0.9444" calcext:value-type="float">
            <text:p>0.9444</text:p>
          </table:table-cell>
          <table:table-cell office:value-type="float" office:value="0.962313" calcext:value-type="float">
            <text:p>0.962313</text:p>
          </table:table-cell>
          <table:table-cell table:number-columns-repeated="8" office:value-type="float" office:value="0.971958" calcext:value-type="float">
            <text:p>0.971958</text:p>
          </table:table-cell>
          <table:table-cell office:value-type="float" office:value="0.940707" calcext:value-type="float">
            <text:p>0.940707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433013" calcext:value-type="float">
            <text:p>0.433013</text:p>
          </table:table-cell>
          <table:table-cell office:value-type="float" office:value="0.866795" calcext:value-type="float">
            <text:p>0.866795</text:p>
          </table:table-cell>
          <table:table-cell office:value-type="float" office:value="0.9444" calcext:value-type="float">
            <text:p>0.9444</text:p>
          </table:table-cell>
          <table:table-cell office:value-type="float" office:value="0.96369" calcext:value-type="float">
            <text:p>0.96369</text:p>
          </table:table-cell>
          <table:table-cell table:number-columns-repeated="8" office:value-type="float" office:value="0.971958" calcext:value-type="float">
            <text:p>0.971958</text:p>
          </table:table-cell>
          <table:table-cell office:value-type="float" office:value="0.957859" calcext:value-type="float">
            <text:p>0.957859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084921" calcext:value-type="float">
            <text:p>0.084921</text:p>
          </table:table-cell>
          <table:table-cell office:value-type="float" office:value="0.808369" calcext:value-type="float">
            <text:p>0.808369</text:p>
          </table:table-cell>
          <table:table-cell office:value-type="float" office:value="0.9444" calcext:value-type="float">
            <text:p>0.9444</text:p>
          </table:table-cell>
          <table:table-cell office:value-type="float" office:value="0.966446" calcext:value-type="float">
            <text:p>0.966446</text:p>
          </table:table-cell>
          <table:table-cell table:number-columns-repeated="8" office:value-type="float" office:value="0.971958" calcext:value-type="float">
            <text:p>0.971958</text:p>
          </table:table-cell>
          <table:table-cell office:value-type="float" office:value="0.952292" calcext:value-type="float">
            <text:p>0.952292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-1" calcext:value-type="float">
            <text:p>-1</text:p>
          </table:table-cell>
          <table:table-cell office:value-type="float" office:value="0.750016" calcext:value-type="float">
            <text:p>0.750016</text:p>
          </table:table-cell>
          <table:table-cell office:value-type="float" office:value="0.9444" calcext:value-type="float">
            <text:p>0.9444</text:p>
          </table:table-cell>
          <table:table-cell office:value-type="float" office:value="0.966446" calcext:value-type="float">
            <text:p>0.966446</text:p>
          </table:table-cell>
          <table:table-cell table:number-columns-repeated="8" office:value-type="float" office:value="0.971958" calcext:value-type="float">
            <text:p>0.971958</text:p>
          </table:table-cell>
          <table:table-cell office:value-type="float" office:value="0.946457" calcext:value-type="float">
            <text:p>0.946457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569756" calcext:value-type="float">
            <text:p>0.569756</text:p>
          </table:table-cell>
          <table:table-cell office:value-type="float" office:value="0.790025" calcext:value-type="float">
            <text:p>0.790025</text:p>
          </table:table-cell>
          <table:table-cell office:value-type="float" office:value="0.9444" calcext:value-type="float">
            <text:p>0.9444</text:p>
          </table:table-cell>
          <table:table-cell office:value-type="float" office:value="0.965068" calcext:value-type="float">
            <text:p>0.965068</text:p>
          </table:table-cell>
          <table:table-cell table:number-columns-repeated="8" office:value-type="float" office:value="0.971958" calcext:value-type="float">
            <text:p>0.971958</text:p>
          </table:table-cell>
          <table:table-cell office:value-type="float" office:value="0.95032" calcext:value-type="float">
            <text:p>0.95032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-1" calcext:value-type="float">
            <text:p>-1</text:p>
          </table:table-cell>
          <table:table-cell office:value-type="float" office:value="0.783946" calcext:value-type="float">
            <text:p>0.783946</text:p>
          </table:table-cell>
          <table:table-cell office:value-type="float" office:value="0.9444" calcext:value-type="float">
            <text:p>0.9444</text:p>
          </table:table-cell>
          <table:table-cell office:value-type="float" office:value="0.967824" calcext:value-type="float">
            <text:p>0.967824</text:p>
          </table:table-cell>
          <table:table-cell table:number-columns-repeated="8" office:value-type="float" office:value="0.971958" calcext:value-type="float">
            <text:p>0.971958</text:p>
          </table:table-cell>
          <table:table-cell office:value-type="float" office:value="0.949987" calcext:value-type="float">
            <text:p>0.949987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-1" calcext:value-type="float">
            <text:p>-1</text:p>
          </table:table-cell>
          <table:table-cell office:value-type="float" office:value="0.648253" calcext:value-type="float">
            <text:p>0.648253</text:p>
          </table:table-cell>
          <table:table-cell office:value-type="float" office:value="0.9444" calcext:value-type="float">
            <text:p>0.9444</text:p>
          </table:table-cell>
          <table:table-cell office:value-type="float" office:value="0.97058" calcext:value-type="float">
            <text:p>0.97058</text:p>
          </table:table-cell>
          <table:table-cell table:number-columns-repeated="8" office:value-type="float" office:value="0.971958" calcext:value-type="float">
            <text:p>0.971958</text:p>
          </table:table-cell>
          <table:table-cell office:value-type="float" office:value="0.936694" calcext:value-type="float">
            <text:p>0.936694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569756" calcext:value-type="float">
            <text:p>0.569756</text:p>
          </table:table-cell>
          <table:table-cell office:value-type="float" office:value="0.823929" calcext:value-type="float">
            <text:p>0.823929</text:p>
          </table:table-cell>
          <table:table-cell office:value-type="float" office:value="0.9444" calcext:value-type="float">
            <text:p>0.9444</text:p>
          </table:table-cell>
          <table:table-cell office:value-type="float" office:value="0.958179" calcext:value-type="float">
            <text:p>0.958179</text:p>
          </table:table-cell>
          <table:table-cell table:number-columns-repeated="8" office:value-type="float" office:value="0.971958" calcext:value-type="float">
            <text:p>0.971958</text:p>
          </table:table-cell>
          <table:table-cell office:value-type="float" office:value="0.953021" calcext:value-type="float">
            <text:p>0.953021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-1" calcext:value-type="float">
            <text:p>-1</text:p>
          </table:table-cell>
          <table:table-cell office:value-type="float" office:value="0.758883" calcext:value-type="float">
            <text:p>0.758883</text:p>
          </table:table-cell>
          <table:table-cell office:value-type="float" office:value="0.9444" calcext:value-type="float">
            <text:p>0.9444</text:p>
          </table:table-cell>
          <table:table-cell office:value-type="float" office:value="0.965068" calcext:value-type="float">
            <text:p>0.965068</text:p>
          </table:table-cell>
          <table:table-cell table:number-columns-repeated="8" office:value-type="float" office:value="0.971958" calcext:value-type="float">
            <text:p>0.971958</text:p>
          </table:table-cell>
          <table:table-cell office:value-type="float" office:value="0.947206" calcext:value-type="float">
            <text:p>0.947206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569756" calcext:value-type="float">
            <text:p>0.569756</text:p>
          </table:table-cell>
          <table:table-cell office:value-type="float" office:value="0.816312" calcext:value-type="float">
            <text:p>0.816312</text:p>
          </table:table-cell>
          <table:table-cell office:value-type="float" office:value="0.9444" calcext:value-type="float">
            <text:p>0.9444</text:p>
          </table:table-cell>
          <table:table-cell office:value-type="float" office:value="0.960935" calcext:value-type="float">
            <text:p>0.960935</text:p>
          </table:table-cell>
          <table:table-cell table:number-columns-repeated="8" office:value-type="float" office:value="0.971958" calcext:value-type="float">
            <text:p>0.971958</text:p>
          </table:table-cell>
          <table:table-cell office:value-type="float" office:value="0.952535" calcext:value-type="float">
            <text:p>0.952535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-1" calcext:value-type="float">
            <text:p>-1</text:p>
          </table:table-cell>
          <table:table-cell office:value-type="float" office:value="0.681628" calcext:value-type="float">
            <text:p>0.681628</text:p>
          </table:table-cell>
          <table:table-cell office:value-type="float" office:value="0.9444" calcext:value-type="float">
            <text:p>0.9444</text:p>
          </table:table-cell>
          <table:table-cell office:value-type="float" office:value="0.960935" calcext:value-type="float">
            <text:p>0.960935</text:p>
          </table:table-cell>
          <table:table-cell table:number-columns-repeated="8" office:value-type="float" office:value="0.971958" calcext:value-type="float">
            <text:p>0.971958</text:p>
          </table:table-cell>
          <table:table-cell office:value-type="float" office:value="0.939067" calcext:value-type="float">
            <text:p>0.939067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569756" calcext:value-type="float">
            <text:p>0.569756</text:p>
          </table:table-cell>
          <table:table-cell office:value-type="float" office:value="0.849785" calcext:value-type="float">
            <text:p>0.849785</text:p>
          </table:table-cell>
          <table:table-cell office:value-type="float" office:value="0.9444" calcext:value-type="float">
            <text:p>0.9444</text:p>
          </table:table-cell>
          <table:table-cell office:value-type="float" office:value="0.969202" calcext:value-type="float">
            <text:p>0.969202</text:p>
          </table:table-cell>
          <table:table-cell table:number-columns-repeated="8" office:value-type="float" office:value="0.971958" calcext:value-type="float">
            <text:p>0.971958</text:p>
          </table:table-cell>
          <table:table-cell office:value-type="float" office:value="0.956709" calcext:value-type="float">
            <text:p>0.956709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-1" calcext:value-type="float">
            <text:p>-1</text:p>
          </table:table-cell>
          <table:table-cell office:value-type="float" office:value="0.714627" calcext:value-type="float">
            <text:p>0.714627</text:p>
          </table:table-cell>
          <table:table-cell office:value-type="float" office:value="0.96369" calcext:value-type="float">
            <text:p>0.96369</text:p>
          </table:table-cell>
          <table:table-cell table:number-columns-repeated="9" office:value-type="float" office:value="0.971958" calcext:value-type="float">
            <text:p>0.971958</text:p>
          </table:table-cell>
          <table:table-cell office:value-type="float" office:value="0.945398" calcext:value-type="float">
            <text:p>0.945398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612372" calcext:value-type="float">
            <text:p>0.612372</text:p>
          </table:table-cell>
          <table:table-cell office:value-type="float" office:value="0.88225" calcext:value-type="float">
            <text:p>0.88225</text:p>
          </table:table-cell>
          <table:table-cell office:value-type="float" office:value="0.967129" calcext:value-type="float">
            <text:p>0.967129</text:p>
          </table:table-cell>
          <table:table-cell table:number-columns-repeated="9" office:value-type="float" office:value="0.971958" calcext:value-type="float">
            <text:p>0.971958</text:p>
          </table:table-cell>
          <table:table-cell office:value-type="float" office:value="0.962504" calcext:value-type="float">
            <text:p>0.962504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084921" calcext:value-type="float">
            <text:p>0.084921</text:p>
          </table:table-cell>
          <table:table-cell office:value-type="float" office:value="0.851622" calcext:value-type="float">
            <text:p>0.851622</text:p>
          </table:table-cell>
          <table:table-cell office:value-type="float" office:value="0.969885" calcext:value-type="float">
            <text:p>0.969885</text:p>
          </table:table-cell>
          <table:table-cell table:number-columns-repeated="9" office:value-type="float" office:value="0.971958" calcext:value-type="float">
            <text:p>0.971958</text:p>
          </table:table-cell>
          <table:table-cell office:value-type="float" office:value="0.959717" calcext:value-type="float">
            <text:p>0.959717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-1" calcext:value-type="float">
            <text:p>-1</text:p>
          </table:table-cell>
          <table:table-cell office:value-type="float" office:value="0.704075" calcext:value-type="float">
            <text:p>0.704075</text:p>
          </table:table-cell>
          <table:table-cell office:value-type="float" office:value="0.965751" calcext:value-type="float">
            <text:p>0.965751</text:p>
          </table:table-cell>
          <table:table-cell table:number-columns-repeated="9" office:value-type="float" office:value="0.971958" calcext:value-type="float">
            <text:p>0.971958</text:p>
          </table:table-cell>
          <table:table-cell office:value-type="float" office:value="0.944549" calcext:value-type="float">
            <text:p>0.944549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172345" calcext:value-type="float">
            <text:p>0.172345</text:p>
          </table:table-cell>
          <table:table-cell office:value-type="float" office:value="0.730987" calcext:value-type="float">
            <text:p>0.730987</text:p>
          </table:table-cell>
          <table:table-cell office:value-type="float" office:value="0.958179" calcext:value-type="float">
            <text:p>0.958179</text:p>
          </table:table-cell>
          <table:table-cell table:number-columns-repeated="9" office:value-type="float" office:value="0.971958" calcext:value-type="float">
            <text:p>0.971958</text:p>
          </table:table-cell>
          <table:table-cell office:value-type="float" office:value="0.946483" calcext:value-type="float">
            <text:p>0.946483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-1" calcext:value-type="float">
            <text:p>-1</text:p>
          </table:table-cell>
          <table:table-cell office:value-type="float" office:value="0.671103" calcext:value-type="float">
            <text:p>0.671103</text:p>
          </table:table-cell>
          <table:table-cell office:value-type="float" office:value="0.959557" calcext:value-type="float">
            <text:p>0.959557</text:p>
          </table:table-cell>
          <table:table-cell table:number-columns-repeated="9" office:value-type="float" office:value="0.971958" calcext:value-type="float">
            <text:p>0.971958</text:p>
          </table:table-cell>
          <table:table-cell office:value-type="float" office:value="0.940632" calcext:value-type="float">
            <text:p>0.940632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344244" calcext:value-type="float">
            <text:p>0.344244</text:p>
          </table:table-cell>
          <table:table-cell office:value-type="float" office:value="0.678251" calcext:value-type="float">
            <text:p>0.678251</text:p>
          </table:table-cell>
          <table:table-cell office:value-type="float" office:value="0.955423" calcext:value-type="float">
            <text:p>0.955423</text:p>
          </table:table-cell>
          <table:table-cell table:number-columns-repeated="9" office:value-type="float" office:value="0.971958" calcext:value-type="float">
            <text:p>0.971958</text:p>
          </table:table-cell>
          <table:table-cell office:value-type="float" office:value="0.940934" calcext:value-type="float">
            <text:p>0.940934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344244" calcext:value-type="float">
            <text:p>0.344244</text:p>
          </table:table-cell>
          <table:table-cell office:value-type="float" office:value="0.689568" calcext:value-type="float">
            <text:p>0.689568</text:p>
          </table:table-cell>
          <table:table-cell office:value-type="float" office:value="0.9444" calcext:value-type="float">
            <text:p>0.9444</text:p>
          </table:table-cell>
          <table:table-cell office:value-type="float" office:value="0.969202" calcext:value-type="float">
            <text:p>0.969202</text:p>
          </table:table-cell>
          <table:table-cell table:number-columns-repeated="8" office:value-type="float" office:value="0.971958" calcext:value-type="float">
            <text:p>0.971958</text:p>
          </table:table-cell>
          <table:table-cell office:value-type="float" office:value="0.940687" calcext:value-type="float">
            <text:p>0.940687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172345" calcext:value-type="float">
            <text:p>0.172345</text:p>
          </table:table-cell>
          <table:table-cell office:value-type="float" office:value="0.666077" calcext:value-type="float">
            <text:p>0.666077</text:p>
          </table:table-cell>
          <table:table-cell office:value-type="float" office:value="0.945778" calcext:value-type="float">
            <text:p>0.945778</text:p>
          </table:table-cell>
          <table:table-cell table:number-columns-repeated="9" office:value-type="float" office:value="0.971958" calcext:value-type="float">
            <text:p>0.971958</text:p>
          </table:table-cell>
          <table:table-cell office:value-type="float" office:value="0.938752" calcext:value-type="float">
            <text:p>0.938752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-1" calcext:value-type="float">
            <text:p>-1</text:p>
          </table:table-cell>
          <table:table-cell office:value-type="float" office:value="0.523108" calcext:value-type="float">
            <text:p>0.523108</text:p>
          </table:table-cell>
          <table:table-cell office:value-type="float" office:value="0.891249" calcext:value-type="float">
            <text:p>0.891249</text:p>
          </table:table-cell>
          <table:table-cell office:value-type="float" office:value="0.967824" calcext:value-type="float">
            <text:p>0.967824</text:p>
          </table:table-cell>
          <table:table-cell table:number-columns-repeated="8" office:value-type="float" office:value="0.971958" calcext:value-type="float">
            <text:p>0.971958</text:p>
          </table:table-cell>
          <table:table-cell office:value-type="float" office:value="0.918588" calcext:value-type="float">
            <text:p>0.918588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-1" calcext:value-type="float">
            <text:p>-1</text:p>
          </table:table-cell>
          <table:table-cell office:value-type="float" office:value="0.461343" calcext:value-type="float">
            <text:p>0.461343</text:p>
          </table:table-cell>
          <table:table-cell office:value-type="float" office:value="0.949279" calcext:value-type="float">
            <text:p>0.949279</text:p>
          </table:table-cell>
          <table:table-cell table:number-columns-repeated="9" office:value-type="float" office:value="0.971958" calcext:value-type="float">
            <text:p>0.971958</text:p>
          </table:table-cell>
          <table:table-cell office:value-type="float" office:value="0.918628" calcext:value-type="float">
            <text:p>0.918628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172345" calcext:value-type="float">
            <text:p>0.172345</text:p>
          </table:table-cell>
          <table:table-cell office:value-type="float" office:value="0.720901" calcext:value-type="float">
            <text:p>0.720901</text:p>
          </table:table-cell>
          <table:table-cell office:value-type="float" office:value="0.954045" calcext:value-type="float">
            <text:p>0.954045</text:p>
          </table:table-cell>
          <table:table-cell table:number-columns-repeated="9" office:value-type="float" office:value="0.971958" calcext:value-type="float">
            <text:p>0.971958</text:p>
          </table:table-cell>
          <table:table-cell office:value-type="float" office:value="0.945061" calcext:value-type="float">
            <text:p>0.945061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172345" calcext:value-type="float">
            <text:p>0.172345</text:p>
          </table:table-cell>
          <table:table-cell office:value-type="float" office:value="0.701143" calcext:value-type="float">
            <text:p>0.701143</text:p>
          </table:table-cell>
          <table:table-cell office:value-type="float" office:value="0.954728" calcext:value-type="float">
            <text:p>0.954728</text:p>
          </table:table-cell>
          <table:table-cell table:number-columns-repeated="9" office:value-type="float" office:value="0.971958" calcext:value-type="float">
            <text:p>0.971958</text:p>
          </table:table-cell>
          <table:table-cell office:value-type="float" office:value="0.943153" calcext:value-type="float">
            <text:p>0.943153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28044" calcext:value-type="float">
            <text:p>0.28044</text:p>
          </table:table-cell>
          <table:table-cell office:value-type="float" office:value="0.590361" calcext:value-type="float">
            <text:p>0.590361</text:p>
          </table:table-cell>
          <table:table-cell office:value-type="float" office:value="0.867229" calcext:value-type="float">
            <text:p>0.867229</text:p>
          </table:table-cell>
          <table:table-cell office:value-type="float" office:value="0.959545" calcext:value-type="float">
            <text:p>0.959545</text:p>
          </table:table-cell>
          <table:table-cell table:number-columns-repeated="8" office:value-type="float" office:value="0.971958" calcext:value-type="float">
            <text:p>0.971958</text:p>
          </table:table-cell>
          <table:table-cell office:value-type="float" office:value="0.922084" calcext:value-type="float">
            <text:p>0.922084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599295" calcext:value-type="float">
            <text:p>0.599295</text:p>
          </table:table-cell>
          <table:table-cell office:value-type="float" office:value="0.674787" calcext:value-type="float">
            <text:p>0.674787</text:p>
          </table:table-cell>
          <table:table-cell office:value-type="float" office:value="0.929753" calcext:value-type="float">
            <text:p>0.929753</text:p>
          </table:table-cell>
          <table:table-cell office:value-type="float" office:value="0.967812" calcext:value-type="float">
            <text:p>0.967812</text:p>
          </table:table-cell>
          <table:table-cell table:number-columns-repeated="8" office:value-type="float" office:value="0.971958" calcext:value-type="float">
            <text:p>0.971958</text:p>
          </table:table-cell>
          <table:table-cell office:value-type="float" office:value="0.937606" calcext:value-type="float">
            <text:p>0.937606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-1" calcext:value-type="float">
            <text:p>-1</text:p>
          </table:table-cell>
          <table:table-cell office:value-type="float" office:value="0.479139" calcext:value-type="float">
            <text:p>0.479139</text:p>
          </table:table-cell>
          <table:table-cell office:value-type="float" office:value="0.846244" calcext:value-type="float">
            <text:p>0.846244</text:p>
          </table:table-cell>
          <table:table-cell office:value-type="float" office:value="0.953338" calcext:value-type="float">
            <text:p>0.953338</text:p>
          </table:table-cell>
          <table:table-cell table:number-columns-repeated="8" office:value-type="float" office:value="0.971958" calcext:value-type="float">
            <text:p>0.971958</text:p>
          </table:table-cell>
          <table:table-cell office:value-type="float" office:value="0.908243" calcext:value-type="float">
            <text:p>0.908243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569756" calcext:value-type="float">
            <text:p>0.569756</text:p>
          </table:table-cell>
          <table:table-cell office:value-type="float" office:value="0.713991" calcext:value-type="float">
            <text:p>0.713991</text:p>
          </table:table-cell>
          <table:table-cell office:value-type="float" office:value="0.912105" calcext:value-type="float">
            <text:p>0.912105</text:p>
          </table:table-cell>
          <table:table-cell office:value-type="float" office:value="0.962983" calcext:value-type="float">
            <text:p>0.962983</text:p>
          </table:table-cell>
          <table:table-cell table:number-columns-repeated="8" office:value-type="float" office:value="0.971958" calcext:value-type="float">
            <text:p>0.971958</text:p>
          </table:table-cell>
          <table:table-cell office:value-type="float" office:value="0.939278" calcext:value-type="float">
            <text:p>0.939278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231455" calcext:value-type="float">
            <text:p>0.231455</text:p>
          </table:table-cell>
          <table:table-cell office:value-type="float" office:value="0.738814" calcext:value-type="float">
            <text:p>0.738814</text:p>
          </table:table-cell>
          <table:table-cell office:value-type="float" office:value="0.939313" calcext:value-type="float">
            <text:p>0.939313</text:p>
          </table:table-cell>
          <table:table-cell office:value-type="float" office:value="0.967129" calcext:value-type="float">
            <text:p>0.967129</text:p>
          </table:table-cell>
          <table:table-cell table:number-columns-repeated="8" office:value-type="float" office:value="0.971958" calcext:value-type="float">
            <text:p>0.971958</text:p>
          </table:table-cell>
          <table:table-cell office:value-type="float" office:value="0.944896" calcext:value-type="float">
            <text:p>0.944896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-1" calcext:value-type="float">
            <text:p>-1</text:p>
          </table:table-cell>
          <table:table-cell office:value-type="float" office:value="0.588693" calcext:value-type="float">
            <text:p>0.588693</text:p>
          </table:table-cell>
          <table:table-cell office:value-type="float" office:value="0.931425" calcext:value-type="float">
            <text:p>0.931425</text:p>
          </table:table-cell>
          <table:table-cell office:value-type="float" office:value="0.965068" calcext:value-type="float">
            <text:p>0.965068</text:p>
          </table:table-cell>
          <table:table-cell table:number-columns-repeated="8" office:value-type="float" office:value="0.971958" calcext:value-type="float">
            <text:p>0.971958</text:p>
          </table:table-cell>
          <table:table-cell office:value-type="float" office:value="0.928889" calcext:value-type="float">
            <text:p>0.928889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231455" calcext:value-type="float">
            <text:p>0.231455</text:p>
          </table:table-cell>
          <table:table-cell office:value-type="float" office:value="0.660475" calcext:value-type="float">
            <text:p>0.660475</text:p>
          </table:table-cell>
          <table:table-cell office:value-type="float" office:value="0.95129" calcext:value-type="float">
            <text:p>0.95129</text:p>
          </table:table-cell>
          <table:table-cell table:number-columns-repeated="9" office:value-type="float" office:value="0.971958" calcext:value-type="float">
            <text:p>0.971958</text:p>
          </table:table-cell>
          <table:table-cell office:value-type="float" office:value="0.938743" calcext:value-type="float">
            <text:p>0.938743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248708" calcext:value-type="float">
            <text:p>0.248708</text:p>
          </table:table-cell>
          <table:table-cell office:value-type="float" office:value="0.632923" calcext:value-type="float">
            <text:p>0.632923</text:p>
          </table:table-cell>
          <table:table-cell office:value-type="float" office:value="0.908966" calcext:value-type="float">
            <text:p>0.908966</text:p>
          </table:table-cell>
          <table:table-cell office:value-type="float" office:value="0.965068" calcext:value-type="float">
            <text:p>0.965068</text:p>
          </table:table-cell>
          <table:table-cell table:number-columns-repeated="8" office:value-type="float" office:value="0.971958" calcext:value-type="float">
            <text:p>0.971958</text:p>
          </table:table-cell>
          <table:table-cell office:value-type="float" office:value="0.931066" calcext:value-type="float">
            <text:p>0.931066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-1" calcext:value-type="float">
            <text:p>-1</text:p>
          </table:table-cell>
          <table:table-cell office:value-type="float" office:value="0.390426" calcext:value-type="float">
            <text:p>0.390426</text:p>
          </table:table-cell>
          <table:table-cell office:value-type="float" office:value="0.9444" calcext:value-type="float">
            <text:p>0.9444</text:p>
          </table:table-cell>
          <table:table-cell office:value-type="float" office:value="0.969202" calcext:value-type="float">
            <text:p>0.969202</text:p>
          </table:table-cell>
          <table:table-cell table:number-columns-repeated="8" office:value-type="float" office:value="0.971958" calcext:value-type="float">
            <text:p>0.971958</text:p>
          </table:table-cell>
          <table:table-cell office:value-type="float" office:value="0.910773" calcext:value-type="float">
            <text:p>0.910773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084921" calcext:value-type="float">
            <text:p>0.084921</text:p>
          </table:table-cell>
          <table:table-cell office:value-type="float" office:value="0.482882" calcext:value-type="float">
            <text:p>0.482882</text:p>
          </table:table-cell>
          <table:table-cell office:value-type="float" office:value="0.930817" calcext:value-type="float">
            <text:p>0.930817</text:p>
          </table:table-cell>
          <table:table-cell table:number-columns-repeated="9" office:value-type="float" office:value="0.971958" calcext:value-type="float">
            <text:p>0.971958</text:p>
          </table:table-cell>
          <table:table-cell office:value-type="float" office:value="0.918936" calcext:value-type="float">
            <text:p>0.918936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084921" calcext:value-type="float">
            <text:p>0.084921</text:p>
          </table:table-cell>
          <table:table-cell office:value-type="float" office:value="0.516263" calcext:value-type="float">
            <text:p>0.516263</text:p>
          </table:table-cell>
          <table:table-cell office:value-type="float" office:value="0.866499" calcext:value-type="float">
            <text:p>0.866499</text:p>
          </table:table-cell>
          <table:table-cell office:value-type="float" office:value="0.965068" calcext:value-type="float">
            <text:p>0.965068</text:p>
          </table:table-cell>
          <table:table-cell table:number-columns-repeated="8" office:value-type="float" office:value="0.971958" calcext:value-type="float">
            <text:p>0.971958</text:p>
          </table:table-cell>
          <table:table-cell office:value-type="float" office:value="0.915153" calcext:value-type="float">
            <text:p>0.915153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-1" calcext:value-type="float">
            <text:p>-1</text:p>
          </table:table-cell>
          <table:table-cell office:value-type="float" office:value="0.539375" calcext:value-type="float">
            <text:p>0.539375</text:p>
          </table:table-cell>
          <table:table-cell office:value-type="float" office:value="0.910344" calcext:value-type="float">
            <text:p>0.910344</text:p>
          </table:table-cell>
          <table:table-cell table:number-columns-repeated="9" office:value-type="float" office:value="0.971958" calcext:value-type="float">
            <text:p>0.971958</text:p>
          </table:table-cell>
          <table:table-cell office:value-type="float" office:value="0.922538" calcext:value-type="float">
            <text:p>0.922538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2" office:value-type="float" office:value="0.612372" calcext:value-type="float">
            <text:p>0.612372</text:p>
          </table:table-cell>
          <table:table-cell office:value-type="float" office:value="0.910556" calcext:value-type="float">
            <text:p>0.910556</text:p>
          </table:table-cell>
          <table:table-cell table:number-columns-repeated="9" office:value-type="float" office:value="0.971958" calcext:value-type="float">
            <text:p>0.971958</text:p>
          </table:table-cell>
          <table:table-cell office:value-type="float" office:value="0.929859" calcext:value-type="float">
            <text:p>0.929859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569756" calcext:value-type="float">
            <text:p>0.569756</text:p>
          </table:table-cell>
          <table:table-cell office:value-type="float" office:value="0.667668" calcext:value-type="float">
            <text:p>0.667668</text:p>
          </table:table-cell>
          <table:table-cell office:value-type="float" office:value="0.959557" calcext:value-type="float">
            <text:p>0.959557</text:p>
          </table:table-cell>
          <table:table-cell table:number-columns-repeated="9" office:value-type="float" office:value="0.971958" calcext:value-type="float">
            <text:p>0.971958</text:p>
          </table:table-cell>
          <table:table-cell office:value-type="float" office:value="0.940289" calcext:value-type="float">
            <text:p>0.940289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569756" calcext:value-type="float">
            <text:p>0.569756</text:p>
          </table:table-cell>
          <table:table-cell office:value-type="float" office:value="0.610682" calcext:value-type="float">
            <text:p>0.610682</text:p>
          </table:table-cell>
          <table:table-cell office:value-type="float" office:value="0.87146" calcext:value-type="float">
            <text:p>0.87146</text:p>
          </table:table-cell>
          <table:table-cell table:number-columns-repeated="9" office:value-type="float" office:value="0.971958" calcext:value-type="float">
            <text:p>0.971958</text:p>
          </table:table-cell>
          <table:table-cell office:value-type="float" office:value="0.92578" calcext:value-type="float">
            <text:p>0.92578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443323" calcext:value-type="float">
            <text:p>0.443323</text:p>
          </table:table-cell>
          <table:table-cell office:value-type="float" office:value="0.596586" calcext:value-type="float">
            <text:p>0.596586</text:p>
          </table:table-cell>
          <table:table-cell office:value-type="float" office:value="0.813867" calcext:value-type="float">
            <text:p>0.813867</text:p>
          </table:table-cell>
          <table:table-cell office:value-type="float" office:value="0.965068" calcext:value-type="float">
            <text:p>0.965068</text:p>
          </table:table-cell>
          <table:table-cell table:number-columns-repeated="8" office:value-type="float" office:value="0.971958" calcext:value-type="float">
            <text:p>0.971958</text:p>
          </table:table-cell>
          <table:table-cell office:value-type="float" office:value="0.917922" calcext:value-type="float">
            <text:p>0.917922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0.498946" calcext:value-type="float">
            <text:p>0.498946</text:p>
          </table:table-cell>
          <table:table-cell office:value-type="float" office:value="0.872905" calcext:value-type="float">
            <text:p>0.872905</text:p>
          </table:table-cell>
          <table:table-cell office:value-type="float" office:value="0.965068" calcext:value-type="float">
            <text:p>0.965068</text:p>
          </table:table-cell>
          <table:table-cell table:number-columns-repeated="8" office:value-type="float" office:value="0.971958" calcext:value-type="float">
            <text:p>0.971958</text:p>
          </table:table-cell>
          <table:table-cell office:value-type="float" office:value="0.914062" calcext:value-type="float">
            <text:p>0.914062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-1" calcext:value-type="float">
            <text:p>-1</text:p>
          </table:table-cell>
          <table:table-cell office:value-type="float" office:value="0.50276" calcext:value-type="float">
            <text:p>0.50276</text:p>
          </table:table-cell>
          <table:table-cell office:value-type="float" office:value="0.83008" calcext:value-type="float">
            <text:p>0.83008</text:p>
          </table:table-cell>
          <table:table-cell office:value-type="float" office:value="0.960935" calcext:value-type="float">
            <text:p>0.960935</text:p>
          </table:table-cell>
          <table:table-cell table:number-columns-repeated="8" office:value-type="float" office:value="0.971958" calcext:value-type="float">
            <text:p>0.971958</text:p>
          </table:table-cell>
          <table:table-cell office:value-type="float" office:value="0.909748" calcext:value-type="float">
            <text:p>0.909748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569756" calcext:value-type="float">
            <text:p>0.569756</text:p>
          </table:table-cell>
          <table:table-cell office:value-type="float" office:value="0.604671" calcext:value-type="float">
            <text:p>0.604671</text:p>
          </table:table-cell>
          <table:table-cell office:value-type="float" office:value="0.88834" calcext:value-type="float">
            <text:p>0.88834</text:p>
          </table:table-cell>
          <table:table-cell table:number-columns-repeated="9" office:value-type="float" office:value="0.971958" calcext:value-type="float">
            <text:p>0.971958</text:p>
          </table:table-cell>
          <table:table-cell office:value-type="float" office:value="0.926867" calcext:value-type="float">
            <text:p>0.926867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569756" calcext:value-type="float">
            <text:p>0.569756</text:p>
          </table:table-cell>
          <table:table-cell office:value-type="float" office:value="0.590318" calcext:value-type="float">
            <text:p>0.590318</text:p>
          </table:table-cell>
          <table:table-cell office:value-type="float" office:value="0.835545" calcext:value-type="float">
            <text:p>0.835545</text:p>
          </table:table-cell>
          <table:table-cell office:value-type="float" office:value="0.969202" calcext:value-type="float">
            <text:p>0.969202</text:p>
          </table:table-cell>
          <table:table-cell table:number-columns-repeated="8" office:value-type="float" office:value="0.971958" calcext:value-type="float">
            <text:p>0.971958</text:p>
          </table:table-cell>
          <table:table-cell office:value-type="float" office:value="0.919877" calcext:value-type="float">
            <text:p>0.919877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  <table:table-cell office:value-type="float" office:value="0.55289" calcext:value-type="float">
            <text:p>0.55289</text:p>
          </table:table-cell>
          <table:table-cell office:value-type="float" office:value="0.737441" calcext:value-type="float">
            <text:p>0.737441</text:p>
          </table:table-cell>
          <table:table-cell office:value-type="float" office:value="0.962313" calcext:value-type="float">
            <text:p>0.962313</text:p>
          </table:table-cell>
          <table:table-cell table:number-columns-repeated="8" office:value-type="float" office:value="0.971958" calcext:value-type="float">
            <text:p>0.971958</text:p>
          </table:table-cell>
          <table:table-cell office:value-type="float" office:value="0.905635" calcext:value-type="float">
            <text:p>0.905635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-1" calcext:value-type="float">
            <text:p>-1</text:p>
          </table:table-cell>
          <table:table-cell office:value-type="float" office:value="0.521657" calcext:value-type="float">
            <text:p>0.521657</text:p>
          </table:table-cell>
          <table:table-cell office:value-type="float" office:value="0.908605" calcext:value-type="float">
            <text:p>0.908605</text:p>
          </table:table-cell>
          <table:table-cell office:value-type="float" office:value="0.965068" calcext:value-type="float">
            <text:p>0.965068</text:p>
          </table:table-cell>
          <table:table-cell table:number-columns-repeated="8" office:value-type="float" office:value="0.971958" calcext:value-type="float">
            <text:p>0.971958</text:p>
          </table:table-cell>
          <table:table-cell office:value-type="float" office:value="0.919903" calcext:value-type="float">
            <text:p>0.919903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-1" calcext:value-type="float">
            <text:p>-1</text:p>
          </table:table-cell>
          <table:table-cell office:value-type="float" office:value="0.452988" calcext:value-type="float">
            <text:p>0.452988</text:p>
          </table:table-cell>
          <table:table-cell office:value-type="float" office:value="0.871011" calcext:value-type="float">
            <text:p>0.871011</text:p>
          </table:table-cell>
          <table:table-cell office:value-type="float" office:value="0.962313" calcext:value-type="float">
            <text:p>0.962313</text:p>
          </table:table-cell>
          <table:table-cell table:number-columns-repeated="8" office:value-type="float" office:value="0.971958" calcext:value-type="float">
            <text:p>0.971958</text:p>
          </table:table-cell>
          <table:table-cell office:value-type="float" office:value="0.909001" calcext:value-type="float">
            <text:p>0.909001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-1" calcext:value-type="float">
            <text:p>-1</text:p>
          </table:table-cell>
          <table:table-cell office:value-type="float" office:value="0.429272" calcext:value-type="float">
            <text:p>0.429272</text:p>
          </table:table-cell>
          <table:table-cell office:value-type="float" office:value="0.914141" calcext:value-type="float">
            <text:p>0.914141</text:p>
          </table:table-cell>
          <table:table-cell office:value-type="float" office:value="0.9444" calcext:value-type="float">
            <text:p>0.9444</text:p>
          </table:table-cell>
          <table:table-cell office:value-type="float" office:value="0.965068" calcext:value-type="float">
            <text:p>0.965068</text:p>
          </table:table-cell>
          <table:table-cell table:number-columns-repeated="7" office:value-type="float" office:value="0.971958" calcext:value-type="float">
            <text:p>0.971958</text:p>
          </table:table-cell>
          <table:table-cell office:value-type="float" office:value="0.908463" calcext:value-type="float">
            <text:p>0.908463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213201" calcext:value-type="float">
            <text:p>0.213201</text:p>
          </table:table-cell>
          <table:table-cell office:value-type="float" office:value="0.661898" calcext:value-type="float">
            <text:p>0.661898</text:p>
          </table:table-cell>
          <table:table-cell office:value-type="float" office:value="0.9444" calcext:value-type="float">
            <text:p>0.9444</text:p>
          </table:table-cell>
          <table:table-cell office:value-type="float" office:value="0.95129" calcext:value-type="float">
            <text:p>0.95129</text:p>
          </table:table-cell>
          <table:table-cell table:number-columns-repeated="8" office:value-type="float" office:value="0.971958" calcext:value-type="float">
            <text:p>0.971958</text:p>
          </table:table-cell>
          <table:table-cell office:value-type="float" office:value="0.936129" calcext:value-type="float">
            <text:p>0.936129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-1" calcext:value-type="float">
            <text:p>-1</text:p>
          </table:table-cell>
          <table:table-cell office:value-type="float" office:value="0.532404" calcext:value-type="float">
            <text:p>0.532404</text:p>
          </table:table-cell>
          <table:table-cell office:value-type="float" office:value="0.9444" calcext:value-type="float">
            <text:p>0.9444</text:p>
          </table:table-cell>
          <table:table-cell office:value-type="float" office:value="0.962313" calcext:value-type="float">
            <text:p>0.962313</text:p>
          </table:table-cell>
          <table:table-cell table:number-columns-repeated="8" office:value-type="float" office:value="0.971958" calcext:value-type="float">
            <text:p>0.971958</text:p>
          </table:table-cell>
          <table:table-cell office:value-type="float" office:value="0.924282" calcext:value-type="float">
            <text:p>0.924282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608167" calcext:value-type="float">
            <text:p>0.608167</text:p>
          </table:table-cell>
          <table:table-cell office:value-type="float" office:value="0.826325" calcext:value-type="float">
            <text:p>0.826325</text:p>
          </table:table-cell>
          <table:table-cell office:value-type="float" office:value="0.9444" calcext:value-type="float">
            <text:p>0.9444</text:p>
          </table:table-cell>
          <table:table-cell office:value-type="float" office:value="0.962313" calcext:value-type="float">
            <text:p>0.962313</text:p>
          </table:table-cell>
          <table:table-cell table:number-columns-repeated="8" office:value-type="float" office:value="0.971958" calcext:value-type="float">
            <text:p>0.971958</text:p>
          </table:table-cell>
          <table:table-cell office:value-type="float" office:value="0.953674" calcext:value-type="float">
            <text:p>0.953674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569756" calcext:value-type="float">
            <text:p>0.569756</text:p>
          </table:table-cell>
          <table:table-cell office:value-type="float" office:value="0.80945" calcext:value-type="float">
            <text:p>0.80945</text:p>
          </table:table-cell>
          <table:table-cell office:value-type="float" office:value="0.9444" calcext:value-type="float">
            <text:p>0.9444</text:p>
          </table:table-cell>
          <table:table-cell office:value-type="float" office:value="0.958179" calcext:value-type="float">
            <text:p>0.958179</text:p>
          </table:table-cell>
          <table:table-cell table:number-columns-repeated="8" office:value-type="float" office:value="0.971958" calcext:value-type="float">
            <text:p>0.971958</text:p>
          </table:table-cell>
          <table:table-cell office:value-type="float" office:value="0.951573" calcext:value-type="float">
            <text:p>0.951573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-1" calcext:value-type="float">
            <text:p>-1</text:p>
          </table:table-cell>
          <table:table-cell office:value-type="float" office:value="0.52696" calcext:value-type="float">
            <text:p>0.52696</text:p>
          </table:table-cell>
          <table:table-cell office:value-type="float" office:value="0.944368" calcext:value-type="float">
            <text:p>0.944368</text:p>
          </table:table-cell>
          <table:table-cell office:value-type="float" office:value="0.9444" calcext:value-type="float">
            <text:p>0.9444</text:p>
          </table:table-cell>
          <table:table-cell table:number-columns-repeated="8" office:value-type="float" office:value="0.971958" calcext:value-type="float">
            <text:p>0.971958</text:p>
          </table:table-cell>
          <table:table-cell office:value-type="float" office:value="0.921943" calcext:value-type="float">
            <text:p>0.921943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-1" calcext:value-type="float">
            <text:p>-1</text:p>
          </table:table-cell>
          <table:table-cell office:value-type="float" office:value="0.612776" calcext:value-type="float">
            <text:p>0.612776</text:p>
          </table:table-cell>
          <table:table-cell office:value-type="float" office:value="0.9444" calcext:value-type="float">
            <text:p>0.9444</text:p>
          </table:table-cell>
          <table:table-cell office:value-type="float" office:value="0.960935" calcext:value-type="float">
            <text:p>0.960935</text:p>
          </table:table-cell>
          <table:table-cell table:number-columns-repeated="8" office:value-type="float" office:value="0.971958" calcext:value-type="float">
            <text:p>0.971958</text:p>
          </table:table-cell>
          <table:table-cell office:value-type="float" office:value="0.932181" calcext:value-type="float">
            <text:p>0.932181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.569756" calcext:value-type="float">
            <text:p>0.569756</text:p>
          </table:table-cell>
          <table:table-cell office:value-type="float" office:value="0.606236" calcext:value-type="float">
            <text:p>0.606236</text:p>
          </table:table-cell>
          <table:table-cell office:value-type="float" office:value="0.916523" calcext:value-type="float">
            <text:p>0.916523</text:p>
          </table:table-cell>
          <table:table-cell office:value-type="float" office:value="0.9444" calcext:value-type="float">
            <text:p>0.9444</text:p>
          </table:table-cell>
          <table:table-cell office:value-type="float" office:value="0.97058" calcext:value-type="float">
            <text:p>0.97058</text:p>
          </table:table-cell>
          <table:table-cell table:number-columns-repeated="7" office:value-type="float" office:value="0.971958" calcext:value-type="float">
            <text:p>0.971958</text:p>
          </table:table-cell>
          <table:table-cell office:value-type="float" office:value="0.926949" calcext:value-type="float">
            <text:p>0.926949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569756" calcext:value-type="float">
            <text:p>0.569756</text:p>
          </table:table-cell>
          <table:table-cell office:value-type="float" office:value="0.610872" calcext:value-type="float">
            <text:p>0.610872</text:p>
          </table:table-cell>
          <table:table-cell office:value-type="float" office:value="0.944297" calcext:value-type="float">
            <text:p>0.944297</text:p>
          </table:table-cell>
          <table:table-cell office:value-type="float" office:value="0.9444" calcext:value-type="float">
            <text:p>0.9444</text:p>
          </table:table-cell>
          <table:table-cell office:value-type="float" office:value="0.97058" calcext:value-type="float">
            <text:p>0.97058</text:p>
          </table:table-cell>
          <table:table-cell table:number-columns-repeated="7" office:value-type="float" office:value="0.971958" calcext:value-type="float">
            <text:p>0.971958</text:p>
          </table:table-cell>
          <table:table-cell office:value-type="float" office:value="0.93019" calcext:value-type="float">
            <text:p>0.93019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569756" calcext:value-type="float">
            <text:p>0.569756</text:p>
          </table:table-cell>
          <table:table-cell office:value-type="float" office:value="0.637275" calcext:value-type="float">
            <text:p>0.637275</text:p>
          </table:table-cell>
          <table:table-cell office:value-type="float" office:value="0.944349" calcext:value-type="float">
            <text:p>0.944349</text:p>
          </table:table-cell>
          <table:table-cell office:value-type="float" office:value="0.949912" calcext:value-type="float">
            <text:p>0.949912</text:p>
          </table:table-cell>
          <table:table-cell table:number-columns-repeated="8" office:value-type="float" office:value="0.971958" calcext:value-type="float">
            <text:p>0.971958</text:p>
          </table:table-cell>
          <table:table-cell office:value-type="float" office:value="0.933524" calcext:value-type="float">
            <text:p>0.933524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-1" calcext:value-type="float">
            <text:p>-1</text:p>
          </table:table-cell>
          <table:table-cell office:value-type="float" office:value="0.526971" calcext:value-type="float">
            <text:p>0.526971</text:p>
          </table:table-cell>
          <table:table-cell office:value-type="float" office:value="0.944246" calcext:value-type="float">
            <text:p>0.944246</text:p>
          </table:table-cell>
          <table:table-cell office:value-type="float" office:value="0.948534" calcext:value-type="float">
            <text:p>0.948534</text:p>
          </table:table-cell>
          <table:table-cell table:number-columns-repeated="8" office:value-type="float" office:value="0.971958" calcext:value-type="float">
            <text:p>0.971958</text:p>
          </table:table-cell>
          <table:table-cell office:value-type="float" office:value="0.922345" calcext:value-type="float">
            <text:p>0.922345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-1" calcext:value-type="float">
            <text:p>-1</text:p>
          </table:table-cell>
          <table:table-cell office:value-type="float" office:value="0.598171" calcext:value-type="float">
            <text:p>0.598171</text:p>
          </table:table-cell>
          <table:table-cell office:value-type="float" office:value="0.9444" calcext:value-type="float">
            <text:p>0.9444</text:p>
          </table:table-cell>
          <table:table-cell office:value-type="float" office:value="0.958179" calcext:value-type="float">
            <text:p>0.958179</text:p>
          </table:table-cell>
          <table:table-cell table:number-columns-repeated="8" office:value-type="float" office:value="0.971958" calcext:value-type="float">
            <text:p>0.971958</text:p>
          </table:table-cell>
          <table:table-cell office:value-type="float" office:value="0.930445" calcext:value-type="float">
            <text:p>0.930445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.569756" calcext:value-type="float">
            <text:p>0.569756</text:p>
          </table:table-cell>
          <table:table-cell office:value-type="float" office:value="0.668155" calcext:value-type="float">
            <text:p>0.668155</text:p>
          </table:table-cell>
          <table:table-cell table:number-columns-repeated="2" office:value-type="float" office:value="0.9444" calcext:value-type="float">
            <text:p>0.9444</text:p>
          </table:table-cell>
          <table:table-cell office:value-type="float" office:value="0.965068" calcext:value-type="float">
            <text:p>0.965068</text:p>
          </table:table-cell>
          <table:table-cell table:number-columns-repeated="7" office:value-type="float" office:value="0.971958" calcext:value-type="float">
            <text:p>0.971958</text:p>
          </table:table-cell>
          <table:table-cell office:value-type="float" office:value="0.935377" calcext:value-type="float">
            <text:p>0.935377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569756" calcext:value-type="float">
            <text:p>0.569756</text:p>
          </table:table-cell>
          <table:table-cell office:value-type="float" office:value="0.642615" calcext:value-type="float">
            <text:p>0.642615</text:p>
          </table:table-cell>
          <table:table-cell table:number-columns-repeated="2" office:value-type="float" office:value="0.9444" calcext:value-type="float">
            <text:p>0.9444</text:p>
          </table:table-cell>
          <table:table-cell office:value-type="float" office:value="0.966446" calcext:value-type="float">
            <text:p>0.966446</text:p>
          </table:table-cell>
          <table:table-cell table:number-columns-repeated="7" office:value-type="float" office:value="0.971958" calcext:value-type="float">
            <text:p>0.971958</text:p>
          </table:table-cell>
          <table:table-cell office:value-type="float" office:value="0.932961" calcext:value-type="float">
            <text:p>0.932961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.569756" calcext:value-type="float">
            <text:p>0.569756</text:p>
          </table:table-cell>
          <table:table-cell office:value-type="float" office:value="0.664239" calcext:value-type="float">
            <text:p>0.664239</text:p>
          </table:table-cell>
          <table:table-cell table:number-columns-repeated="2" office:value-type="float" office:value="0.9444" calcext:value-type="float">
            <text:p>0.9444</text:p>
          </table:table-cell>
          <table:table-cell office:value-type="float" office:value="0.967824" calcext:value-type="float">
            <text:p>0.967824</text:p>
          </table:table-cell>
          <table:table-cell table:number-columns-repeated="7" office:value-type="float" office:value="0.971958" calcext:value-type="float">
            <text:p>0.971958</text:p>
          </table:table-cell>
          <table:table-cell office:value-type="float" office:value="0.935261" calcext:value-type="float">
            <text:p>0.935261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-1" calcext:value-type="float">
            <text:p>-1</text:p>
          </table:table-cell>
          <table:table-cell office:value-type="float" office:value="0.466334" calcext:value-type="float">
            <text:p>0.466334</text:p>
          </table:table-cell>
          <table:table-cell office:value-type="float" office:value="0.871865" calcext:value-type="float">
            <text:p>0.871865</text:p>
          </table:table-cell>
          <table:table-cell office:value-type="float" office:value="0.9444" calcext:value-type="float">
            <text:p>0.9444</text:p>
          </table:table-cell>
          <table:table-cell office:value-type="float" office:value="0.95129" calcext:value-type="float">
            <text:p>0.95129</text:p>
          </table:table-cell>
          <table:table-cell table:number-columns-repeated="7" office:value-type="float" office:value="0.971958" calcext:value-type="float">
            <text:p>0.971958</text:p>
          </table:table-cell>
          <table:table-cell office:value-type="float" office:value="0.906564" calcext:value-type="float">
            <text:p>0.906564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-1" calcext:value-type="float">
            <text:p>-1</text:p>
          </table:table-cell>
          <table:table-cell office:value-type="float" office:value="0.362426" calcext:value-type="float">
            <text:p>0.362426</text:p>
          </table:table-cell>
          <table:table-cell table:number-columns-repeated="2" office:value-type="float" office:value="0.9444" calcext:value-type="float">
            <text:p>0.9444</text:p>
          </table:table-cell>
          <table:table-cell table:number-columns-repeated="8" office:value-type="float" office:value="0.971958" calcext:value-type="float">
            <text:p>0.971958</text:p>
          </table:table-cell>
          <table:table-cell office:value-type="float" office:value="0.905493" calcext:value-type="float">
            <text:p>0.905493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.213201" calcext:value-type="float">
            <text:p>0.213201</text:p>
          </table:table-cell>
          <table:table-cell office:value-type="float" office:value="0.585083" calcext:value-type="float">
            <text:p>0.585083</text:p>
          </table:table-cell>
          <table:table-cell table:number-columns-repeated="2" office:value-type="float" office:value="0.9444" calcext:value-type="float">
            <text:p>0.9444</text:p>
          </table:table-cell>
          <table:table-cell office:value-type="float" office:value="0.967824" calcext:value-type="float">
            <text:p>0.967824</text:p>
          </table:table-cell>
          <table:table-cell table:number-columns-repeated="7" office:value-type="float" office:value="0.971958" calcext:value-type="float">
            <text:p>0.971958</text:p>
          </table:table-cell>
          <table:table-cell office:value-type="float" office:value="0.927345" calcext:value-type="float">
            <text:p>0.927345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-1" calcext:value-type="float">
            <text:p>-1</text:p>
          </table:table-cell>
          <table:table-cell office:value-type="float" office:value="0.399215" calcext:value-type="float">
            <text:p>0.399215</text:p>
          </table:table-cell>
          <table:table-cell office:value-type="float" office:value="0.840524" calcext:value-type="float">
            <text:p>0.840524</text:p>
          </table:table-cell>
          <table:table-cell office:value-type="float" office:value="0.9444" calcext:value-type="float">
            <text:p>0.9444</text:p>
          </table:table-cell>
          <table:table-cell office:value-type="float" office:value="0.962313" calcext:value-type="float">
            <text:p>0.962313</text:p>
          </table:table-cell>
          <table:table-cell table:number-columns-repeated="7" office:value-type="float" office:value="0.971958" calcext:value-type="float">
            <text:p>0.971958</text:p>
          </table:table-cell>
          <table:table-cell office:value-type="float" office:value="0.89782" calcext:value-type="float">
            <text:p>0.89782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-1" calcext:value-type="float">
            <text:p>-1</text:p>
          </table:table-cell>
          <table:table-cell office:value-type="float" office:value="0.489793" calcext:value-type="float">
            <text:p>0.489793</text:p>
          </table:table-cell>
          <table:table-cell office:value-type="float" office:value="0.823126" calcext:value-type="float">
            <text:p>0.823126</text:p>
          </table:table-cell>
          <table:table-cell office:value-type="float" office:value="0.9444" calcext:value-type="float">
            <text:p>0.9444</text:p>
          </table:table-cell>
          <table:table-cell office:value-type="float" office:value="0.951972" calcext:value-type="float">
            <text:p>0.951972</text:p>
          </table:table-cell>
          <table:table-cell table:number-columns-repeated="7" office:value-type="float" office:value="0.971958" calcext:value-type="float">
            <text:p>0.971958</text:p>
          </table:table-cell>
          <table:table-cell office:value-type="float" office:value="0.904104" calcext:value-type="float">
            <text:p>0.904104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-1" calcext:value-type="float">
            <text:p>-1</text:p>
          </table:table-cell>
          <table:table-cell office:value-type="float" office:value="0.474359" calcext:value-type="float">
            <text:p>0.474359</text:p>
          </table:table-cell>
          <table:table-cell office:value-type="float" office:value="0.903309" calcext:value-type="float">
            <text:p>0.903309</text:p>
          </table:table-cell>
          <table:table-cell office:value-type="float" office:value="0.9444" calcext:value-type="float">
            <text:p>0.9444</text:p>
          </table:table-cell>
          <table:table-cell office:value-type="float" office:value="0.947156" calcext:value-type="float">
            <text:p>0.947156</text:p>
          </table:table-cell>
          <table:table-cell table:number-columns-repeated="7" office:value-type="float" office:value="0.971958" calcext:value-type="float">
            <text:p>0.971958</text:p>
          </table:table-cell>
          <table:table-cell office:value-type="float" office:value="0.910097" calcext:value-type="float">
            <text:p>0.910097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-1" calcext:value-type="float">
            <text:p>-1</text:p>
          </table:table-cell>
          <table:table-cell office:value-type="float" office:value="0.52503" calcext:value-type="float">
            <text:p>0.52503</text:p>
          </table:table-cell>
          <table:table-cell table:number-columns-repeated="2" office:value-type="float" office:value="0.9444" calcext:value-type="float">
            <text:p>0.9444</text:p>
          </table:table-cell>
          <table:table-cell office:value-type="float" office:value="0.956801" calcext:value-type="float">
            <text:p>0.956801</text:p>
          </table:table-cell>
          <table:table-cell table:number-columns-repeated="7" office:value-type="float" office:value="0.971958" calcext:value-type="float">
            <text:p>0.971958</text:p>
          </table:table-cell>
          <table:table-cell office:value-type="float" office:value="0.920238" calcext:value-type="float">
            <text:p>0.920238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-1" calcext:value-type="float">
            <text:p>-1</text:p>
          </table:table-cell>
          <table:table-cell office:value-type="float" office:value="0.607132" calcext:value-type="float">
            <text:p>0.607132</text:p>
          </table:table-cell>
          <table:table-cell table:number-columns-repeated="2" office:value-type="float" office:value="0.9444" calcext:value-type="float">
            <text:p>0.9444</text:p>
          </table:table-cell>
          <table:table-cell office:value-type="float" office:value="0.96369" calcext:value-type="float">
            <text:p>0.96369</text:p>
          </table:table-cell>
          <table:table-cell table:number-columns-repeated="7" office:value-type="float" office:value="0.971958" calcext:value-type="float">
            <text:p>0.971958</text:p>
          </table:table-cell>
          <table:table-cell office:value-type="float" office:value="0.929137" calcext:value-type="float">
            <text:p>0.929137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-1" calcext:value-type="float">
            <text:p>-1</text:p>
          </table:table-cell>
          <table:table-cell office:value-type="float" office:value="0.605002" calcext:value-type="float">
            <text:p>0.605002</text:p>
          </table:table-cell>
          <table:table-cell table:number-columns-repeated="2" office:value-type="float" office:value="0.9444" calcext:value-type="float">
            <text:p>0.9444</text:p>
          </table:table-cell>
          <table:table-cell office:value-type="float" office:value="0.966446" calcext:value-type="float">
            <text:p>0.966446</text:p>
          </table:table-cell>
          <table:table-cell table:number-columns-repeated="7" office:value-type="float" office:value="0.971958" calcext:value-type="float">
            <text:p>0.971958</text:p>
          </table:table-cell>
          <table:table-cell office:value-type="float" office:value="0.929199" calcext:value-type="float">
            <text:p>0.929199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-1" calcext:value-type="float">
            <text:p>-1</text:p>
          </table:table-cell>
          <table:table-cell office:value-type="float" office:value="0.613613" calcext:value-type="float">
            <text:p>0.613613</text:p>
          </table:table-cell>
          <table:table-cell table:number-columns-repeated="2" office:value-type="float" office:value="0.9444" calcext:value-type="float">
            <text:p>0.9444</text:p>
          </table:table-cell>
          <table:table-cell office:value-type="float" office:value="0.966446" calcext:value-type="float">
            <text:p>0.966446</text:p>
          </table:table-cell>
          <table:table-cell table:number-columns-repeated="7" office:value-type="float" office:value="0.971958" calcext:value-type="float">
            <text:p>0.971958</text:p>
          </table:table-cell>
          <table:table-cell office:value-type="float" office:value="0.930061" calcext:value-type="float">
            <text:p>0.930061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.43391" calcext:value-type="float">
            <text:p>0.43391</text:p>
          </table:table-cell>
          <table:table-cell office:value-type="float" office:value="0.64311" calcext:value-type="float">
            <text:p>0.64311</text:p>
          </table:table-cell>
          <table:table-cell table:number-columns-repeated="2" office:value-type="float" office:value="0.9444" calcext:value-type="float">
            <text:p>0.9444</text:p>
          </table:table-cell>
          <table:table-cell office:value-type="float" office:value="0.95129" calcext:value-type="float">
            <text:p>0.95129</text:p>
          </table:table-cell>
          <table:table-cell table:number-columns-repeated="7" office:value-type="float" office:value="0.971958" calcext:value-type="float">
            <text:p>0.971958</text:p>
          </table:table-cell>
          <table:table-cell office:value-type="float" office:value="0.931495" calcext:value-type="float">
            <text:p>0.931495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-1" calcext:value-type="float">
            <text:p>-1</text:p>
          </table:table-cell>
          <table:table-cell office:value-type="float" office:value="0.528582" calcext:value-type="float">
            <text:p>0.528582</text:p>
          </table:table-cell>
          <table:table-cell office:value-type="float" office:value="0.932679" calcext:value-type="float">
            <text:p>0.932679</text:p>
          </table:table-cell>
          <table:table-cell office:value-type="float" office:value="0.9444" calcext:value-type="float">
            <text:p>0.9444</text:p>
          </table:table-cell>
          <table:table-cell office:value-type="float" office:value="0.962313" calcext:value-type="float">
            <text:p>0.962313</text:p>
          </table:table-cell>
          <table:table-cell table:number-columns-repeated="7" office:value-type="float" office:value="0.971958" calcext:value-type="float">
            <text:p>0.971958</text:p>
          </table:table-cell>
          <table:table-cell office:value-type="float" office:value="0.919972" calcext:value-type="float">
            <text:p>0.919972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-1" calcext:value-type="float">
            <text:p>-1</text:p>
          </table:table-cell>
          <table:table-cell office:value-type="float" office:value="0.518404" calcext:value-type="float">
            <text:p>0.518404</text:p>
          </table:table-cell>
          <table:table-cell office:value-type="float" office:value="0.85722" calcext:value-type="float">
            <text:p>0.85722</text:p>
          </table:table-cell>
          <table:table-cell office:value-type="float" office:value="0.9444" calcext:value-type="float">
            <text:p>0.9444</text:p>
          </table:table-cell>
          <table:table-cell office:value-type="float" office:value="0.949912" calcext:value-type="float">
            <text:p>0.949912</text:p>
          </table:table-cell>
          <table:table-cell table:number-columns-repeated="7" office:value-type="float" office:value="0.971958" calcext:value-type="float">
            <text:p>0.971958</text:p>
          </table:table-cell>
          <table:table-cell office:value-type="float" office:value="0.910168" calcext:value-type="float">
            <text:p>0.910168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569756" calcext:value-type="float">
            <text:p>0.569756</text:p>
          </table:table-cell>
          <table:table-cell office:value-type="float" office:value="0.612356" calcext:value-type="float">
            <text:p>0.612356</text:p>
          </table:table-cell>
          <table:table-cell office:value-type="float" office:value="0.824904" calcext:value-type="float">
            <text:p>0.824904</text:p>
          </table:table-cell>
          <table:table-cell office:value-type="float" office:value="0.9444" calcext:value-type="float">
            <text:p>0.9444</text:p>
          </table:table-cell>
          <table:table-cell office:value-type="float" office:value="0.965068" calcext:value-type="float">
            <text:p>0.965068</text:p>
          </table:table-cell>
          <table:table-cell table:number-columns-repeated="7" office:value-type="float" office:value="0.971958" calcext:value-type="float">
            <text:p>0.971958</text:p>
          </table:table-cell>
          <table:table-cell office:value-type="float" office:value="0.917848" calcext:value-type="float">
            <text:p>0.917848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-1" calcext:value-type="float">
            <text:p>-1</text:p>
          </table:table-cell>
          <table:table-cell office:value-type="float" office:value="0.405886" calcext:value-type="float">
            <text:p>0.405886</text:p>
          </table:table-cell>
          <table:table-cell office:value-type="float" office:value="0.676053" calcext:value-type="float">
            <text:p>0.676053</text:p>
          </table:table-cell>
          <table:table-cell office:value-type="float" office:value="0.933046" calcext:value-type="float">
            <text:p>0.933046</text:p>
          </table:table-cell>
          <table:table-cell office:value-type="float" office:value="0.952667" calcext:value-type="float">
            <text:p>0.952667</text:p>
          </table:table-cell>
          <table:table-cell table:number-columns-repeated="7" office:value-type="float" office:value="0.971958" calcext:value-type="float">
            <text:p>0.971958</text:p>
          </table:table-cell>
          <table:table-cell office:value-type="float" office:value="0.87994" calcext:value-type="float">
            <text:p>0.87994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.378076" calcext:value-type="float">
            <text:p>0.378076</text:p>
          </table:table-cell>
          <table:table-cell office:value-type="float" office:value="0.57685" calcext:value-type="float">
            <text:p>0.57685</text:p>
          </table:table-cell>
          <table:table-cell office:value-type="float" office:value="0.721707" calcext:value-type="float">
            <text:p>0.721707</text:p>
          </table:table-cell>
          <table:table-cell office:value-type="float" office:value="0.9444" calcext:value-type="float">
            <text:p>0.9444</text:p>
          </table:table-cell>
          <table:table-cell table:number-columns-repeated="8" office:value-type="float" office:value="0.971958" calcext:value-type="float">
            <text:p>0.971958</text:p>
          </table:table-cell>
          <table:table-cell office:value-type="float" office:value="0.904666" calcext:value-type="float">
            <text:p>0.904666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.378076" calcext:value-type="float">
            <text:p>0.378076</text:p>
          </table:table-cell>
          <table:table-cell office:value-type="float" office:value="0.563373" calcext:value-type="float">
            <text:p>0.563373</text:p>
          </table:table-cell>
          <table:table-cell office:value-type="float" office:value="0.69419" calcext:value-type="float">
            <text:p>0.69419</text:p>
          </table:table-cell>
          <table:table-cell office:value-type="float" office:value="0.954045" calcext:value-type="float">
            <text:p>0.954045</text:p>
          </table:table-cell>
          <table:table-cell table:number-columns-repeated="8" office:value-type="float" office:value="0.971958" calcext:value-type="float">
            <text:p>0.971958</text:p>
          </table:table-cell>
          <table:table-cell office:value-type="float" office:value="0.901531" calcext:value-type="float">
            <text:p>0.901531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-1" calcext:value-type="float">
            <text:p>-1</text:p>
          </table:table-cell>
          <table:table-cell office:value-type="float" office:value="0.520837" calcext:value-type="float">
            <text:p>0.520837</text:p>
          </table:table-cell>
          <table:table-cell office:value-type="float" office:value="0.683726" calcext:value-type="float">
            <text:p>0.683726</text:p>
          </table:table-cell>
          <table:table-cell office:value-type="float" office:value="0.956801" calcext:value-type="float">
            <text:p>0.956801</text:p>
          </table:table-cell>
          <table:table-cell table:number-columns-repeated="8" office:value-type="float" office:value="0.971958" calcext:value-type="float">
            <text:p>0.971958</text:p>
          </table:table-cell>
          <table:table-cell office:value-type="float" office:value="0.896507" calcext:value-type="float">
            <text:p>0.896507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416667" calcext:value-type="float">
            <text:p>0.416667</text:p>
          </table:table-cell>
          <table:table-cell office:value-type="float" office:value="0.590587" calcext:value-type="float">
            <text:p>0.590587</text:p>
          </table:table-cell>
          <table:table-cell office:value-type="float" office:value="0.665709" calcext:value-type="float">
            <text:p>0.665709</text:p>
          </table:table-cell>
          <table:table-cell office:value-type="float" office:value="0.794293" calcext:value-type="float">
            <text:p>0.794293</text:p>
          </table:table-cell>
          <table:table-cell office:value-type="float" office:value="0.966446" calcext:value-type="float">
            <text:p>0.966446</text:p>
          </table:table-cell>
          <table:table-cell table:number-columns-repeated="7" office:value-type="float" office:value="0.971958" calcext:value-type="float">
            <text:p>0.971958</text:p>
          </table:table-cell>
          <table:table-cell office:value-type="float" office:value="0.884878" calcext:value-type="float">
            <text:p>0.884878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.213201" calcext:value-type="float">
            <text:p>0.213201</text:p>
          </table:table-cell>
          <table:table-cell office:value-type="float" office:value="0.581187" calcext:value-type="float">
            <text:p>0.581187</text:p>
          </table:table-cell>
          <table:table-cell office:value-type="float" office:value="0.65275" calcext:value-type="float">
            <text:p>0.65275</text:p>
          </table:table-cell>
          <table:table-cell office:value-type="float" office:value="0.742983" calcext:value-type="float">
            <text:p>0.742983</text:p>
          </table:table-cell>
          <table:table-cell office:value-type="float" office:value="0.960935" calcext:value-type="float">
            <text:p>0.960935</text:p>
          </table:table-cell>
          <table:table-cell table:number-columns-repeated="7" office:value-type="float" office:value="0.971958" calcext:value-type="float">
            <text:p>0.971958</text:p>
          </table:table-cell>
          <table:table-cell office:value-type="float" office:value="0.87696" calcext:value-type="float">
            <text:p>0.87696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.213201" calcext:value-type="float">
            <text:p>0.213201</text:p>
          </table:table-cell>
          <table:table-cell office:value-type="float" office:value="0.597349" calcext:value-type="float">
            <text:p>0.597349</text:p>
          </table:table-cell>
          <table:table-cell office:value-type="float" office:value="0.662809" calcext:value-type="float">
            <text:p>0.662809</text:p>
          </table:table-cell>
          <table:table-cell office:value-type="float" office:value="0.803884" calcext:value-type="float">
            <text:p>0.803884</text:p>
          </table:table-cell>
          <table:table-cell office:value-type="float" office:value="0.965068" calcext:value-type="float">
            <text:p>0.965068</text:p>
          </table:table-cell>
          <table:table-cell table:number-columns-repeated="7" office:value-type="float" office:value="0.971958" calcext:value-type="float">
            <text:p>0.971958</text:p>
          </table:table-cell>
          <table:table-cell office:value-type="float" office:value="0.886086" calcext:value-type="float">
            <text:p>0.886086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-1" calcext:value-type="float">
            <text:p>-1</text:p>
          </table:table-cell>
          <table:table-cell office:value-type="float" office:value="0.513261" calcext:value-type="float">
            <text:p>0.513261</text:p>
          </table:table-cell>
          <table:table-cell office:value-type="float" office:value="0.656346" calcext:value-type="float">
            <text:p>0.656346</text:p>
          </table:table-cell>
          <table:table-cell office:value-type="float" office:value="0.828058" calcext:value-type="float">
            <text:p>0.828058</text:p>
          </table:table-cell>
          <table:table-cell table:number-columns-repeated="8" office:value-type="float" office:value="0.971958" calcext:value-type="float">
            <text:p>0.971958</text:p>
          </table:table-cell>
          <table:table-cell office:value-type="float" office:value="0.880137" calcext:value-type="float">
            <text:p>0.880137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-1" calcext:value-type="float">
            <text:p>-1</text:p>
          </table:table-cell>
          <table:table-cell office:value-type="float" office:value="0.493761" calcext:value-type="float">
            <text:p>0.493761</text:p>
          </table:table-cell>
          <table:table-cell office:value-type="float" office:value="0.661418" calcext:value-type="float">
            <text:p>0.661418</text:p>
          </table:table-cell>
          <table:table-cell office:value-type="float" office:value="0.924335" calcext:value-type="float">
            <text:p>0.924335</text:p>
          </table:table-cell>
          <table:table-cell table:number-columns-repeated="8" office:value-type="float" office:value="0.971958" calcext:value-type="float">
            <text:p>0.971958</text:p>
          </table:table-cell>
          <table:table-cell office:value-type="float" office:value="0.888322" calcext:value-type="float">
            <text:p>0.888322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-1" calcext:value-type="float">
            <text:p>-1</text:p>
          </table:table-cell>
          <table:table-cell office:value-type="float" office:value="0.430773" calcext:value-type="float">
            <text:p>0.430773</text:p>
          </table:table-cell>
          <table:table-cell office:value-type="float" office:value="0.646287" calcext:value-type="float">
            <text:p>0.646287</text:p>
          </table:table-cell>
          <table:table-cell office:value-type="float" office:value="0.735747" calcext:value-type="float">
            <text:p>0.735747</text:p>
          </table:table-cell>
          <table:table-cell office:value-type="float" office:value="0.956801" calcext:value-type="float">
            <text:p>0.956801</text:p>
          </table:table-cell>
          <table:table-cell table:number-columns-repeated="7" office:value-type="float" office:value="0.971958" calcext:value-type="float">
            <text:p>0.971958</text:p>
          </table:table-cell>
          <table:table-cell office:value-type="float" office:value="0.860135" calcext:value-type="float">
            <text:p>0.860135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.604287" calcext:value-type="float">
            <text:p>0.604287</text:p>
          </table:table-cell>
          <table:table-cell office:value-type="float" office:value="0.630357" calcext:value-type="float">
            <text:p>0.630357</text:p>
          </table:table-cell>
          <table:table-cell office:value-type="float" office:value="0.749027" calcext:value-type="float">
            <text:p>0.749027</text:p>
          </table:table-cell>
          <table:table-cell office:value-type="float" office:value="0.956801" calcext:value-type="float">
            <text:p>0.956801</text:p>
          </table:table-cell>
          <table:table-cell table:number-columns-repeated="8" office:value-type="float" office:value="0.971958" calcext:value-type="float">
            <text:p>0.971958</text:p>
          </table:table-cell>
          <table:table-cell office:value-type="float" office:value="0.913989" calcext:value-type="float">
            <text:p>0.913989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-1" calcext:value-type="float">
            <text:p>-1</text:p>
          </table:table-cell>
          <table:table-cell office:value-type="float" office:value="0.449185" calcext:value-type="float">
            <text:p>0.449185</text:p>
          </table:table-cell>
          <table:table-cell office:value-type="float" office:value="0.664693" calcext:value-type="float">
            <text:p>0.664693</text:p>
          </table:table-cell>
          <table:table-cell office:value-type="float" office:value="0.866635" calcext:value-type="float">
            <text:p>0.866635</text:p>
          </table:table-cell>
          <table:table-cell office:value-type="float" office:value="0.967824" calcext:value-type="float">
            <text:p>0.967824</text:p>
          </table:table-cell>
          <table:table-cell table:number-columns-repeated="7" office:value-type="float" office:value="0.971958" calcext:value-type="float">
            <text:p>0.971958</text:p>
          </table:table-cell>
          <table:table-cell office:value-type="float" office:value="0.878008" calcext:value-type="float">
            <text:p>0.878008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.604287" calcext:value-type="float">
            <text:p>0.604287</text:p>
          </table:table-cell>
          <table:table-cell office:value-type="float" office:value="0.612517" calcext:value-type="float">
            <text:p>0.612517</text:p>
          </table:table-cell>
          <table:table-cell office:value-type="float" office:value="0.657823" calcext:value-type="float">
            <text:p>0.657823</text:p>
          </table:table-cell>
          <table:table-cell office:value-type="float" office:value="0.855958" calcext:value-type="float">
            <text:p>0.855958</text:p>
          </table:table-cell>
          <table:table-cell office:value-type="float" office:value="0.965068" calcext:value-type="float">
            <text:p>0.965068</text:p>
          </table:table-cell>
          <table:table-cell table:number-columns-repeated="7" office:value-type="float" office:value="0.971958" calcext:value-type="float">
            <text:p>0.971958</text:p>
          </table:table-cell>
          <table:table-cell office:value-type="float" office:value="0.892311" calcext:value-type="float">
            <text:p>0.892311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.569756" calcext:value-type="float">
            <text:p>0.569756</text:p>
          </table:table-cell>
          <table:table-cell office:value-type="float" office:value="0.610985" calcext:value-type="float">
            <text:p>0.610985</text:p>
          </table:table-cell>
          <table:table-cell office:value-type="float" office:value="0.664223" calcext:value-type="float">
            <text:p>0.664223</text:p>
          </table:table-cell>
          <table:table-cell office:value-type="float" office:value="0.846611" calcext:value-type="float">
            <text:p>0.846611</text:p>
          </table:table-cell>
          <table:table-cell office:value-type="float" office:value="0.960935" calcext:value-type="float">
            <text:p>0.960935</text:p>
          </table:table-cell>
          <table:table-cell table:number-columns-repeated="7" office:value-type="float" office:value="0.971958" calcext:value-type="float">
            <text:p>0.971958</text:p>
          </table:table-cell>
          <table:table-cell office:value-type="float" office:value="0.89145" calcext:value-type="float">
            <text:p>0.89145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084921" calcext:value-type="float">
            <text:p>0.084921</text:p>
          </table:table-cell>
          <table:table-cell office:value-type="float" office:value="0.587957" calcext:value-type="float">
            <text:p>0.587957</text:p>
          </table:table-cell>
          <table:table-cell office:value-type="float" office:value="0.736337" calcext:value-type="float">
            <text:p>0.736337</text:p>
          </table:table-cell>
          <table:table-cell office:value-type="float" office:value="0.956801" calcext:value-type="float">
            <text:p>0.956801</text:p>
          </table:table-cell>
          <table:table-cell table:number-columns-repeated="8" office:value-type="float" office:value="0.971958" calcext:value-type="float">
            <text:p>0.971958</text:p>
          </table:table-cell>
          <table:table-cell office:value-type="float" office:value="0.90848" calcext:value-type="float">
            <text:p>0.90848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-1" calcext:value-type="float">
            <text:p>-1</text:p>
          </table:table-cell>
          <table:table-cell office:value-type="float" office:value="0.538699" calcext:value-type="float">
            <text:p>0.538699</text:p>
          </table:table-cell>
          <table:table-cell office:value-type="float" office:value="0.95675" calcext:value-type="float">
            <text:p>0.95675</text:p>
          </table:table-cell>
          <table:table-cell table:number-columns-repeated="9" office:value-type="float" office:value="0.971958" calcext:value-type="float">
            <text:p>0.971958</text:p>
          </table:table-cell>
          <table:table-cell office:value-type="float" office:value="0.927111" calcext:value-type="float">
            <text:p>0.927111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.172345" calcext:value-type="float">
            <text:p>0.172345</text:p>
          </table:table-cell>
          <table:table-cell office:value-type="float" office:value="0.692397" calcext:value-type="float">
            <text:p>0.692397</text:p>
          </table:table-cell>
          <table:table-cell office:value-type="float" office:value="0.966446" calcext:value-type="float">
            <text:p>0.966446</text:p>
          </table:table-cell>
          <table:table-cell table:number-columns-repeated="9" office:value-type="float" office:value="0.971958" calcext:value-type="float">
            <text:p>0.971958</text:p>
          </table:table-cell>
          <table:table-cell office:value-type="float" office:value="0.94345" calcext:value-type="float">
            <text:p>0.94345</text:p>
          </table:table-cell>
          <table:table-cell>
            <draw:frame draw:z-index="0" draw:style-name="gr1" draw:text-style-name="P1" svg:width="22.348cm" svg:height="12.57cm" svg:x="0.003cm" svg:y="0cm">
              <draw:object draw:notify-on-update-of-ranges="mcc.A2:mcc.A301 mcc.C1:mcc.C1 mcc.C2:mcc.C301 mcc.D1:mcc.D1 mcc.D2:mcc.D301 mcc.E1:mcc.E1 mcc.E2:mcc.E301 mcc.F1:mcc.F1 mcc.F2:mcc.F301 mcc.G1:mcc.G1 mcc.G2:mcc.G301 mcc.H1:mcc.H1 mcc.H2:mcc.H301 mcc.I1:mcc.I1 mcc.I2:mcc.I301 mcc.J1:mcc.J1 mcc.J2:mcc.J301 mcc.K1:mcc.K1 mcc.K2:mcc.K301 mcc.L1:mcc.L1 mcc.L2:mcc.L301 mcc.M1:mcc.M1 mcc.M2:mcc.M301 mcc.N1:mcc.N1 mcc.N2:mcc.N301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.569756" calcext:value-type="float">
            <text:p>0.569756</text:p>
          </table:table-cell>
          <table:table-cell office:value-type="float" office:value="0.835876" calcext:value-type="float">
            <text:p>0.835876</text:p>
          </table:table-cell>
          <table:table-cell table:number-columns-repeated="10" office:value-type="float" office:value="0.971958" calcext:value-type="float">
            <text:p>0.971958</text:p>
          </table:table-cell>
          <table:table-cell office:value-type="float" office:value="0.95835" calcext:value-type="float">
            <text:p>0.95835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-1" calcext:value-type="float">
            <text:p>-1</text:p>
          </table:table-cell>
          <table:table-cell office:value-type="float" office:value="0.60395" calcext:value-type="float">
            <text:p>0.60395</text:p>
          </table:table-cell>
          <table:table-cell table:number-columns-repeated="10" office:value-type="float" office:value="0.971958" calcext:value-type="float">
            <text:p>0.971958</text:p>
          </table:table-cell>
          <table:table-cell office:value-type="float" office:value="0.935157" calcext:value-type="float">
            <text:p>0.935157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569756" calcext:value-type="float">
            <text:p>0.569756</text:p>
          </table:table-cell>
          <table:table-cell office:value-type="float" office:value="0.815223" calcext:value-type="float">
            <text:p>0.815223</text:p>
          </table:table-cell>
          <table:table-cell table:number-columns-repeated="10" office:value-type="float" office:value="0.971958" calcext:value-type="float">
            <text:p>0.971958</text:p>
          </table:table-cell>
          <table:table-cell office:value-type="float" office:value="0.956284" calcext:value-type="float">
            <text:p>0.956284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-1" calcext:value-type="float">
            <text:p>-1</text:p>
          </table:table-cell>
          <table:table-cell office:value-type="float" office:value="0.608663" calcext:value-type="float">
            <text:p>0.608663</text:p>
          </table:table-cell>
          <table:table-cell office:value-type="float" office:value="0.967824" calcext:value-type="float">
            <text:p>0.967824</text:p>
          </table:table-cell>
          <table:table-cell table:number-columns-repeated="9" office:value-type="float" office:value="0.971958" calcext:value-type="float">
            <text:p>0.971958</text:p>
          </table:table-cell>
          <table:table-cell office:value-type="float" office:value="0.935215" calcext:value-type="float">
            <text:p>0.935215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-1" calcext:value-type="float">
            <text:p>-1</text:p>
          </table:table-cell>
          <table:table-cell office:value-type="float" office:value="0.570367" calcext:value-type="float">
            <text:p>0.570367</text:p>
          </table:table-cell>
          <table:table-cell office:value-type="float" office:value="0.94713" calcext:value-type="float">
            <text:p>0.94713</text:p>
          </table:table-cell>
          <table:table-cell table:number-columns-repeated="9" office:value-type="float" office:value="0.971958" calcext:value-type="float">
            <text:p>0.971958</text:p>
          </table:table-cell>
          <table:table-cell office:value-type="float" office:value="0.929316" calcext:value-type="float">
            <text:p>0.929316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-1" calcext:value-type="float">
            <text:p>-1</text:p>
          </table:table-cell>
          <table:table-cell office:value-type="float" office:value="0.599771" calcext:value-type="float">
            <text:p>0.599771</text:p>
          </table:table-cell>
          <table:table-cell office:value-type="float" office:value="0.945804" calcext:value-type="float">
            <text:p>0.945804</text:p>
          </table:table-cell>
          <table:table-cell table:number-columns-repeated="9" office:value-type="float" office:value="0.971958" calcext:value-type="float">
            <text:p>0.971958</text:p>
          </table:table-cell>
          <table:table-cell office:value-type="float" office:value="0.932124" calcext:value-type="float">
            <text:p>0.932124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.325543" calcext:value-type="float">
            <text:p>0.325543</text:p>
          </table:table-cell>
          <table:table-cell office:value-type="float" office:value="0.787545" calcext:value-type="float">
            <text:p>0.787545</text:p>
          </table:table-cell>
          <table:table-cell office:value-type="float" office:value="0.949938" calcext:value-type="float">
            <text:p>0.949938</text:p>
          </table:table-cell>
          <table:table-cell table:number-columns-repeated="9" office:value-type="float" office:value="0.971958" calcext:value-type="float">
            <text:p>0.971958</text:p>
          </table:table-cell>
          <table:table-cell office:value-type="float" office:value="0.951314" calcext:value-type="float">
            <text:p>0.951314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-1" calcext:value-type="float">
            <text:p>-1</text:p>
          </table:table-cell>
          <table:table-cell office:value-type="float" office:value="0.671325" calcext:value-type="float">
            <text:p>0.671325</text:p>
          </table:table-cell>
          <table:table-cell office:value-type="float" office:value="0.948585" calcext:value-type="float">
            <text:p>0.948585</text:p>
          </table:table-cell>
          <table:table-cell table:number-columns-repeated="9" office:value-type="float" office:value="0.971958" calcext:value-type="float">
            <text:p>0.971958</text:p>
          </table:table-cell>
          <table:table-cell office:value-type="float" office:value="0.939557" calcext:value-type="float">
            <text:p>0.939557</text:p>
          </table:table-cell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-1" calcext:value-type="float">
            <text:p>-1</text:p>
          </table:table-cell>
          <table:table-cell office:value-type="float" office:value="0.662167" calcext:value-type="float">
            <text:p>0.662167</text:p>
          </table:table-cell>
          <table:table-cell office:value-type="float" office:value="0.946422" calcext:value-type="float">
            <text:p>0.946422</text:p>
          </table:table-cell>
          <table:table-cell table:number-columns-repeated="9" office:value-type="float" office:value="0.971958" calcext:value-type="float">
            <text:p>0.971958</text:p>
          </table:table-cell>
          <table:table-cell office:value-type="float" office:value="0.938425" calcext:value-type="float">
            <text:p>0.938425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-1" calcext:value-type="float">
            <text:p>-1</text:p>
          </table:table-cell>
          <table:table-cell office:value-type="float" office:value="0.61308" calcext:value-type="float">
            <text:p>0.61308</text:p>
          </table:table-cell>
          <table:table-cell office:value-type="float" office:value="0.9444" calcext:value-type="float">
            <text:p>0.9444</text:p>
          </table:table-cell>
          <table:table-cell office:value-type="float" office:value="0.962995" calcext:value-type="float">
            <text:p>0.962995</text:p>
          </table:table-cell>
          <table:table-cell table:number-columns-repeated="8" office:value-type="float" office:value="0.971958" calcext:value-type="float">
            <text:p>0.971958</text:p>
          </table:table-cell>
          <table:table-cell office:value-type="float" office:value="0.932418" calcext:value-type="float">
            <text:p>0.932418</text:p>
          </table:table-cell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.418773" calcext:value-type="float">
            <text:p>0.418773</text:p>
          </table:table-cell>
          <table:table-cell office:value-type="float" office:value="0.711648" calcext:value-type="float">
            <text:p>0.711648</text:p>
          </table:table-cell>
          <table:table-cell office:value-type="float" office:value="0.9444" calcext:value-type="float">
            <text:p>0.9444</text:p>
          </table:table-cell>
          <table:table-cell office:value-type="float" office:value="0.961578" calcext:value-type="float">
            <text:p>0.961578</text:p>
          </table:table-cell>
          <table:table-cell table:number-columns-repeated="8" office:value-type="float" office:value="0.971958" calcext:value-type="float">
            <text:p>0.971958</text:p>
          </table:table-cell>
          <table:table-cell office:value-type="float" office:value="0.942133" calcext:value-type="float">
            <text:p>0.942133</text:p>
          </table:table-cell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-1" calcext:value-type="float">
            <text:p>-1</text:p>
          </table:table-cell>
          <table:table-cell office:value-type="float" office:value="0.583407" calcext:value-type="float">
            <text:p>0.583407</text:p>
          </table:table-cell>
          <table:table-cell office:value-type="float" office:value="0.921059" calcext:value-type="float">
            <text:p>0.921059</text:p>
          </table:table-cell>
          <table:table-cell office:value-type="float" office:value="0.961578" calcext:value-type="float">
            <text:p>0.961578</text:p>
          </table:table-cell>
          <table:table-cell table:number-columns-repeated="8" office:value-type="float" office:value="0.971958" calcext:value-type="float">
            <text:p>0.971958</text:p>
          </table:table-cell>
          <table:table-cell office:value-type="float" office:value="0.926975" calcext:value-type="float">
            <text:p>0.926975</text:p>
          </table:table-cell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578006" calcext:value-type="float">
            <text:p>0.578006</text:p>
          </table:table-cell>
          <table:table-cell office:value-type="float" office:value="0.643312" calcext:value-type="float">
            <text:p>0.643312</text:p>
          </table:table-cell>
          <table:table-cell office:value-type="float" office:value="0.876049" calcext:value-type="float">
            <text:p>0.876049</text:p>
          </table:table-cell>
          <table:table-cell office:value-type="float" office:value="0.966446" calcext:value-type="float">
            <text:p>0.966446</text:p>
          </table:table-cell>
          <table:table-cell table:number-columns-repeated="8" office:value-type="float" office:value="0.971958" calcext:value-type="float">
            <text:p>0.971958</text:p>
          </table:table-cell>
          <table:table-cell office:value-type="float" office:value="0.928951" calcext:value-type="float">
            <text:p>0.928951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-1" calcext:value-type="float">
            <text:p>-1</text:p>
          </table:table-cell>
          <table:table-cell office:value-type="float" office:value="0.51366" calcext:value-type="float">
            <text:p>0.51366</text:p>
          </table:table-cell>
          <table:table-cell office:value-type="float" office:value="0.916521" calcext:value-type="float">
            <text:p>0.916521</text:p>
          </table:table-cell>
          <table:table-cell table:number-columns-repeated="9" office:value-type="float" office:value="0.971958" calcext:value-type="float">
            <text:p>0.971958</text:p>
          </table:table-cell>
          <table:table-cell office:value-type="float" office:value="0.920584" calcext:value-type="float">
            <text:p>0.920584</text:p>
          </table:table-cell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-1" calcext:value-type="float">
            <text:p>-1</text:p>
          </table:table-cell>
          <table:table-cell office:value-type="float" office:value="0.646794" calcext:value-type="float">
            <text:p>0.646794</text:p>
          </table:table-cell>
          <table:table-cell office:value-type="float" office:value="0.954045" calcext:value-type="float">
            <text:p>0.954045</text:p>
          </table:table-cell>
          <table:table-cell table:number-columns-repeated="9" office:value-type="float" office:value="0.971958" calcext:value-type="float">
            <text:p>0.971958</text:p>
          </table:table-cell>
          <table:table-cell office:value-type="float" office:value="0.93765" calcext:value-type="float">
            <text:p>0.93765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612372" calcext:value-type="float">
            <text:p>0.612372</text:p>
          </table:table-cell>
          <table:table-cell office:value-type="float" office:value="0.813309" calcext:value-type="float">
            <text:p>0.813309</text:p>
          </table:table-cell>
          <table:table-cell office:value-type="float" office:value="0.954045" calcext:value-type="float">
            <text:p>0.954045</text:p>
          </table:table-cell>
          <table:table-cell table:number-columns-repeated="9" office:value-type="float" office:value="0.971958" calcext:value-type="float">
            <text:p>0.971958</text:p>
          </table:table-cell>
          <table:table-cell office:value-type="float" office:value="0.954302" calcext:value-type="float">
            <text:p>0.954302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.569756" calcext:value-type="float">
            <text:p>0.569756</text:p>
          </table:table-cell>
          <table:table-cell office:value-type="float" office:value="0.751244" calcext:value-type="float">
            <text:p>0.751244</text:p>
          </table:table-cell>
          <table:table-cell office:value-type="float" office:value="0.9444" calcext:value-type="float">
            <text:p>0.9444</text:p>
          </table:table-cell>
          <table:table-cell office:value-type="float" office:value="0.97058" calcext:value-type="float">
            <text:p>0.97058</text:p>
          </table:table-cell>
          <table:table-cell table:number-columns-repeated="8" office:value-type="float" office:value="0.971958" calcext:value-type="float">
            <text:p>0.971958</text:p>
          </table:table-cell>
          <table:table-cell office:value-type="float" office:value="0.946993" calcext:value-type="float">
            <text:p>0.946993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193649" calcext:value-type="float">
            <text:p>0.193649</text:p>
          </table:table-cell>
          <table:table-cell office:value-type="float" office:value="0.839343" calcext:value-type="float">
            <text:p>0.839343</text:p>
          </table:table-cell>
          <table:table-cell office:value-type="float" office:value="0.955423" calcext:value-type="float">
            <text:p>0.955423</text:p>
          </table:table-cell>
          <table:table-cell table:number-columns-repeated="9" office:value-type="float" office:value="0.971958" calcext:value-type="float">
            <text:p>0.971958</text:p>
          </table:table-cell>
          <table:table-cell office:value-type="float" office:value="0.957043" calcext:value-type="float">
            <text:p>0.957043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193649" calcext:value-type="float">
            <text:p>0.193649</text:p>
          </table:table-cell>
          <table:table-cell office:value-type="float" office:value="0.839047" calcext:value-type="float">
            <text:p>0.839047</text:p>
          </table:table-cell>
          <table:table-cell office:value-type="float" office:value="0.964412" calcext:value-type="float">
            <text:p>0.964412</text:p>
          </table:table-cell>
          <table:table-cell table:number-columns-repeated="9" office:value-type="float" office:value="0.971958" calcext:value-type="float">
            <text:p>0.971958</text:p>
          </table:table-cell>
          <table:table-cell office:value-type="float" office:value="0.957912" calcext:value-type="float">
            <text:p>0.957912</text:p>
          </table:table-cell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.612372" calcext:value-type="float">
            <text:p>0.612372</text:p>
          </table:table-cell>
          <table:table-cell office:value-type="float" office:value="0.89067" calcext:value-type="float">
            <text:p>0.89067</text:p>
          </table:table-cell>
          <table:table-cell table:number-columns-repeated="10" office:value-type="float" office:value="0.971958" calcext:value-type="float">
            <text:p>0.971958</text:p>
          </table:table-cell>
          <table:table-cell office:value-type="float" office:value="0.963829" calcext:value-type="float">
            <text:p>0.963829</text:p>
          </table:table-cell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.418773" calcext:value-type="float">
            <text:p>0.418773</text:p>
          </table:table-cell>
          <table:table-cell office:value-type="float" office:value="0.722132" calcext:value-type="float">
            <text:p>0.722132</text:p>
          </table:table-cell>
          <table:table-cell office:value-type="float" office:value="0.958875" calcext:value-type="float">
            <text:p>0.958875</text:p>
          </table:table-cell>
          <table:table-cell table:number-columns-repeated="9" office:value-type="float" office:value="0.971958" calcext:value-type="float">
            <text:p>0.971958</text:p>
          </table:table-cell>
          <table:table-cell office:value-type="float" office:value="0.945667" calcext:value-type="float">
            <text:p>0.945667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.418773" calcext:value-type="float">
            <text:p>0.418773</text:p>
          </table:table-cell>
          <table:table-cell office:value-type="float" office:value="0.727765" calcext:value-type="float">
            <text:p>0.727765</text:p>
          </table:table-cell>
          <table:table-cell office:value-type="float" office:value="0.962313" calcext:value-type="float">
            <text:p>0.962313</text:p>
          </table:table-cell>
          <table:table-cell table:number-columns-repeated="9" office:value-type="float" office:value="0.971958" calcext:value-type="float">
            <text:p>0.971958</text:p>
          </table:table-cell>
          <table:table-cell office:value-type="float" office:value="0.946574" calcext:value-type="float">
            <text:p>0.946574</text:p>
          </table:table-cell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-1" calcext:value-type="float">
            <text:p>-1</text:p>
          </table:table-cell>
          <table:table-cell office:value-type="float" office:value="0.65788" calcext:value-type="float">
            <text:p>0.65788</text:p>
          </table:table-cell>
          <table:table-cell office:value-type="float" office:value="0.966446" calcext:value-type="float">
            <text:p>0.966446</text:p>
          </table:table-cell>
          <table:table-cell table:number-columns-repeated="9" office:value-type="float" office:value="0.971958" calcext:value-type="float">
            <text:p>0.971958</text:p>
          </table:table-cell>
          <table:table-cell office:value-type="float" office:value="0.939999" calcext:value-type="float">
            <text:p>0.939999</text:p>
          </table:table-cell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.569756" calcext:value-type="float">
            <text:p>0.569756</text:p>
          </table:table-cell>
          <table:table-cell office:value-type="float" office:value="0.858723" calcext:value-type="float">
            <text:p>0.858723</text:p>
          </table:table-cell>
          <table:table-cell table:number-columns-repeated="10" office:value-type="float" office:value="0.971958" calcext:value-type="float">
            <text:p>0.971958</text:p>
          </table:table-cell>
          <table:table-cell office:value-type="float" office:value="0.960634" calcext:value-type="float">
            <text:p>0.960634</text:p>
          </table:table-cell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-1" calcext:value-type="float">
            <text:p>-1</text:p>
          </table:table-cell>
          <table:table-cell office:value-type="float" office:value="0.726083" calcext:value-type="float">
            <text:p>0.726083</text:p>
          </table:table-cell>
          <table:table-cell table:number-columns-repeated="10" office:value-type="float" office:value="0.971958" calcext:value-type="float">
            <text:p>0.971958</text:p>
          </table:table-cell>
          <table:table-cell office:value-type="float" office:value="0.94737" calcext:value-type="float">
            <text:p>0.94737</text:p>
          </table:table-cell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.569756" calcext:value-type="float">
            <text:p>0.569756</text:p>
          </table:table-cell>
          <table:table-cell office:value-type="float" office:value="0.825593" calcext:value-type="float">
            <text:p>0.825593</text:p>
          </table:table-cell>
          <table:table-cell table:number-columns-repeated="10" office:value-type="float" office:value="0.971958" calcext:value-type="float">
            <text:p>0.971958</text:p>
          </table:table-cell>
          <table:table-cell office:value-type="float" office:value="0.957321" calcext:value-type="float">
            <text:p>0.957321</text:p>
          </table:table-cell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0.193649" calcext:value-type="float">
            <text:p>0.193649</text:p>
          </table:table-cell>
          <table:table-cell office:value-type="float" office:value="0.754549" calcext:value-type="float">
            <text:p>0.754549</text:p>
          </table:table-cell>
          <table:table-cell table:number-columns-repeated="10" office:value-type="float" office:value="0.971958" calcext:value-type="float">
            <text:p>0.971958</text:p>
          </table:table-cell>
          <table:table-cell office:value-type="float" office:value="0.950217" calcext:value-type="float">
            <text:p>0.95021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1-18T15:42:49.680006499</dc:date>
    <meta:editing-duration>PT2M35S</meta:editing-duration>
    <meta:editing-cycles>1</meta:editing-cycles>
    <meta:document-statistic meta:table-count="1" meta:cell-count="4214" meta:object-count="1"/>
    <meta:generator>LibreOffice/7.6.2.1$MacOSX_AARCH64 LibreOffice_project/56f7684011345957bbf33a7ee678afaf4d2ba333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2.349cm" svg:height="12.571cm" xlink:href=".." xlink:type="simple" chart:class="chart:line" chart:style-name="ch1">
        <chart:legend chart:legend-position="end" svg:x="19.405cm" svg:y="3.229cm" style:legend-expansion="high" chart:style-name="ch2"/>
        <chart:plot-area chart:style-name="ch3" table:cell-range-address="mcc.A2:mcc.A301 mcc.C1:mcc.N301" chart:data-source-has-labels="both" svg:x="1.427cm" svg:y="0.251cm" svg:width="17.532cm" svg:height="11.118cm">
          <chart:coordinate-region svg:x="2.298cm" svg:y="0.453cm" svg:width="16.631cm" svg:height="10.716cm"/>
          <chart:axis chart:dimension="x" chart:name="primary-x" chart:style-name="ch4" chartooo:axis-type="auto">
            <chartooo:date-scale/>
            <chart:title svg:x="9.386cm" svg:y="11.62cm" chart:style-name="ch5">
              <text:p>generacija</text:p>
            </chart:title>
            <chart:categories table:cell-range-address="mcc.A2:mcc.A301"/>
          </chart:axis>
          <chart:axis chart:dimension="y" chart:name="primary-y" chart:style-name="ch4">
            <chart:title svg:x="0.451cm" svg:y="6.237cm" chart:style-name="ch6">
              <text:p>MCC</text:p>
            </chart:title>
            <chart:grid chart:style-name="ch7" chart:class="major"/>
          </chart:axis>
          <chart:series chart:style-name="ch8" chart:values-cell-range-address="mcc.C2:mcc.C301" chart:label-cell-address="mcc.C1:mcc.C1" chart:class="chart:line">
            <chart:data-point chart:repeated="300"/>
          </chart:series>
          <chart:series chart:style-name="ch9" chart:values-cell-range-address="mcc.D2:mcc.D301" chart:label-cell-address="mcc.D1:mcc.D1" chart:class="chart:line">
            <chart:data-point chart:repeated="300"/>
          </chart:series>
          <chart:series chart:style-name="ch10" chart:values-cell-range-address="mcc.E2:mcc.E301" chart:label-cell-address="mcc.E1:mcc.E1" chart:class="chart:line">
            <chart:data-point chart:repeated="300"/>
          </chart:series>
          <chart:series chart:style-name="ch11" chart:values-cell-range-address="mcc.F2:mcc.F301" chart:label-cell-address="mcc.F1:mcc.F1" chart:class="chart:line">
            <chart:data-point chart:repeated="300"/>
          </chart:series>
          <chart:series chart:style-name="ch12" chart:values-cell-range-address="mcc.G2:mcc.G301" chart:label-cell-address="mcc.G1:mcc.G1" chart:class="chart:line">
            <chart:data-point chart:repeated="300"/>
          </chart:series>
          <chart:series chart:style-name="ch13" chart:values-cell-range-address="mcc.H2:mcc.H301" chart:label-cell-address="mcc.H1:mcc.H1" chart:class="chart:line">
            <chart:data-point chart:repeated="300"/>
          </chart:series>
          <chart:series chart:style-name="ch14" chart:values-cell-range-address="mcc.I2:mcc.I301" chart:label-cell-address="mcc.I1:mcc.I1" chart:class="chart:line">
            <chart:data-point chart:repeated="300"/>
          </chart:series>
          <chart:series chart:style-name="ch15" chart:values-cell-range-address="mcc.J2:mcc.J301" chart:label-cell-address="mcc.J1:mcc.J1" chart:class="chart:line">
            <chart:data-point chart:repeated="300"/>
          </chart:series>
          <chart:series chart:style-name="ch16" chart:values-cell-range-address="mcc.K2:mcc.K301" chart:label-cell-address="mcc.K1:mcc.K1" chart:class="chart:line">
            <chart:data-point chart:repeated="300"/>
          </chart:series>
          <chart:series chart:style-name="ch17" chart:values-cell-range-address="mcc.L2:mcc.L301" chart:label-cell-address="mcc.L1:mcc.L1" chart:class="chart:line">
            <chart:data-point chart:repeated="300"/>
          </chart:series>
          <chart:series chart:style-name="ch18" chart:values-cell-range-address="mcc.M2:mcc.M301" chart:label-cell-address="mcc.M1:mcc.M1" chart:class="chart:line">
            <chart:data-point chart:repeated="300"/>
          </chart:series>
          <chart:series chart:style-name="ch19" chart:values-cell-range-address="mcc.N2:mcc.N301" chart:label-cell-address="mcc.N1:mcc.N1" chart:class="chart:line">
            <chart:data-point chart:repeated="300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-10%</text:p>
                <draw:g>
                  <svg:desc>mcc.C1:mcc.C1</svg:desc>
                </draw:g>
              </table:table-cell>
              <table:table-cell office:value-type="string">
                <text:p>10-20%</text:p>
                <draw:g>
                  <svg:desc>mcc.D1:mcc.D1</svg:desc>
                </draw:g>
              </table:table-cell>
              <table:table-cell office:value-type="string">
                <text:p>20-30%</text:p>
                <draw:g>
                  <svg:desc>mcc.E1:mcc.E1</svg:desc>
                </draw:g>
              </table:table-cell>
              <table:table-cell office:value-type="string">
                <text:p>30-40%</text:p>
                <draw:g>
                  <svg:desc>mcc.F1:mcc.F1</svg:desc>
                </draw:g>
              </table:table-cell>
              <table:table-cell office:value-type="string">
                <text:p>40-50%</text:p>
                <draw:g>
                  <svg:desc>mcc.G1:mcc.G1</svg:desc>
                </draw:g>
              </table:table-cell>
              <table:table-cell office:value-type="string">
                <text:p>50-60%</text:p>
                <draw:g>
                  <svg:desc>mcc.H1:mcc.H1</svg:desc>
                </draw:g>
              </table:table-cell>
              <table:table-cell office:value-type="string">
                <text:p>60-70%</text:p>
                <draw:g>
                  <svg:desc>mcc.I1:mcc.I1</svg:desc>
                </draw:g>
              </table:table-cell>
              <table:table-cell office:value-type="string">
                <text:p>70-80%</text:p>
                <draw:g>
                  <svg:desc>mcc.J1:mcc.J1</svg:desc>
                </draw:g>
              </table:table-cell>
              <table:table-cell office:value-type="string">
                <text:p>80-90%</text:p>
                <draw:g>
                  <svg:desc>mcc.K1:mcc.K1</svg:desc>
                </draw:g>
              </table:table-cell>
              <table:table-cell office:value-type="string">
                <text:p>90-100%</text:p>
                <draw:g>
                  <svg:desc>mcc.L1:mcc.L1</svg:desc>
                </draw:g>
              </table:table-cell>
              <table:table-cell office:value-type="string">
                <text:p>Najboljši</text:p>
                <draw:g>
                  <svg:desc>mcc.M1:mcc.M1</svg:desc>
                </draw:g>
              </table:table-cell>
              <table:table-cell office:value-type="string">
                <text:p>Povprečje</text:p>
                <draw:g>
                  <svg:desc>mcc.N1:mcc.N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mcc.A2:mcc.A301</svg:desc>
                </draw:g>
              </table:table-cell>
              <table:table-cell office:value-type="float" office:value="-1">
                <text:p>-1</text:p>
                <draw:g>
                  <svg:desc>mcc.C2:mcc.C301</svg:desc>
                </draw:g>
              </table:table-cell>
              <table:table-cell office:value-type="float" office:value="-1">
                <text:p>-1</text:p>
                <draw:g>
                  <svg:desc>mcc.D2:mcc.D301</svg:desc>
                </draw:g>
              </table:table-cell>
              <table:table-cell office:value-type="float" office:value="-1">
                <text:p>-1</text:p>
                <draw:g>
                  <svg:desc>mcc.E2:mcc.E301</svg:desc>
                </draw:g>
              </table:table-cell>
              <table:table-cell office:value-type="float" office:value="-1">
                <text:p>-1</text:p>
                <draw:g>
                  <svg:desc>mcc.F2:mcc.F301</svg:desc>
                </draw:g>
              </table:table-cell>
              <table:table-cell office:value-type="float" office:value="-1">
                <text:p>-1</text:p>
                <draw:g>
                  <svg:desc>mcc.G2:mcc.G301</svg:desc>
                </draw:g>
              </table:table-cell>
              <table:table-cell office:value-type="float" office:value="-1">
                <text:p>-1</text:p>
                <draw:g>
                  <svg:desc>mcc.H2:mcc.H301</svg:desc>
                </draw:g>
              </table:table-cell>
              <table:table-cell office:value-type="float" office:value="-1">
                <text:p>-1</text:p>
                <draw:g>
                  <svg:desc>mcc.I2:mcc.I301</svg:desc>
                </draw:g>
              </table:table-cell>
              <table:table-cell office:value-type="float" office:value="-1">
                <text:p>-1</text:p>
                <draw:g>
                  <svg:desc>mcc.J2:mcc.J301</svg:desc>
                </draw:g>
              </table:table-cell>
              <table:table-cell office:value-type="float" office:value="-0.17417">
                <text:p>-0.17417</text:p>
                <draw:g>
                  <svg:desc>mcc.K2:mcc.K301</svg:desc>
                </draw:g>
              </table:table-cell>
              <table:table-cell office:value-type="float" office:value="0.390835">
                <text:p>0.390835</text:p>
                <draw:g>
                  <svg:desc>mcc.L2:mcc.L301</svg:desc>
                </draw:g>
              </table:table-cell>
              <table:table-cell office:value-type="float" office:value="0.612372">
                <text:p>0.612372</text:p>
                <draw:g>
                  <svg:desc>mcc.M2:mcc.M301</svg:desc>
                </draw:g>
              </table:table-cell>
              <table:table-cell office:value-type="float" office:value="-0.778334">
                <text:p>-0.778334</text:p>
                <draw:g>
                  <svg:desc>mcc.N2:mcc.N30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0.941856">
                <text:p>-0.941856</text:p>
              </table:table-cell>
              <table:table-cell office:value-type="float" office:value="-0.247269">
                <text:p>-0.247269</text:p>
              </table:table-cell>
              <table:table-cell office:value-type="float" office:value="0">
                <text:p>0</text:p>
              </table:table-cell>
              <table:table-cell office:value-type="float" office:value="0.041724">
                <text:p>0.041724</text:p>
              </table:table-cell>
              <table:table-cell office:value-type="float" office:value="0.292469">
                <text:p>0.292469</text:p>
              </table:table-cell>
              <table:table-cell office:value-type="float" office:value="0.513588">
                <text:p>0.513588</text:p>
              </table:table-cell>
              <table:table-cell office:value-type="float" office:value="0.588157">
                <text:p>0.588157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-0.114081">
                <text:p>-0.114081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0.810842">
                <text:p>-0.810842</text:p>
              </table:table-cell>
              <table:table-cell office:value-type="float" office:value="-0.009241">
                <text:p>-0.009241</text:p>
              </table:table-cell>
              <table:table-cell office:value-type="float" office:value="0.039889">
                <text:p>0.039889</text:p>
              </table:table-cell>
              <table:table-cell office:value-type="float" office:value="0.254002">
                <text:p>0.254002</text:p>
              </table:table-cell>
              <table:table-cell office:value-type="float" office:value="0.491066">
                <text:p>0.491066</text:p>
              </table:table-cell>
              <table:table-cell office:value-type="float" office:value="0.571581">
                <text:p>0.571581</text:p>
              </table:table-cell>
              <table:table-cell office:value-type="float" office:value="0.607037">
                <text:p>0.607037</text:p>
              </table:table-cell>
              <table:table-cell office:value-type="float" office:value="0.612813">
                <text:p>0.612813</text:p>
              </table:table-cell>
              <table:table-cell office:value-type="float" office:value="0.621182">
                <text:p>0.621182</text:p>
              </table:table-cell>
              <table:table-cell office:value-type="float" office:value="-0.024369">
                <text:p>-0.02436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0.520304">
                <text:p>-0.520304</text:p>
              </table:table-cell>
              <table:table-cell office:value-type="float" office:value="0.016889">
                <text:p>0.016889</text:p>
              </table:table-cell>
              <table:table-cell office:value-type="float" office:value="0.224187">
                <text:p>0.224187</text:p>
              </table:table-cell>
              <table:table-cell office:value-type="float" office:value="0.475652">
                <text:p>0.475652</text:p>
              </table:table-cell>
              <table:table-cell office:value-type="float" office:value="0.560937">
                <text:p>0.560937</text:p>
              </table:table-cell>
              <table:table-cell office:value-type="float" office:value="0.598561">
                <text:p>0.598561</text:p>
              </table:table-cell>
              <table:table-cell office:value-type="float" office:value="0.612372">
                <text:p>0.612372</text:p>
              </table:table-cell>
              <table:table-cell office:value-type="float" office:value="0.620986">
                <text:p>0.620986</text:p>
              </table:table-cell>
              <table:table-cell office:value-type="float" office:value="0.767032">
                <text:p>0.767032</text:p>
              </table:table-cell>
              <table:table-cell office:value-type="float" office:value="0.058928">
                <text:p>0.05892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0.358688">
                <text:p>-0.358688</text:p>
              </table:table-cell>
              <table:table-cell office:value-type="float" office:value="0.075295">
                <text:p>0.075295</text:p>
              </table:table-cell>
              <table:table-cell office:value-type="float" office:value="0.295476">
                <text:p>0.295476</text:p>
              </table:table-cell>
              <table:table-cell office:value-type="float" office:value="0.513196">
                <text:p>0.513196</text:p>
              </table:table-cell>
              <table:table-cell office:value-type="float" office:value="0.584849">
                <text:p>0.584849</text:p>
              </table:table-cell>
              <table:table-cell office:value-type="float" office:value="0.609502">
                <text:p>0.609502</text:p>
              </table:table-cell>
              <table:table-cell office:value-type="float" office:value="0.612372">
                <text:p>0.612372</text:p>
              </table:table-cell>
              <table:table-cell office:value-type="float" office:value="0.628719">
                <text:p>0.628719</text:p>
              </table:table-cell>
              <table:table-cell office:value-type="float" office:value="0.767032">
                <text:p>0.767032</text:p>
              </table:table-cell>
              <table:table-cell office:value-type="float" office:value="0.096072">
                <text:p>0.09607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0.093094">
                <text:p>-0.093094</text:p>
              </table:table-cell>
              <table:table-cell office:value-type="float" office:value="0.18636">
                <text:p>0.18636</text:p>
              </table:table-cell>
              <table:table-cell office:value-type="float" office:value="0.410451">
                <text:p>0.410451</text:p>
              </table:table-cell>
              <table:table-cell office:value-type="float" office:value="0.544913">
                <text:p>0.544913</text:p>
              </table:table-cell>
              <table:table-cell office:value-type="float" office:value="0.593957">
                <text:p>0.593957</text:p>
              </table:table-cell>
              <table:table-cell office:value-type="float" office:value="0.611952">
                <text:p>0.611952</text:p>
              </table:table-cell>
              <table:table-cell office:value-type="float" office:value="0.612372">
                <text:p>0.612372</text:p>
              </table:table-cell>
              <table:table-cell office:value-type="float" office:value="0.636452">
                <text:p>0.636452</text:p>
              </table:table-cell>
              <table:table-cell office:value-type="float" office:value="0.767032">
                <text:p>0.767032</text:p>
              </table:table-cell>
              <table:table-cell office:value-type="float" office:value="0.150336">
                <text:p>0.15033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0.022788">
                <text:p>0.022788</text:p>
              </table:table-cell>
              <table:table-cell office:value-type="float" office:value="0.296741">
                <text:p>0.296741</text:p>
              </table:table-cell>
              <table:table-cell office:value-type="float" office:value="0.492799">
                <text:p>0.492799</text:p>
              </table:table-cell>
              <table:table-cell office:value-type="float" office:value="0.583577">
                <text:p>0.583577</text:p>
              </table:table-cell>
              <table:table-cell office:value-type="float" office:value="0.607829">
                <text:p>0.607829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50246">
                <text:p>0.650246</text:p>
              </table:table-cell>
              <table:table-cell office:value-type="float" office:value="0.767032">
                <text:p>0.767032</text:p>
              </table:table-cell>
              <table:table-cell office:value-type="float" office:value="0.187873">
                <text:p>0.18787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-1">
                <text:p>-1</text:p>
              </table:table-cell>
              <table:table-cell office:value-type="float" office:value="-0.84925">
                <text:p>-0.84925</text:p>
              </table:table-cell>
              <table:table-cell office:value-type="float" office:value="0.166683">
                <text:p>0.166683</text:p>
              </table:table-cell>
              <table:table-cell office:value-type="float" office:value="0.44407">
                <text:p>0.44407</text:p>
              </table:table-cell>
              <table:table-cell office:value-type="float" office:value="0.563424">
                <text:p>0.563424</text:p>
              </table:table-cell>
              <table:table-cell office:value-type="float" office:value="0.597875">
                <text:p>0.597875</text:p>
              </table:table-cell>
              <table:table-cell office:value-type="float" office:value="0.611531">
                <text:p>0.611531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58866">
                <text:p>0.658866</text:p>
              </table:table-cell>
              <table:table-cell office:value-type="float" office:value="0.767032">
                <text:p>0.767032</text:p>
              </table:table-cell>
              <table:table-cell office:value-type="float" office:value="0.241794">
                <text:p>0.24179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-1">
                <text:p>-1</text:p>
              </table:table-cell>
              <table:table-cell office:value-type="float" office:value="-0.023798">
                <text:p>-0.023798</text:p>
              </table:table-cell>
              <table:table-cell office:value-type="float" office:value="0.338827">
                <text:p>0.338827</text:p>
              </table:table-cell>
              <table:table-cell office:value-type="float" office:value="0.533529">
                <text:p>0.533529</text:p>
              </table:table-cell>
              <table:table-cell office:value-type="float" office:value="0.587621">
                <text:p>0.587621</text:p>
              </table:table-cell>
              <table:table-cell office:value-type="float" office:value="0.606268">
                <text:p>0.606268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56992">
                <text:p>0.656992</text:p>
              </table:table-cell>
              <table:table-cell office:value-type="float" office:value="0.767032">
                <text:p>0.767032</text:p>
              </table:table-cell>
              <table:table-cell office:value-type="float" office:value="0.353656">
                <text:p>0.35365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-1">
                <text:p>-1</text:p>
              </table:table-cell>
              <table:table-cell office:value-type="float" office:value="-0.754246">
                <text:p>-0.754246</text:p>
              </table:table-cell>
              <table:table-cell office:value-type="float" office:value="0.196184">
                <text:p>0.196184</text:p>
              </table:table-cell>
              <table:table-cell office:value-type="float" office:value="0.472731">
                <text:p>0.472731</text:p>
              </table:table-cell>
              <table:table-cell office:value-type="float" office:value="0.579788">
                <text:p>0.579788</text:p>
              </table:table-cell>
              <table:table-cell office:value-type="float" office:value="0.602267">
                <text:p>0.602267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4789">
                <text:p>0.64789</text:p>
              </table:table-cell>
              <table:table-cell office:value-type="float" office:value="0.767032">
                <text:p>0.767032</text:p>
              </table:table-cell>
              <table:table-cell office:value-type="float" office:value="0.258173">
                <text:p>0.25817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-1">
                <text:p>-1</text:p>
              </table:table-cell>
              <table:table-cell office:value-type="float" office:value="-0.038852">
                <text:p>-0.038852</text:p>
              </table:table-cell>
              <table:table-cell office:value-type="float" office:value="0.350177">
                <text:p>0.350177</text:p>
              </table:table-cell>
              <table:table-cell office:value-type="float" office:value="0.559636">
                <text:p>0.559636</text:p>
              </table:table-cell>
              <table:table-cell office:value-type="float" office:value="0.58995">
                <text:p>0.58995</text:p>
              </table:table-cell>
              <table:table-cell office:value-type="float" office:value="0.609106">
                <text:p>0.609106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68115">
                <text:p>0.668115</text:p>
              </table:table-cell>
              <table:table-cell office:value-type="float" office:value="0.916283">
                <text:p>0.916283</text:p>
              </table:table-cell>
              <table:table-cell office:value-type="float" office:value="0.357525">
                <text:p>0.35752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-0.8">
                <text:p>-0.8</text:p>
              </table:table-cell>
              <table:table-cell office:value-type="float" office:value="0.168059">
                <text:p>0.168059</text:p>
              </table:table-cell>
              <table:table-cell office:value-type="float" office:value="0.471873">
                <text:p>0.471873</text:p>
              </table:table-cell>
              <table:table-cell office:value-type="float" office:value="0.579377">
                <text:p>0.579377</text:p>
              </table:table-cell>
              <table:table-cell office:value-type="float" office:value="0.600552">
                <text:p>0.600552</text:p>
              </table:table-cell>
              <table:table-cell office:value-type="float" office:value="0.612162">
                <text:p>0.61216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67718">
                <text:p>0.667718</text:p>
              </table:table-cell>
              <table:table-cell office:value-type="float" office:value="0.916283">
                <text:p>0.916283</text:p>
              </table:table-cell>
              <table:table-cell office:value-type="float" office:value="0.413686">
                <text:p>0.41368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-1">
                <text:p>-1</text:p>
              </table:table-cell>
              <table:table-cell office:value-type="float" office:value="-0.388188">
                <text:p>-0.388188</text:p>
              </table:table-cell>
              <table:table-cell office:value-type="float" office:value="0.287298">
                <text:p>0.287298</text:p>
              </table:table-cell>
              <table:table-cell office:value-type="float" office:value="0.508371">
                <text:p>0.508371</text:p>
              </table:table-cell>
              <table:table-cell office:value-type="float" office:value="0.58798">
                <text:p>0.58798</text:p>
              </table:table-cell>
              <table:table-cell office:value-type="float" office:value="0.609089">
                <text:p>0.609089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48504">
                <text:p>0.648504</text:p>
              </table:table-cell>
              <table:table-cell office:value-type="float" office:value="0.916283">
                <text:p>0.916283</text:p>
              </table:table-cell>
              <table:table-cell office:value-type="float" office:value="0.309017">
                <text:p>0.30901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-1">
                <text:p>-1</text:p>
              </table:table-cell>
              <table:table-cell office:value-type="float" office:value="-0.100502">
                <text:p>-0.100502</text:p>
              </table:table-cell>
              <table:table-cell office:value-type="float" office:value="0.373637">
                <text:p>0.373637</text:p>
              </table:table-cell>
              <table:table-cell office:value-type="float" office:value="0.539548">
                <text:p>0.539548</text:p>
              </table:table-cell>
              <table:table-cell office:value-type="float" office:value="0.59644">
                <text:p>0.59644</text:p>
              </table:table-cell>
              <table:table-cell office:value-type="float" office:value="0.611321">
                <text:p>0.611321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48064">
                <text:p>0.648064</text:p>
              </table:table-cell>
              <table:table-cell office:value-type="float" office:value="0.916283">
                <text:p>0.916283</text:p>
              </table:table-cell>
              <table:table-cell office:value-type="float" office:value="0.350563">
                <text:p>0.350563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-0.8">
                <text:p>-0.8</text:p>
              </table:table-cell>
              <table:table-cell office:value-type="float" office:value="0.0675">
                <text:p>0.0675</text:p>
              </table:table-cell>
              <table:table-cell office:value-type="float" office:value="0.367194">
                <text:p>0.367194</text:p>
              </table:table-cell>
              <table:table-cell office:value-type="float" office:value="0.509164">
                <text:p>0.509164</text:p>
              </table:table-cell>
              <table:table-cell office:value-type="float" office:value="0.586417">
                <text:p>0.586417</text:p>
              </table:table-cell>
              <table:table-cell office:value-type="float" office:value="0.606412">
                <text:p>0.60641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55526">
                <text:p>0.655526</text:p>
              </table:table-cell>
              <table:table-cell office:value-type="float" office:value="0.916283">
                <text:p>0.916283</text:p>
              </table:table-cell>
              <table:table-cell office:value-type="float" office:value="0.382933">
                <text:p>0.38293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-0.903017">
                <text:p>-0.903017</text:p>
              </table:table-cell>
              <table:table-cell office:value-type="float" office:value="0.053569">
                <text:p>0.053569</text:p>
              </table:table-cell>
              <table:table-cell office:value-type="float" office:value="0.330302">
                <text:p>0.330302</text:p>
              </table:table-cell>
              <table:table-cell office:value-type="float" office:value="0.519525">
                <text:p>0.519525</text:p>
              </table:table-cell>
              <table:table-cell office:value-type="float" office:value="0.588276">
                <text:p>0.588276</text:p>
              </table:table-cell>
              <table:table-cell office:value-type="float" office:value="0.605425">
                <text:p>0.605425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60205">
                <text:p>0.660205</text:p>
              </table:table-cell>
              <table:table-cell office:value-type="float" office:value="0.916283">
                <text:p>0.916283</text:p>
              </table:table-cell>
              <table:table-cell office:value-type="float" office:value="0.36914">
                <text:p>0.3691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-1">
                <text:p>-1</text:p>
              </table:table-cell>
              <table:table-cell office:value-type="float" office:value="0.069532">
                <text:p>0.069532</text:p>
              </table:table-cell>
              <table:table-cell office:value-type="float" office:value="0.290549">
                <text:p>0.290549</text:p>
              </table:table-cell>
              <table:table-cell office:value-type="float" office:value="0.53376">
                <text:p>0.53376</text:p>
              </table:table-cell>
              <table:table-cell office:value-type="float" office:value="0.591195">
                <text:p>0.591195</text:p>
              </table:table-cell>
              <table:table-cell office:value-type="float" office:value="0.608413">
                <text:p>0.608413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5641">
                <text:p>0.65641</text:p>
              </table:table-cell>
              <table:table-cell office:value-type="float" office:value="0.916283">
                <text:p>0.916283</text:p>
              </table:table-cell>
              <table:table-cell office:value-type="float" office:value="0.358698">
                <text:p>0.358698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-0.501869">
                <text:p>-0.501869</text:p>
              </table:table-cell>
              <table:table-cell office:value-type="float" office:value="0.142039">
                <text:p>0.142039</text:p>
              </table:table-cell>
              <table:table-cell office:value-type="float" office:value="0.36653">
                <text:p>0.36653</text:p>
              </table:table-cell>
              <table:table-cell office:value-type="float" office:value="0.56593">
                <text:p>0.56593</text:p>
              </table:table-cell>
              <table:table-cell office:value-type="float" office:value="0.601986">
                <text:p>0.601986</text:p>
              </table:table-cell>
              <table:table-cell office:value-type="float" office:value="0.611952">
                <text:p>0.61195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80875">
                <text:p>0.680875</text:p>
              </table:table-cell>
              <table:table-cell office:value-type="float" office:value="0.916283">
                <text:p>0.916283</text:p>
              </table:table-cell>
              <table:table-cell office:value-type="float" office:value="0.430456">
                <text:p>0.43045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-0.853017">
                <text:p>-0.853017</text:p>
              </table:table-cell>
              <table:table-cell office:value-type="float" office:value="0.101962">
                <text:p>0.101962</text:p>
              </table:table-cell>
              <table:table-cell office:value-type="float" office:value="0.325749">
                <text:p>0.325749</text:p>
              </table:table-cell>
              <table:table-cell office:value-type="float" office:value="0.546956">
                <text:p>0.546956</text:p>
              </table:table-cell>
              <table:table-cell office:value-type="float" office:value="0.598596">
                <text:p>0.598596</text:p>
              </table:table-cell>
              <table:table-cell office:value-type="float" office:value="0.611337">
                <text:p>0.611337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74961">
                <text:p>0.674961</text:p>
              </table:table-cell>
              <table:table-cell office:value-type="float" office:value="0.916283">
                <text:p>0.916283</text:p>
              </table:table-cell>
              <table:table-cell office:value-type="float" office:value="0.384366">
                <text:p>0.384366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-0.699278">
                <text:p>-0.699278</text:p>
              </table:table-cell>
              <table:table-cell office:value-type="float" office:value="0.126275">
                <text:p>0.126275</text:p>
              </table:table-cell>
              <table:table-cell office:value-type="float" office:value="0.308274">
                <text:p>0.308274</text:p>
              </table:table-cell>
              <table:table-cell office:value-type="float" office:value="0.532198">
                <text:p>0.532198</text:p>
              </table:table-cell>
              <table:table-cell office:value-type="float" office:value="0.591997">
                <text:p>0.591997</text:p>
              </table:table-cell>
              <table:table-cell office:value-type="float" office:value="0.610529">
                <text:p>0.610529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65041">
                <text:p>0.665041</text:p>
              </table:table-cell>
              <table:table-cell office:value-type="float" office:value="0.916283">
                <text:p>0.916283</text:p>
              </table:table-cell>
              <table:table-cell office:value-type="float" office:value="0.397215">
                <text:p>0.39721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-0.7">
                <text:p>-0.7</text:p>
              </table:table-cell>
              <table:table-cell office:value-type="float" office:value="0.100832">
                <text:p>0.100832</text:p>
              </table:table-cell>
              <table:table-cell office:value-type="float" office:value="0.310829">
                <text:p>0.310829</text:p>
              </table:table-cell>
              <table:table-cell office:value-type="float" office:value="0.550456">
                <text:p>0.550456</text:p>
              </table:table-cell>
              <table:table-cell office:value-type="float" office:value="0.602618">
                <text:p>0.602618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71437">
                <text:p>0.671437</text:p>
              </table:table-cell>
              <table:table-cell office:value-type="float" office:value="0.916283">
                <text:p>0.916283</text:p>
              </table:table-cell>
              <table:table-cell office:value-type="float" office:value="0.398566">
                <text:p>0.398566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-0.8">
                <text:p>-0.8</text:p>
              </table:table-cell>
              <table:table-cell office:value-type="float" office:value="0.088378">
                <text:p>0.088378</text:p>
              </table:table-cell>
              <table:table-cell office:value-type="float" office:value="0.360491">
                <text:p>0.360491</text:p>
              </table:table-cell>
              <table:table-cell office:value-type="float" office:value="0.565322">
                <text:p>0.565322</text:p>
              </table:table-cell>
              <table:table-cell office:value-type="float" office:value="0.608622">
                <text:p>0.60862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70409">
                <text:p>0.670409</text:p>
              </table:table-cell>
              <table:table-cell office:value-type="float" office:value="0.916283">
                <text:p>0.916283</text:p>
              </table:table-cell>
              <table:table-cell office:value-type="float" office:value="0.394271">
                <text:p>0.394271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-0.435796">
                <text:p>-0.435796</text:p>
              </table:table-cell>
              <table:table-cell office:value-type="float" office:value="0.23517">
                <text:p>0.23517</text:p>
              </table:table-cell>
              <table:table-cell office:value-type="float" office:value="0.514135">
                <text:p>0.514135</text:p>
              </table:table-cell>
              <table:table-cell office:value-type="float" office:value="0.595758">
                <text:p>0.595758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70409">
                <text:p>0.670409</text:p>
              </table:table-cell>
              <table:table-cell office:value-type="float" office:value="0.916283">
                <text:p>0.916283</text:p>
              </table:table-cell>
              <table:table-cell office:value-type="float" office:value="0.464154">
                <text:p>0.464154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-0.447318">
                <text:p>-0.447318</text:p>
              </table:table-cell>
              <table:table-cell office:value-type="float" office:value="0.204899">
                <text:p>0.204899</text:p>
              </table:table-cell>
              <table:table-cell office:value-type="float" office:value="0.482533">
                <text:p>0.482533</text:p>
              </table:table-cell>
              <table:table-cell office:value-type="float" office:value="0.589342">
                <text:p>0.589342</text:p>
              </table:table-cell>
              <table:table-cell office:value-type="float" office:value="0.608879">
                <text:p>0.608879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760149">
                <text:p>0.760149</text:p>
              </table:table-cell>
              <table:table-cell office:value-type="float" office:value="0.943371">
                <text:p>0.943371</text:p>
              </table:table-cell>
              <table:table-cell office:value-type="float" office:value="0.464797">
                <text:p>0.464797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-0.528633">
                <text:p>-0.528633</text:p>
              </table:table-cell>
              <table:table-cell office:value-type="float" office:value="0.221552">
                <text:p>0.221552</text:p>
              </table:table-cell>
              <table:table-cell office:value-type="float" office:value="0.544367">
                <text:p>0.544367</text:p>
              </table:table-cell>
              <table:table-cell office:value-type="float" office:value="0.596505">
                <text:p>0.596505</text:p>
              </table:table-cell>
              <table:table-cell office:value-type="float" office:value="0.609519">
                <text:p>0.609519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773896">
                <text:p>0.773896</text:p>
              </table:table-cell>
              <table:table-cell office:value-type="float" office:value="0.943371">
                <text:p>0.943371</text:p>
              </table:table-cell>
              <table:table-cell office:value-type="float" office:value="0.46667">
                <text:p>0.46667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-0.359681">
                <text:p>-0.359681</text:p>
              </table:table-cell>
              <table:table-cell office:value-type="float" office:value="0.328842">
                <text:p>0.328842</text:p>
              </table:table-cell>
              <table:table-cell office:value-type="float" office:value="0.568225">
                <text:p>0.568225</text:p>
              </table:table-cell>
              <table:table-cell office:value-type="float" office:value="0.597801">
                <text:p>0.597801</text:p>
              </table:table-cell>
              <table:table-cell office:value-type="float" office:value="0.610538">
                <text:p>0.610538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75099">
                <text:p>0.75099</text:p>
              </table:table-cell>
              <table:table-cell office:value-type="float" office:value="0.943371">
                <text:p>0.943371</text:p>
              </table:table-cell>
              <table:table-cell office:value-type="float" office:value="0.49462">
                <text:p>0.49462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04975">
                <text:p>0.04975</text:p>
              </table:table-cell>
              <table:table-cell office:value-type="float" office:value="0.460081">
                <text:p>0.460081</text:p>
              </table:table-cell>
              <table:table-cell office:value-type="float" office:value="0.578523">
                <text:p>0.578523</text:p>
              </table:table-cell>
              <table:table-cell office:value-type="float" office:value="0.599797">
                <text:p>0.599797</text:p>
              </table:table-cell>
              <table:table-cell office:value-type="float" office:value="0.612162">
                <text:p>0.61216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742731">
                <text:p>0.742731</text:p>
              </table:table-cell>
              <table:table-cell office:value-type="float" office:value="0.944916">
                <text:p>0.944916</text:p>
              </table:table-cell>
              <table:table-cell office:value-type="float" office:value="0.549253">
                <text:p>0.549253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044654">
                <text:p>0.044654</text:p>
              </table:table-cell>
              <table:table-cell office:value-type="float" office:value="0.514085">
                <text:p>0.514085</text:p>
              </table:table-cell>
              <table:table-cell office:value-type="float" office:value="0.584253">
                <text:p>0.584253</text:p>
              </table:table-cell>
              <table:table-cell office:value-type="float" office:value="0.599804">
                <text:p>0.599804</text:p>
              </table:table-cell>
              <table:table-cell office:value-type="float" office:value="0.611321">
                <text:p>0.611321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753179">
                <text:p>0.753179</text:p>
              </table:table-cell>
              <table:table-cell office:value-type="float" office:value="0.944916">
                <text:p>0.944916</text:p>
              </table:table-cell>
              <table:table-cell office:value-type="float" office:value="0.555679">
                <text:p>0.555679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-0.520081">
                <text:p>-0.520081</text:p>
              </table:table-cell>
              <table:table-cell office:value-type="float" office:value="0.325209">
                <text:p>0.325209</text:p>
              </table:table-cell>
              <table:table-cell office:value-type="float" office:value="0.561732">
                <text:p>0.561732</text:p>
              </table:table-cell>
              <table:table-cell office:value-type="float" office:value="0.594958">
                <text:p>0.594958</text:p>
              </table:table-cell>
              <table:table-cell office:value-type="float" office:value="0.610621">
                <text:p>0.610621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763612">
                <text:p>0.763612</text:p>
              </table:table-cell>
              <table:table-cell office:value-type="float" office:value="0.958317">
                <text:p>0.958317</text:p>
              </table:table-cell>
              <table:table-cell office:value-type="float" office:value="0.478554">
                <text:p>0.478554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-0.299179">
                <text:p>-0.299179</text:p>
              </table:table-cell>
              <table:table-cell office:value-type="float" office:value="0.399188">
                <text:p>0.399188</text:p>
              </table:table-cell>
              <table:table-cell office:value-type="float" office:value="0.584985">
                <text:p>0.584985</text:p>
              </table:table-cell>
              <table:table-cell office:value-type="float" office:value="0.606834">
                <text:p>0.606834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4311">
                <text:p>0.614311</text:p>
              </table:table-cell>
              <table:table-cell office:value-type="float" office:value="0.815877">
                <text:p>0.815877</text:p>
              </table:table-cell>
              <table:table-cell office:value-type="float" office:value="0.958317">
                <text:p>0.958317</text:p>
              </table:table-cell>
              <table:table-cell office:value-type="float" office:value="0.517151">
                <text:p>0.51715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0.523143">
                <text:p>-0.523143</text:p>
              </table:table-cell>
              <table:table-cell office:value-type="float" office:value="0.290466">
                <text:p>0.290466</text:p>
              </table:table-cell>
              <table:table-cell office:value-type="float" office:value="0.554275">
                <text:p>0.554275</text:p>
              </table:table-cell>
              <table:table-cell office:value-type="float" office:value="0.599857">
                <text:p>0.599857</text:p>
              </table:table-cell>
              <table:table-cell office:value-type="float" office:value="0.61069">
                <text:p>0.61069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29066">
                <text:p>0.629066</text:p>
              </table:table-cell>
              <table:table-cell office:value-type="float" office:value="0.837627">
                <text:p>0.837627</text:p>
              </table:table-cell>
              <table:table-cell office:value-type="float" office:value="0.958317">
                <text:p>0.958317</text:p>
              </table:table-cell>
              <table:table-cell office:value-type="float" office:value="0.483596">
                <text:p>0.483596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-0.302581">
                <text:p>-0.302581</text:p>
              </table:table-cell>
              <table:table-cell office:value-type="float" office:value="0.392251">
                <text:p>0.392251</text:p>
              </table:table-cell>
              <table:table-cell office:value-type="float" office:value="0.586464">
                <text:p>0.586464</text:p>
              </table:table-cell>
              <table:table-cell office:value-type="float" office:value="0.6053">
                <text:p>0.6053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4311">
                <text:p>0.614311</text:p>
              </table:table-cell>
              <table:table-cell office:value-type="float" office:value="0.825359">
                <text:p>0.825359</text:p>
              </table:table-cell>
              <table:table-cell office:value-type="float" office:value="0.958317">
                <text:p>0.958317</text:p>
              </table:table-cell>
              <table:table-cell office:value-type="float" office:value="0.517059">
                <text:p>0.517059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-0.142576">
                <text:p>-0.142576</text:p>
              </table:table-cell>
              <table:table-cell office:value-type="float" office:value="0.366017">
                <text:p>0.366017</text:p>
              </table:table-cell>
              <table:table-cell office:value-type="float" office:value="0.567131">
                <text:p>0.567131</text:p>
              </table:table-cell>
              <table:table-cell office:value-type="float" office:value="0.5968">
                <text:p>0.5968</text:p>
              </table:table-cell>
              <table:table-cell office:value-type="float" office:value="0.61069">
                <text:p>0.61069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769408">
                <text:p>0.769408</text:p>
              </table:table-cell>
              <table:table-cell office:value-type="float" office:value="0.958317">
                <text:p>0.958317</text:p>
              </table:table-cell>
              <table:table-cell office:value-type="float" office:value="0.521696">
                <text:p>0.521696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00385">
                <text:p>0.00385</text:p>
              </table:table-cell>
              <table:table-cell office:value-type="float" office:value="0.382046">
                <text:p>0.382046</text:p>
              </table:table-cell>
              <table:table-cell office:value-type="float" office:value="0.562971">
                <text:p>0.562971</text:p>
              </table:table-cell>
              <table:table-cell office:value-type="float" office:value="0.598427">
                <text:p>0.598427</text:p>
              </table:table-cell>
              <table:table-cell office:value-type="float" office:value="0.611321">
                <text:p>0.611321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797199">
                <text:p>0.797199</text:p>
              </table:table-cell>
              <table:table-cell office:value-type="float" office:value="0.958317">
                <text:p>0.958317</text:p>
              </table:table-cell>
              <table:table-cell office:value-type="float" office:value="0.54053">
                <text:p>0.54053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-0.178892">
                <text:p>-0.178892</text:p>
              </table:table-cell>
              <table:table-cell office:value-type="float" office:value="0.386478">
                <text:p>0.386478</text:p>
              </table:table-cell>
              <table:table-cell office:value-type="float" office:value="0.56713">
                <text:p>0.56713</text:p>
              </table:table-cell>
              <table:table-cell office:value-type="float" office:value="0.598015">
                <text:p>0.598015</text:p>
              </table:table-cell>
              <table:table-cell office:value-type="float" office:value="0.610529">
                <text:p>0.610529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788595">
                <text:p>0.788595</text:p>
              </table:table-cell>
              <table:table-cell office:value-type="float" office:value="0.958317">
                <text:p>0.958317</text:p>
              </table:table-cell>
              <table:table-cell office:value-type="float" office:value="0.522134">
                <text:p>0.522134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-0.082748">
                <text:p>-0.082748</text:p>
              </table:table-cell>
              <table:table-cell office:value-type="float" office:value="0.416132">
                <text:p>0.416132</text:p>
              </table:table-cell>
              <table:table-cell office:value-type="float" office:value="0.571804">
                <text:p>0.571804</text:p>
              </table:table-cell>
              <table:table-cell office:value-type="float" office:value="0.603518">
                <text:p>0.603518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768785">
                <text:p>0.768785</text:p>
              </table:table-cell>
              <table:table-cell office:value-type="float" office:value="0.958317">
                <text:p>0.958317</text:p>
              </table:table-cell>
              <table:table-cell office:value-type="float" office:value="0.533935">
                <text:p>0.533935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068185">
                <text:p>0.068185</text:p>
              </table:table-cell>
              <table:table-cell office:value-type="float" office:value="0.515863">
                <text:p>0.515863</text:p>
              </table:table-cell>
              <table:table-cell office:value-type="float" office:value="0.592315">
                <text:p>0.592315</text:p>
              </table:table-cell>
              <table:table-cell office:value-type="float" office:value="0.61035">
                <text:p>0.61035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769041">
                <text:p>0.769041</text:p>
              </table:table-cell>
              <table:table-cell office:value-type="float" office:value="0.958317">
                <text:p>0.958317</text:p>
              </table:table-cell>
              <table:table-cell office:value-type="float" office:value="0.561762">
                <text:p>0.561762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-0.129766">
                <text:p>-0.129766</text:p>
              </table:table-cell>
              <table:table-cell office:value-type="float" office:value="0.532253">
                <text:p>0.532253</text:p>
              </table:table-cell>
              <table:table-cell office:value-type="float" office:value="0.600066">
                <text:p>0.600066</text:p>
              </table:table-cell>
              <table:table-cell office:value-type="float" office:value="0.611531">
                <text:p>0.611531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813">
                <text:p>0.612813</text:p>
              </table:table-cell>
              <table:table-cell office:value-type="float" office:value="0.756796">
                <text:p>0.756796</text:p>
              </table:table-cell>
              <table:table-cell office:value-type="float" office:value="0.958317">
                <text:p>0.958317</text:p>
              </table:table-cell>
              <table:table-cell office:value-type="float" office:value="0.543318">
                <text:p>0.543318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-0.008189">
                <text:p>-0.008189</text:p>
              </table:table-cell>
              <table:table-cell office:value-type="float" office:value="0.532818">
                <text:p>0.532818</text:p>
              </table:table-cell>
              <table:table-cell office:value-type="float" office:value="0.595468">
                <text:p>0.595468</text:p>
              </table:table-cell>
              <table:table-cell office:value-type="float" office:value="0.609909">
                <text:p>0.609909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748348">
                <text:p>0.748348</text:p>
              </table:table-cell>
              <table:table-cell office:value-type="float" office:value="0.958317">
                <text:p>0.958317</text:p>
              </table:table-cell>
              <table:table-cell office:value-type="float" office:value="0.554022">
                <text:p>0.554022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021286">
                <text:p>0.021286</text:p>
              </table:table-cell>
              <table:table-cell office:value-type="float" office:value="0.413575">
                <text:p>0.413575</text:p>
              </table:table-cell>
              <table:table-cell office:value-type="float" office:value="0.583021">
                <text:p>0.583021</text:p>
              </table:table-cell>
              <table:table-cell office:value-type="float" office:value="0.60639">
                <text:p>0.60639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708191">
                <text:p>0.708191</text:p>
              </table:table-cell>
              <table:table-cell office:value-type="float" office:value="0.958317">
                <text:p>0.958317</text:p>
              </table:table-cell>
              <table:table-cell office:value-type="float" office:value="0.539433">
                <text:p>0.53943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-0.036236">
                <text:p>-0.036236</text:p>
              </table:table-cell>
              <table:table-cell office:value-type="float" office:value="0.492491">
                <text:p>0.492491</text:p>
              </table:table-cell>
              <table:table-cell office:value-type="float" office:value="0.59961">
                <text:p>0.59961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719838">
                <text:p>0.719838</text:p>
              </table:table-cell>
              <table:table-cell office:value-type="float" office:value="0.958317">
                <text:p>0.958317</text:p>
              </table:table-cell>
              <table:table-cell office:value-type="float" office:value="0.544994">
                <text:p>0.544994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014555">
                <text:p>0.014555</text:p>
              </table:table-cell>
              <table:table-cell office:value-type="float" office:value="0.453191">
                <text:p>0.453191</text:p>
              </table:table-cell>
              <table:table-cell office:value-type="float" office:value="0.600302">
                <text:p>0.600302</text:p>
              </table:table-cell>
              <table:table-cell office:value-type="float" office:value="0.612162">
                <text:p>0.61216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749711">
                <text:p>0.749711</text:p>
              </table:table-cell>
              <table:table-cell office:value-type="float" office:value="0.958317">
                <text:p>0.958317</text:p>
              </table:table-cell>
              <table:table-cell office:value-type="float" office:value="0.549178">
                <text:p>0.549178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323082">
                <text:p>0.323082</text:p>
              </table:table-cell>
              <table:table-cell office:value-type="float" office:value="0.586429">
                <text:p>0.586429</text:p>
              </table:table-cell>
              <table:table-cell office:value-type="float" office:value="0.611321">
                <text:p>0.611321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576">
                <text:p>0.612576</text:p>
              </table:table-cell>
              <table:table-cell office:value-type="float" office:value="0.790643">
                <text:p>0.790643</text:p>
              </table:table-cell>
              <table:table-cell office:value-type="float" office:value="0.958317">
                <text:p>0.958317</text:p>
              </table:table-cell>
              <table:table-cell office:value-type="float" office:value="0.598591">
                <text:p>0.598591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-0.017892">
                <text:p>-0.017892</text:p>
              </table:table-cell>
              <table:table-cell office:value-type="float" office:value="0.588404">
                <text:p>0.588404</text:p>
              </table:table-cell>
              <table:table-cell office:value-type="float" office:value="0.611742">
                <text:p>0.61174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3016">
                <text:p>0.613016</text:p>
              </table:table-cell>
              <table:table-cell office:value-type="float" office:value="0.773436">
                <text:p>0.773436</text:p>
              </table:table-cell>
              <table:table-cell office:value-type="float" office:value="0.958317">
                <text:p>0.958317</text:p>
              </table:table-cell>
              <table:table-cell office:value-type="float" office:value="0.563057">
                <text:p>0.563057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411087">
                <text:p>0.411087</text:p>
              </table:table-cell>
              <table:table-cell office:value-type="float" office:value="0.592355">
                <text:p>0.592355</text:p>
              </table:table-cell>
              <table:table-cell office:value-type="float" office:value="0.611143">
                <text:p>0.611143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3016">
                <text:p>0.613016</text:p>
              </table:table-cell>
              <table:table-cell office:value-type="float" office:value="0.788599">
                <text:p>0.788599</text:p>
              </table:table-cell>
              <table:table-cell office:value-type="float" office:value="0.958317">
                <text:p>0.958317</text:p>
              </table:table-cell>
              <table:table-cell office:value-type="float" office:value="0.607806">
                <text:p>0.607806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363178">
                <text:p>0.363178</text:p>
              </table:table-cell>
              <table:table-cell office:value-type="float" office:value="0.583958">
                <text:p>0.583958</text:p>
              </table:table-cell>
              <table:table-cell office:value-type="float" office:value="0.601227">
                <text:p>0.601227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835847">
                <text:p>0.835847</text:p>
              </table:table-cell>
              <table:table-cell office:value-type="float" office:value="0.958317">
                <text:p>0.958317</text:p>
              </table:table-cell>
              <table:table-cell office:value-type="float" office:value="0.605844">
                <text:p>0.605844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248297">
                <text:p>0.248297</text:p>
              </table:table-cell>
              <table:table-cell office:value-type="float" office:value="0.588773">
                <text:p>0.588773</text:p>
              </table:table-cell>
              <table:table-cell office:value-type="float" office:value="0.607696">
                <text:p>0.607696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839435">
                <text:p>0.839435</text:p>
              </table:table-cell>
              <table:table-cell office:value-type="float" office:value="0.958317">
                <text:p>0.958317</text:p>
              </table:table-cell>
              <table:table-cell office:value-type="float" office:value="0.595844">
                <text:p>0.595844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296373">
                <text:p>0.296373</text:p>
              </table:table-cell>
              <table:table-cell office:value-type="float" office:value="0.576214">
                <text:p>0.576214</text:p>
              </table:table-cell>
              <table:table-cell office:value-type="float" office:value="0.609608">
                <text:p>0.609608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789866">
                <text:p>0.789866</text:p>
              </table:table-cell>
              <table:table-cell office:value-type="float" office:value="0.958317">
                <text:p>0.958317</text:p>
              </table:table-cell>
              <table:table-cell office:value-type="float" office:value="0.59463">
                <text:p>0.59463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077935">
                <text:p>0.077935</text:p>
              </table:table-cell>
              <table:table-cell office:value-type="float" office:value="0.571608">
                <text:p>0.571608</text:p>
              </table:table-cell>
              <table:table-cell office:value-type="float" office:value="0.604319">
                <text:p>0.604319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775187">
                <text:p>0.775187</text:p>
              </table:table-cell>
              <table:table-cell office:value-type="float" office:value="0.958317">
                <text:p>0.958317</text:p>
              </table:table-cell>
              <table:table-cell office:value-type="float" office:value="0.570328">
                <text:p>0.570328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343305">
                <text:p>0.343305</text:p>
              </table:table-cell>
              <table:table-cell office:value-type="float" office:value="0.590067">
                <text:p>0.590067</text:p>
              </table:table-cell>
              <table:table-cell office:value-type="float" office:value="0.609657">
                <text:p>0.609657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37">
                <text:p>0.6137</text:p>
              </table:table-cell>
              <table:table-cell office:value-type="float" office:value="0.869157">
                <text:p>0.869157</text:p>
              </table:table-cell>
              <table:table-cell office:value-type="float" office:value="0.971958">
                <text:p>0.971958</text:p>
              </table:table-cell>
              <table:table-cell office:value-type="float" office:value="0.608775">
                <text:p>0.60877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291929">
                <text:p>0.291929</text:p>
              </table:table-cell>
              <table:table-cell office:value-type="float" office:value="0.586384">
                <text:p>0.586384</text:p>
              </table:table-cell>
              <table:table-cell office:value-type="float" office:value="0.608793">
                <text:p>0.608793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7758">
                <text:p>0.617758</text:p>
              </table:table-cell>
              <table:table-cell office:value-type="float" office:value="0.889217">
                <text:p>0.889217</text:p>
              </table:table-cell>
              <table:table-cell office:value-type="float" office:value="0.971958">
                <text:p>0.971958</text:p>
              </table:table-cell>
              <table:table-cell office:value-type="float" office:value="0.605594">
                <text:p>0.605594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392181">
                <text:p>0.392181</text:p>
              </table:table-cell>
              <table:table-cell office:value-type="float" office:value="0.591441">
                <text:p>0.591441</text:p>
              </table:table-cell>
              <table:table-cell office:value-type="float" office:value="0.610513">
                <text:p>0.610513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5275">
                <text:p>0.615275</text:p>
              </table:table-cell>
              <table:table-cell office:value-type="float" office:value="0.863655">
                <text:p>0.863655</text:p>
              </table:table-cell>
              <table:table-cell office:value-type="float" office:value="0.971958">
                <text:p>0.971958</text:p>
              </table:table-cell>
              <table:table-cell office:value-type="float" office:value="0.613493">
                <text:p>0.613493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336662">
                <text:p>0.336662</text:p>
              </table:table-cell>
              <table:table-cell office:value-type="float" office:value="0.594256">
                <text:p>0.594256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59138">
                <text:p>0.659138</text:p>
              </table:table-cell>
              <table:table-cell office:value-type="float" office:value="0.925868">
                <text:p>0.925868</text:p>
              </table:table-cell>
              <table:table-cell office:value-type="float" office:value="0.971958">
                <text:p>0.971958</text:p>
              </table:table-cell>
              <table:table-cell office:value-type="float" office:value="0.619016">
                <text:p>0.619016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45551">
                <text:p>0.45551</text:p>
              </table:table-cell>
              <table:table-cell office:value-type="float" office:value="0.593991">
                <text:p>0.593991</text:p>
              </table:table-cell>
              <table:table-cell office:value-type="float" office:value="0.612162">
                <text:p>0.61216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49832">
                <text:p>0.649832</text:p>
              </table:table-cell>
              <table:table-cell office:value-type="float" office:value="0.917295">
                <text:p>0.917295</text:p>
              </table:table-cell>
              <table:table-cell office:value-type="float" office:value="0.971958">
                <text:p>0.971958</text:p>
              </table:table-cell>
              <table:table-cell office:value-type="float" office:value="0.629065">
                <text:p>0.629065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484178">
                <text:p>0.484178</text:p>
              </table:table-cell>
              <table:table-cell office:value-type="float" office:value="0.596619">
                <text:p>0.596619</text:p>
              </table:table-cell>
              <table:table-cell office:value-type="float" office:value="0.612162">
                <text:p>0.61216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4575">
                <text:p>0.614575</text:p>
              </table:table-cell>
              <table:table-cell office:value-type="float" office:value="0.707554">
                <text:p>0.707554</text:p>
              </table:table-cell>
              <table:table-cell office:value-type="float" office:value="0.956534">
                <text:p>0.956534</text:p>
              </table:table-cell>
              <table:table-cell office:value-type="float" office:value="0.971958">
                <text:p>0.971958</text:p>
              </table:table-cell>
              <table:table-cell office:value-type="float" office:value="0.642111">
                <text:p>0.642111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443356">
                <text:p>0.443356</text:p>
              </table:table-cell>
              <table:table-cell office:value-type="float" office:value="0.595718">
                <text:p>0.595718</text:p>
              </table:table-cell>
              <table:table-cell office:value-type="float" office:value="0.609946">
                <text:p>0.609946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3725">
                <text:p>0.63725</text:p>
              </table:table-cell>
              <table:table-cell office:value-type="float" office:value="0.90359">
                <text:p>0.90359</text:p>
              </table:table-cell>
              <table:table-cell office:value-type="float" office:value="0.971958">
                <text:p>0.971958</text:p>
              </table:table-cell>
              <table:table-cell office:value-type="float" office:value="0.625172">
                <text:p>0.625172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428104">
                <text:p>0.428104</text:p>
              </table:table-cell>
              <table:table-cell office:value-type="float" office:value="0.601601">
                <text:p>0.601601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2096">
                <text:p>0.62096</text:p>
              </table:table-cell>
              <table:table-cell office:value-type="float" office:value="0.890392">
                <text:p>0.890392</text:p>
              </table:table-cell>
              <table:table-cell office:value-type="float" office:value="0.971958">
                <text:p>0.971958</text:p>
              </table:table-cell>
              <table:table-cell office:value-type="float" office:value="0.621529">
                <text:p>0.621529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366153">
                <text:p>0.366153</text:p>
              </table:table-cell>
              <table:table-cell office:value-type="float" office:value="0.597334">
                <text:p>0.597334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45874">
                <text:p>0.645874</text:p>
              </table:table-cell>
              <table:table-cell office:value-type="float" office:value="0.937579">
                <text:p>0.937579</text:p>
              </table:table-cell>
              <table:table-cell office:value-type="float" office:value="0.971958">
                <text:p>0.971958</text:p>
              </table:table-cell>
              <table:table-cell office:value-type="float" office:value="0.622117">
                <text:p>0.622117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-0.131912">
                <text:p>-0.131912</text:p>
              </table:table-cell>
              <table:table-cell office:value-type="float" office:value="0.564995">
                <text:p>0.564995</text:p>
              </table:table-cell>
              <table:table-cell office:value-type="float" office:value="0.610201">
                <text:p>0.610201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22775">
                <text:p>0.622775</text:p>
              </table:table-cell>
              <table:table-cell office:value-type="float" office:value="0.780458">
                <text:p>0.780458</text:p>
              </table:table-cell>
              <table:table-cell office:value-type="float" office:value="0.96213">
                <text:p>0.96213</text:p>
              </table:table-cell>
              <table:table-cell office:value-type="float" office:value="0.971958">
                <text:p>0.971958</text:p>
              </table:table-cell>
              <table:table-cell office:value-type="float" office:value="0.585814">
                <text:p>0.585814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.458171">
                <text:p>0.458171</text:p>
              </table:table-cell>
              <table:table-cell office:value-type="float" office:value="0.609198">
                <text:p>0.609198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6912">
                <text:p>0.616912</text:p>
              </table:table-cell>
              <table:table-cell office:value-type="float" office:value="0.64854">
                <text:p>0.64854</text:p>
              </table:table-cell>
              <table:table-cell office:value-type="float" office:value="0.805826">
                <text:p>0.805826</text:p>
              </table:table-cell>
              <table:table-cell office:value-type="float" office:value="0.959145">
                <text:p>0.959145</text:p>
              </table:table-cell>
              <table:table-cell office:value-type="float" office:value="0.971958">
                <text:p>0.971958</text:p>
              </table:table-cell>
              <table:table-cell office:value-type="float" office:value="0.654728">
                <text:p>0.65472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441058">
                <text:p>0.441058</text:p>
              </table:table-cell>
              <table:table-cell office:value-type="float" office:value="0.6049">
                <text:p>0.6049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9867">
                <text:p>0.619867</text:p>
              </table:table-cell>
              <table:table-cell office:value-type="float" office:value="0.655589">
                <text:p>0.655589</text:p>
              </table:table-cell>
              <table:table-cell office:value-type="float" office:value="0.846158">
                <text:p>0.846158</text:p>
              </table:table-cell>
              <table:table-cell office:value-type="float" office:value="0.956285">
                <text:p>0.956285</text:p>
              </table:table-cell>
              <table:table-cell office:value-type="float" office:value="0.971958">
                <text:p>0.971958</text:p>
              </table:table-cell>
              <table:table-cell office:value-type="float" office:value="0.657335">
                <text:p>0.657335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.371513">
                <text:p>0.371513</text:p>
              </table:table-cell>
              <table:table-cell office:value-type="float" office:value="0.587557">
                <text:p>0.587557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21224">
                <text:p>0.621224</text:p>
              </table:table-cell>
              <table:table-cell office:value-type="float" office:value="0.681929">
                <text:p>0.681929</text:p>
              </table:table-cell>
              <table:table-cell office:value-type="float" office:value="0.829482">
                <text:p>0.829482</text:p>
              </table:table-cell>
              <table:table-cell office:value-type="float" office:value="0.954535">
                <text:p>0.954535</text:p>
              </table:table-cell>
              <table:table-cell office:value-type="float" office:value="0.971958">
                <text:p>0.971958</text:p>
              </table:table-cell>
              <table:table-cell office:value-type="float" office:value="0.649573">
                <text:p>0.649573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.397628">
                <text:p>0.397628</text:p>
              </table:table-cell>
              <table:table-cell office:value-type="float" office:value="0.580769">
                <text:p>0.580769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4575">
                <text:p>0.614575</text:p>
              </table:table-cell>
              <table:table-cell office:value-type="float" office:value="0.643391">
                <text:p>0.643391</text:p>
              </table:table-cell>
              <table:table-cell office:value-type="float" office:value="0.741795">
                <text:p>0.741795</text:p>
              </table:table-cell>
              <table:table-cell office:value-type="float" office:value="0.84804">
                <text:p>0.84804</text:p>
              </table:table-cell>
              <table:table-cell office:value-type="float" office:value="0.951585">
                <text:p>0.951585</text:p>
              </table:table-cell>
              <table:table-cell office:value-type="float" office:value="0.971958">
                <text:p>0.971958</text:p>
              </table:table-cell>
              <table:table-cell office:value-type="float" office:value="0.66149">
                <text:p>0.66149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.467517">
                <text:p>0.467517</text:p>
              </table:table-cell>
              <table:table-cell office:value-type="float" office:value="0.592068">
                <text:p>0.592068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6343">
                <text:p>0.616343</text:p>
              </table:table-cell>
              <table:table-cell office:value-type="float" office:value="0.64897">
                <text:p>0.64897</text:p>
              </table:table-cell>
              <table:table-cell office:value-type="float" office:value="0.759075">
                <text:p>0.759075</text:p>
              </table:table-cell>
              <table:table-cell office:value-type="float" office:value="0.868558">
                <text:p>0.868558</text:p>
              </table:table-cell>
              <table:table-cell office:value-type="float" office:value="0.966479">
                <text:p>0.966479</text:p>
              </table:table-cell>
              <table:table-cell office:value-type="float" office:value="0.971958">
                <text:p>0.971958</text:p>
              </table:table-cell>
              <table:table-cell office:value-type="float" office:value="0.675613">
                <text:p>0.675613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47845">
                <text:p>0.47845</text:p>
              </table:table-cell>
              <table:table-cell office:value-type="float" office:value="0.59391">
                <text:p>0.59391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7577">
                <text:p>0.617577</text:p>
              </table:table-cell>
              <table:table-cell office:value-type="float" office:value="0.65445">
                <text:p>0.65445</text:p>
              </table:table-cell>
              <table:table-cell office:value-type="float" office:value="0.776682">
                <text:p>0.776682</text:p>
              </table:table-cell>
              <table:table-cell office:value-type="float" office:value="0.884536">
                <text:p>0.884536</text:p>
              </table:table-cell>
              <table:table-cell office:value-type="float" office:value="0.969021">
                <text:p>0.969021</text:p>
              </table:table-cell>
              <table:table-cell office:value-type="float" office:value="0.971958">
                <text:p>0.971958</text:p>
              </table:table-cell>
              <table:table-cell office:value-type="float" office:value="0.681174">
                <text:p>0.681174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.481496">
                <text:p>0.481496</text:p>
              </table:table-cell>
              <table:table-cell office:value-type="float" office:value="0.602528">
                <text:p>0.602528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6337">
                <text:p>0.616337</text:p>
              </table:table-cell>
              <table:table-cell office:value-type="float" office:value="0.64917">
                <text:p>0.64917</text:p>
              </table:table-cell>
              <table:table-cell office:value-type="float" office:value="0.755164">
                <text:p>0.755164</text:p>
              </table:table-cell>
              <table:table-cell office:value-type="float" office:value="0.894717">
                <text:p>0.894717</text:p>
              </table:table-cell>
              <table:table-cell office:value-type="float" office:value="0.970489">
                <text:p>0.970489</text:p>
              </table:table-cell>
              <table:table-cell office:value-type="float" office:value="0.971958">
                <text:p>0.971958</text:p>
              </table:table-cell>
              <table:table-cell office:value-type="float" office:value="0.680702">
                <text:p>0.680702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0.421537">
                <text:p>0.421537</text:p>
              </table:table-cell>
              <table:table-cell office:value-type="float" office:value="0.559428">
                <text:p>0.559428</text:p>
              </table:table-cell>
              <table:table-cell office:value-type="float" office:value="0.612021">
                <text:p>0.612021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28453">
                <text:p>0.628453</text:p>
              </table:table-cell>
              <table:table-cell office:value-type="float" office:value="0.698418">
                <text:p>0.698418</text:p>
              </table:table-cell>
              <table:table-cell office:value-type="float" office:value="0.847961">
                <text:p>0.847961</text:p>
              </table:table-cell>
              <table:table-cell office:value-type="float" office:value="0.95433">
                <text:p>0.95433</text:p>
              </table:table-cell>
              <table:table-cell office:value-type="float" office:value="0.971958">
                <text:p>0.971958</text:p>
              </table:table-cell>
              <table:table-cell office:value-type="float" office:value="0.655926">
                <text:p>0.655926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.461039">
                <text:p>0.461039</text:p>
              </table:table-cell>
              <table:table-cell office:value-type="float" office:value="0.564354">
                <text:p>0.564354</text:p>
              </table:table-cell>
              <table:table-cell office:value-type="float" office:value="0.61179">
                <text:p>0.61179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4134">
                <text:p>0.614134</text:p>
              </table:table-cell>
              <table:table-cell office:value-type="float" office:value="0.642418">
                <text:p>0.642418</text:p>
              </table:table-cell>
              <table:table-cell office:value-type="float" office:value="0.753477">
                <text:p>0.753477</text:p>
              </table:table-cell>
              <table:table-cell office:value-type="float" office:value="0.865692">
                <text:p>0.865692</text:p>
              </table:table-cell>
              <table:table-cell office:value-type="float" office:value="0.963399">
                <text:p>0.963399</text:p>
              </table:table-cell>
              <table:table-cell office:value-type="float" office:value="0.971958">
                <text:p>0.971958</text:p>
              </table:table-cell>
              <table:table-cell office:value-type="float" office:value="0.670105">
                <text:p>0.670105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0.460257">
                <text:p>0.460257</text:p>
              </table:table-cell>
              <table:table-cell office:value-type="float" office:value="0.569913">
                <text:p>0.569913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5456">
                <text:p>0.615456</text:p>
              </table:table-cell>
              <table:table-cell office:value-type="float" office:value="0.633292">
                <text:p>0.633292</text:p>
              </table:table-cell>
              <table:table-cell office:value-type="float" office:value="0.724798">
                <text:p>0.724798</text:p>
              </table:table-cell>
              <table:table-cell office:value-type="float" office:value="0.862885">
                <text:p>0.862885</text:p>
              </table:table-cell>
              <table:table-cell office:value-type="float" office:value="0.961209">
                <text:p>0.961209</text:p>
              </table:table-cell>
              <table:table-cell office:value-type="float" office:value="0.971958">
                <text:p>0.971958</text:p>
              </table:table-cell>
              <table:table-cell office:value-type="float" office:value="0.666493">
                <text:p>0.666493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0.347987">
                <text:p>0.347987</text:p>
              </table:table-cell>
              <table:table-cell office:value-type="float" office:value="0.572712">
                <text:p>0.57271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4134">
                <text:p>0.614134</text:p>
              </table:table-cell>
              <table:table-cell office:value-type="float" office:value="0.640655">
                <text:p>0.640655</text:p>
              </table:table-cell>
              <table:table-cell office:value-type="float" office:value="0.706863">
                <text:p>0.706863</text:p>
              </table:table-cell>
              <table:table-cell office:value-type="float" office:value="0.871516">
                <text:p>0.871516</text:p>
              </table:table-cell>
              <table:table-cell office:value-type="float" office:value="0.961945">
                <text:p>0.961945</text:p>
              </table:table-cell>
              <table:table-cell office:value-type="float" office:value="0.971958">
                <text:p>0.971958</text:p>
              </table:table-cell>
              <table:table-cell office:value-type="float" office:value="0.655293">
                <text:p>0.655293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338487">
                <text:p>0.338487</text:p>
              </table:table-cell>
              <table:table-cell office:value-type="float" office:value="0.585275">
                <text:p>0.585275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3747">
                <text:p>0.613747</text:p>
              </table:table-cell>
              <table:table-cell office:value-type="float" office:value="0.642199">
                <text:p>0.642199</text:p>
              </table:table-cell>
              <table:table-cell office:value-type="float" office:value="0.733008">
                <text:p>0.733008</text:p>
              </table:table-cell>
              <table:table-cell office:value-type="float" office:value="0.891633">
                <text:p>0.891633</text:p>
              </table:table-cell>
              <table:table-cell office:value-type="float" office:value="0.962563">
                <text:p>0.962563</text:p>
              </table:table-cell>
              <table:table-cell office:value-type="float" office:value="0.971958">
                <text:p>0.971958</text:p>
              </table:table-cell>
              <table:table-cell office:value-type="float" office:value="0.660403">
                <text:p>0.660403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.492066">
                <text:p>0.492066</text:p>
              </table:table-cell>
              <table:table-cell office:value-type="float" office:value="0.608032">
                <text:p>0.60803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22563">
                <text:p>0.622563</text:p>
              </table:table-cell>
              <table:table-cell office:value-type="float" office:value="0.688719">
                <text:p>0.688719</text:p>
              </table:table-cell>
              <table:table-cell office:value-type="float" office:value="0.810324">
                <text:p>0.810324</text:p>
              </table:table-cell>
              <table:table-cell office:value-type="float" office:value="0.907848">
                <text:p>0.907848</text:p>
              </table:table-cell>
              <table:table-cell office:value-type="float" office:value="0.966857">
                <text:p>0.966857</text:p>
              </table:table-cell>
              <table:table-cell office:value-type="float" office:value="0.971958">
                <text:p>0.971958</text:p>
              </table:table-cell>
              <table:table-cell office:value-type="float" office:value="0.693353">
                <text:p>0.693353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.53248">
                <text:p>0.53248</text:p>
              </table:table-cell>
              <table:table-cell office:value-type="float" office:value="0.609281">
                <text:p>0.609281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9908">
                <text:p>0.619908</text:p>
              </table:table-cell>
              <table:table-cell office:value-type="float" office:value="0.68295">
                <text:p>0.68295</text:p>
              </table:table-cell>
              <table:table-cell office:value-type="float" office:value="0.800044">
                <text:p>0.800044</text:p>
              </table:table-cell>
              <table:table-cell office:value-type="float" office:value="0.906653">
                <text:p>0.906653</text:p>
              </table:table-cell>
              <table:table-cell office:value-type="float" office:value="0.965402">
                <text:p>0.965402</text:p>
              </table:table-cell>
              <table:table-cell office:value-type="float" office:value="0.971958">
                <text:p>0.971958</text:p>
              </table:table-cell>
              <table:table-cell office:value-type="float" office:value="0.695384">
                <text:p>0.695384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0.493605">
                <text:p>0.493605</text:p>
              </table:table-cell>
              <table:table-cell office:value-type="float" office:value="0.605726">
                <text:p>0.605726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22846">
                <text:p>0.622846</text:p>
              </table:table-cell>
              <table:table-cell office:value-type="float" office:value="0.711732">
                <text:p>0.711732</text:p>
              </table:table-cell>
              <table:table-cell office:value-type="float" office:value="0.801399">
                <text:p>0.801399</text:p>
              </table:table-cell>
              <table:table-cell office:value-type="float" office:value="0.881282">
                <text:p>0.881282</text:p>
              </table:table-cell>
              <table:table-cell office:value-type="float" office:value="0.964779">
                <text:p>0.964779</text:p>
              </table:table-cell>
              <table:table-cell office:value-type="float" office:value="0.971958">
                <text:p>0.971958</text:p>
              </table:table-cell>
              <table:table-cell office:value-type="float" office:value="0.691848">
                <text:p>0.691848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.444501">
                <text:p>0.444501</text:p>
              </table:table-cell>
              <table:table-cell office:value-type="float" office:value="0.589368">
                <text:p>0.589368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8711">
                <text:p>0.618711</text:p>
              </table:table-cell>
              <table:table-cell office:value-type="float" office:value="0.698676">
                <text:p>0.698676</text:p>
              </table:table-cell>
              <table:table-cell office:value-type="float" office:value="0.799733">
                <text:p>0.799733</text:p>
              </table:table-cell>
              <table:table-cell office:value-type="float" office:value="0.877108">
                <text:p>0.877108</text:p>
              </table:table-cell>
              <table:table-cell office:value-type="float" office:value="0.948515">
                <text:p>0.948515</text:p>
              </table:table-cell>
              <table:table-cell office:value-type="float" office:value="0.971958">
                <text:p>0.971958</text:p>
              </table:table-cell>
              <table:table-cell office:value-type="float" office:value="0.681373">
                <text:p>0.681373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478783">
                <text:p>0.478783</text:p>
              </table:table-cell>
              <table:table-cell office:value-type="float" office:value="0.598576">
                <text:p>0.598576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813">
                <text:p>0.612813</text:p>
              </table:table-cell>
              <table:table-cell office:value-type="float" office:value="0.624202">
                <text:p>0.624202</text:p>
              </table:table-cell>
              <table:table-cell office:value-type="float" office:value="0.738914">
                <text:p>0.738914</text:p>
              </table:table-cell>
              <table:table-cell office:value-type="float" office:value="0.835383">
                <text:p>0.835383</text:p>
              </table:table-cell>
              <table:table-cell office:value-type="float" office:value="0.893889">
                <text:p>0.893889</text:p>
              </table:table-cell>
              <table:table-cell office:value-type="float" office:value="0.958492">
                <text:p>0.958492</text:p>
              </table:table-cell>
              <table:table-cell office:value-type="float" office:value="0.971958">
                <text:p>0.971958</text:p>
              </table:table-cell>
              <table:table-cell office:value-type="float" office:value="0.69658">
                <text:p>0.69658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0.451696">
                <text:p>0.451696</text:p>
              </table:table-cell>
              <table:table-cell office:value-type="float" office:value="0.591787">
                <text:p>0.591787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8615">
                <text:p>0.618615</text:p>
              </table:table-cell>
              <table:table-cell office:value-type="float" office:value="0.733566">
                <text:p>0.733566</text:p>
              </table:table-cell>
              <table:table-cell office:value-type="float" office:value="0.826633">
                <text:p>0.826633</text:p>
              </table:table-cell>
              <table:table-cell office:value-type="float" office:value="0.891672">
                <text:p>0.891672</text:p>
              </table:table-cell>
              <table:table-cell office:value-type="float" office:value="0.969093">
                <text:p>0.969093</text:p>
              </table:table-cell>
              <table:table-cell office:value-type="float" office:value="0.971958">
                <text:p>0.971958</text:p>
              </table:table-cell>
              <table:table-cell office:value-type="float" office:value="0.692018">
                <text:p>0.692018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0.388333">
                <text:p>0.388333</text:p>
              </table:table-cell>
              <table:table-cell office:value-type="float" office:value="0.603713">
                <text:p>0.603713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23279">
                <text:p>0.623279</text:p>
              </table:table-cell>
              <table:table-cell office:value-type="float" office:value="0.744347">
                <text:p>0.744347</text:p>
              </table:table-cell>
              <table:table-cell office:value-type="float" office:value="0.826926">
                <text:p>0.826926</text:p>
              </table:table-cell>
              <table:table-cell office:value-type="float" office:value="0.895393">
                <text:p>0.895393</text:p>
              </table:table-cell>
              <table:table-cell office:value-type="float" office:value="0.968352">
                <text:p>0.968352</text:p>
              </table:table-cell>
              <table:table-cell office:value-type="float" office:value="0.971958">
                <text:p>0.971958</text:p>
              </table:table-cell>
              <table:table-cell office:value-type="float" office:value="0.688746">
                <text:p>0.688746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.448209">
                <text:p>0.448209</text:p>
              </table:table-cell>
              <table:table-cell office:value-type="float" office:value="0.597749">
                <text:p>0.597749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3253">
                <text:p>0.613253</text:p>
              </table:table-cell>
              <table:table-cell office:value-type="float" office:value="0.635172">
                <text:p>0.635172</text:p>
              </table:table-cell>
              <table:table-cell office:value-type="float" office:value="0.747109">
                <text:p>0.747109</text:p>
              </table:table-cell>
              <table:table-cell office:value-type="float" office:value="0.813863">
                <text:p>0.813863</text:p>
              </table:table-cell>
              <table:table-cell office:value-type="float" office:value="0.906784">
                <text:p>0.906784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695884">
                <text:p>0.695884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0.481763">
                <text:p>0.481763</text:p>
              </table:table-cell>
              <table:table-cell office:value-type="float" office:value="0.603942">
                <text:p>0.60394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25254">
                <text:p>0.625254</text:p>
              </table:table-cell>
              <table:table-cell office:value-type="float" office:value="0.757519">
                <text:p>0.757519</text:p>
              </table:table-cell>
              <table:table-cell office:value-type="float" office:value="0.859931">
                <text:p>0.859931</text:p>
              </table:table-cell>
              <table:table-cell office:value-type="float" office:value="0.937389">
                <text:p>0.937389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707487">
                <text:p>0.707487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520265">
                <text:p>0.520265</text:p>
              </table:table-cell>
              <table:table-cell office:value-type="float" office:value="0.611717">
                <text:p>0.611717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4524">
                <text:p>0.614524</text:p>
              </table:table-cell>
              <table:table-cell office:value-type="float" office:value="0.653737">
                <text:p>0.653737</text:p>
              </table:table-cell>
              <table:table-cell office:value-type="float" office:value="0.76932">
                <text:p>0.76932</text:p>
              </table:table-cell>
              <table:table-cell office:value-type="float" office:value="0.851283">
                <text:p>0.851283</text:p>
              </table:table-cell>
              <table:table-cell office:value-type="float" office:value="0.933494">
                <text:p>0.933494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715104">
                <text:p>0.715104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0.503193">
                <text:p>0.503193</text:p>
              </table:table-cell>
              <table:table-cell office:value-type="float" office:value="0.61037">
                <text:p>0.61037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22965">
                <text:p>0.622965</text:p>
              </table:table-cell>
              <table:table-cell office:value-type="float" office:value="0.741569">
                <text:p>0.741569</text:p>
              </table:table-cell>
              <table:table-cell office:value-type="float" office:value="0.8333">
                <text:p>0.8333</text:p>
              </table:table-cell>
              <table:table-cell office:value-type="float" office:value="0.921668">
                <text:p>0.92166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704214">
                <text:p>0.704214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.543898">
                <text:p>0.543898</text:p>
              </table:table-cell>
              <table:table-cell office:value-type="float" office:value="0.611624">
                <text:p>0.611624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3593">
                <text:p>0.613593</text:p>
              </table:table-cell>
              <table:table-cell office:value-type="float" office:value="0.639485">
                <text:p>0.639485</text:p>
              </table:table-cell>
              <table:table-cell office:value-type="float" office:value="0.747087">
                <text:p>0.747087</text:p>
              </table:table-cell>
              <table:table-cell office:value-type="float" office:value="0.831119">
                <text:p>0.831119</text:p>
              </table:table-cell>
              <table:table-cell office:value-type="float" office:value="0.922259">
                <text:p>0.922259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710577">
                <text:p>0.710577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0.469608">
                <text:p>0.469608</text:p>
              </table:table-cell>
              <table:table-cell office:value-type="float" office:value="0.612255">
                <text:p>0.612255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20754">
                <text:p>0.620754</text:p>
              </table:table-cell>
              <table:table-cell office:value-type="float" office:value="0.712055">
                <text:p>0.712055</text:p>
              </table:table-cell>
              <table:table-cell office:value-type="float" office:value="0.807839">
                <text:p>0.807839</text:p>
              </table:table-cell>
              <table:table-cell office:value-type="float" office:value="0.880495">
                <text:p>0.880495</text:p>
              </table:table-cell>
              <table:table-cell office:value-type="float" office:value="0.954677">
                <text:p>0.954677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725439">
                <text:p>0.725439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0.531084">
                <text:p>0.531084</text:p>
              </table:table-cell>
              <table:table-cell office:value-type="float" office:value="0.610723">
                <text:p>0.610723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5456">
                <text:p>0.615456</text:p>
              </table:table-cell>
              <table:table-cell office:value-type="float" office:value="0.653181">
                <text:p>0.653181</text:p>
              </table:table-cell>
              <table:table-cell office:value-type="float" office:value="0.769653">
                <text:p>0.769653</text:p>
              </table:table-cell>
              <table:table-cell office:value-type="float" office:value="0.878408">
                <text:p>0.878408</text:p>
              </table:table-cell>
              <table:table-cell office:value-type="float" office:value="0.951187">
                <text:p>0.951187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720639">
                <text:p>0.720639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.341043">
                <text:p>0.341043</text:p>
              </table:table-cell>
              <table:table-cell office:value-type="float" office:value="0.606973">
                <text:p>0.606973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21194">
                <text:p>0.621194</text:p>
              </table:table-cell>
              <table:table-cell office:value-type="float" office:value="0.684753">
                <text:p>0.684753</text:p>
              </table:table-cell>
              <table:table-cell office:value-type="float" office:value="0.843126">
                <text:p>0.843126</text:p>
              </table:table-cell>
              <table:table-cell office:value-type="float" office:value="0.954423">
                <text:p>0.954423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686059">
                <text:p>0.686059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0.393812">
                <text:p>0.393812</text:p>
              </table:table-cell>
              <table:table-cell office:value-type="float" office:value="0.609609">
                <text:p>0.609609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6777">
                <text:p>0.616777</text:p>
              </table:table-cell>
              <table:table-cell office:value-type="float" office:value="0.661435">
                <text:p>0.661435</text:p>
              </table:table-cell>
              <table:table-cell office:value-type="float" office:value="0.825419">
                <text:p>0.825419</text:p>
              </table:table-cell>
              <table:table-cell office:value-type="float" office:value="0.936666">
                <text:p>0.936666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685279">
                <text:p>0.685279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.264845">
                <text:p>0.264845</text:p>
              </table:table-cell>
              <table:table-cell office:value-type="float" office:value="0.610457">
                <text:p>0.610457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45581">
                <text:p>0.645581</text:p>
              </table:table-cell>
              <table:table-cell office:value-type="float" office:value="0.785902">
                <text:p>0.785902</text:p>
              </table:table-cell>
              <table:table-cell office:value-type="float" office:value="0.88991">
                <text:p>0.88991</text:p>
              </table:table-cell>
              <table:table-cell office:value-type="float" office:value="0.957253">
                <text:p>0.957253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696302">
                <text:p>0.696302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0.385809">
                <text:p>0.385809</text:p>
              </table:table-cell>
              <table:table-cell office:value-type="float" office:value="0.610917">
                <text:p>0.610917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25683">
                <text:p>0.625683</text:p>
              </table:table-cell>
              <table:table-cell office:value-type="float" office:value="0.739394">
                <text:p>0.739394</text:p>
              </table:table-cell>
              <table:table-cell office:value-type="float" office:value="0.871537">
                <text:p>0.871537</text:p>
              </table:table-cell>
              <table:table-cell office:value-type="float" office:value="0.952367">
                <text:p>0.952367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699478">
                <text:p>0.699478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0.441135">
                <text:p>0.441135</text:p>
              </table:table-cell>
              <table:table-cell office:value-type="float" office:value="0.611742">
                <text:p>0.61174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9674">
                <text:p>0.619674</text:p>
              </table:table-cell>
              <table:table-cell office:value-type="float" office:value="0.654849">
                <text:p>0.654849</text:p>
              </table:table-cell>
              <table:table-cell office:value-type="float" office:value="0.811281">
                <text:p>0.811281</text:p>
              </table:table-cell>
              <table:table-cell office:value-type="float" office:value="0.87513">
                <text:p>0.87513</text:p>
              </table:table-cell>
              <table:table-cell office:value-type="float" office:value="0.948799">
                <text:p>0.948799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715931">
                <text:p>0.715931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426519">
                <text:p>0.426519</text:p>
              </table:table-cell>
              <table:table-cell office:value-type="float" office:value="0.611337">
                <text:p>0.611337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7218">
                <text:p>0.617218</text:p>
              </table:table-cell>
              <table:table-cell office:value-type="float" office:value="0.632085">
                <text:p>0.632085</text:p>
              </table:table-cell>
              <table:table-cell office:value-type="float" office:value="0.772875">
                <text:p>0.772875</text:p>
              </table:table-cell>
              <table:table-cell office:value-type="float" office:value="0.862395">
                <text:p>0.862395</text:p>
              </table:table-cell>
              <table:table-cell office:value-type="float" office:value="0.921774">
                <text:p>0.921774</text:p>
              </table:table-cell>
              <table:table-cell office:value-type="float" office:value="0.969216">
                <text:p>0.969216</text:p>
              </table:table-cell>
              <table:table-cell office:value-type="float" office:value="0.971958">
                <text:p>0.971958</text:p>
              </table:table-cell>
              <table:table-cell office:value-type="float" office:value="0.703817">
                <text:p>0.703817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0.421964">
                <text:p>0.421964</text:p>
              </table:table-cell>
              <table:table-cell office:value-type="float" office:value="0.610917">
                <text:p>0.610917</text:p>
              </table:table-cell>
              <table:table-cell office:value-type="float" office:value="0.612372">
                <text:p>0.612372</text:p>
              </table:table-cell>
              <table:table-cell office:value-type="float" office:value="0.615254">
                <text:p>0.615254</text:p>
              </table:table-cell>
              <table:table-cell office:value-type="float" office:value="0.629577">
                <text:p>0.629577</text:p>
              </table:table-cell>
              <table:table-cell office:value-type="float" office:value="0.742549">
                <text:p>0.742549</text:p>
              </table:table-cell>
              <table:table-cell office:value-type="float" office:value="0.838554">
                <text:p>0.838554</text:p>
              </table:table-cell>
              <table:table-cell office:value-type="float" office:value="0.894805">
                <text:p>0.894805</text:p>
              </table:table-cell>
              <table:table-cell office:value-type="float" office:value="0.94593">
                <text:p>0.94593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728388">
                <text:p>0.728388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.183734">
                <text:p>0.183734</text:p>
              </table:table-cell>
              <table:table-cell office:value-type="float" office:value="0.599056">
                <text:p>0.599056</text:p>
              </table:table-cell>
              <table:table-cell office:value-type="float" office:value="0.612372">
                <text:p>0.612372</text:p>
              </table:table-cell>
              <table:table-cell office:value-type="float" office:value="0.614814">
                <text:p>0.614814</text:p>
              </table:table-cell>
              <table:table-cell office:value-type="float" office:value="0.647677">
                <text:p>0.647677</text:p>
              </table:table-cell>
              <table:table-cell office:value-type="float" office:value="0.77547">
                <text:p>0.77547</text:p>
              </table:table-cell>
              <table:table-cell office:value-type="float" office:value="0.857258">
                <text:p>0.857258</text:p>
              </table:table-cell>
              <table:table-cell office:value-type="float" office:value="0.89618">
                <text:p>0.89618</text:p>
              </table:table-cell>
              <table:table-cell office:value-type="float" office:value="0.944655">
                <text:p>0.944655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710317">
                <text:p>0.710317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0.257946">
                <text:p>0.257946</text:p>
              </table:table-cell>
              <table:table-cell office:value-type="float" office:value="0.594176">
                <text:p>0.594176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813">
                <text:p>0.612813</text:p>
              </table:table-cell>
              <table:table-cell office:value-type="float" office:value="0.641512">
                <text:p>0.641512</text:p>
              </table:table-cell>
              <table:table-cell office:value-type="float" office:value="0.796873">
                <text:p>0.796873</text:p>
              </table:table-cell>
              <table:table-cell office:value-type="float" office:value="0.868438">
                <text:p>0.868438</text:p>
              </table:table-cell>
              <table:table-cell office:value-type="float" office:value="0.900726">
                <text:p>0.900726</text:p>
              </table:table-cell>
              <table:table-cell office:value-type="float" office:value="0.949499">
                <text:p>0.949499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720631">
                <text:p>0.720631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0.498982">
                <text:p>0.498982</text:p>
              </table:table-cell>
              <table:table-cell office:value-type="float" office:value="0.608257">
                <text:p>0.608257</text:p>
              </table:table-cell>
              <table:table-cell office:value-type="float" office:value="0.612372">
                <text:p>0.612372</text:p>
              </table:table-cell>
              <table:table-cell office:value-type="float" office:value="0.614134">
                <text:p>0.614134</text:p>
              </table:table-cell>
              <table:table-cell office:value-type="float" office:value="0.665537">
                <text:p>0.665537</text:p>
              </table:table-cell>
              <table:table-cell office:value-type="float" office:value="0.8159">
                <text:p>0.8159</text:p>
              </table:table-cell>
              <table:table-cell office:value-type="float" office:value="0.878037">
                <text:p>0.878037</text:p>
              </table:table-cell>
              <table:table-cell office:value-type="float" office:value="0.906305">
                <text:p>0.906305</text:p>
              </table:table-cell>
              <table:table-cell office:value-type="float" office:value="0.958911">
                <text:p>0.958911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753039">
                <text:p>0.753039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.395644">
                <text:p>0.395644</text:p>
              </table:table-cell>
              <table:table-cell office:value-type="float" office:value="0.608375">
                <text:p>0.608375</text:p>
              </table:table-cell>
              <table:table-cell office:value-type="float" office:value="0.612372">
                <text:p>0.612372</text:p>
              </table:table-cell>
              <table:table-cell office:value-type="float" office:value="0.614575">
                <text:p>0.614575</text:p>
              </table:table-cell>
              <table:table-cell office:value-type="float" office:value="0.63362">
                <text:p>0.63362</text:p>
              </table:table-cell>
              <table:table-cell office:value-type="float" office:value="0.769777">
                <text:p>0.769777</text:p>
              </table:table-cell>
              <table:table-cell office:value-type="float" office:value="0.854094">
                <text:p>0.854094</text:p>
              </table:table-cell>
              <table:table-cell office:value-type="float" office:value="0.89845">
                <text:p>0.89845</text:p>
              </table:table-cell>
              <table:table-cell office:value-type="float" office:value="0.962803">
                <text:p>0.962803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732167">
                <text:p>0.732167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0.49116">
                <text:p>0.49116</text:p>
              </table:table-cell>
              <table:table-cell office:value-type="float" office:value="0.605916">
                <text:p>0.605916</text:p>
              </table:table-cell>
              <table:table-cell office:value-type="float" office:value="0.612372">
                <text:p>0.612372</text:p>
              </table:table-cell>
              <table:table-cell office:value-type="float" office:value="0.615695">
                <text:p>0.615695</text:p>
              </table:table-cell>
              <table:table-cell office:value-type="float" office:value="0.636725">
                <text:p>0.636725</text:p>
              </table:table-cell>
              <table:table-cell office:value-type="float" office:value="0.780635">
                <text:p>0.780635</text:p>
              </table:table-cell>
              <table:table-cell office:value-type="float" office:value="0.848101">
                <text:p>0.848101</text:p>
              </table:table-cell>
              <table:table-cell office:value-type="float" office:value="0.893421">
                <text:p>0.893421</text:p>
              </table:table-cell>
              <table:table-cell office:value-type="float" office:value="0.949677">
                <text:p>0.949677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740566">
                <text:p>0.740566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0.562478">
                <text:p>0.562478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5896">
                <text:p>0.615896</text:p>
              </table:table-cell>
              <table:table-cell office:value-type="float" office:value="0.634059">
                <text:p>0.634059</text:p>
              </table:table-cell>
              <table:table-cell office:value-type="float" office:value="0.730176">
                <text:p>0.730176</text:p>
              </table:table-cell>
              <table:table-cell office:value-type="float" office:value="0.836772">
                <text:p>0.836772</text:p>
              </table:table-cell>
              <table:table-cell office:value-type="float" office:value="0.885426">
                <text:p>0.885426</text:p>
              </table:table-cell>
              <table:table-cell office:value-type="float" office:value="0.963543">
                <text:p>0.963543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742505">
                <text:p>0.742505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0.512743">
                <text:p>0.512743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7218">
                <text:p>0.617218</text:p>
              </table:table-cell>
              <table:table-cell office:value-type="float" office:value="0.629736">
                <text:p>0.629736</text:p>
              </table:table-cell>
              <table:table-cell office:value-type="float" office:value="0.74932">
                <text:p>0.74932</text:p>
              </table:table-cell>
              <table:table-cell office:value-type="float" office:value="0.841396">
                <text:p>0.841396</text:p>
              </table:table-cell>
              <table:table-cell office:value-type="float" office:value="0.893381">
                <text:p>0.893381</text:p>
              </table:table-cell>
              <table:table-cell office:value-type="float" office:value="0.968403">
                <text:p>0.968403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74089">
                <text:p>0.74089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0.586675">
                <text:p>0.586675</text:p>
              </table:table-cell>
              <table:table-cell office:value-type="float" office:value="0.612162">
                <text:p>0.61216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22081">
                <text:p>0.622081</text:p>
              </table:table-cell>
              <table:table-cell office:value-type="float" office:value="0.71742">
                <text:p>0.71742</text:p>
              </table:table-cell>
              <table:table-cell office:value-type="float" office:value="0.829099">
                <text:p>0.829099</text:p>
              </table:table-cell>
              <table:table-cell office:value-type="float" office:value="0.865623">
                <text:p>0.865623</text:p>
              </table:table-cell>
              <table:table-cell office:value-type="float" office:value="0.947251">
                <text:p>0.947251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737701">
                <text:p>0.737701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581159">
                <text:p>0.581159</text:p>
              </table:table-cell>
              <table:table-cell office:value-type="float" office:value="0.611952">
                <text:p>0.61195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4134">
                <text:p>0.614134</text:p>
              </table:table-cell>
              <table:table-cell office:value-type="float" office:value="0.62839">
                <text:p>0.62839</text:p>
              </table:table-cell>
              <table:table-cell office:value-type="float" office:value="0.70626">
                <text:p>0.70626</text:p>
              </table:table-cell>
              <table:table-cell office:value-type="float" office:value="0.815829">
                <text:p>0.815829</text:p>
              </table:table-cell>
              <table:table-cell office:value-type="float" office:value="0.85745">
                <text:p>0.85745</text:p>
              </table:table-cell>
              <table:table-cell office:value-type="float" office:value="0.933991">
                <text:p>0.933991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73335">
                <text:p>0.73335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0.564703">
                <text:p>0.564703</text:p>
              </table:table-cell>
              <table:table-cell office:value-type="float" office:value="0.612162">
                <text:p>0.61216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20673">
                <text:p>0.620673</text:p>
              </table:table-cell>
              <table:table-cell office:value-type="float" office:value="0.669226">
                <text:p>0.669226</text:p>
              </table:table-cell>
              <table:table-cell office:value-type="float" office:value="0.814569">
                <text:p>0.814569</text:p>
              </table:table-cell>
              <table:table-cell office:value-type="float" office:value="0.88268">
                <text:p>0.88268</text:p>
              </table:table-cell>
              <table:table-cell office:value-type="float" office:value="0.95866">
                <text:p>0.95866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731938">
                <text:p>0.731938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0.56526">
                <text:p>0.56526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7658">
                <text:p>0.617658</text:p>
              </table:table-cell>
              <table:table-cell office:value-type="float" office:value="0.669059">
                <text:p>0.669059</text:p>
              </table:table-cell>
              <table:table-cell office:value-type="float" office:value="0.798879">
                <text:p>0.798879</text:p>
              </table:table-cell>
              <table:table-cell office:value-type="float" office:value="0.853221">
                <text:p>0.853221</text:p>
              </table:table-cell>
              <table:table-cell office:value-type="float" office:value="0.912954">
                <text:p>0.912954</text:p>
              </table:table-cell>
              <table:table-cell office:value-type="float" office:value="0.971223">
                <text:p>0.971223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758496">
                <text:p>0.758496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0.398476">
                <text:p>0.398476</text:p>
              </table:table-cell>
              <table:table-cell office:value-type="float" office:value="0.612372">
                <text:p>0.612372</text:p>
              </table:table-cell>
              <table:table-cell office:value-type="float" office:value="0.613694">
                <text:p>0.613694</text:p>
              </table:table-cell>
              <table:table-cell office:value-type="float" office:value="0.62365">
                <text:p>0.62365</text:p>
              </table:table-cell>
              <table:table-cell office:value-type="float" office:value="0.655959">
                <text:p>0.655959</text:p>
              </table:table-cell>
              <table:table-cell office:value-type="float" office:value="0.73958">
                <text:p>0.73958</text:p>
              </table:table-cell>
              <table:table-cell office:value-type="float" office:value="0.833789">
                <text:p>0.833789</text:p>
              </table:table-cell>
              <table:table-cell office:value-type="float" office:value="0.896399">
                <text:p>0.896399</text:p>
              </table:table-cell>
              <table:table-cell office:value-type="float" office:value="0.965712">
                <text:p>0.965712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731159">
                <text:p>0.731159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0.578845">
                <text:p>0.578845</text:p>
              </table:table-cell>
              <table:table-cell office:value-type="float" office:value="0.612372">
                <text:p>0.612372</text:p>
              </table:table-cell>
              <table:table-cell office:value-type="float" office:value="0.614814">
                <text:p>0.614814</text:p>
              </table:table-cell>
              <table:table-cell office:value-type="float" office:value="0.621864">
                <text:p>0.621864</text:p>
              </table:table-cell>
              <table:table-cell office:value-type="float" office:value="0.649038">
                <text:p>0.649038</text:p>
              </table:table-cell>
              <table:table-cell office:value-type="float" office:value="0.717567">
                <text:p>0.717567</text:p>
              </table:table-cell>
              <table:table-cell office:value-type="float" office:value="0.832332">
                <text:p>0.832332</text:p>
              </table:table-cell>
              <table:table-cell office:value-type="float" office:value="0.909276">
                <text:p>0.909276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748002">
                <text:p>0.748002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0.560013">
                <text:p>0.560013</text:p>
              </table:table-cell>
              <table:table-cell office:value-type="float" office:value="0.612372">
                <text:p>0.612372</text:p>
              </table:table-cell>
              <table:table-cell office:value-type="float" office:value="0.615254">
                <text:p>0.615254</text:p>
              </table:table-cell>
              <table:table-cell office:value-type="float" office:value="0.636677">
                <text:p>0.636677</text:p>
              </table:table-cell>
              <table:table-cell office:value-type="float" office:value="0.70355">
                <text:p>0.70355</text:p>
              </table:table-cell>
              <table:table-cell office:value-type="float" office:value="0.796154">
                <text:p>0.796154</text:p>
              </table:table-cell>
              <table:table-cell office:value-type="float" office:value="0.877451">
                <text:p>0.877451</text:p>
              </table:table-cell>
              <table:table-cell office:value-type="float" office:value="0.924096">
                <text:p>0.924096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766948">
                <text:p>0.766948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0.450866">
                <text:p>0.450866</text:p>
              </table:table-cell>
              <table:table-cell office:value-type="float" office:value="0.611553">
                <text:p>0.611553</text:p>
              </table:table-cell>
              <table:table-cell office:value-type="float" office:value="0.612372">
                <text:p>0.612372</text:p>
              </table:table-cell>
              <table:table-cell office:value-type="float" office:value="0.621963">
                <text:p>0.621963</text:p>
              </table:table-cell>
              <table:table-cell office:value-type="float" office:value="0.663877">
                <text:p>0.663877</text:p>
              </table:table-cell>
              <table:table-cell office:value-type="float" office:value="0.765408">
                <text:p>0.765408</text:p>
              </table:table-cell>
              <table:table-cell office:value-type="float" office:value="0.861634">
                <text:p>0.861634</text:p>
              </table:table-cell>
              <table:table-cell office:value-type="float" office:value="0.922187">
                <text:p>0.922187</text:p>
              </table:table-cell>
              <table:table-cell office:value-type="float" office:value="0.969755">
                <text:p>0.969755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745157">
                <text:p>0.745157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0.557659">
                <text:p>0.557659</text:p>
              </table:table-cell>
              <table:table-cell office:value-type="float" office:value="0.612372">
                <text:p>0.612372</text:p>
              </table:table-cell>
              <table:table-cell office:value-type="float" office:value="0.613052">
                <text:p>0.613052</text:p>
              </table:table-cell>
              <table:table-cell office:value-type="float" office:value="0.628407">
                <text:p>0.628407</text:p>
              </table:table-cell>
              <table:table-cell office:value-type="float" office:value="0.696124">
                <text:p>0.696124</text:p>
              </table:table-cell>
              <table:table-cell office:value-type="float" office:value="0.817498">
                <text:p>0.817498</text:p>
              </table:table-cell>
              <table:table-cell office:value-type="float" office:value="0.8914">
                <text:p>0.8914</text:p>
              </table:table-cell>
              <table:table-cell office:value-type="float" office:value="0.956299">
                <text:p>0.956299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771673">
                <text:p>0.771673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0.521173">
                <text:p>0.521173</text:p>
              </table:table-cell>
              <table:table-cell office:value-type="float" office:value="0.612372">
                <text:p>0.612372</text:p>
              </table:table-cell>
              <table:table-cell office:value-type="float" office:value="0.614612">
                <text:p>0.614612</text:p>
              </table:table-cell>
              <table:table-cell office:value-type="float" office:value="0.646739">
                <text:p>0.646739</text:p>
              </table:table-cell>
              <table:table-cell office:value-type="float" office:value="0.726533">
                <text:p>0.726533</text:p>
              </table:table-cell>
              <table:table-cell office:value-type="float" office:value="0.832945">
                <text:p>0.832945</text:p>
              </table:table-cell>
              <table:table-cell office:value-type="float" office:value="0.902885">
                <text:p>0.902885</text:p>
              </table:table-cell>
              <table:table-cell office:value-type="float" office:value="0.956981">
                <text:p>0.956981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775816">
                <text:p>0.775816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0.551431">
                <text:p>0.551431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20797">
                <text:p>0.620797</text:p>
              </table:table-cell>
              <table:table-cell office:value-type="float" office:value="0.671728">
                <text:p>0.671728</text:p>
              </table:table-cell>
              <table:table-cell office:value-type="float" office:value="0.787344">
                <text:p>0.787344</text:p>
              </table:table-cell>
              <table:table-cell office:value-type="float" office:value="0.890284">
                <text:p>0.890284</text:p>
              </table:table-cell>
              <table:table-cell office:value-type="float" office:value="0.96127">
                <text:p>0.96127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765152">
                <text:p>0.765152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444275">
                <text:p>0.444275</text:p>
              </table:table-cell>
              <table:table-cell office:value-type="float" office:value="0.612372">
                <text:p>0.612372</text:p>
              </table:table-cell>
              <table:table-cell office:value-type="float" office:value="0.615934">
                <text:p>0.615934</text:p>
              </table:table-cell>
              <table:table-cell office:value-type="float" office:value="0.640705">
                <text:p>0.640705</text:p>
              </table:table-cell>
              <table:table-cell office:value-type="float" office:value="0.714177">
                <text:p>0.714177</text:p>
              </table:table-cell>
              <table:table-cell office:value-type="float" office:value="0.852558">
                <text:p>0.852558</text:p>
              </table:table-cell>
              <table:table-cell office:value-type="float" office:value="0.915706">
                <text:p>0.915706</text:p>
              </table:table-cell>
              <table:table-cell office:value-type="float" office:value="0.971223">
                <text:p>0.971223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771087">
                <text:p>0.771087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0.49329">
                <text:p>0.49329</text:p>
              </table:table-cell>
              <table:table-cell office:value-type="float" office:value="0.610279">
                <text:p>0.610279</text:p>
              </table:table-cell>
              <table:table-cell office:value-type="float" office:value="0.615015">
                <text:p>0.615015</text:p>
              </table:table-cell>
              <table:table-cell office:value-type="float" office:value="0.631622">
                <text:p>0.631622</text:p>
              </table:table-cell>
              <table:table-cell office:value-type="float" office:value="0.71893">
                <text:p>0.71893</text:p>
              </table:table-cell>
              <table:table-cell office:value-type="float" office:value="0.859536">
                <text:p>0.859536</text:p>
              </table:table-cell>
              <table:table-cell office:value-type="float" office:value="0.919033">
                <text:p>0.919033</text:p>
              </table:table-cell>
              <table:table-cell office:value-type="float" office:value="0.971223">
                <text:p>0.971223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776284">
                <text:p>0.776284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0.336716">
                <text:p>0.336716</text:p>
              </table:table-cell>
              <table:table-cell office:value-type="float" office:value="0.612372">
                <text:p>0.612372</text:p>
              </table:table-cell>
              <table:table-cell office:value-type="float" office:value="0.619255">
                <text:p>0.619255</text:p>
              </table:table-cell>
              <table:table-cell office:value-type="float" office:value="0.661826">
                <text:p>0.661826</text:p>
              </table:table-cell>
              <table:table-cell office:value-type="float" office:value="0.804003">
                <text:p>0.804003</text:p>
              </table:table-cell>
              <table:table-cell office:value-type="float" office:value="0.8887">
                <text:p>0.8887</text:p>
              </table:table-cell>
              <table:table-cell office:value-type="float" office:value="0.958474">
                <text:p>0.958474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779722">
                <text:p>0.779722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0.398931">
                <text:p>0.398931</text:p>
              </table:table-cell>
              <table:table-cell office:value-type="float" office:value="0.612372">
                <text:p>0.612372</text:p>
              </table:table-cell>
              <table:table-cell office:value-type="float" office:value="0.615266">
                <text:p>0.615266</text:p>
              </table:table-cell>
              <table:table-cell office:value-type="float" office:value="0.68049">
                <text:p>0.68049</text:p>
              </table:table-cell>
              <table:table-cell office:value-type="float" office:value="0.803115">
                <text:p>0.803115</text:p>
              </table:table-cell>
              <table:table-cell office:value-type="float" office:value="0.875904">
                <text:p>0.875904</text:p>
              </table:table-cell>
              <table:table-cell office:value-type="float" office:value="0.954909">
                <text:p>0.954909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785686">
                <text:p>0.785686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0.4709">
                <text:p>0.4709</text:p>
              </table:table-cell>
              <table:table-cell office:value-type="float" office:value="0.612372">
                <text:p>0.612372</text:p>
              </table:table-cell>
              <table:table-cell office:value-type="float" office:value="0.620566">
                <text:p>0.620566</text:p>
              </table:table-cell>
              <table:table-cell office:value-type="float" office:value="0.71986">
                <text:p>0.71986</text:p>
              </table:table-cell>
              <table:table-cell office:value-type="float" office:value="0.822852">
                <text:p>0.822852</text:p>
              </table:table-cell>
              <table:table-cell office:value-type="float" office:value="0.87039">
                <text:p>0.87039</text:p>
              </table:table-cell>
              <table:table-cell office:value-type="float" office:value="0.946332">
                <text:p>0.946332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797914">
                <text:p>0.797914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0.60059">
                <text:p>0.60059</text:p>
              </table:table-cell>
              <table:table-cell office:value-type="float" office:value="0.618575">
                <text:p>0.618575</text:p>
              </table:table-cell>
              <table:table-cell office:value-type="float" office:value="0.711381">
                <text:p>0.711381</text:p>
              </table:table-cell>
              <table:table-cell office:value-type="float" office:value="0.804567">
                <text:p>0.804567</text:p>
              </table:table-cell>
              <table:table-cell office:value-type="float" office:value="0.853198">
                <text:p>0.853198</text:p>
              </table:table-cell>
              <table:table-cell office:value-type="float" office:value="0.905408">
                <text:p>0.905408</text:p>
              </table:table-cell>
              <table:table-cell office:value-type="float" office:value="0.964965">
                <text:p>0.964965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837456">
                <text:p>0.837456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0.594425">
                <text:p>0.594425</text:p>
              </table:table-cell>
              <table:table-cell office:value-type="float" office:value="0.617248">
                <text:p>0.617248</text:p>
              </table:table-cell>
              <table:table-cell office:value-type="float" office:value="0.689294">
                <text:p>0.689294</text:p>
              </table:table-cell>
              <table:table-cell office:value-type="float" office:value="0.784908">
                <text:p>0.784908</text:p>
              </table:table-cell>
              <table:table-cell office:value-type="float" office:value="0.857994">
                <text:p>0.857994</text:p>
              </table:table-cell>
              <table:table-cell office:value-type="float" office:value="0.915531">
                <text:p>0.915531</text:p>
              </table:table-cell>
              <table:table-cell office:value-type="float" office:value="0.97058">
                <text:p>0.970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834585">
                <text:p>0.834585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0.422755">
                <text:p>0.422755</text:p>
              </table:table-cell>
              <table:table-cell office:value-type="float" office:value="0.612372">
                <text:p>0.612372</text:p>
              </table:table-cell>
              <table:table-cell office:value-type="float" office:value="0.678087">
                <text:p>0.678087</text:p>
              </table:table-cell>
              <table:table-cell office:value-type="float" office:value="0.800739">
                <text:p>0.800739</text:p>
              </table:table-cell>
              <table:table-cell office:value-type="float" office:value="0.873773">
                <text:p>0.873773</text:p>
              </table:table-cell>
              <table:table-cell office:value-type="float" office:value="0.93657">
                <text:p>0.93657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821213">
                <text:p>0.821213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0.492822">
                <text:p>0.492822</text:p>
              </table:table-cell>
              <table:table-cell office:value-type="float" office:value="0.632179">
                <text:p>0.632179</text:p>
              </table:table-cell>
              <table:table-cell office:value-type="float" office:value="0.751196">
                <text:p>0.751196</text:p>
              </table:table-cell>
              <table:table-cell office:value-type="float" office:value="0.845584">
                <text:p>0.845584</text:p>
              </table:table-cell>
              <table:table-cell office:value-type="float" office:value="0.9128">
                <text:p>0.9128</text:p>
              </table:table-cell>
              <table:table-cell office:value-type="float" office:value="0.962313">
                <text:p>0.962313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848472">
                <text:p>0.848472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0.582575">
                <text:p>0.582575</text:p>
              </table:table-cell>
              <table:table-cell office:value-type="float" office:value="0.662131">
                <text:p>0.662131</text:p>
              </table:table-cell>
              <table:table-cell office:value-type="float" office:value="0.786323">
                <text:p>0.786323</text:p>
              </table:table-cell>
              <table:table-cell office:value-type="float" office:value="0.870585">
                <text:p>0.870585</text:p>
              </table:table-cell>
              <table:table-cell office:value-type="float" office:value="0.930962">
                <text:p>0.930962</text:p>
              </table:table-cell>
              <table:table-cell office:value-type="float" office:value="0.959557">
                <text:p>0.959557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867996">
                <text:p>0.867996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625249">
                <text:p>0.625249</text:p>
              </table:table-cell>
              <table:table-cell office:value-type="float" office:value="0.730353">
                <text:p>0.730353</text:p>
              </table:table-cell>
              <table:table-cell office:value-type="float" office:value="0.830353">
                <text:p>0.830353</text:p>
              </table:table-cell>
              <table:table-cell office:value-type="float" office:value="0.910973">
                <text:p>0.910973</text:p>
              </table:table-cell>
              <table:table-cell office:value-type="float" office:value="0.956544">
                <text:p>0.956544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891326">
                <text:p>0.891326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0.595865">
                <text:p>0.595865</text:p>
              </table:table-cell>
              <table:table-cell office:value-type="float" office:value="0.699509">
                <text:p>0.699509</text:p>
              </table:table-cell>
              <table:table-cell office:value-type="float" office:value="0.786861">
                <text:p>0.786861</text:p>
              </table:table-cell>
              <table:table-cell office:value-type="float" office:value="0.886256">
                <text:p>0.886256</text:p>
              </table:table-cell>
              <table:table-cell office:value-type="float" office:value="0.947865">
                <text:p>0.947865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877614">
                <text:p>0.877614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0.478852">
                <text:p>0.478852</text:p>
              </table:table-cell>
              <table:table-cell office:value-type="float" office:value="0.668417">
                <text:p>0.668417</text:p>
              </table:table-cell>
              <table:table-cell office:value-type="float" office:value="0.782555">
                <text:p>0.782555</text:p>
              </table:table-cell>
              <table:table-cell office:value-type="float" office:value="0.882214">
                <text:p>0.882214</text:p>
              </table:table-cell>
              <table:table-cell office:value-type="float" office:value="0.956492">
                <text:p>0.956492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862832">
                <text:p>0.862832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0.541421">
                <text:p>0.541421</text:p>
              </table:table-cell>
              <table:table-cell office:value-type="float" office:value="0.703294">
                <text:p>0.703294</text:p>
              </table:table-cell>
              <table:table-cell office:value-type="float" office:value="0.834606">
                <text:p>0.834606</text:p>
              </table:table-cell>
              <table:table-cell office:value-type="float" office:value="0.922103">
                <text:p>0.922103</text:p>
              </table:table-cell>
              <table:table-cell office:value-type="float" office:value="0.962313">
                <text:p>0.962313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882353">
                <text:p>0.882353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0.49441">
                <text:p>0.49441</text:p>
              </table:table-cell>
              <table:table-cell office:value-type="float" office:value="0.743653">
                <text:p>0.743653</text:p>
              </table:table-cell>
              <table:table-cell office:value-type="float" office:value="0.87706">
                <text:p>0.87706</text:p>
              </table:table-cell>
              <table:table-cell office:value-type="float" office:value="0.943885">
                <text:p>0.943885</text:p>
              </table:table-cell>
              <table:table-cell office:value-type="float" office:value="0.97058">
                <text:p>0.970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888938">
                <text:p>0.888938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0.644176">
                <text:p>0.644176</text:p>
              </table:table-cell>
              <table:table-cell office:value-type="float" office:value="0.8197">
                <text:p>0.8197</text:p>
              </table:table-cell>
              <table:table-cell office:value-type="float" office:value="0.943474">
                <text:p>0.943474</text:p>
              </table:table-cell>
              <table:table-cell office:value-type="float" office:value="0.959557">
                <text:p>0.959557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19865">
                <text:p>0.919865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0.65849">
                <text:p>0.65849</text:p>
              </table:table-cell>
              <table:table-cell office:value-type="float" office:value="0.860352">
                <text:p>0.860352</text:p>
              </table:table-cell>
              <table:table-cell office:value-type="float" office:value="0.943834">
                <text:p>0.943834</text:p>
              </table:table-cell>
              <table:table-cell office:value-type="float" office:value="0.962313">
                <text:p>0.962313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25673">
                <text:p>0.925673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0.615744">
                <text:p>0.615744</text:p>
              </table:table-cell>
              <table:table-cell office:value-type="float" office:value="0.883392">
                <text:p>0.883392</text:p>
              </table:table-cell>
              <table:table-cell office:value-type="float" office:value="0.943628">
                <text:p>0.943628</text:p>
              </table:table-cell>
              <table:table-cell office:value-type="float" office:value="0.948534">
                <text:p>0.948534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22304">
                <text:p>0.922304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671922">
                <text:p>0.671922</text:p>
              </table:table-cell>
              <table:table-cell office:value-type="float" office:value="0.888377">
                <text:p>0.888377</text:p>
              </table:table-cell>
              <table:table-cell office:value-type="float" office:value="0.94368">
                <text:p>0.94368</text:p>
              </table:table-cell>
              <table:table-cell office:value-type="float" office:value="0.959557">
                <text:p>0.959557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29528">
                <text:p>0.929528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0.616178">
                <text:p>0.616178</text:p>
              </table:table-cell>
              <table:table-cell office:value-type="float" office:value="0.921433">
                <text:p>0.921433</text:p>
              </table:table-cell>
              <table:table-cell office:value-type="float" office:value="0.946899">
                <text:p>0.946899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28821">
                <text:p>0.928821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724583">
                <text:p>0.724583</text:p>
              </table:table-cell>
              <table:table-cell office:value-type="float" office:value="0.943371">
                <text:p>0.943371</text:p>
              </table:table-cell>
              <table:table-cell office:value-type="float" office:value="0.944246">
                <text:p>0.944246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4159">
                <text:p>0.94159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0.541845">
                <text:p>0.541845</text:p>
              </table:table-cell>
              <table:table-cell office:value-type="float" office:value="0.939382">
                <text:p>0.939382</text:p>
              </table:table-cell>
              <table:table-cell office:value-type="float" office:value="0.949551">
                <text:p>0.949551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23448">
                <text:p>0.923448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0.801346">
                <text:p>0.801346</text:p>
              </table:table-cell>
              <table:table-cell office:value-type="float" office:value="0.943371">
                <text:p>0.943371</text:p>
              </table:table-cell>
              <table:table-cell office:value-type="float" office:value="0.948908">
                <text:p>0.94890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49733">
                <text:p>0.949733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0.839242">
                <text:p>0.839242</text:p>
              </table:table-cell>
              <table:table-cell office:value-type="float" office:value="0.943371">
                <text:p>0.943371</text:p>
              </table:table-cell>
              <table:table-cell office:value-type="float" office:value="0.948482">
                <text:p>0.948482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5348">
                <text:p>0.95348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0.86555">
                <text:p>0.86555</text:p>
              </table:table-cell>
              <table:table-cell office:value-type="float" office:value="0.943371">
                <text:p>0.943371</text:p>
              </table:table-cell>
              <table:table-cell office:value-type="float" office:value="0.95675">
                <text:p>0.95675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56937">
                <text:p>0.956937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0.870798">
                <text:p>0.870798</text:p>
              </table:table-cell>
              <table:table-cell office:value-type="float" office:value="0.943371">
                <text:p>0.943371</text:p>
              </table:table-cell>
              <table:table-cell office:value-type="float" office:value="0.960677">
                <text:p>0.960677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57855">
                <text:p>0.957855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0.855562">
                <text:p>0.855562</text:p>
              </table:table-cell>
              <table:table-cell office:value-type="float" office:value="0.943371">
                <text:p>0.943371</text:p>
              </table:table-cell>
              <table:table-cell office:value-type="float" office:value="0.95496">
                <text:p>0.95496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5576">
                <text:p>0.95576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0.906945">
                <text:p>0.906945</text:p>
              </table:table-cell>
              <table:table-cell office:value-type="float" office:value="0.943371">
                <text:p>0.943371</text:p>
              </table:table-cell>
              <table:table-cell office:value-type="float" office:value="0.959145">
                <text:p>0.959145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61316">
                <text:p>0.961316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0.87725">
                <text:p>0.87725</text:p>
              </table:table-cell>
              <table:table-cell office:value-type="float" office:value="0.943371">
                <text:p>0.943371</text:p>
              </table:table-cell>
              <table:table-cell office:value-type="float" office:value="0.95787">
                <text:p>0.95787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58219">
                <text:p>0.958219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0.628318">
                <text:p>0.628318</text:p>
              </table:table-cell>
              <table:table-cell office:value-type="float" office:value="0.943371">
                <text:p>0.943371</text:p>
              </table:table-cell>
              <table:table-cell office:value-type="float" office:value="0.947968">
                <text:p>0.94796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32336">
                <text:p>0.932336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743381">
                <text:p>0.743381</text:p>
              </table:table-cell>
              <table:table-cell office:value-type="float" office:value="0.943371">
                <text:p>0.943371</text:p>
              </table:table-cell>
              <table:table-cell office:value-type="float" office:value="0.943628">
                <text:p>0.943628</text:p>
              </table:table-cell>
              <table:table-cell office:value-type="float" office:value="0.97058">
                <text:p>0.970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43271">
                <text:p>0.943271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0.783852">
                <text:p>0.783852</text:p>
              </table:table-cell>
              <table:table-cell office:value-type="float" office:value="0.943371">
                <text:p>0.943371</text:p>
              </table:table-cell>
              <table:table-cell office:value-type="float" office:value="0.963587">
                <text:p>0.963587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49451">
                <text:p>0.949451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0.852713">
                <text:p>0.852713</text:p>
              </table:table-cell>
              <table:table-cell office:value-type="float" office:value="0.943371">
                <text:p>0.943371</text:p>
              </table:table-cell>
              <table:table-cell office:value-type="float" office:value="0.957973">
                <text:p>0.957973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55776">
                <text:p>0.955776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0.759261">
                <text:p>0.759261</text:p>
              </table:table-cell>
              <table:table-cell office:value-type="float" office:value="0.943371">
                <text:p>0.943371</text:p>
              </table:table-cell>
              <table:table-cell office:value-type="float" office:value="0.964914">
                <text:p>0.964914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47125">
                <text:p>0.947125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0.883035">
                <text:p>0.883035</text:p>
              </table:table-cell>
              <table:table-cell office:value-type="float" office:value="0.943371">
                <text:p>0.943371</text:p>
              </table:table-cell>
              <table:table-cell office:value-type="float" office:value="0.964914">
                <text:p>0.964914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59502">
                <text:p>0.959502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0.891064">
                <text:p>0.891064</text:p>
              </table:table-cell>
              <table:table-cell office:value-type="float" office:value="0.943371">
                <text:p>0.943371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6101">
                <text:p>0.96101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0.874178">
                <text:p>0.874178</text:p>
              </table:table-cell>
              <table:table-cell office:value-type="float" office:value="0.943371">
                <text:p>0.943371</text:p>
              </table:table-cell>
              <table:table-cell office:value-type="float" office:value="0.959094">
                <text:p>0.959094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58035">
                <text:p>0.958035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0.840031">
                <text:p>0.840031</text:p>
              </table:table-cell>
              <table:table-cell office:value-type="float" office:value="0.943371">
                <text:p>0.943371</text:p>
              </table:table-cell>
              <table:table-cell office:value-type="float" office:value="0.95205">
                <text:p>0.95205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53915">
                <text:p>0.953915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0.771242">
                <text:p>0.771242</text:p>
              </table:table-cell>
              <table:table-cell office:value-type="float" office:value="0.943371">
                <text:p>0.943371</text:p>
              </table:table-cell>
              <table:table-cell office:value-type="float" office:value="0.963587">
                <text:p>0.963587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4819">
                <text:p>0.94819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0.832808">
                <text:p>0.832808</text:p>
              </table:table-cell>
              <table:table-cell office:value-type="float" office:value="0.956389">
                <text:p>0.956389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56486">
                <text:p>0.956486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745992">
                <text:p>0.745992</text:p>
              </table:table-cell>
              <table:table-cell office:value-type="float" office:value="0.947968">
                <text:p>0.94796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46962">
                <text:p>0.946962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0.725002">
                <text:p>0.725002</text:p>
              </table:table-cell>
              <table:table-cell office:value-type="float" office:value="0.943525">
                <text:p>0.943525</text:p>
              </table:table-cell>
              <table:table-cell office:value-type="float" office:value="0.963008">
                <text:p>0.96300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43524">
                <text:p>0.943524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0.525812">
                <text:p>0.525812</text:p>
              </table:table-cell>
              <table:table-cell office:value-type="float" office:value="0.931781">
                <text:p>0.931781</text:p>
              </table:table-cell>
              <table:table-cell office:value-type="float" office:value="0.951728">
                <text:p>0.95172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21302">
                <text:p>0.921302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0.613407">
                <text:p>0.613407</text:p>
              </table:table-cell>
              <table:table-cell office:value-type="float" office:value="0.943371">
                <text:p>0.943371</text:p>
              </table:table-cell>
              <table:table-cell office:value-type="float" office:value="0.94404">
                <text:p>0.94404</text:p>
              </table:table-cell>
              <table:table-cell office:value-type="float" office:value="0.967824">
                <text:p>0.967824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30039">
                <text:p>0.930039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0.543517">
                <text:p>0.543517</text:p>
              </table:table-cell>
              <table:table-cell office:value-type="float" office:value="0.820892">
                <text:p>0.820892</text:p>
              </table:table-cell>
              <table:table-cell office:value-type="float" office:value="0.943834">
                <text:p>0.943834</text:p>
              </table:table-cell>
              <table:table-cell office:value-type="float" office:value="0.96369">
                <text:p>0.96369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10368">
                <text:p>0.910368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0.571978">
                <text:p>0.571978</text:p>
              </table:table-cell>
              <table:table-cell office:value-type="float" office:value="0.943371">
                <text:p>0.943371</text:p>
              </table:table-cell>
              <table:table-cell office:value-type="float" office:value="0.946847">
                <text:p>0.946847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2659">
                <text:p>0.92659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0.562143">
                <text:p>0.562143</text:p>
              </table:table-cell>
              <table:table-cell office:value-type="float" office:value="0.942637">
                <text:p>0.942637</text:p>
              </table:table-cell>
              <table:table-cell office:value-type="float" office:value="0.948225">
                <text:p>0.948225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25671">
                <text:p>0.925671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0.703852">
                <text:p>0.703852</text:p>
              </table:table-cell>
              <table:table-cell office:value-type="float" office:value="0.943628">
                <text:p>0.94362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42314">
                <text:p>0.942314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0.800542">
                <text:p>0.800542</text:p>
              </table:table-cell>
              <table:table-cell office:value-type="float" office:value="0.953685">
                <text:p>0.953685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52989">
                <text:p>0.952989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0.788999">
                <text:p>0.788999</text:p>
              </table:table-cell>
              <table:table-cell office:value-type="float" office:value="0.966446">
                <text:p>0.966446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53111">
                <text:p>0.953111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810623">
                <text:p>0.810623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55824">
                <text:p>0.955824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0.846864">
                <text:p>0.846864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59448">
                <text:p>0.959448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0.818487">
                <text:p>0.818487</text:p>
              </table:table-cell>
              <table:table-cell office:value-type="float" office:value="0.96369">
                <text:p>0.96369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55784">
                <text:p>0.955784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0.748445">
                <text:p>0.748445</text:p>
              </table:table-cell>
              <table:table-cell office:value-type="float" office:value="0.955217">
                <text:p>0.955217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47932">
                <text:p>0.947932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0.712733">
                <text:p>0.712733</text:p>
              </table:table-cell>
              <table:table-cell office:value-type="float" office:value="0.948225">
                <text:p>0.948225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43662">
                <text:p>0.943662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0.725278">
                <text:p>0.725278</text:p>
              </table:table-cell>
              <table:table-cell office:value-type="float" office:value="0.944194">
                <text:p>0.944194</text:p>
              </table:table-cell>
              <table:table-cell office:value-type="float" office:value="0.97058">
                <text:p>0.970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44376">
                <text:p>0.944376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0.686553">
                <text:p>0.686553</text:p>
              </table:table-cell>
              <table:table-cell office:value-type="float" office:value="0.94695">
                <text:p>0.94695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40916">
                <text:p>0.940916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0.776774">
                <text:p>0.776774</text:p>
              </table:table-cell>
              <table:table-cell office:value-type="float" office:value="0.948482">
                <text:p>0.948482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50092">
                <text:p>0.950092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0.748486">
                <text:p>0.748486</text:p>
              </table:table-cell>
              <table:table-cell office:value-type="float" office:value="0.945778">
                <text:p>0.94577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46993">
                <text:p>0.946993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0.726261">
                <text:p>0.726261</text:p>
              </table:table-cell>
              <table:table-cell office:value-type="float" office:value="0.9444">
                <text:p>0.9444</text:p>
              </table:table-cell>
              <table:table-cell office:value-type="float" office:value="0.967824">
                <text:p>0.967824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44219">
                <text:p>0.944219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697435">
                <text:p>0.697435</text:p>
              </table:table-cell>
              <table:table-cell office:value-type="float" office:value="0.9444">
                <text:p>0.9444</text:p>
              </table:table-cell>
              <table:table-cell office:value-type="float" office:value="0.965068">
                <text:p>0.96506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41061">
                <text:p>0.941061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0.712603">
                <text:p>0.712603</text:p>
              </table:table-cell>
              <table:table-cell office:value-type="float" office:value="0.9444">
                <text:p>0.9444</text:p>
              </table:table-cell>
              <table:table-cell office:value-type="float" office:value="0.952667">
                <text:p>0.952667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41337">
                <text:p>0.941337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0.817444">
                <text:p>0.817444</text:p>
              </table:table-cell>
              <table:table-cell office:value-type="float" office:value="0.9444">
                <text:p>0.9444</text:p>
              </table:table-cell>
              <table:table-cell office:value-type="float" office:value="0.954045">
                <text:p>0.954045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51959">
                <text:p>0.951959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0.62814">
                <text:p>0.62814</text:p>
              </table:table-cell>
              <table:table-cell office:value-type="float" office:value="0.9444">
                <text:p>0.9444</text:p>
              </table:table-cell>
              <table:table-cell office:value-type="float" office:value="0.947156">
                <text:p>0.947156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3234">
                <text:p>0.93234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0.729806">
                <text:p>0.729806</text:p>
              </table:table-cell>
              <table:table-cell office:value-type="float" office:value="0.9444">
                <text:p>0.9444</text:p>
              </table:table-cell>
              <table:table-cell office:value-type="float" office:value="0.956801">
                <text:p>0.956801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43471">
                <text:p>0.943471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0.780841">
                <text:p>0.780841</text:p>
              </table:table-cell>
              <table:table-cell office:value-type="float" office:value="0.945778">
                <text:p>0.94577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50228">
                <text:p>0.950228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0.678125">
                <text:p>0.678125</text:p>
              </table:table-cell>
              <table:table-cell office:value-type="float" office:value="0.9444">
                <text:p>0.9444</text:p>
              </table:table-cell>
              <table:table-cell office:value-type="float" office:value="0.97058">
                <text:p>0.970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39681">
                <text:p>0.939681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0.632622">
                <text:p>0.632622</text:p>
              </table:table-cell>
              <table:table-cell office:value-type="float" office:value="0.93717">
                <text:p>0.93717</text:p>
              </table:table-cell>
              <table:table-cell office:value-type="float" office:value="0.958179">
                <text:p>0.958179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33167">
                <text:p>0.933167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0.612289">
                <text:p>0.612289</text:p>
              </table:table-cell>
              <table:table-cell office:value-type="float" office:value="0.9444">
                <text:p>0.9444</text:p>
              </table:table-cell>
              <table:table-cell office:value-type="float" office:value="0.967824">
                <text:p>0.967824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32822">
                <text:p>0.932822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0.696652">
                <text:p>0.696652</text:p>
              </table:table-cell>
              <table:table-cell office:value-type="float" office:value="0.9444">
                <text:p>0.9444</text:p>
              </table:table-cell>
              <table:table-cell office:value-type="float" office:value="0.962313">
                <text:p>0.962313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40707">
                <text:p>0.940707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866795">
                <text:p>0.866795</text:p>
              </table:table-cell>
              <table:table-cell office:value-type="float" office:value="0.9444">
                <text:p>0.9444</text:p>
              </table:table-cell>
              <table:table-cell office:value-type="float" office:value="0.96369">
                <text:p>0.96369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57859">
                <text:p>0.957859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0.808369">
                <text:p>0.808369</text:p>
              </table:table-cell>
              <table:table-cell office:value-type="float" office:value="0.9444">
                <text:p>0.9444</text:p>
              </table:table-cell>
              <table:table-cell office:value-type="float" office:value="0.966446">
                <text:p>0.966446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52292">
                <text:p>0.952292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0.750016">
                <text:p>0.750016</text:p>
              </table:table-cell>
              <table:table-cell office:value-type="float" office:value="0.9444">
                <text:p>0.9444</text:p>
              </table:table-cell>
              <table:table-cell office:value-type="float" office:value="0.966446">
                <text:p>0.966446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46457">
                <text:p>0.946457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0.790025">
                <text:p>0.790025</text:p>
              </table:table-cell>
              <table:table-cell office:value-type="float" office:value="0.9444">
                <text:p>0.9444</text:p>
              </table:table-cell>
              <table:table-cell office:value-type="float" office:value="0.965068">
                <text:p>0.96506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5032">
                <text:p>0.95032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0.783946">
                <text:p>0.783946</text:p>
              </table:table-cell>
              <table:table-cell office:value-type="float" office:value="0.9444">
                <text:p>0.9444</text:p>
              </table:table-cell>
              <table:table-cell office:value-type="float" office:value="0.967824">
                <text:p>0.967824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49987">
                <text:p>0.949987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0.648253">
                <text:p>0.648253</text:p>
              </table:table-cell>
              <table:table-cell office:value-type="float" office:value="0.9444">
                <text:p>0.9444</text:p>
              </table:table-cell>
              <table:table-cell office:value-type="float" office:value="0.97058">
                <text:p>0.970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36694">
                <text:p>0.936694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0.823929">
                <text:p>0.823929</text:p>
              </table:table-cell>
              <table:table-cell office:value-type="float" office:value="0.9444">
                <text:p>0.9444</text:p>
              </table:table-cell>
              <table:table-cell office:value-type="float" office:value="0.958179">
                <text:p>0.958179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53021">
                <text:p>0.953021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0.758883">
                <text:p>0.758883</text:p>
              </table:table-cell>
              <table:table-cell office:value-type="float" office:value="0.9444">
                <text:p>0.9444</text:p>
              </table:table-cell>
              <table:table-cell office:value-type="float" office:value="0.965068">
                <text:p>0.96506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47206">
                <text:p>0.947206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0.816312">
                <text:p>0.816312</text:p>
              </table:table-cell>
              <table:table-cell office:value-type="float" office:value="0.9444">
                <text:p>0.9444</text:p>
              </table:table-cell>
              <table:table-cell office:value-type="float" office:value="0.960935">
                <text:p>0.960935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52535">
                <text:p>0.952535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0.681628">
                <text:p>0.681628</text:p>
              </table:table-cell>
              <table:table-cell office:value-type="float" office:value="0.9444">
                <text:p>0.9444</text:p>
              </table:table-cell>
              <table:table-cell office:value-type="float" office:value="0.960935">
                <text:p>0.960935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39067">
                <text:p>0.939067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849785">
                <text:p>0.849785</text:p>
              </table:table-cell>
              <table:table-cell office:value-type="float" office:value="0.9444">
                <text:p>0.9444</text:p>
              </table:table-cell>
              <table:table-cell office:value-type="float" office:value="0.969202">
                <text:p>0.969202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56709">
                <text:p>0.956709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0.714627">
                <text:p>0.714627</text:p>
              </table:table-cell>
              <table:table-cell office:value-type="float" office:value="0.96369">
                <text:p>0.96369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45398">
                <text:p>0.945398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0.88225">
                <text:p>0.88225</text:p>
              </table:table-cell>
              <table:table-cell office:value-type="float" office:value="0.967129">
                <text:p>0.967129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62504">
                <text:p>0.962504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0.851622">
                <text:p>0.851622</text:p>
              </table:table-cell>
              <table:table-cell office:value-type="float" office:value="0.969885">
                <text:p>0.969885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59717">
                <text:p>0.959717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0.704075">
                <text:p>0.704075</text:p>
              </table:table-cell>
              <table:table-cell office:value-type="float" office:value="0.965751">
                <text:p>0.965751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44549">
                <text:p>0.944549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0.730987">
                <text:p>0.730987</text:p>
              </table:table-cell>
              <table:table-cell office:value-type="float" office:value="0.958179">
                <text:p>0.958179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46483">
                <text:p>0.946483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0.671103">
                <text:p>0.671103</text:p>
              </table:table-cell>
              <table:table-cell office:value-type="float" office:value="0.959557">
                <text:p>0.959557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40632">
                <text:p>0.940632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0.678251">
                <text:p>0.678251</text:p>
              </table:table-cell>
              <table:table-cell office:value-type="float" office:value="0.955423">
                <text:p>0.955423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40934">
                <text:p>0.940934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0.689568">
                <text:p>0.689568</text:p>
              </table:table-cell>
              <table:table-cell office:value-type="float" office:value="0.9444">
                <text:p>0.9444</text:p>
              </table:table-cell>
              <table:table-cell office:value-type="float" office:value="0.969202">
                <text:p>0.969202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40687">
                <text:p>0.940687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0.666077">
                <text:p>0.666077</text:p>
              </table:table-cell>
              <table:table-cell office:value-type="float" office:value="0.945778">
                <text:p>0.94577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38752">
                <text:p>0.938752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523108">
                <text:p>0.523108</text:p>
              </table:table-cell>
              <table:table-cell office:value-type="float" office:value="0.891249">
                <text:p>0.891249</text:p>
              </table:table-cell>
              <table:table-cell office:value-type="float" office:value="0.967824">
                <text:p>0.967824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18588">
                <text:p>0.918588</text:p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0.461343">
                <text:p>0.461343</text:p>
              </table:table-cell>
              <table:table-cell office:value-type="float" office:value="0.949279">
                <text:p>0.949279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18628">
                <text:p>0.918628</text:p>
              </table:table-cell>
            </table:table-row>
            <table:table-row>
              <table:table-cell office:value-type="float" office:value="202">
                <text:p>202</text:p>
              </table:table-cell>
              <table:table-cell office:value-type="float" office:value="0.720901">
                <text:p>0.720901</text:p>
              </table:table-cell>
              <table:table-cell office:value-type="float" office:value="0.954045">
                <text:p>0.954045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45061">
                <text:p>0.945061</text:p>
              </table:table-cell>
            </table:table-row>
            <table:table-row>
              <table:table-cell office:value-type="float" office:value="203">
                <text:p>203</text:p>
              </table:table-cell>
              <table:table-cell office:value-type="float" office:value="0.701143">
                <text:p>0.701143</text:p>
              </table:table-cell>
              <table:table-cell office:value-type="float" office:value="0.954728">
                <text:p>0.95472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43153">
                <text:p>0.943153</text:p>
              </table:table-cell>
            </table:table-row>
            <table:table-row>
              <table:table-cell office:value-type="float" office:value="204">
                <text:p>204</text:p>
              </table:table-cell>
              <table:table-cell office:value-type="float" office:value="0.590361">
                <text:p>0.590361</text:p>
              </table:table-cell>
              <table:table-cell office:value-type="float" office:value="0.867229">
                <text:p>0.867229</text:p>
              </table:table-cell>
              <table:table-cell office:value-type="float" office:value="0.959545">
                <text:p>0.959545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22084">
                <text:p>0.922084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0.674787">
                <text:p>0.674787</text:p>
              </table:table-cell>
              <table:table-cell office:value-type="float" office:value="0.929753">
                <text:p>0.929753</text:p>
              </table:table-cell>
              <table:table-cell office:value-type="float" office:value="0.967812">
                <text:p>0.967812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37606">
                <text:p>0.937606</text:p>
              </table:table-cell>
            </table:table-row>
            <table:table-row>
              <table:table-cell office:value-type="float" office:value="206">
                <text:p>206</text:p>
              </table:table-cell>
              <table:table-cell office:value-type="float" office:value="0.479139">
                <text:p>0.479139</text:p>
              </table:table-cell>
              <table:table-cell office:value-type="float" office:value="0.846244">
                <text:p>0.846244</text:p>
              </table:table-cell>
              <table:table-cell office:value-type="float" office:value="0.953338">
                <text:p>0.95333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08243">
                <text:p>0.908243</text:p>
              </table:table-cell>
            </table:table-row>
            <table:table-row>
              <table:table-cell office:value-type="float" office:value="207">
                <text:p>207</text:p>
              </table:table-cell>
              <table:table-cell office:value-type="float" office:value="0.713991">
                <text:p>0.713991</text:p>
              </table:table-cell>
              <table:table-cell office:value-type="float" office:value="0.912105">
                <text:p>0.912105</text:p>
              </table:table-cell>
              <table:table-cell office:value-type="float" office:value="0.962983">
                <text:p>0.962983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39278">
                <text:p>0.939278</text:p>
              </table:table-cell>
            </table:table-row>
            <table:table-row>
              <table:table-cell office:value-type="float" office:value="208">
                <text:p>208</text:p>
              </table:table-cell>
              <table:table-cell office:value-type="float" office:value="0.738814">
                <text:p>0.738814</text:p>
              </table:table-cell>
              <table:table-cell office:value-type="float" office:value="0.939313">
                <text:p>0.939313</text:p>
              </table:table-cell>
              <table:table-cell office:value-type="float" office:value="0.967129">
                <text:p>0.967129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44896">
                <text:p>0.944896</text:p>
              </table:table-cell>
            </table:table-row>
            <table:table-row>
              <table:table-cell office:value-type="float" office:value="209">
                <text:p>209</text:p>
              </table:table-cell>
              <table:table-cell office:value-type="float" office:value="0.588693">
                <text:p>0.588693</text:p>
              </table:table-cell>
              <table:table-cell office:value-type="float" office:value="0.931425">
                <text:p>0.931425</text:p>
              </table:table-cell>
              <table:table-cell office:value-type="float" office:value="0.965068">
                <text:p>0.96506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28889">
                <text:p>0.928889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660475">
                <text:p>0.660475</text:p>
              </table:table-cell>
              <table:table-cell office:value-type="float" office:value="0.95129">
                <text:p>0.95129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38743">
                <text:p>0.938743</text:p>
              </table:table-cell>
            </table:table-row>
            <table:table-row>
              <table:table-cell office:value-type="float" office:value="211">
                <text:p>211</text:p>
              </table:table-cell>
              <table:table-cell office:value-type="float" office:value="0.632923">
                <text:p>0.632923</text:p>
              </table:table-cell>
              <table:table-cell office:value-type="float" office:value="0.908966">
                <text:p>0.908966</text:p>
              </table:table-cell>
              <table:table-cell office:value-type="float" office:value="0.965068">
                <text:p>0.96506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31066">
                <text:p>0.931066</text:p>
              </table:table-cell>
            </table:table-row>
            <table:table-row>
              <table:table-cell office:value-type="float" office:value="212">
                <text:p>212</text:p>
              </table:table-cell>
              <table:table-cell office:value-type="float" office:value="0.390426">
                <text:p>0.390426</text:p>
              </table:table-cell>
              <table:table-cell office:value-type="float" office:value="0.9444">
                <text:p>0.9444</text:p>
              </table:table-cell>
              <table:table-cell office:value-type="float" office:value="0.969202">
                <text:p>0.969202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10773">
                <text:p>0.910773</text:p>
              </table:table-cell>
            </table:table-row>
            <table:table-row>
              <table:table-cell office:value-type="float" office:value="213">
                <text:p>213</text:p>
              </table:table-cell>
              <table:table-cell office:value-type="float" office:value="0.482882">
                <text:p>0.482882</text:p>
              </table:table-cell>
              <table:table-cell office:value-type="float" office:value="0.930817">
                <text:p>0.930817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18936">
                <text:p>0.918936</text:p>
              </table:table-cell>
            </table:table-row>
            <table:table-row>
              <table:table-cell office:value-type="float" office:value="214">
                <text:p>214</text:p>
              </table:table-cell>
              <table:table-cell office:value-type="float" office:value="0.516263">
                <text:p>0.516263</text:p>
              </table:table-cell>
              <table:table-cell office:value-type="float" office:value="0.866499">
                <text:p>0.866499</text:p>
              </table:table-cell>
              <table:table-cell office:value-type="float" office:value="0.965068">
                <text:p>0.96506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15153">
                <text:p>0.915153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0.539375">
                <text:p>0.539375</text:p>
              </table:table-cell>
              <table:table-cell office:value-type="float" office:value="0.910344">
                <text:p>0.910344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22538">
                <text:p>0.922538</text:p>
              </table:table-cell>
            </table:table-row>
            <table:table-row>
              <table:table-cell office:value-type="float" office:value="216">
                <text:p>216</text:p>
              </table:table-cell>
              <table:table-cell office:value-type="float" office:value="0.612372">
                <text:p>0.612372</text:p>
              </table:table-cell>
              <table:table-cell office:value-type="float" office:value="0.910556">
                <text:p>0.910556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29859">
                <text:p>0.929859</text:p>
              </table:table-cell>
            </table:table-row>
            <table:table-row>
              <table:table-cell office:value-type="float" office:value="217">
                <text:p>217</text:p>
              </table:table-cell>
              <table:table-cell office:value-type="float" office:value="0.667668">
                <text:p>0.667668</text:p>
              </table:table-cell>
              <table:table-cell office:value-type="float" office:value="0.959557">
                <text:p>0.959557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40289">
                <text:p>0.940289</text:p>
              </table:table-cell>
            </table:table-row>
            <table:table-row>
              <table:table-cell office:value-type="float" office:value="218">
                <text:p>218</text:p>
              </table:table-cell>
              <table:table-cell office:value-type="float" office:value="0.610682">
                <text:p>0.610682</text:p>
              </table:table-cell>
              <table:table-cell office:value-type="float" office:value="0.87146">
                <text:p>0.87146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2578">
                <text:p>0.92578</text:p>
              </table:table-cell>
            </table:table-row>
            <table:table-row>
              <table:table-cell office:value-type="float" office:value="219">
                <text:p>219</text:p>
              </table:table-cell>
              <table:table-cell office:value-type="float" office:value="0.596586">
                <text:p>0.596586</text:p>
              </table:table-cell>
              <table:table-cell office:value-type="float" office:value="0.813867">
                <text:p>0.813867</text:p>
              </table:table-cell>
              <table:table-cell office:value-type="float" office:value="0.965068">
                <text:p>0.96506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17922">
                <text:p>0.917922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498946">
                <text:p>0.498946</text:p>
              </table:table-cell>
              <table:table-cell office:value-type="float" office:value="0.872905">
                <text:p>0.872905</text:p>
              </table:table-cell>
              <table:table-cell office:value-type="float" office:value="0.965068">
                <text:p>0.96506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14062">
                <text:p>0.914062</text:p>
              </table:table-cell>
            </table:table-row>
            <table:table-row>
              <table:table-cell office:value-type="float" office:value="221">
                <text:p>221</text:p>
              </table:table-cell>
              <table:table-cell office:value-type="float" office:value="0.50276">
                <text:p>0.50276</text:p>
              </table:table-cell>
              <table:table-cell office:value-type="float" office:value="0.83008">
                <text:p>0.83008</text:p>
              </table:table-cell>
              <table:table-cell office:value-type="float" office:value="0.960935">
                <text:p>0.960935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09748">
                <text:p>0.909748</text:p>
              </table:table-cell>
            </table:table-row>
            <table:table-row>
              <table:table-cell office:value-type="float" office:value="222">
                <text:p>222</text:p>
              </table:table-cell>
              <table:table-cell office:value-type="float" office:value="0.604671">
                <text:p>0.604671</text:p>
              </table:table-cell>
              <table:table-cell office:value-type="float" office:value="0.88834">
                <text:p>0.88834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26867">
                <text:p>0.926867</text:p>
              </table:table-cell>
            </table:table-row>
            <table:table-row>
              <table:table-cell office:value-type="float" office:value="223">
                <text:p>223</text:p>
              </table:table-cell>
              <table:table-cell office:value-type="float" office:value="0.590318">
                <text:p>0.590318</text:p>
              </table:table-cell>
              <table:table-cell office:value-type="float" office:value="0.835545">
                <text:p>0.835545</text:p>
              </table:table-cell>
              <table:table-cell office:value-type="float" office:value="0.969202">
                <text:p>0.969202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19877">
                <text:p>0.919877</text:p>
              </table:table-cell>
            </table:table-row>
            <table:table-row>
              <table:table-cell office:value-type="float" office:value="224">
                <text:p>224</text:p>
              </table:table-cell>
              <table:table-cell office:value-type="float" office:value="0.55289">
                <text:p>0.55289</text:p>
              </table:table-cell>
              <table:table-cell office:value-type="float" office:value="0.737441">
                <text:p>0.737441</text:p>
              </table:table-cell>
              <table:table-cell office:value-type="float" office:value="0.962313">
                <text:p>0.962313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05635">
                <text:p>0.905635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0.521657">
                <text:p>0.521657</text:p>
              </table:table-cell>
              <table:table-cell office:value-type="float" office:value="0.908605">
                <text:p>0.908605</text:p>
              </table:table-cell>
              <table:table-cell office:value-type="float" office:value="0.965068">
                <text:p>0.96506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19903">
                <text:p>0.919903</text:p>
              </table:table-cell>
            </table:table-row>
            <table:table-row>
              <table:table-cell office:value-type="float" office:value="226">
                <text:p>226</text:p>
              </table:table-cell>
              <table:table-cell office:value-type="float" office:value="0.452988">
                <text:p>0.452988</text:p>
              </table:table-cell>
              <table:table-cell office:value-type="float" office:value="0.871011">
                <text:p>0.871011</text:p>
              </table:table-cell>
              <table:table-cell office:value-type="float" office:value="0.962313">
                <text:p>0.962313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09001">
                <text:p>0.909001</text:p>
              </table:table-cell>
            </table:table-row>
            <table:table-row>
              <table:table-cell office:value-type="float" office:value="227">
                <text:p>227</text:p>
              </table:table-cell>
              <table:table-cell office:value-type="float" office:value="0.429272">
                <text:p>0.429272</text:p>
              </table:table-cell>
              <table:table-cell office:value-type="float" office:value="0.914141">
                <text:p>0.914141</text:p>
              </table:table-cell>
              <table:table-cell office:value-type="float" office:value="0.9444">
                <text:p>0.9444</text:p>
              </table:table-cell>
              <table:table-cell office:value-type="float" office:value="0.965068">
                <text:p>0.96506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08463">
                <text:p>0.908463</text:p>
              </table:table-cell>
            </table:table-row>
            <table:table-row>
              <table:table-cell office:value-type="float" office:value="228">
                <text:p>228</text:p>
              </table:table-cell>
              <table:table-cell office:value-type="float" office:value="0.661898">
                <text:p>0.661898</text:p>
              </table:table-cell>
              <table:table-cell office:value-type="float" office:value="0.9444">
                <text:p>0.9444</text:p>
              </table:table-cell>
              <table:table-cell office:value-type="float" office:value="0.95129">
                <text:p>0.95129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36129">
                <text:p>0.936129</text:p>
              </table:table-cell>
            </table:table-row>
            <table:table-row>
              <table:table-cell office:value-type="float" office:value="229">
                <text:p>229</text:p>
              </table:table-cell>
              <table:table-cell office:value-type="float" office:value="0.532404">
                <text:p>0.532404</text:p>
              </table:table-cell>
              <table:table-cell office:value-type="float" office:value="0.9444">
                <text:p>0.9444</text:p>
              </table:table-cell>
              <table:table-cell office:value-type="float" office:value="0.962313">
                <text:p>0.962313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24282">
                <text:p>0.924282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826325">
                <text:p>0.826325</text:p>
              </table:table-cell>
              <table:table-cell office:value-type="float" office:value="0.9444">
                <text:p>0.9444</text:p>
              </table:table-cell>
              <table:table-cell office:value-type="float" office:value="0.962313">
                <text:p>0.962313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53674">
                <text:p>0.953674</text:p>
              </table:table-cell>
            </table:table-row>
            <table:table-row>
              <table:table-cell office:value-type="float" office:value="231">
                <text:p>231</text:p>
              </table:table-cell>
              <table:table-cell office:value-type="float" office:value="0.80945">
                <text:p>0.80945</text:p>
              </table:table-cell>
              <table:table-cell office:value-type="float" office:value="0.9444">
                <text:p>0.9444</text:p>
              </table:table-cell>
              <table:table-cell office:value-type="float" office:value="0.958179">
                <text:p>0.958179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51573">
                <text:p>0.951573</text:p>
              </table:table-cell>
            </table:table-row>
            <table:table-row>
              <table:table-cell office:value-type="float" office:value="232">
                <text:p>232</text:p>
              </table:table-cell>
              <table:table-cell office:value-type="float" office:value="0.52696">
                <text:p>0.52696</text:p>
              </table:table-cell>
              <table:table-cell office:value-type="float" office:value="0.944368">
                <text:p>0.944368</text:p>
              </table:table-cell>
              <table:table-cell office:value-type="float" office:value="0.9444">
                <text:p>0.9444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21943">
                <text:p>0.921943</text:p>
              </table:table-cell>
            </table:table-row>
            <table:table-row>
              <table:table-cell office:value-type="float" office:value="233">
                <text:p>233</text:p>
              </table:table-cell>
              <table:table-cell office:value-type="float" office:value="0.612776">
                <text:p>0.612776</text:p>
              </table:table-cell>
              <table:table-cell office:value-type="float" office:value="0.9444">
                <text:p>0.9444</text:p>
              </table:table-cell>
              <table:table-cell office:value-type="float" office:value="0.960935">
                <text:p>0.960935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32181">
                <text:p>0.932181</text:p>
              </table:table-cell>
            </table:table-row>
            <table:table-row>
              <table:table-cell office:value-type="float" office:value="234">
                <text:p>234</text:p>
              </table:table-cell>
              <table:table-cell office:value-type="float" office:value="0.606236">
                <text:p>0.606236</text:p>
              </table:table-cell>
              <table:table-cell office:value-type="float" office:value="0.916523">
                <text:p>0.916523</text:p>
              </table:table-cell>
              <table:table-cell office:value-type="float" office:value="0.9444">
                <text:p>0.9444</text:p>
              </table:table-cell>
              <table:table-cell office:value-type="float" office:value="0.97058">
                <text:p>0.970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26949">
                <text:p>0.926949</text:p>
              </table:table-cell>
            </table:table-row>
            <table:table-row>
              <table:table-cell office:value-type="float" office:value="235">
                <text:p>235</text:p>
              </table:table-cell>
              <table:table-cell office:value-type="float" office:value="0.610872">
                <text:p>0.610872</text:p>
              </table:table-cell>
              <table:table-cell office:value-type="float" office:value="0.944297">
                <text:p>0.944297</text:p>
              </table:table-cell>
              <table:table-cell office:value-type="float" office:value="0.9444">
                <text:p>0.9444</text:p>
              </table:table-cell>
              <table:table-cell office:value-type="float" office:value="0.97058">
                <text:p>0.970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3019">
                <text:p>0.93019</text:p>
              </table:table-cell>
            </table:table-row>
            <table:table-row>
              <table:table-cell office:value-type="float" office:value="236">
                <text:p>236</text:p>
              </table:table-cell>
              <table:table-cell office:value-type="float" office:value="0.637275">
                <text:p>0.637275</text:p>
              </table:table-cell>
              <table:table-cell office:value-type="float" office:value="0.944349">
                <text:p>0.944349</text:p>
              </table:table-cell>
              <table:table-cell office:value-type="float" office:value="0.949912">
                <text:p>0.949912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33524">
                <text:p>0.933524</text:p>
              </table:table-cell>
            </table:table-row>
            <table:table-row>
              <table:table-cell office:value-type="float" office:value="237">
                <text:p>237</text:p>
              </table:table-cell>
              <table:table-cell office:value-type="float" office:value="0.526971">
                <text:p>0.526971</text:p>
              </table:table-cell>
              <table:table-cell office:value-type="float" office:value="0.944246">
                <text:p>0.944246</text:p>
              </table:table-cell>
              <table:table-cell office:value-type="float" office:value="0.948534">
                <text:p>0.948534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22345">
                <text:p>0.922345</text:p>
              </table:table-cell>
            </table:table-row>
            <table:table-row>
              <table:table-cell office:value-type="float" office:value="238">
                <text:p>238</text:p>
              </table:table-cell>
              <table:table-cell office:value-type="float" office:value="0.598171">
                <text:p>0.598171</text:p>
              </table:table-cell>
              <table:table-cell office:value-type="float" office:value="0.9444">
                <text:p>0.9444</text:p>
              </table:table-cell>
              <table:table-cell office:value-type="float" office:value="0.958179">
                <text:p>0.958179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30445">
                <text:p>0.930445</text:p>
              </table:table-cell>
            </table:table-row>
            <table:table-row>
              <table:table-cell office:value-type="float" office:value="239">
                <text:p>239</text:p>
              </table:table-cell>
              <table:table-cell office:value-type="float" office:value="0.668155">
                <text:p>0.668155</text:p>
              </table:table-cell>
              <table:table-cell office:value-type="float" office:value="0.9444">
                <text:p>0.9444</text:p>
              </table:table-cell>
              <table:table-cell office:value-type="float" office:value="0.9444">
                <text:p>0.9444</text:p>
              </table:table-cell>
              <table:table-cell office:value-type="float" office:value="0.965068">
                <text:p>0.96506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35377">
                <text:p>0.935377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642615">
                <text:p>0.642615</text:p>
              </table:table-cell>
              <table:table-cell office:value-type="float" office:value="0.9444">
                <text:p>0.9444</text:p>
              </table:table-cell>
              <table:table-cell office:value-type="float" office:value="0.9444">
                <text:p>0.9444</text:p>
              </table:table-cell>
              <table:table-cell office:value-type="float" office:value="0.966446">
                <text:p>0.966446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32961">
                <text:p>0.932961</text:p>
              </table:table-cell>
            </table:table-row>
            <table:table-row>
              <table:table-cell office:value-type="float" office:value="241">
                <text:p>241</text:p>
              </table:table-cell>
              <table:table-cell office:value-type="float" office:value="0.664239">
                <text:p>0.664239</text:p>
              </table:table-cell>
              <table:table-cell office:value-type="float" office:value="0.9444">
                <text:p>0.9444</text:p>
              </table:table-cell>
              <table:table-cell office:value-type="float" office:value="0.9444">
                <text:p>0.9444</text:p>
              </table:table-cell>
              <table:table-cell office:value-type="float" office:value="0.967824">
                <text:p>0.967824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35261">
                <text:p>0.935261</text:p>
              </table:table-cell>
            </table:table-row>
            <table:table-row>
              <table:table-cell office:value-type="float" office:value="242">
                <text:p>242</text:p>
              </table:table-cell>
              <table:table-cell office:value-type="float" office:value="0.466334">
                <text:p>0.466334</text:p>
              </table:table-cell>
              <table:table-cell office:value-type="float" office:value="0.871865">
                <text:p>0.871865</text:p>
              </table:table-cell>
              <table:table-cell office:value-type="float" office:value="0.9444">
                <text:p>0.9444</text:p>
              </table:table-cell>
              <table:table-cell office:value-type="float" office:value="0.95129">
                <text:p>0.95129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06564">
                <text:p>0.906564</text:p>
              </table:table-cell>
            </table:table-row>
            <table:table-row>
              <table:table-cell office:value-type="float" office:value="243">
                <text:p>243</text:p>
              </table:table-cell>
              <table:table-cell office:value-type="float" office:value="0.362426">
                <text:p>0.362426</text:p>
              </table:table-cell>
              <table:table-cell office:value-type="float" office:value="0.9444">
                <text:p>0.9444</text:p>
              </table:table-cell>
              <table:table-cell office:value-type="float" office:value="0.9444">
                <text:p>0.9444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05493">
                <text:p>0.905493</text:p>
              </table:table-cell>
            </table:table-row>
            <table:table-row>
              <table:table-cell office:value-type="float" office:value="244">
                <text:p>244</text:p>
              </table:table-cell>
              <table:table-cell office:value-type="float" office:value="0.585083">
                <text:p>0.585083</text:p>
              </table:table-cell>
              <table:table-cell office:value-type="float" office:value="0.9444">
                <text:p>0.9444</text:p>
              </table:table-cell>
              <table:table-cell office:value-type="float" office:value="0.9444">
                <text:p>0.9444</text:p>
              </table:table-cell>
              <table:table-cell office:value-type="float" office:value="0.967824">
                <text:p>0.967824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27345">
                <text:p>0.927345</text:p>
              </table:table-cell>
            </table:table-row>
            <table:table-row>
              <table:table-cell office:value-type="float" office:value="245">
                <text:p>245</text:p>
              </table:table-cell>
              <table:table-cell office:value-type="float" office:value="0.399215">
                <text:p>0.399215</text:p>
              </table:table-cell>
              <table:table-cell office:value-type="float" office:value="0.840524">
                <text:p>0.840524</text:p>
              </table:table-cell>
              <table:table-cell office:value-type="float" office:value="0.9444">
                <text:p>0.9444</text:p>
              </table:table-cell>
              <table:table-cell office:value-type="float" office:value="0.962313">
                <text:p>0.962313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89782">
                <text:p>0.89782</text:p>
              </table:table-cell>
            </table:table-row>
            <table:table-row>
              <table:table-cell office:value-type="float" office:value="246">
                <text:p>246</text:p>
              </table:table-cell>
              <table:table-cell office:value-type="float" office:value="0.489793">
                <text:p>0.489793</text:p>
              </table:table-cell>
              <table:table-cell office:value-type="float" office:value="0.823126">
                <text:p>0.823126</text:p>
              </table:table-cell>
              <table:table-cell office:value-type="float" office:value="0.9444">
                <text:p>0.9444</text:p>
              </table:table-cell>
              <table:table-cell office:value-type="float" office:value="0.951972">
                <text:p>0.951972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04104">
                <text:p>0.904104</text:p>
              </table:table-cell>
            </table:table-row>
            <table:table-row>
              <table:table-cell office:value-type="float" office:value="247">
                <text:p>247</text:p>
              </table:table-cell>
              <table:table-cell office:value-type="float" office:value="0.474359">
                <text:p>0.474359</text:p>
              </table:table-cell>
              <table:table-cell office:value-type="float" office:value="0.903309">
                <text:p>0.903309</text:p>
              </table:table-cell>
              <table:table-cell office:value-type="float" office:value="0.9444">
                <text:p>0.9444</text:p>
              </table:table-cell>
              <table:table-cell office:value-type="float" office:value="0.947156">
                <text:p>0.947156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10097">
                <text:p>0.910097</text:p>
              </table:table-cell>
            </table:table-row>
            <table:table-row>
              <table:table-cell office:value-type="float" office:value="248">
                <text:p>248</text:p>
              </table:table-cell>
              <table:table-cell office:value-type="float" office:value="0.52503">
                <text:p>0.52503</text:p>
              </table:table-cell>
              <table:table-cell office:value-type="float" office:value="0.9444">
                <text:p>0.9444</text:p>
              </table:table-cell>
              <table:table-cell office:value-type="float" office:value="0.9444">
                <text:p>0.9444</text:p>
              </table:table-cell>
              <table:table-cell office:value-type="float" office:value="0.956801">
                <text:p>0.956801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20238">
                <text:p>0.920238</text:p>
              </table:table-cell>
            </table:table-row>
            <table:table-row>
              <table:table-cell office:value-type="float" office:value="249">
                <text:p>249</text:p>
              </table:table-cell>
              <table:table-cell office:value-type="float" office:value="0.607132">
                <text:p>0.607132</text:p>
              </table:table-cell>
              <table:table-cell office:value-type="float" office:value="0.9444">
                <text:p>0.9444</text:p>
              </table:table-cell>
              <table:table-cell office:value-type="float" office:value="0.9444">
                <text:p>0.9444</text:p>
              </table:table-cell>
              <table:table-cell office:value-type="float" office:value="0.96369">
                <text:p>0.96369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29137">
                <text:p>0.929137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605002">
                <text:p>0.605002</text:p>
              </table:table-cell>
              <table:table-cell office:value-type="float" office:value="0.9444">
                <text:p>0.9444</text:p>
              </table:table-cell>
              <table:table-cell office:value-type="float" office:value="0.9444">
                <text:p>0.9444</text:p>
              </table:table-cell>
              <table:table-cell office:value-type="float" office:value="0.966446">
                <text:p>0.966446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29199">
                <text:p>0.929199</text:p>
              </table:table-cell>
            </table:table-row>
            <table:table-row>
              <table:table-cell office:value-type="float" office:value="251">
                <text:p>251</text:p>
              </table:table-cell>
              <table:table-cell office:value-type="float" office:value="0.613613">
                <text:p>0.613613</text:p>
              </table:table-cell>
              <table:table-cell office:value-type="float" office:value="0.9444">
                <text:p>0.9444</text:p>
              </table:table-cell>
              <table:table-cell office:value-type="float" office:value="0.9444">
                <text:p>0.9444</text:p>
              </table:table-cell>
              <table:table-cell office:value-type="float" office:value="0.966446">
                <text:p>0.966446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30061">
                <text:p>0.930061</text:p>
              </table:table-cell>
            </table:table-row>
            <table:table-row>
              <table:table-cell office:value-type="float" office:value="252">
                <text:p>252</text:p>
              </table:table-cell>
              <table:table-cell office:value-type="float" office:value="0.64311">
                <text:p>0.64311</text:p>
              </table:table-cell>
              <table:table-cell office:value-type="float" office:value="0.9444">
                <text:p>0.9444</text:p>
              </table:table-cell>
              <table:table-cell office:value-type="float" office:value="0.9444">
                <text:p>0.9444</text:p>
              </table:table-cell>
              <table:table-cell office:value-type="float" office:value="0.95129">
                <text:p>0.95129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31495">
                <text:p>0.931495</text:p>
              </table:table-cell>
            </table:table-row>
            <table:table-row>
              <table:table-cell office:value-type="float" office:value="253">
                <text:p>253</text:p>
              </table:table-cell>
              <table:table-cell office:value-type="float" office:value="0.528582">
                <text:p>0.528582</text:p>
              </table:table-cell>
              <table:table-cell office:value-type="float" office:value="0.932679">
                <text:p>0.932679</text:p>
              </table:table-cell>
              <table:table-cell office:value-type="float" office:value="0.9444">
                <text:p>0.9444</text:p>
              </table:table-cell>
              <table:table-cell office:value-type="float" office:value="0.962313">
                <text:p>0.962313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19972">
                <text:p>0.919972</text:p>
              </table:table-cell>
            </table:table-row>
            <table:table-row>
              <table:table-cell office:value-type="float" office:value="254">
                <text:p>254</text:p>
              </table:table-cell>
              <table:table-cell office:value-type="float" office:value="0.518404">
                <text:p>0.518404</text:p>
              </table:table-cell>
              <table:table-cell office:value-type="float" office:value="0.85722">
                <text:p>0.85722</text:p>
              </table:table-cell>
              <table:table-cell office:value-type="float" office:value="0.9444">
                <text:p>0.9444</text:p>
              </table:table-cell>
              <table:table-cell office:value-type="float" office:value="0.949912">
                <text:p>0.949912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10168">
                <text:p>0.910168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0.612356">
                <text:p>0.612356</text:p>
              </table:table-cell>
              <table:table-cell office:value-type="float" office:value="0.824904">
                <text:p>0.824904</text:p>
              </table:table-cell>
              <table:table-cell office:value-type="float" office:value="0.9444">
                <text:p>0.9444</text:p>
              </table:table-cell>
              <table:table-cell office:value-type="float" office:value="0.965068">
                <text:p>0.96506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17848">
                <text:p>0.917848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405886">
                <text:p>0.405886</text:p>
              </table:table-cell>
              <table:table-cell office:value-type="float" office:value="0.676053">
                <text:p>0.676053</text:p>
              </table:table-cell>
              <table:table-cell office:value-type="float" office:value="0.933046">
                <text:p>0.933046</text:p>
              </table:table-cell>
              <table:table-cell office:value-type="float" office:value="0.952667">
                <text:p>0.952667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87994">
                <text:p>0.87994</text:p>
              </table:table-cell>
            </table:table-row>
            <table:table-row>
              <table:table-cell office:value-type="float" office:value="257">
                <text:p>257</text:p>
              </table:table-cell>
              <table:table-cell office:value-type="float" office:value="0.57685">
                <text:p>0.57685</text:p>
              </table:table-cell>
              <table:table-cell office:value-type="float" office:value="0.721707">
                <text:p>0.721707</text:p>
              </table:table-cell>
              <table:table-cell office:value-type="float" office:value="0.9444">
                <text:p>0.9444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04666">
                <text:p>0.904666</text:p>
              </table:table-cell>
            </table:table-row>
            <table:table-row>
              <table:table-cell office:value-type="float" office:value="258">
                <text:p>258</text:p>
              </table:table-cell>
              <table:table-cell office:value-type="float" office:value="0.563373">
                <text:p>0.563373</text:p>
              </table:table-cell>
              <table:table-cell office:value-type="float" office:value="0.69419">
                <text:p>0.69419</text:p>
              </table:table-cell>
              <table:table-cell office:value-type="float" office:value="0.954045">
                <text:p>0.954045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01531">
                <text:p>0.901531</text:p>
              </table:table-cell>
            </table:table-row>
            <table:table-row>
              <table:table-cell office:value-type="float" office:value="259">
                <text:p>259</text:p>
              </table:table-cell>
              <table:table-cell office:value-type="float" office:value="0.520837">
                <text:p>0.520837</text:p>
              </table:table-cell>
              <table:table-cell office:value-type="float" office:value="0.683726">
                <text:p>0.683726</text:p>
              </table:table-cell>
              <table:table-cell office:value-type="float" office:value="0.956801">
                <text:p>0.956801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896507">
                <text:p>0.896507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590587">
                <text:p>0.590587</text:p>
              </table:table-cell>
              <table:table-cell office:value-type="float" office:value="0.665709">
                <text:p>0.665709</text:p>
              </table:table-cell>
              <table:table-cell office:value-type="float" office:value="0.794293">
                <text:p>0.794293</text:p>
              </table:table-cell>
              <table:table-cell office:value-type="float" office:value="0.966446">
                <text:p>0.966446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884878">
                <text:p>0.884878</text:p>
              </table:table-cell>
            </table:table-row>
            <table:table-row>
              <table:table-cell office:value-type="float" office:value="261">
                <text:p>261</text:p>
              </table:table-cell>
              <table:table-cell office:value-type="float" office:value="0.581187">
                <text:p>0.581187</text:p>
              </table:table-cell>
              <table:table-cell office:value-type="float" office:value="0.65275">
                <text:p>0.65275</text:p>
              </table:table-cell>
              <table:table-cell office:value-type="float" office:value="0.742983">
                <text:p>0.742983</text:p>
              </table:table-cell>
              <table:table-cell office:value-type="float" office:value="0.960935">
                <text:p>0.960935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87696">
                <text:p>0.87696</text:p>
              </table:table-cell>
            </table:table-row>
            <table:table-row>
              <table:table-cell office:value-type="float" office:value="262">
                <text:p>262</text:p>
              </table:table-cell>
              <table:table-cell office:value-type="float" office:value="0.597349">
                <text:p>0.597349</text:p>
              </table:table-cell>
              <table:table-cell office:value-type="float" office:value="0.662809">
                <text:p>0.662809</text:p>
              </table:table-cell>
              <table:table-cell office:value-type="float" office:value="0.803884">
                <text:p>0.803884</text:p>
              </table:table-cell>
              <table:table-cell office:value-type="float" office:value="0.965068">
                <text:p>0.96506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886086">
                <text:p>0.886086</text:p>
              </table:table-cell>
            </table:table-row>
            <table:table-row>
              <table:table-cell office:value-type="float" office:value="263">
                <text:p>263</text:p>
              </table:table-cell>
              <table:table-cell office:value-type="float" office:value="0.513261">
                <text:p>0.513261</text:p>
              </table:table-cell>
              <table:table-cell office:value-type="float" office:value="0.656346">
                <text:p>0.656346</text:p>
              </table:table-cell>
              <table:table-cell office:value-type="float" office:value="0.828058">
                <text:p>0.8280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880137">
                <text:p>0.880137</text:p>
              </table:table-cell>
            </table:table-row>
            <table:table-row>
              <table:table-cell office:value-type="float" office:value="264">
                <text:p>264</text:p>
              </table:table-cell>
              <table:table-cell office:value-type="float" office:value="0.493761">
                <text:p>0.493761</text:p>
              </table:table-cell>
              <table:table-cell office:value-type="float" office:value="0.661418">
                <text:p>0.661418</text:p>
              </table:table-cell>
              <table:table-cell office:value-type="float" office:value="0.924335">
                <text:p>0.924335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888322">
                <text:p>0.888322</text:p>
              </table:table-cell>
            </table:table-row>
            <table:table-row>
              <table:table-cell office:value-type="float" office:value="265">
                <text:p>265</text:p>
              </table:table-cell>
              <table:table-cell office:value-type="float" office:value="0.430773">
                <text:p>0.430773</text:p>
              </table:table-cell>
              <table:table-cell office:value-type="float" office:value="0.646287">
                <text:p>0.646287</text:p>
              </table:table-cell>
              <table:table-cell office:value-type="float" office:value="0.735747">
                <text:p>0.735747</text:p>
              </table:table-cell>
              <table:table-cell office:value-type="float" office:value="0.956801">
                <text:p>0.956801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860135">
                <text:p>0.860135</text:p>
              </table:table-cell>
            </table:table-row>
            <table:table-row>
              <table:table-cell office:value-type="float" office:value="266">
                <text:p>266</text:p>
              </table:table-cell>
              <table:table-cell office:value-type="float" office:value="0.630357">
                <text:p>0.630357</text:p>
              </table:table-cell>
              <table:table-cell office:value-type="float" office:value="0.749027">
                <text:p>0.749027</text:p>
              </table:table-cell>
              <table:table-cell office:value-type="float" office:value="0.956801">
                <text:p>0.956801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13989">
                <text:p>0.913989</text:p>
              </table:table-cell>
            </table:table-row>
            <table:table-row>
              <table:table-cell office:value-type="float" office:value="267">
                <text:p>267</text:p>
              </table:table-cell>
              <table:table-cell office:value-type="float" office:value="0.449185">
                <text:p>0.449185</text:p>
              </table:table-cell>
              <table:table-cell office:value-type="float" office:value="0.664693">
                <text:p>0.664693</text:p>
              </table:table-cell>
              <table:table-cell office:value-type="float" office:value="0.866635">
                <text:p>0.866635</text:p>
              </table:table-cell>
              <table:table-cell office:value-type="float" office:value="0.967824">
                <text:p>0.967824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878008">
                <text:p>0.878008</text:p>
              </table:table-cell>
            </table:table-row>
            <table:table-row>
              <table:table-cell office:value-type="float" office:value="268">
                <text:p>268</text:p>
              </table:table-cell>
              <table:table-cell office:value-type="float" office:value="0.612517">
                <text:p>0.612517</text:p>
              </table:table-cell>
              <table:table-cell office:value-type="float" office:value="0.657823">
                <text:p>0.657823</text:p>
              </table:table-cell>
              <table:table-cell office:value-type="float" office:value="0.855958">
                <text:p>0.855958</text:p>
              </table:table-cell>
              <table:table-cell office:value-type="float" office:value="0.965068">
                <text:p>0.96506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892311">
                <text:p>0.892311</text:p>
              </table:table-cell>
            </table:table-row>
            <table:table-row>
              <table:table-cell office:value-type="float" office:value="269">
                <text:p>269</text:p>
              </table:table-cell>
              <table:table-cell office:value-type="float" office:value="0.610985">
                <text:p>0.610985</text:p>
              </table:table-cell>
              <table:table-cell office:value-type="float" office:value="0.664223">
                <text:p>0.664223</text:p>
              </table:table-cell>
              <table:table-cell office:value-type="float" office:value="0.846611">
                <text:p>0.846611</text:p>
              </table:table-cell>
              <table:table-cell office:value-type="float" office:value="0.960935">
                <text:p>0.960935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89145">
                <text:p>0.89145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587957">
                <text:p>0.587957</text:p>
              </table:table-cell>
              <table:table-cell office:value-type="float" office:value="0.736337">
                <text:p>0.736337</text:p>
              </table:table-cell>
              <table:table-cell office:value-type="float" office:value="0.956801">
                <text:p>0.956801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0848">
                <text:p>0.90848</text:p>
              </table:table-cell>
            </table:table-row>
            <table:table-row>
              <table:table-cell office:value-type="float" office:value="271">
                <text:p>271</text:p>
              </table:table-cell>
              <table:table-cell office:value-type="float" office:value="0.538699">
                <text:p>0.538699</text:p>
              </table:table-cell>
              <table:table-cell office:value-type="float" office:value="0.95675">
                <text:p>0.95675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27111">
                <text:p>0.927111</text:p>
              </table:table-cell>
            </table:table-row>
            <table:table-row>
              <table:table-cell office:value-type="float" office:value="272">
                <text:p>272</text:p>
              </table:table-cell>
              <table:table-cell office:value-type="float" office:value="0.692397">
                <text:p>0.692397</text:p>
              </table:table-cell>
              <table:table-cell office:value-type="float" office:value="0.966446">
                <text:p>0.966446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4345">
                <text:p>0.94345</text:p>
              </table:table-cell>
            </table:table-row>
            <table:table-row>
              <table:table-cell office:value-type="float" office:value="273">
                <text:p>273</text:p>
              </table:table-cell>
              <table:table-cell office:value-type="float" office:value="0.835876">
                <text:p>0.835876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5835">
                <text:p>0.95835</text:p>
              </table:table-cell>
            </table:table-row>
            <table:table-row>
              <table:table-cell office:value-type="float" office:value="274">
                <text:p>274</text:p>
              </table:table-cell>
              <table:table-cell office:value-type="float" office:value="0.60395">
                <text:p>0.60395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35157">
                <text:p>0.935157</text:p>
              </table:table-cell>
            </table:table-row>
            <table:table-row>
              <table:table-cell office:value-type="float" office:value="275">
                <text:p>275</text:p>
              </table:table-cell>
              <table:table-cell office:value-type="float" office:value="0.815223">
                <text:p>0.815223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56284">
                <text:p>0.956284</text:p>
              </table:table-cell>
            </table:table-row>
            <table:table-row>
              <table:table-cell office:value-type="float" office:value="276">
                <text:p>276</text:p>
              </table:table-cell>
              <table:table-cell office:value-type="float" office:value="0.608663">
                <text:p>0.608663</text:p>
              </table:table-cell>
              <table:table-cell office:value-type="float" office:value="0.967824">
                <text:p>0.967824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35215">
                <text:p>0.935215</text:p>
              </table:table-cell>
            </table:table-row>
            <table:table-row>
              <table:table-cell office:value-type="float" office:value="277">
                <text:p>277</text:p>
              </table:table-cell>
              <table:table-cell office:value-type="float" office:value="0.570367">
                <text:p>0.570367</text:p>
              </table:table-cell>
              <table:table-cell office:value-type="float" office:value="0.94713">
                <text:p>0.94713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29316">
                <text:p>0.929316</text:p>
              </table:table-cell>
            </table:table-row>
            <table:table-row>
              <table:table-cell office:value-type="float" office:value="278">
                <text:p>278</text:p>
              </table:table-cell>
              <table:table-cell office:value-type="float" office:value="0.599771">
                <text:p>0.599771</text:p>
              </table:table-cell>
              <table:table-cell office:value-type="float" office:value="0.945804">
                <text:p>0.945804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32124">
                <text:p>0.932124</text:p>
              </table:table-cell>
            </table:table-row>
            <table:table-row>
              <table:table-cell office:value-type="float" office:value="279">
                <text:p>279</text:p>
              </table:table-cell>
              <table:table-cell office:value-type="float" office:value="0.787545">
                <text:p>0.787545</text:p>
              </table:table-cell>
              <table:table-cell office:value-type="float" office:value="0.949938">
                <text:p>0.94993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51314">
                <text:p>0.951314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671325">
                <text:p>0.671325</text:p>
              </table:table-cell>
              <table:table-cell office:value-type="float" office:value="0.948585">
                <text:p>0.948585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39557">
                <text:p>0.939557</text:p>
              </table:table-cell>
            </table:table-row>
            <table:table-row>
              <table:table-cell office:value-type="float" office:value="281">
                <text:p>281</text:p>
              </table:table-cell>
              <table:table-cell office:value-type="float" office:value="0.662167">
                <text:p>0.662167</text:p>
              </table:table-cell>
              <table:table-cell office:value-type="float" office:value="0.946422">
                <text:p>0.946422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38425">
                <text:p>0.938425</text:p>
              </table:table-cell>
            </table:table-row>
            <table:table-row>
              <table:table-cell office:value-type="float" office:value="282">
                <text:p>282</text:p>
              </table:table-cell>
              <table:table-cell office:value-type="float" office:value="0.61308">
                <text:p>0.61308</text:p>
              </table:table-cell>
              <table:table-cell office:value-type="float" office:value="0.9444">
                <text:p>0.9444</text:p>
              </table:table-cell>
              <table:table-cell office:value-type="float" office:value="0.962995">
                <text:p>0.962995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32418">
                <text:p>0.932418</text:p>
              </table:table-cell>
            </table:table-row>
            <table:table-row>
              <table:table-cell office:value-type="float" office:value="283">
                <text:p>283</text:p>
              </table:table-cell>
              <table:table-cell office:value-type="float" office:value="0.711648">
                <text:p>0.711648</text:p>
              </table:table-cell>
              <table:table-cell office:value-type="float" office:value="0.9444">
                <text:p>0.9444</text:p>
              </table:table-cell>
              <table:table-cell office:value-type="float" office:value="0.961578">
                <text:p>0.96157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42133">
                <text:p>0.942133</text:p>
              </table:table-cell>
            </table:table-row>
            <table:table-row>
              <table:table-cell office:value-type="float" office:value="284">
                <text:p>284</text:p>
              </table:table-cell>
              <table:table-cell office:value-type="float" office:value="0.583407">
                <text:p>0.583407</text:p>
              </table:table-cell>
              <table:table-cell office:value-type="float" office:value="0.921059">
                <text:p>0.921059</text:p>
              </table:table-cell>
              <table:table-cell office:value-type="float" office:value="0.961578">
                <text:p>0.96157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26975">
                <text:p>0.926975</text:p>
              </table:table-cell>
            </table:table-row>
            <table:table-row>
              <table:table-cell office:value-type="float" office:value="285">
                <text:p>285</text:p>
              </table:table-cell>
              <table:table-cell office:value-type="float" office:value="0.643312">
                <text:p>0.643312</text:p>
              </table:table-cell>
              <table:table-cell office:value-type="float" office:value="0.876049">
                <text:p>0.876049</text:p>
              </table:table-cell>
              <table:table-cell office:value-type="float" office:value="0.966446">
                <text:p>0.966446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28951">
                <text:p>0.928951</text:p>
              </table:table-cell>
            </table:table-row>
            <table:table-row>
              <table:table-cell office:value-type="float" office:value="286">
                <text:p>286</text:p>
              </table:table-cell>
              <table:table-cell office:value-type="float" office:value="0.51366">
                <text:p>0.51366</text:p>
              </table:table-cell>
              <table:table-cell office:value-type="float" office:value="0.916521">
                <text:p>0.916521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20584">
                <text:p>0.920584</text:p>
              </table:table-cell>
            </table:table-row>
            <table:table-row>
              <table:table-cell office:value-type="float" office:value="287">
                <text:p>287</text:p>
              </table:table-cell>
              <table:table-cell office:value-type="float" office:value="0.646794">
                <text:p>0.646794</text:p>
              </table:table-cell>
              <table:table-cell office:value-type="float" office:value="0.954045">
                <text:p>0.954045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3765">
                <text:p>0.93765</text:p>
              </table:table-cell>
            </table:table-row>
            <table:table-row>
              <table:table-cell office:value-type="float" office:value="288">
                <text:p>288</text:p>
              </table:table-cell>
              <table:table-cell office:value-type="float" office:value="0.813309">
                <text:p>0.813309</text:p>
              </table:table-cell>
              <table:table-cell office:value-type="float" office:value="0.954045">
                <text:p>0.954045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54302">
                <text:p>0.954302</text:p>
              </table:table-cell>
            </table:table-row>
            <table:table-row>
              <table:table-cell office:value-type="float" office:value="289">
                <text:p>289</text:p>
              </table:table-cell>
              <table:table-cell office:value-type="float" office:value="0.751244">
                <text:p>0.751244</text:p>
              </table:table-cell>
              <table:table-cell office:value-type="float" office:value="0.9444">
                <text:p>0.9444</text:p>
              </table:table-cell>
              <table:table-cell office:value-type="float" office:value="0.97058">
                <text:p>0.970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46993">
                <text:p>0.946993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839343">
                <text:p>0.839343</text:p>
              </table:table-cell>
              <table:table-cell office:value-type="float" office:value="0.955423">
                <text:p>0.955423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57043">
                <text:p>0.957043</text:p>
              </table:table-cell>
            </table:table-row>
            <table:table-row>
              <table:table-cell office:value-type="float" office:value="291">
                <text:p>291</text:p>
              </table:table-cell>
              <table:table-cell office:value-type="float" office:value="0.839047">
                <text:p>0.839047</text:p>
              </table:table-cell>
              <table:table-cell office:value-type="float" office:value="0.964412">
                <text:p>0.964412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57912">
                <text:p>0.957912</text:p>
              </table:table-cell>
            </table:table-row>
            <table:table-row>
              <table:table-cell office:value-type="float" office:value="292">
                <text:p>292</text:p>
              </table:table-cell>
              <table:table-cell office:value-type="float" office:value="0.89067">
                <text:p>0.89067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63829">
                <text:p>0.963829</text:p>
              </table:table-cell>
            </table:table-row>
            <table:table-row>
              <table:table-cell office:value-type="float" office:value="293">
                <text:p>293</text:p>
              </table:table-cell>
              <table:table-cell office:value-type="float" office:value="0.722132">
                <text:p>0.722132</text:p>
              </table:table-cell>
              <table:table-cell office:value-type="float" office:value="0.958875">
                <text:p>0.958875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45667">
                <text:p>0.945667</text:p>
              </table:table-cell>
            </table:table-row>
            <table:table-row>
              <table:table-cell office:value-type="float" office:value="294">
                <text:p>294</text:p>
              </table:table-cell>
              <table:table-cell office:value-type="float" office:value="0.727765">
                <text:p>0.727765</text:p>
              </table:table-cell>
              <table:table-cell office:value-type="float" office:value="0.962313">
                <text:p>0.962313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46574">
                <text:p>0.946574</text:p>
              </table:table-cell>
            </table:table-row>
            <table:table-row>
              <table:table-cell office:value-type="float" office:value="295">
                <text:p>295</text:p>
              </table:table-cell>
              <table:table-cell office:value-type="float" office:value="0.65788">
                <text:p>0.65788</text:p>
              </table:table-cell>
              <table:table-cell office:value-type="float" office:value="0.966446">
                <text:p>0.966446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39999">
                <text:p>0.939999</text:p>
              </table:table-cell>
            </table:table-row>
            <table:table-row>
              <table:table-cell office:value-type="float" office:value="296">
                <text:p>296</text:p>
              </table:table-cell>
              <table:table-cell office:value-type="float" office:value="0.858723">
                <text:p>0.858723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60634">
                <text:p>0.960634</text:p>
              </table:table-cell>
            </table:table-row>
            <table:table-row>
              <table:table-cell office:value-type="float" office:value="297">
                <text:p>297</text:p>
              </table:table-cell>
              <table:table-cell office:value-type="float" office:value="0.726083">
                <text:p>0.726083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4737">
                <text:p>0.94737</text:p>
              </table:table-cell>
            </table:table-row>
            <table:table-row>
              <table:table-cell office:value-type="float" office:value="298">
                <text:p>298</text:p>
              </table:table-cell>
              <table:table-cell office:value-type="float" office:value="0.825593">
                <text:p>0.825593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57321">
                <text:p>0.957321</text:p>
              </table:table-cell>
            </table:table-row>
            <table:table-row>
              <table:table-cell office:value-type="float" office:value="299">
                <text:p>299</text:p>
              </table:table-cell>
              <table:table-cell office:value-type="float" office:value="0.754549">
                <text:p>0.754549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71958">
                <text:p>0.971958</text:p>
              </table:table-cell>
              <table:table-cell office:value-type="float" office:value="0.950217">
                <text:p>0.9502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2.1$MacOSX_AARCH64 LibreOffice_project/56f7684011345957bbf33a7ee678afaf4d2ba333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